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2.0835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1.43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0.6898in"/>
    </style:style>
    <style:style style:name="co11" style:family="table-column">
      <style:table-column-properties fo:break-before="auto" style:column-width="9.749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 style:data-style-name="N0"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/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urce_Sheet_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7" table:number-columns-repeated="1014" table:default-cell-style-name="ce5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RFC</text:p>
          </table:table-cell>
          <table:table-cell table:number-columns-repeated="1014"/>
        </table:table-row>
        <table:table-row table:style-name="ro1">
          <table:table-cell table:formula="of:=IF(ISBLANK([.$B2]);&quot;&quot;;IF(ISNUMBER([.$A1]);[.$A1]+1;0))" office:value-type="float" office:value="0" calcext:value-type="float">
            <text:p>0</text:p>
          </table:table-cell>
          <table:table-cell office:value-type="string" calcext:value-type="string">
            <text:p>md2sum</text:p>
          </table:table-cell>
          <table:table-cell/>
          <table:table-cell table:style-name="ce6" table:formula="of:=IF(ISBLANK([.$B2]);&quot;&quot;;[.C2]*8)" office:value-type="float" office:value="0" calcext:value-type="float">
            <text:p>0</text:p>
          </table:table-cell>
          <table:table-cell office:value-type="float" office:value="1989" calcext:value-type="float">
            <text:p>1989</text:p>
          </table:table-cell>
          <table:table-cell table:number-columns-repeated="2"/>
          <table:table-cell office:value-type="string" calcext:value-type="string">
            <text:p><text:a xlink:href="https://datatracker.ietf.org/doc/html/rfc1319" xlink:type="simple">RFC1319</text:a></text:p>
          </table:table-cell>
          <table:table-cell table:number-columns-repeated="1014"/>
        </table:table-row>
        <table:table-row table:style-name="ro1">
          <table:table-cell table:formula="of:=IF(ISBLANK([.$B3]);&quot;&quot;;IF(ISNUMBER([.$A2]);[.$A2]+1;0))" office:value-type="float" office:value="1" calcext:value-type="float">
            <text:p>1</text:p>
          </table:table-cell>
          <table:table-cell office:value-type="string" calcext:value-type="string">
            <text:p>md4sum</text:p>
          </table:table-cell>
          <table:table-cell/>
          <table:table-cell table:style-name="ce6" table:formula="of:=IF(ISBLANK([.$B3]);&quot;&quot;;[.C3]*8)"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table:number-columns-repeated="2"/>
          <table:table-cell office:value-type="string" calcext:value-type="string">
            <text:p><text:a xlink:href="https://datatracker.ietf.org/doc/html/rfc1320" xlink:type="simple">RFC1320</text:a></text:p>
          </table:table-cell>
          <table:table-cell table:number-columns-repeated="1014"/>
        </table:table-row>
        <table:table-row table:style-name="ro1">
          <table:table-cell table:formula="of:=IF(ISBLANK([.$B4]);&quot;&quot;;IF(ISNUMBER([.$A3]);[.$A3]+1;0))" office:value-type="float" office:value="2" calcext:value-type="float">
            <text:p>2</text:p>
          </table:table-cell>
          <table:table-cell office:value-type="string" calcext:value-type="string">
            <text:p>Havalsum</text:p>
          </table:table-cell>
          <table:table-cell/>
          <table:table-cell table:style-name="ce6" table:formula="of:=IF(ISBLANK([.$B4]);&quot;&quot;;[.C4]*8)"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<text:a xlink:href="https://web.archive.org/web/20150111210116/http://labs.calyptix.com/haval.php" xlink:type="simple">Website</text:a></text:p>
          </table:table-cell>
          <table:table-cell office:value-type="string" calcext:value-type="string">
            <text:p><text:a xlink:href="https://web.archive.org/web/20140411060613/http://labs.calyptix.com/files/haval-paper.pdf" xlink:type="simple">Specification</text:a></text:p>
          </table:table-cell>
          <table:table-cell table:number-columns-repeated="1015"/>
        </table:table-row>
        <table:table-row table:style-name="ro1">
          <table:table-cell table:formula="of:=IF(ISBLANK([.$B5]);&quot;&quot;;IF(ISNUMBER([.$A4]);[.$A4]+1;0))" office:value-type="float" office:value="3" calcext:value-type="float">
            <text:p>3</text:p>
          </table:table-cell>
          <table:table-cell office:value-type="string" calcext:value-type="string">
            <text:p>md5sum</text:p>
          </table:table-cell>
          <table:table-cell table:formula="of:=VLOOKUP([.$B5];[$Source_Sheet.$B$2:.$D$19];3;0)" office:value-type="float" office:value="16" calcext:value-type="float">
            <text:p>16</text:p>
          </table:table-cell>
          <table:table-cell table:formula="of:=IF(ISBLANK([.$B5]);&quot;&quot;;[.C5]*8)" office:value-type="float" office:value="128" calcext:value-type="float">
            <text:p>128</text:p>
          </table:table-cell>
          <table:table-cell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<text:a xlink:href="https://datatracker.ietf.org/doc/html/rfc1321" xlink:type="simple">RFC1321</text:a></text:p>
          </table:table-cell>
          <table:table-cell table:number-columns-repeated="1014"/>
        </table:table-row>
        <table:table-row table:style-name="ro1">
          <table:table-cell table:formula="of:=IF(ISBLANK([.$B6]);&quot;&quot;;IF(ISNUMBER([.$A5]);[.$A5]+1;0))" office:value-type="float" office:value="4" calcext:value-type="float">
            <text:p>4</text:p>
          </table:table-cell>
          <table:table-cell office:value-type="string" calcext:value-type="string">
            <text:p>ripemdsum</text:p>
          </table:table-cell>
          <table:table-cell/>
          <table:table-cell table:style-name="ce6" table:formula="of:=IF(ISBLANK([.$B6]);&quot;&quot;;[.C6]*8)"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table:number-columns-repeated="1017"/>
        </table:table-row>
        <table:table-row table:style-name="ro1">
          <table:table-cell table:formula="of:=IF(ISBLANK([.$B7]);&quot;&quot;;IF(ISNUMBER([.$A6]);[.$A6]+1;0))" office:value-type="float" office:value="5" calcext:value-type="float">
            <text:p>5</text:p>
          </table:table-cell>
          <table:table-cell office:value-type="string" calcext:value-type="string">
            <text:p>sha0sum</text:p>
          </table:table-cell>
          <table:table-cell/>
          <table:table-cell table:style-name="ce6" table:formula="of:=IF(ISBLANK([.$B7]);&quot;&quot;;[.C7]*8)" office:value-type="float" office:value="0" calcext:value-type="float">
            <text:p>0</text:p>
          </table:table-cell>
          <table:table-cell office:value-type="float" office:value="1993" calcext:value-type="float">
            <text:p>1993</text:p>
          </table:table-cell>
          <table:table-cell table:number-columns-repeated="1017"/>
        </table:table-row>
        <table:table-row table:style-name="ro1">
          <table:table-cell table:formula="of:=IF(ISBLANK([.$B8]);&quot;&quot;;IF(ISNUMBER([.$A7]);[.$A7]+1;0))" office:value-type="float" office:value="6" calcext:value-type="float">
            <text:p>6</text:p>
          </table:table-cell>
          <table:table-cell office:value-type="string" calcext:value-type="string">
            <text:p>Gostrsum</text:p>
          </table:table-cell>
          <table:table-cell/>
          <table:table-cell table:style-name="ce6" table:formula="of:=IF(ISBLANK([.$B8]);&quot;&quot;;[.C8]*8)"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<text:a xlink:href="https://datatracker.ietf.org/doc/html/rfc5831" xlink:type="simple">RFC5831</text:a></text:p>
          </table:table-cell>
          <table:table-cell table:number-columns-repeated="1014"/>
        </table:table-row>
        <table:table-row table:style-name="ro1">
          <table:table-cell table:formula="of:=IF(ISBLANK([.$B9]);&quot;&quot;;IF(ISNUMBER([.$A8]);[.$A8]+1;0))" office:value-type="float" office:value="7" calcext:value-type="float">
            <text:p>7</text:p>
          </table:table-cell>
          <table:table-cell office:value-type="string" calcext:value-type="string">
            <text:p>sha1sum</text:p>
          </table:table-cell>
          <table:table-cell table:formula="of:=VLOOKUP([.$B9];[$Source_Sheet.$B$2:.$D$19];3;0)" office:value-type="float" office:value="20" calcext:value-type="float">
            <text:p>20</text:p>
          </table:table-cell>
          <table:table-cell table:formula="of:=IF(ISBLANK([.$B9]);&quot;&quot;;[.C9]*8)" office:value-type="float" office:value="160" calcext:value-type="float">
            <text:p>160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<text:span text:style-name="T1"><text:a xlink:href="https://nvlpubs.nist.gov/nistpubs/FIPS/NIST.FIPS.180-4.pdf" xlink:type="simple">Specification</text:a></text:span></text:p>
          </table:table-cell>
          <table:table-cell table:number-columns-repeated="1015"/>
        </table:table-row>
        <table:table-row table:style-name="ro1">
          <table:table-cell table:formula="of:=IF(ISBLANK([.$B10]);&quot;&quot;;IF(ISNUMBER([.$A9]);[.$A9]+1;0))" office:value-type="float" office:value="8" calcext:value-type="float">
            <text:p>8</text:p>
          </table:table-cell>
          <table:table-cell office:value-type="string" calcext:value-type="string">
            <text:p>tigersum</text:p>
          </table:table-cell>
          <table:table-cell/>
          <table:table-cell table:style-name="ce6" table:formula="of:=IF(ISBLANK([.$B10]);&quot;&quot;;[.C10]*8)" office:value-type="float" office:value="0" calcext:value-type="float">
            <text:p>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<text:a xlink:href="https://www.cs.technion.ac.il/~biham/Reports/Tiger/" xlink:type="simple">Website</text:a></text:p>
          </table:table-cell>
          <table:table-cell office:value-type="string" calcext:value-type="string">
            <text:p><text:a xlink:href="https://www.cs.technion.ac.il/~biham/Reports/Tiger/tiger/node3.html" xlink:type="simple">Specification</text:a></text:p>
          </table:table-cell>
          <table:table-cell table:number-columns-repeated="1015"/>
        </table:table-row>
        <table:table-row table:style-name="ro1">
          <table:table-cell table:formula="of:=IF(ISBLANK([.$B11]);&quot;&quot;;IF(ISNUMBER([.$A10]);[.$A10]+1;0))" office:value-type="float" office:value="9" calcext:value-type="float">
            <text:p>9</text:p>
          </table:table-cell>
          <table:table-cell office:value-type="string" calcext:value-type="string">
            <text:p>Ripemd-128sum</text:p>
          </table:table-cell>
          <table:table-cell table:formula="of:=128/8" office:value-type="float" office:value="16" calcext:value-type="float">
            <text:p>16</text:p>
          </table:table-cell>
          <table:table-cell table:formula="of:=IF(ISBLANK([.$B11]);&quot;&quot;;[.C11]*8)" office:value-type="float" office:value="128" calcext:value-type="float">
            <text:p>128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<text:a xlink:href="http://homes.esat.kuleuven.be/~bosselae/ripemd160.html" xlink:type="simple">Weebsite</text:a></text:p>
          </table:table-cell>
          <table:table-cell office:value-type="string" calcext:value-type="string">
            <text:p><text:a xlink:href="https://homes.esat.kuleuven.be/~bosselae/ripemd160/pdf/AB-9601/AB-9601.pdf" xlink:type="simple">Specification</text:a></text:p>
          </table:table-cell>
          <table:table-cell table:number-columns-repeated="1015"/>
        </table:table-row>
        <table:table-row table:style-name="ro1">
          <table:table-cell table:formula="of:=IF(ISBLANK([.$B12]);&quot;&quot;;IF(ISNUMBER([.$A11]);[.$A11]+1;0))" office:value-type="float" office:value="10" calcext:value-type="float">
            <text:p>10</text:p>
          </table:table-cell>
          <table:table-cell office:value-type="string" calcext:value-type="string">
            <text:p>Ripemd-160sum</text:p>
          </table:table-cell>
          <table:table-cell office:value-type="float" office:value="20" calcext:value-type="float">
            <text:p>20</text:p>
          </table:table-cell>
          <table:table-cell table:formula="of:=IF(ISBLANK([.$B12]);&quot;&quot;;[.C12]*8)" office:value-type="float" office:value="160" calcext:value-type="float">
            <text:p>16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<text:a xlink:href="http://homes.esat.kuleuven.be/~bosselae/ripemd160.html" xlink:type="simple">Website</text:a></text:p>
          </table:table-cell>
          <table:table-cell office:value-type="string" calcext:value-type="string">
            <text:p><text:a xlink:href="https://homes.esat.kuleuven.be/~bosselae/ripemd160/pdf/AB-9601/AB-9601.pdf" xlink:type="simple">Specification</text:a></text:p>
          </table:table-cell>
          <table:table-cell table:number-columns-repeated="1015"/>
        </table:table-row>
        <table:table-row table:style-name="ro1">
          <table:table-cell table:formula="of:=IF(ISBLANK([.$B13]);&quot;&quot;;IF(ISNUMBER([.$A12]);[.$A12]+1;0))" office:value-type="float" office:value="11" calcext:value-type="float">
            <text:p>11</text:p>
          </table:table-cell>
          <table:table-cell office:value-type="string" calcext:value-type="string">
            <text:p>Ripemd-256sum</text:p>
          </table:table-cell>
          <table:table-cell table:formula="of:=256/8" office:value-type="float" office:value="32" calcext:value-type="float">
            <text:p>32</text:p>
          </table:table-cell>
          <table:table-cell table:formula="of:=IF(ISBLANK([.$B13]);&quot;&quot;;[.C13]*8)" office:value-type="float" office:value="256" calcext:value-type="float">
            <text:p>256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<text:a xlink:href="http://homes.esat.kuleuven.be/~bosselae/ripemd160.html" xlink:type="simple">Weebsite</text:a></text:p>
          </table:table-cell>
          <table:table-cell office:value-type="string" calcext:value-type="string">
            <text:p><text:a xlink:href="https://homes.esat.kuleuven.be/~bosselae/ripemd160/pdf/AB-9601/AB-9601.pdf" xlink:type="simple">Specification</text:a></text:p>
          </table:table-cell>
          <table:table-cell table:number-columns-repeated="1015"/>
        </table:table-row>
        <table:table-row table:style-name="ro1">
          <table:table-cell table:formula="of:=IF(ISBLANK([.$B14]);&quot;&quot;;IF(ISNUMBER([.$A13]);[.$A13]+1;0))" office:value-type="float" office:value="12" calcext:value-type="float">
            <text:p>12</text:p>
          </table:table-cell>
          <table:table-cell office:value-type="string" calcext:value-type="string">
            <text:p>Ripemd-320sum</text:p>
          </table:table-cell>
          <table:table-cell table:formula="of:=320/8" office:value-type="float" office:value="40" calcext:value-type="float">
            <text:p>40</text:p>
          </table:table-cell>
          <table:table-cell table:formula="of:=IF(ISBLANK([.$B14]);&quot;&quot;;[.C14]*8)" office:value-type="float" office:value="320" calcext:value-type="float">
            <text:p>32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<text:a xlink:href="http://homes.esat.kuleuven.be/~bosselae/ripemd160.html" xlink:type="simple">Weebsite</text:a></text:p>
          </table:table-cell>
          <table:table-cell office:value-type="string" calcext:value-type="string">
            <text:p><text:a xlink:href="https://homes.esat.kuleuven.be/~bosselae/ripemd160/pdf/AB-9601/AB-9601.pdf" xlink:type="simple">Specification</text:a></text:p>
          </table:table-cell>
          <table:table-cell table:number-columns-repeated="1015"/>
        </table:table-row>
        <table:table-row table:style-name="ro1">
          <table:table-cell table:formula="of:=IF(ISBLANK([.$B15]);&quot;&quot;;IF(ISNUMBER([.$A14]);[.$A14]+1;0))" office:value-type="float" office:value="13" calcext:value-type="float">
            <text:p>13</text:p>
          </table:table-cell>
          <table:table-cell office:value-type="string" calcext:value-type="string">
            <text:p>sha256sum</text:p>
          </table:table-cell>
          <table:table-cell table:formula="of:=VLOOKUP([.$B15];[$Source_Sheet.$B$2:.$D$19];3;0)" office:value-type="float" office:value="32" calcext:value-type="float">
            <text:p>32</text:p>
          </table:table-cell>
          <table:table-cell table:formula="of:=IF(ISBLANK([.$B15]);&quot;&quot;;[.C15]*8)" office:value-type="float" office:value="256" calcext:value-type="float">
            <text:p>256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<text:a xlink:href="https://nvlpubs.nist.gov/nistpubs/FIPS/NIST.FIPS.180-4.pdf" xlink:type="simple">Specification</text:a></text:p>
          </table:table-cell>
          <table:table-cell table:number-columns-repeated="1015"/>
        </table:table-row>
        <table:table-row table:style-name="ro1">
          <table:table-cell table:formula="of:=IF(ISBLANK([.$B16]);&quot;&quot;;IF(ISNUMBER([.$A15]);[.$A15]+1;0))" office:value-type="float" office:value="14" calcext:value-type="float">
            <text:p>14</text:p>
          </table:table-cell>
          <table:table-cell office:value-type="string" calcext:value-type="string">
            <text:p>sha2sum</text:p>
          </table:table-cell>
          <table:table-cell table:formula="of:=VLOOKUP([.$B16];[$Source_Sheet.$B$2:.$D$19];3;0)" office:value-type="float" office:value="32" calcext:value-type="float">
            <text:p>32</text:p>
          </table:table-cell>
          <table:table-cell table:formula="of:=IF(ISBLANK([.$B16]);&quot;&quot;;[.C16]*8)" office:value-type="float" office:value="256" calcext:value-type="float">
            <text:p>256</text:p>
          </table:table-cell>
          <table:table-cell office:value-type="float" office:value="2002" calcext:value-type="float">
            <text:p>2002</text:p>
          </table:table-cell>
          <table:table-cell table:number-columns-repeated="1017"/>
        </table:table-row>
        <table:table-row table:style-name="ro1">
          <table:table-cell table:formula="of:=IF(ISBLANK([.$B17]);&quot;&quot;;IF(ISNUMBER([.$A16]);[.$A16]+1;0))" office:value-type="float" office:value="15" calcext:value-type="float">
            <text:p>15</text:p>
          </table:table-cell>
          <table:table-cell office:value-type="string" calcext:value-type="string">
            <text:p>sha384sum</text:p>
          </table:table-cell>
          <table:table-cell table:formula="of:=VLOOKUP([.$B17];[$Source_Sheet.$B$2:.$D$19];3;0)" office:value-type="float" office:value="48" calcext:value-type="float">
            <text:p>48</text:p>
          </table:table-cell>
          <table:table-cell table:formula="of:=IF(ISBLANK([.$B17]);&quot;&quot;;[.C17]*8)" office:value-type="float" office:value="384" calcext:value-type="float">
            <text:p>384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<text:span text:style-name="T1"><text:a xlink:href="https://nvlpubs.nist.gov/nistpubs/FIPS/NIST.FIPS.180-4.pdf" xlink:type="simple">Specification</text:a></text:span></text:p>
          </table:table-cell>
          <table:table-cell table:number-columns-repeated="1015"/>
        </table:table-row>
        <table:table-row table:style-name="ro1">
          <table:table-cell table:formula="of:=IF(ISBLANK([.$B18]);&quot;&quot;;IF(ISNUMBER([.$A17]);[.$A17]+1;0))" office:value-type="float" office:value="16" calcext:value-type="float">
            <text:p>16</text:p>
          </table:table-cell>
          <table:table-cell office:value-type="string" calcext:value-type="string">
            <text:p>sha512sum</text:p>
          </table:table-cell>
          <table:table-cell table:formula="of:=VLOOKUP([.$B18];[$Source_Sheet.$B$2:.$D$19];3;0)" office:value-type="float" office:value="64" calcext:value-type="float">
            <text:p>64</text:p>
          </table:table-cell>
          <table:table-cell table:formula="of:=IF(ISBLANK([.$B18]);&quot;&quot;;[.C18]*8)" office:value-type="float" office:value="512" calcext:value-type="float">
            <text:p>512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<text:span text:style-name="T1"><text:a xlink:href="https://nvlpubs.nist.gov/nistpubs/FIPS/NIST.FIPS.180-4.pdf" xlink:type="simple">Specification</text:a></text:span></text:p>
          </table:table-cell>
          <table:table-cell table:number-columns-repeated="1015"/>
        </table:table-row>
        <table:table-row table:style-name="ro1">
          <table:table-cell table:formula="of:=IF(ISBLANK([.$B19]);&quot;&quot;;IF(ISNUMBER([.$A18]);[.$A18]+1;0))" office:value-type="float" office:value="17" calcext:value-type="float">
            <text:p>17</text:p>
          </table:table-cell>
          <table:table-cell office:value-type="string" calcext:value-type="string">
            <text:p>sha224sum</text:p>
          </table:table-cell>
          <table:table-cell table:formula="of:=VLOOKUP([.$B19];[$Source_Sheet.$B$2:.$D$19];3;0)" office:value-type="float" office:value="28" calcext:value-type="float">
            <text:p>28</text:p>
          </table:table-cell>
          <table:table-cell table:formula="of:=IF(ISBLANK([.$B19]);&quot;&quot;;[.C19]*8)" office:value-type="float" office:value="224" calcext:value-type="float">
            <text:p>224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<text:span text:style-name="T1"><text:a xlink:href="https://nvlpubs.nist.gov/nistpubs/FIPS/NIST.FIPS.180-4.pdf" xlink:type="simple">Specification</text:a></text:span></text:p>
          </table:table-cell>
          <table:table-cell table:number-columns-repeated="1015"/>
        </table:table-row>
        <table:table-row table:style-name="ro1">
          <table:table-cell table:formula="of:=IF(ISBLANK([.$B20]);&quot;&quot;;IF(ISNUMBER([.$A19]);[.$A19]+1;0))" office:value-type="float" office:value="18" calcext:value-type="float">
            <text:p>18</text:p>
          </table:table-cell>
          <table:table-cell office:value-type="string" calcext:value-type="string">
            <text:p>whirlpool</text:p>
          </table:table-cell>
          <table:table-cell table:formula="of:=VLOOKUP([.$B20];[$Source_Sheet.$B$2:.$D$19];3;0)" office:value-type="float" office:value="64" calcext:value-type="float">
            <text:p>64</text:p>
          </table:table-cell>
          <table:table-cell table:formula="of:=IF(ISBLANK([.$B20]);&quot;&quot;;[.C20]*8)" office:value-type="float" office:value="512" calcext:value-type="float">
            <text:p>51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<text:a xlink:href="https://web.archive.org/web/20171129084214/http://www.larc.usp.br/~pbarreto/WhirlpoolPage.html" xlink:type="simple">Website</text:a></text:p>
          </table:table-cell>
          <table:table-cell table:number-columns-repeated="1016"/>
        </table:table-row>
        <table:table-row table:style-name="ro1">
          <table:table-cell table:formula="of:=IF(ISBLANK([.$B21]);&quot;&quot;;IF(ISNUMBER([.$A20]);[.$A20]+1;0))" office:value-type="float" office:value="19" calcext:value-type="float">
            <text:p>19</text:p>
          </table:table-cell>
          <table:table-cell office:value-type="string" calcext:value-type="string">
            <text:p>bsum</text:p>
          </table:table-cell>
          <table:table-cell/>
          <table:table-cell table:style-name="ce6" table:formula="of:=IF(ISBLANK([.$B21]);&quot;&quot;;[.C21]*8)"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<text:a xlink:href="https://131002.net/blake/" xlink:type="simple">Website</text:a></text:p>
          </table:table-cell>
          <table:table-cell office:value-type="string" calcext:value-type="string">
            <text:p><text:a xlink:href="https://131002.net/blake/blake.pdf" xlink:type="simple">Specification</text:a></text:p>
          </table:table-cell>
          <table:table-cell table:number-columns-repeated="1015"/>
        </table:table-row>
        <table:table-row table:style-name="ro1">
          <table:table-cell table:formula="of:=IF(ISBLANK([.$B22]);&quot;&quot;;IF(ISNUMBER([.$A21]);[.$A21]+1;0))" office:value-type="float" office:value="20" calcext:value-type="float">
            <text:p>20</text:p>
          </table:table-cell>
          <table:table-cell office:value-type="string" calcext:value-type="string">
            <text:p>md6sum</text:p>
          </table:table-cell>
          <table:table-cell/>
          <table:table-cell table:style-name="ce6" table:formula="of:=IF(ISBLANK([.$B22]);&quot;&quot;;[.C22]*8)"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<text:a xlink:href="https://groups.csail.mit.edu/cis/md6/" xlink:type="simple">Website</text:a></text:p>
          </table:table-cell>
          <table:table-cell office:value-type="string" calcext:value-type="string">
            <text:p><text:a xlink:href="https://groups.csail.mit.edu/cis/md6/docs/2009-04-15-md6-report.pdf" xlink:type="simple">Specification</text:a></text:p>
          </table:table-cell>
          <table:table-cell table:number-columns-repeated="1015"/>
        </table:table-row>
        <table:table-row table:style-name="ro1">
          <table:table-cell table:formula="of:=IF(ISBLANK([.$B23]);&quot;&quot;;IF(ISNUMBER([.$A22]);[.$A22]+1;0))" office:value-type="float" office:value="21" calcext:value-type="float">
            <text:p>21</text:p>
          </table:table-cell>
          <table:table-cell office:value-type="string" calcext:value-type="string">
            <text:p>sha3-224sum</text:p>
          </table:table-cell>
          <table:table-cell table:formula="of:=VLOOKUP([.$B23];[$Source_Sheet.$B$2:.$D$19];3;0)" office:value-type="float" office:value="28" calcext:value-type="float">
            <text:p>28</text:p>
          </table:table-cell>
          <table:table-cell table:formula="of:=IF(ISBLANK([.$B23]);&quot;&quot;;[.C23]*8)" office:value-type="float" office:value="224" calcext:value-type="float">
            <text:p>224</text:p>
          </table:table-cell>
          <table:table-cell table:style-name="ce6"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table:formula="of:=IF(ISBLANK([.$B24]);&quot;&quot;;IF(ISNUMBER([.$A23]);[.$A23]+1;0))" office:value-type="float" office:value="22" calcext:value-type="float">
            <text:p>22</text:p>
          </table:table-cell>
          <table:table-cell office:value-type="string" calcext:value-type="string">
            <text:p>sha3-256sum</text:p>
          </table:table-cell>
          <table:table-cell table:formula="of:=VLOOKUP([.$B24];[$Source_Sheet.$B$2:.$D$19];3;0)" office:value-type="float" office:value="32" calcext:value-type="float">
            <text:p>32</text:p>
          </table:table-cell>
          <table:table-cell table:formula="of:=IF(ISBLANK([.$B24]);&quot;&quot;;[.C24]*8)" office:value-type="float" office:value="256" calcext:value-type="float">
            <text:p>256</text:p>
          </table:table-cell>
          <table:table-cell table:style-name="ce6"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table:formula="of:=IF(ISBLANK([.$B25]);&quot;&quot;;IF(ISNUMBER([.$A24]);[.$A24]+1;0))" office:value-type="float" office:value="23" calcext:value-type="float">
            <text:p>23</text:p>
          </table:table-cell>
          <table:table-cell office:value-type="string" calcext:value-type="string">
            <text:p>sha3-384sum</text:p>
          </table:table-cell>
          <table:table-cell table:formula="of:=VLOOKUP([.$B25];[$Source_Sheet.$B$2:.$D$19];3;0)" office:value-type="float" office:value="48" calcext:value-type="float">
            <text:p>48</text:p>
          </table:table-cell>
          <table:table-cell table:formula="of:=IF(ISBLANK([.$B25]);&quot;&quot;;[.C25]*8)" office:value-type="float" office:value="384" calcext:value-type="float">
            <text:p>384</text:p>
          </table:table-cell>
          <table:table-cell table:style-name="ce6"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table:formula="of:=IF(ISBLANK([.$B26]);&quot;&quot;;IF(ISNUMBER([.$A25]);[.$A25]+1;0))" office:value-type="float" office:value="24" calcext:value-type="float">
            <text:p>24</text:p>
          </table:table-cell>
          <table:table-cell office:value-type="string" calcext:value-type="string">
            <text:p>sha3sum</text:p>
          </table:table-cell>
          <table:table-cell table:formula="of:=VLOOKUP([.$B26];[$Source_Sheet.$B$2:.$D$19];3;0)" office:value-type="float" office:value="28" calcext:value-type="float">
            <text:p>28</text:p>
          </table:table-cell>
          <table:table-cell table:style-name="ce6" table:formula="of:=IF(ISBLANK([.$B26]);&quot;&quot;;[.C26]*8)" office:value-type="float" office:value="224" calcext:value-type="float">
            <text:p>224</text:p>
          </table:table-cell>
          <table:table-cell table:style-name="ce6" office:value-type="float" office:value="2008" calcext:value-type="float">
            <text:p>2008</text:p>
          </table:table-cell>
          <table:table-cell table:style-name="ce6" office:value-type="string" calcext:value-type="string">
            <text:p><text:a xlink:href="https://keccak.team/" xlink:type="simple">Website</text:a></text:p>
          </table:table-cell>
          <table:table-cell table:style-name="ce6" office:value-type="string" calcext:value-type="string">
            <text:p><text:a xlink:href="https://nvlpubs.nist.gov/nistpubs/FIPS/NIST.FIPS.202.pdf" xlink:type="simple">Specification</text:a></text:p>
          </table:table-cell>
          <table:table-cell table:style-name="ce6"/>
          <table:table-cell table:number-columns-repeated="1014"/>
        </table:table-row>
        <table:table-row table:style-name="ro1">
          <table:table-cell table:formula="of:=IF(ISBLANK([.$B27]);&quot;&quot;;IF(ISNUMBER([.$A26]);[.$A26]+1;0))" office:value-type="float" office:value="25" calcext:value-type="float">
            <text:p>25</text:p>
          </table:table-cell>
          <table:table-cell office:value-type="string" calcext:value-type="string">
            <text:p>Shake128sum</text:p>
          </table:table-cell>
          <table:table-cell table:formula="of:=VLOOKUP([.$B27];[$Source_Sheet.$B$2:.$D$19];3;0)" office:value-type="float" office:value="32" calcext:value-type="float">
            <text:p>32</text:p>
          </table:table-cell>
          <table:table-cell table:formula="of:=IF(ISBLANK([.$B27]);&quot;&quot;;[.C27]*8)" office:value-type="float" office:value="256" calcext:value-type="float">
            <text:p>256</text:p>
          </table:table-cell>
          <table:table-cell table:style-name="ce6"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table:formula="of:=IF(ISBLANK([.$B28]);&quot;&quot;;IF(ISNUMBER([.$A27]);[.$A27]+1;0))" office:value-type="float" office:value="26" calcext:value-type="float">
            <text:p>26</text:p>
          </table:table-cell>
          <table:table-cell office:value-type="string" calcext:value-type="string">
            <text:p>Shake256sum</text:p>
          </table:table-cell>
          <table:table-cell table:formula="of:=VLOOKUP([.$B28];[$Source_Sheet.$B$2:.$D$19];3;0)" office:value-type="float" office:value="32" calcext:value-type="float">
            <text:p>32</text:p>
          </table:table-cell>
          <table:table-cell table:formula="of:=IF(ISBLANK([.$B28]);&quot;&quot;;[.C28]*8)" office:value-type="float" office:value="256" calcext:value-type="float">
            <text:p>256</text:p>
          </table:table-cell>
          <table:table-cell table:style-name="ce6"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table:formula="of:=IF(ISBLANK([.$B29]);&quot;&quot;;IF(ISNUMBER([.$A28]);[.$A28]+1;0))" office:value-type="float" office:value="27" calcext:value-type="float">
            <text:p>27</text:p>
          </table:table-cell>
          <table:table-cell office:value-type="string" calcext:value-type="string">
            <text:p>b2sum</text:p>
          </table:table-cell>
          <table:table-cell table:formula="of:=VLOOKUP([.$B29];[$Source_Sheet.$B$2:.$D$19];3;0)" office:value-type="float" office:value="64" calcext:value-type="float">
            <text:p>64</text:p>
          </table:table-cell>
          <table:table-cell table:formula="of:=IF(ISBLANK([.$B29]);&quot;&quot;;[.C29]*8)" office:value-type="float" office:value="512" calcext:value-type="float">
            <text:p>5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<text:a xlink:href="https://blake2.net/" xlink:type="simple">Website</text:a></text:p>
          </table:table-cell>
          <table:table-cell office:value-type="string" calcext:value-type="string">
            <text:p><text:a xlink:href="https://blake2.net/blake2.pdf" xlink:type="simple">Specification</text:a></text:p>
          </table:table-cell>
          <table:table-cell office:value-type="string" calcext:value-type="string">
            <text:p><text:a xlink:href="https://datatracker.ietf.org/doc/html/rfc7693" xlink:type="simple">RFC7693</text:a></text:p>
          </table:table-cell>
          <table:table-cell table:number-columns-repeated="1014"/>
        </table:table-row>
        <table:table-row table:style-name="ro1">
          <table:table-cell table:formula="of:=IF(ISBLANK([.$B30]);&quot;&quot;;IF(ISNUMBER([.$A29]);[.$A29]+1;0))" office:value-type="float" office:value="28" calcext:value-type="float">
            <text:p>28</text:p>
          </table:table-cell>
          <table:table-cell office:value-type="string" calcext:value-type="string">
            <text:p>Streebogsum</text:p>
          </table:table-cell>
          <table:table-cell/>
          <table:table-cell table:style-name="ce6" table:formula="of:=IF(ISBLANK([.$B30]);&quot;&quot;;[.C30]*8)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<text:a xlink:href="https://datatracker.ietf.org/doc/html/rfc6986" xlink:type="simple">RFC6986</text:a></text:p>
          </table:table-cell>
          <table:table-cell table:number-columns-repeated="1014"/>
        </table:table-row>
        <table:table-row table:style-name="ro1">
          <table:table-cell table:formula="of:=IF(ISBLANK([.$B31]);&quot;&quot;;IF(ISNUMBER([.$A30]);[.$A30]+1;0))" office:value-type="float" office:value="29" calcext:value-type="float">
            <text:p>29</text:p>
          </table:table-cell>
          <table:table-cell office:value-type="string" calcext:value-type="string">
            <text:p>KangarooTwelvesum</text:p>
          </table:table-cell>
          <table:table-cell/>
          <table:table-cell table:style-name="ce6" table:formula="of:=IF(ISBLANK([.$B31]);&quot;&quot;;[.C31]*8)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a xlink:href="https://keccak.team/kangarootwelve.html" xlink:type="simple">Website</text:a></text:p>
          </table:table-cell>
          <table:table-cell office:value-type="string" calcext:value-type="string">
            <text:p><text:a xlink:href="https://keccak.team/files/KangarooTwelve.pdf" xlink:type="simple">Specification</text:a></text:p>
          </table:table-cell>
          <table:table-cell table:number-columns-repeated="1015"/>
        </table:table-row>
        <table:table-row table:style-name="ro1">
          <table:table-cell table:formula="of:=IF(ISBLANK([.$B32]);&quot;&quot;;IF(ISNUMBER([.$A31]);[.$A31]+1;0))" office:value-type="float" office:value="30" calcext:value-type="float">
            <text:p>30</text:p>
          </table:table-cell>
          <table:table-cell office:value-type="string" calcext:value-type="string">
            <text:p>b3sum</text:p>
          </table:table-cell>
          <table:table-cell table:formula="of:=VLOOKUP([.$B32];[$Source_Sheet.$B$2:.$D$19];3;0)" office:value-type="float" office:value="32" calcext:value-type="float">
            <text:p>32</text:p>
          </table:table-cell>
          <table:table-cell table:formula="of:=IF(ISBLANK([.$B32]);&quot;&quot;;[.C32]*8)" office:value-type="float" office:value="256" calcext:value-type="float">
            <text:p>25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a xlink:href="https://github.com/BLAKE3-team/BLAKE3" xlink:type="simple">Website</text:a></text:p>
          </table:table-cell>
          <table:table-cell office:value-type="string" calcext:value-type="string">
            <text:p><text:a xlink:href="https://github.com/BLAKE3-team/BLAKE3-specs/blob/master/blake3.pdf" xlink:type="simple">Specification</text:a></text:p>
          </table:table-cell>
          <table:table-cell table:number-columns-repeated="1015"/>
        </table:table-row>
        <table:table-row table:style-name="ro1">
          <table:table-cell table:formula="of:=IF(ISBLANK([.$B33]);&quot;&quot;;IF(ISNUMBER([.$A32]);[.$A32]+1;0))" office:value-type="float" office:value="31" calcext:value-type="float">
            <text:p>31</text:p>
          </table:table-cell>
          <table:table-cell office:value-type="string" calcext:value-type="string">
            <text:p>Blake3sum</text:p>
          </table:table-cell>
          <table:table-cell table:formula="of:=VLOOKUP([.$B33];[$Source_Sheet.$B$2:.$D$19];3;0)" office:value-type="float" office:value="32" calcext:value-type="float">
            <text:p>32</text:p>
          </table:table-cell>
          <table:table-cell table:formula="of:=IF(ISBLANK([.$B33]);&quot;&quot;;[.C33]*8)" office:value-type="float" office:value="256" calcext:value-type="float">
            <text:p>256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table:formula="of:=IF(ISBLANK([.$B34]);&quot;&quot;;IF(ISNUMBER([.$A33]);[.$A33]+1;0))">
            <text:p/>
          </table:table-cell>
          <table:table-cell table:number-columns-repeated="2"/>
          <table:table-cell table:formula="of:=IF(ISBLANK([.$B34]);&quot;&quot;;[.C34]*8)">
            <text:p/>
          </table:table-cell>
          <table:table-cell table:number-columns-repeated="1018"/>
        </table:table-row>
        <table:table-row table:style-name="ro1">
          <table:table-cell table:formula="of:=IF(ISBLANK([.$B35]);&quot;&quot;;IF(ISNUMBER([.$A34]);[.$A34]+1;0))">
            <text:p/>
          </table:table-cell>
          <table:table-cell table:number-columns-repeated="2"/>
          <table:table-cell table:formula="of:=IF(ISBLANK([.$B35]);&quot;&quot;;[.C35]*8)">
            <text:p/>
          </table:table-cell>
          <table:table-cell table:number-columns-repeated="1018"/>
        </table:table-row>
        <table:table-row table:style-name="ro1">
          <table:table-cell table:formula="of:=IF(ISBLANK([.$B36]);&quot;&quot;;IF(ISNUMBER([.$A35]);[.$A35]+1;0))">
            <text:p/>
          </table:table-cell>
          <table:table-cell table:number-columns-repeated="2"/>
          <table:table-cell table:formula="of:=IF(ISBLANK([.$B36]);&quot;&quot;;[.C36]*8)">
            <text:p/>
          </table:table-cell>
          <table:table-cell table:number-columns-repeated="1018"/>
        </table:table-row>
        <table:table-row table:style-name="ro1">
          <table:table-cell table:formula="of:=IF(ISBLANK([.$B37]);&quot;&quot;;IF(ISNUMBER([.$A36]);[.$A36]+1;0))">
            <text:p/>
          </table:table-cell>
          <table:table-cell table:number-columns-repeated="2"/>
          <table:table-cell table:formula="of:=IF(ISBLANK([.$B37]);&quot;&quot;;[.C37]*8)">
            <text:p/>
          </table:table-cell>
          <table:table-cell table:number-columns-repeated="1018"/>
        </table:table-row>
        <table:table-row table:style-name="ro1">
          <table:table-cell table:formula="of:=IF(ISBLANK([.$B38]);&quot;&quot;;IF(ISNUMBER([.$A37]);[.$A37]+1;0))">
            <text:p/>
          </table:table-cell>
          <table:table-cell table:number-columns-repeated="2"/>
          <table:table-cell table:formula="of:=IF(ISBLANK([.$B38]);&quot;&quot;;[.C38]*8)">
            <text:p/>
          </table:table-cell>
          <table:table-cell table:number-columns-repeated="1018"/>
        </table:table-row>
        <table:table-row table:style-name="ro1">
          <table:table-cell table:formula="of:=IF(ISBLANK([.$B39]);&quot;&quot;;IF(ISNUMBER([.$A38]);[.$A38]+1;0))">
            <text:p/>
          </table:table-cell>
          <table:table-cell table:number-columns-repeated="2"/>
          <table:table-cell table:formula="of:=IF(ISBLANK([.$B39]);&quot;&quot;;[.C39]*8)">
            <text:p/>
          </table:table-cell>
          <table:table-cell table:number-columns-repeated="1018"/>
        </table:table-row>
        <table:table-row table:style-name="ro1">
          <table:table-cell table:formula="of:=IF(ISBLANK([.$B40]);&quot;&quot;;IF(ISNUMBER([.$A39]);[.$A39]+1;0))">
            <text:p/>
          </table:table-cell>
          <table:table-cell table:number-columns-repeated="2"/>
          <table:table-cell table:formula="of:=IF(ISBLANK([.$B40]);&quot;&quot;;[.C40]*8)">
            <text:p/>
          </table:table-cell>
          <table:table-cell table:number-columns-repeated="1018"/>
        </table:table-row>
        <table:table-row table:style-name="ro1">
          <table:table-cell table:formula="of:=IF(ISBLANK([.$B41]);&quot;&quot;;IF(ISNUMBER([.$A40]);[.$A40]+1;0))">
            <text:p/>
          </table:table-cell>
          <table:table-cell table:number-columns-repeated="2"/>
          <table:table-cell table:formula="of:=IF(ISBLANK([.$B41]);&quot;&quot;;[.C41]*8)">
            <text:p/>
          </table:table-cell>
          <table:table-cell table:number-columns-repeated="1018"/>
        </table:table-row>
        <table:table-row table:style-name="ro1">
          <table:table-cell table:formula="of:=IF(ISBLANK([.$B42]);&quot;&quot;;IF(ISNUMBER([.$A41]);[.$A41]+1;0))">
            <text:p/>
          </table:table-cell>
          <table:table-cell table:number-columns-repeated="2"/>
          <table:table-cell table:formula="of:=IF(ISBLANK([.$B42]);&quot;&quot;;[.C42]*8)">
            <text:p/>
          </table:table-cell>
          <table:table-cell table:number-columns-repeated="1018"/>
        </table:table-row>
        <table:table-row table:style-name="ro1">
          <table:table-cell table:formula="of:=IF(ISBLANK([.$B43]);&quot;&quot;;IF(ISNUMBER([.$A42]);[.$A42]+1;0))">
            <text:p/>
          </table:table-cell>
          <table:table-cell table:number-columns-repeated="2"/>
          <table:table-cell table:formula="of:=IF(ISBLANK([.$B43]);&quot;&quot;;[.C43]*8)">
            <text:p/>
          </table:table-cell>
          <table:table-cell table:number-columns-repeated="1018"/>
        </table:table-row>
        <table:table-row table:style-name="ro1">
          <table:table-cell table:formula="of:=IF(ISBLANK([.$B44]);&quot;&quot;;IF(ISNUMBER([.$A43]);[.$A43]+1;0))">
            <text:p/>
          </table:table-cell>
          <table:table-cell table:number-columns-repeated="2"/>
          <table:table-cell table:formula="of:=IF(ISBLANK([.$B44]);&quot;&quot;;[.C44]*8)">
            <text:p/>
          </table:table-cell>
          <table:table-cell table:number-columns-repeated="1018"/>
        </table:table-row>
        <table:table-row table:style-name="ro1">
          <table:table-cell table:formula="of:=IF(ISBLANK([.$B45]);&quot;&quot;;IF(ISNUMBER([.$A44]);[.$A44]+1;0))">
            <text:p/>
          </table:table-cell>
          <table:table-cell table:number-columns-repeated="2"/>
          <table:table-cell table:formula="of:=IF(ISBLANK([.$B45]);&quot;&quot;;[.C45]*8)">
            <text:p/>
          </table:table-cell>
          <table:table-cell table:number-columns-repeated="1018"/>
        </table:table-row>
        <table:table-row table:style-name="ro1">
          <table:table-cell table:formula="of:=IF(ISBLANK([.$B46]);&quot;&quot;;IF(ISNUMBER([.$A45]);[.$A45]+1;0))">
            <text:p/>
          </table:table-cell>
          <table:table-cell table:number-columns-repeated="2"/>
          <table:table-cell table:formula="of:=IF(ISBLANK([.$B46]);&quot;&quot;;[.C46]*8)">
            <text:p/>
          </table:table-cell>
          <table:table-cell table:number-columns-repeated="1018"/>
        </table:table-row>
        <table:table-row table:style-name="ro1">
          <table:table-cell table:formula="of:=IF(ISBLANK([.$B47]);&quot;&quot;;IF(ISNUMBER([.$A46]);[.$A46]+1;0))">
            <text:p/>
          </table:table-cell>
          <table:table-cell table:number-columns-repeated="2"/>
          <table:table-cell table:formula="of:=IF(ISBLANK([.$B47]);&quot;&quot;;[.C47]*8)">
            <text:p/>
          </table:table-cell>
          <table:table-cell table:number-columns-repeated="1018"/>
        </table:table-row>
        <table:table-row table:style-name="ro1">
          <table:table-cell table:formula="of:=IF(ISBLANK([.$B48]);&quot;&quot;;IF(ISNUMBER([.$A47]);[.$A47]+1;0))">
            <text:p/>
          </table:table-cell>
          <table:table-cell table:number-columns-repeated="2"/>
          <table:table-cell table:formula="of:=IF(ISBLANK([.$B48]);&quot;&quot;;[.C48]*8)">
            <text:p/>
          </table:table-cell>
          <table:table-cell table:number-columns-repeated="1018"/>
        </table:table-row>
        <table:table-row table:style-name="ro1">
          <table:table-cell table:formula="of:=IF(ISBLANK([.$B49]);&quot;&quot;;IF(ISNUMBER([.$A48]);[.$A48]+1;0))">
            <text:p/>
          </table:table-cell>
          <table:table-cell table:number-columns-repeated="2"/>
          <table:table-cell table:formula="of:=IF(ISBLANK([.$B49]);&quot;&quot;;[.C49]*8)">
            <text:p/>
          </table:table-cell>
          <table:table-cell table:number-columns-repeated="1018"/>
        </table:table-row>
        <table:table-row table:style-name="ro1">
          <table:table-cell table:formula="of:=IF(ISBLANK([.$B50]);&quot;&quot;;IF(ISNUMBER([.$A49]);[.$A49]+1;0))">
            <text:p/>
          </table:table-cell>
          <table:table-cell table:number-columns-repeated="2"/>
          <table:table-cell table:formula="of:=IF(ISBLANK([.$B50]);&quot;&quot;;[.C50]*8)">
            <text:p/>
          </table:table-cell>
          <table:table-cell table:number-columns-repeated="1018"/>
        </table:table-row>
        <table:table-row table:style-name="ro1">
          <table:table-cell table:formula="of:=IF(ISBLANK([.$B51]);&quot;&quot;;IF(ISNUMBER([.$A50]);[.$A50]+1;0))">
            <text:p/>
          </table:table-cell>
          <table:table-cell table:number-columns-repeated="2"/>
          <table:table-cell table:formula="of:=IF(ISBLANK([.$B51]);&quot;&quot;;[.C51]*8)">
            <text:p/>
          </table:table-cell>
          <table:table-cell table:number-columns-repeated="1018"/>
        </table:table-row>
        <table:table-row table:style-name="ro1">
          <table:table-cell table:formula="of:=IF(ISBLANK([.$B52]);&quot;&quot;;IF(ISNUMBER([.$A51]);[.$A51]+1;0))">
            <text:p/>
          </table:table-cell>
          <table:table-cell table:number-columns-repeated="2"/>
          <table:table-cell table:formula="of:=IF(ISBLANK([.$B52]);&quot;&quot;;[.C52]*8)">
            <text:p/>
          </table:table-cell>
          <table:table-cell table:number-columns-repeated="1018"/>
        </table:table-row>
        <table:table-row table:style-name="ro1">
          <table:table-cell table:formula="of:=IF(ISBLANK([.$B53]);&quot;&quot;;IF(ISNUMBER([.$A52]);[.$A52]+1;0))">
            <text:p/>
          </table:table-cell>
          <table:table-cell table:number-columns-repeated="2"/>
          <table:table-cell table:formula="of:=IF(ISBLANK([.$B53]);&quot;&quot;;[.C53]*8)">
            <text:p/>
          </table:table-cell>
          <table:table-cell table:number-columns-repeated="1018"/>
        </table:table-row>
        <table:table-row table:style-name="ro1">
          <table:table-cell table:formula="of:=IF(ISBLANK([.$B54]);&quot;&quot;;IF(ISNUMBER([.$A53]);[.$A53]+1;0))">
            <text:p/>
          </table:table-cell>
          <table:table-cell table:number-columns-repeated="2"/>
          <table:table-cell table:formula="of:=IF(ISBLANK([.$B54]);&quot;&quot;;[.C54]*8)">
            <text:p/>
          </table:table-cell>
          <table:table-cell table:number-columns-repeated="1018"/>
        </table:table-row>
        <table:table-row table:style-name="ro1">
          <table:table-cell table:formula="of:=IF(ISBLANK([.$B55]);&quot;&quot;;IF(ISNUMBER([.$A54]);[.$A54]+1;0))">
            <text:p/>
          </table:table-cell>
          <table:table-cell table:number-columns-repeated="2"/>
          <table:table-cell table:formula="of:=IF(ISBLANK([.$B55]);&quot;&quot;;[.C55]*8)">
            <text:p/>
          </table:table-cell>
          <table:table-cell table:number-columns-repeated="1018"/>
        </table:table-row>
        <table:table-row table:style-name="ro1">
          <table:table-cell table:formula="of:=IF(ISBLANK([.$B56]);&quot;&quot;;IF(ISNUMBER([.$A55]);[.$A55]+1;0))">
            <text:p/>
          </table:table-cell>
          <table:table-cell table:number-columns-repeated="2"/>
          <table:table-cell table:formula="of:=IF(ISBLANK([.$B56]);&quot;&quot;;[.C56]*8)">
            <text:p/>
          </table:table-cell>
          <table:table-cell table:number-columns-repeated="1018"/>
        </table:table-row>
        <table:table-row table:style-name="ro1">
          <table:table-cell table:formula="of:=IF(ISBLANK([.$B57]);&quot;&quot;;IF(ISNUMBER([.$A56]);[.$A56]+1;0))">
            <text:p/>
          </table:table-cell>
          <table:table-cell table:number-columns-repeated="2"/>
          <table:table-cell table:formula="of:=IF(ISBLANK([.$B57]);&quot;&quot;;[.C57]*8)">
            <text:p/>
          </table:table-cell>
          <table:table-cell table:number-columns-repeated="1018"/>
        </table:table-row>
        <table:table-row table:style-name="ro1">
          <table:table-cell table:formula="of:=IF(ISBLANK([.$B58]);&quot;&quot;;IF(ISNUMBER([.$A57]);[.$A57]+1;0))">
            <text:p/>
          </table:table-cell>
          <table:table-cell table:number-columns-repeated="2"/>
          <table:table-cell table:formula="of:=IF(ISBLANK([.$B58]);&quot;&quot;;[.C58]*8)">
            <text:p/>
          </table:table-cell>
          <table:table-cell table:number-columns-repeated="1018"/>
        </table:table-row>
        <table:table-row table:style-name="ro1">
          <table:table-cell table:formula="of:=IF(ISBLANK([.$B59]);&quot;&quot;;IF(ISNUMBER([.$A58]);[.$A58]+1;0))">
            <text:p/>
          </table:table-cell>
          <table:table-cell table:number-columns-repeated="2"/>
          <table:table-cell table:formula="of:=IF(ISBLANK([.$B59]);&quot;&quot;;[.C59]*8)">
            <text:p/>
          </table:table-cell>
          <table:table-cell table:number-columns-repeated="1018"/>
        </table:table-row>
        <table:table-row table:style-name="ro1">
          <table:table-cell table:formula="of:=IF(ISBLANK([.$B60]);&quot;&quot;;IF(ISNUMBER([.$A59]);[.$A59]+1;0))">
            <text:p/>
          </table:table-cell>
          <table:table-cell table:number-columns-repeated="2"/>
          <table:table-cell table:formula="of:=IF(ISBLANK([.$B60]);&quot;&quot;;[.C60]*8)">
            <text:p/>
          </table:table-cell>
          <table:table-cell table:number-columns-repeated="1018"/>
        </table:table-row>
        <table:table-row table:style-name="ro1">
          <table:table-cell table:formula="of:=IF(ISBLANK([.$B61]);&quot;&quot;;IF(ISNUMBER([.$A60]);[.$A60]+1;0))">
            <text:p/>
          </table:table-cell>
          <table:table-cell table:number-columns-repeated="2"/>
          <table:table-cell table:formula="of:=IF(ISBLANK([.$B61]);&quot;&quot;;[.C61]*8)">
            <text:p/>
          </table:table-cell>
          <table:table-cell table:number-columns-repeated="1018"/>
        </table:table-row>
        <table:table-row table:style-name="ro1">
          <table:table-cell table:formula="of:=IF(ISBLANK([.$B62]);&quot;&quot;;IF(ISNUMBER([.$A61]);[.$A61]+1;0))">
            <text:p/>
          </table:table-cell>
          <table:table-cell table:number-columns-repeated="2"/>
          <table:table-cell table:formula="of:=IF(ISBLANK([.$B62]);&quot;&quot;;[.C62]*8)">
            <text:p/>
          </table:table-cell>
          <table:table-cell table:number-columns-repeated="1018"/>
        </table:table-row>
        <table:table-row table:style-name="ro1">
          <table:table-cell table:formula="of:=IF(ISBLANK([.$B63]);&quot;&quot;;IF(ISNUMBER([.$A62]);[.$A62]+1;0))">
            <text:p/>
          </table:table-cell>
          <table:table-cell table:number-columns-repeated="2"/>
          <table:table-cell table:formula="of:=IF(ISBLANK([.$B63]);&quot;&quot;;[.C63]*8)">
            <text:p/>
          </table:table-cell>
          <table:table-cell table:number-columns-repeated="1018"/>
        </table:table-row>
        <table:table-row table:style-name="ro1">
          <table:table-cell table:formula="of:=IF(ISBLANK([.$B64]);&quot;&quot;;IF(ISNUMBER([.$A63]);[.$A63]+1;0))">
            <text:p/>
          </table:table-cell>
          <table:table-cell table:number-columns-repeated="2"/>
          <table:table-cell table:formula="of:=IF(ISBLANK([.$B64]);&quot;&quot;;[.C64]*8)">
            <text:p/>
          </table:table-cell>
          <table:table-cell table:number-columns-repeated="1018"/>
        </table:table-row>
        <table:table-row table:style-name="ro1">
          <table:table-cell table:formula="of:=IF(ISBLANK([.$B65]);&quot;&quot;;IF(ISNUMBER([.$A64]);[.$A64]+1;0))">
            <text:p/>
          </table:table-cell>
          <table:table-cell table:number-columns-repeated="2"/>
          <table:table-cell table:formula="of:=IF(ISBLANK([.$B65]);&quot;&quot;;[.C65]*8)">
            <text:p/>
          </table:table-cell>
          <table:table-cell table:number-columns-repeated="1018"/>
        </table:table-row>
        <table:table-row table:style-name="ro1">
          <table:table-cell table:formula="of:=IF(ISBLANK([.$B66]);&quot;&quot;;IF(ISNUMBER([.$A65]);[.$A65]+1;0))">
            <text:p/>
          </table:table-cell>
          <table:table-cell table:number-columns-repeated="2"/>
          <table:table-cell table:formula="of:=IF(ISBLANK([.$B66]);&quot;&quot;;[.C66]*8)">
            <text:p/>
          </table:table-cell>
          <table:table-cell table:number-columns-repeated="1018"/>
        </table:table-row>
        <table:table-row table:style-name="ro1">
          <table:table-cell table:formula="of:=IF(ISBLANK([.$B67]);&quot;&quot;;IF(ISNUMBER([.$A66]);[.$A66]+1;0))">
            <text:p/>
          </table:table-cell>
          <table:table-cell table:number-columns-repeated="2"/>
          <table:table-cell table:formula="of:=IF(ISBLANK([.$B67]);&quot;&quot;;[.C67]*8)">
            <text:p/>
          </table:table-cell>
          <table:table-cell table:number-columns-repeated="1018"/>
        </table:table-row>
        <table:table-row table:style-name="ro1">
          <table:table-cell table:formula="of:=IF(ISBLANK([.$B68]);&quot;&quot;;IF(ISNUMBER([.$A67]);[.$A67]+1;0))">
            <text:p/>
          </table:table-cell>
          <table:table-cell table:number-columns-repeated="2"/>
          <table:table-cell table:formula="of:=IF(ISBLANK([.$B68]);&quot;&quot;;[.C68]*8)">
            <text:p/>
          </table:table-cell>
          <table:table-cell table:number-columns-repeated="1018"/>
        </table:table-row>
        <table:table-row table:style-name="ro1">
          <table:table-cell table:formula="of:=IF(ISBLANK([.$B69]);&quot;&quot;;IF(ISNUMBER([.$A68]);[.$A68]+1;0))">
            <text:p/>
          </table:table-cell>
          <table:table-cell table:number-columns-repeated="2"/>
          <table:table-cell table:formula="of:=IF(ISBLANK([.$B69]);&quot;&quot;;[.C69]*8)">
            <text:p/>
          </table:table-cell>
          <table:table-cell table:number-columns-repeated="1018"/>
        </table:table-row>
        <table:table-row table:style-name="ro1">
          <table:table-cell table:formula="of:=IF(ISBLANK([.$B70]);&quot;&quot;;IF(ISNUMBER([.$A69]);[.$A69]+1;0))">
            <text:p/>
          </table:table-cell>
          <table:table-cell table:number-columns-repeated="2"/>
          <table:table-cell table:formula="of:=IF(ISBLANK([.$B70]);&quot;&quot;;[.C70]*8)">
            <text:p/>
          </table:table-cell>
          <table:table-cell table:number-columns-repeated="1018"/>
        </table:table-row>
        <table:table-row table:style-name="ro1">
          <table:table-cell table:formula="of:=IF(ISBLANK([.$B71]);&quot;&quot;;IF(ISNUMBER([.$A70]);[.$A70]+1;0))">
            <text:p/>
          </table:table-cell>
          <table:table-cell table:number-columns-repeated="2"/>
          <table:table-cell table:formula="of:=IF(ISBLANK([.$B71]);&quot;&quot;;[.C71]*8)">
            <text:p/>
          </table:table-cell>
          <table:table-cell table:number-columns-repeated="1018"/>
        </table:table-row>
        <table:table-row table:style-name="ro1">
          <table:table-cell table:formula="of:=IF(ISBLANK([.$B72]);&quot;&quot;;IF(ISNUMBER([.$A71]);[.$A71]+1;0))">
            <text:p/>
          </table:table-cell>
          <table:table-cell table:number-columns-repeated="2"/>
          <table:table-cell table:formula="of:=IF(ISBLANK([.$B72]);&quot;&quot;;[.C72]*8)">
            <text:p/>
          </table:table-cell>
          <table:table-cell table:number-columns-repeated="1018"/>
        </table:table-row>
        <table:table-row table:style-name="ro1">
          <table:table-cell table:formula="of:=IF(ISBLANK([.$B73]);&quot;&quot;;IF(ISNUMBER([.$A72]);[.$A72]+1;0))">
            <text:p/>
          </table:table-cell>
          <table:table-cell table:number-columns-repeated="2"/>
          <table:table-cell table:formula="of:=IF(ISBLANK([.$B73]);&quot;&quot;;[.C73]*8)">
            <text:p/>
          </table:table-cell>
          <table:table-cell table:number-columns-repeated="1018"/>
        </table:table-row>
        <table:table-row table:style-name="ro1">
          <table:table-cell table:formula="of:=IF(ISBLANK([.$B74]);&quot;&quot;;IF(ISNUMBER([.$A73]);[.$A73]+1;0))">
            <text:p/>
          </table:table-cell>
          <table:table-cell table:number-columns-repeated="2"/>
          <table:table-cell table:formula="of:=IF(ISBLANK([.$B74]);&quot;&quot;;[.C74]*8)">
            <text:p/>
          </table:table-cell>
          <table:table-cell table:number-columns-repeated="1018"/>
        </table:table-row>
        <table:table-row table:style-name="ro1">
          <table:table-cell table:formula="of:=IF(ISBLANK([.$B75]);&quot;&quot;;IF(ISNUMBER([.$A74]);[.$A74]+1;0))">
            <text:p/>
          </table:table-cell>
          <table:table-cell table:number-columns-repeated="2"/>
          <table:table-cell table:formula="of:=IF(ISBLANK([.$B75]);&quot;&quot;;[.C75]*8)">
            <text:p/>
          </table:table-cell>
          <table:table-cell table:number-columns-repeated="1018"/>
        </table:table-row>
        <table:table-row table:style-name="ro1">
          <table:table-cell table:formula="of:=IF(ISBLANK([.$B76]);&quot;&quot;;IF(ISNUMBER([.$A75]);[.$A75]+1;0))">
            <text:p/>
          </table:table-cell>
          <table:table-cell table:number-columns-repeated="2"/>
          <table:table-cell table:formula="of:=IF(ISBLANK([.$B76]);&quot;&quot;;[.C76]*8)">
            <text:p/>
          </table:table-cell>
          <table:table-cell table:number-columns-repeated="1018"/>
        </table:table-row>
        <table:table-row table:style-name="ro1">
          <table:table-cell table:formula="of:=IF(ISBLANK([.$B77]);&quot;&quot;;IF(ISNUMBER([.$A76]);[.$A76]+1;0))">
            <text:p/>
          </table:table-cell>
          <table:table-cell table:number-columns-repeated="2"/>
          <table:table-cell table:formula="of:=IF(ISBLANK([.$B77]);&quot;&quot;;[.C77]*8)">
            <text:p/>
          </table:table-cell>
          <table:table-cell table:number-columns-repeated="1018"/>
        </table:table-row>
        <table:table-row table:style-name="ro1">
          <table:table-cell table:formula="of:=IF(ISBLANK([.$B78]);&quot;&quot;;IF(ISNUMBER([.$A77]);[.$A77]+1;0))">
            <text:p/>
          </table:table-cell>
          <table:table-cell table:number-columns-repeated="2"/>
          <table:table-cell table:formula="of:=IF(ISBLANK([.$B78]);&quot;&quot;;[.C78]*8)">
            <text:p/>
          </table:table-cell>
          <table:table-cell table:number-columns-repeated="1018"/>
        </table:table-row>
        <table:table-row table:style-name="ro1">
          <table:table-cell table:formula="of:=IF(ISBLANK([.$B79]);&quot;&quot;;IF(ISNUMBER([.$A78]);[.$A78]+1;0))">
            <text:p/>
          </table:table-cell>
          <table:table-cell table:number-columns-repeated="2"/>
          <table:table-cell table:formula="of:=IF(ISBLANK([.$B79]);&quot;&quot;;[.C79]*8)">
            <text:p/>
          </table:table-cell>
          <table:table-cell table:number-columns-repeated="1018"/>
        </table:table-row>
        <table:table-row table:style-name="ro1">
          <table:table-cell table:formula="of:=IF(ISBLANK([.$B80]);&quot;&quot;;IF(ISNUMBER([.$A79]);[.$A79]+1;0))">
            <text:p/>
          </table:table-cell>
          <table:table-cell table:number-columns-repeated="2"/>
          <table:table-cell table:formula="of:=IF(ISBLANK([.$B80]);&quot;&quot;;[.C80]*8)">
            <text:p/>
          </table:table-cell>
          <table:table-cell table:number-columns-repeated="1018"/>
        </table:table-row>
        <table:table-row table:style-name="ro1">
          <table:table-cell table:formula="of:=IF(ISBLANK([.$B81]);&quot;&quot;;IF(ISNUMBER([.$A80]);[.$A80]+1;0))">
            <text:p/>
          </table:table-cell>
          <table:table-cell table:number-columns-repeated="2"/>
          <table:table-cell table:formula="of:=IF(ISBLANK([.$B81]);&quot;&quot;;[.C81]*8)">
            <text:p/>
          </table:table-cell>
          <table:table-cell table:number-columns-repeated="1018"/>
        </table:table-row>
        <table:table-row table:style-name="ro1">
          <table:table-cell table:formula="of:=IF(ISBLANK([.$B82]);&quot;&quot;;IF(ISNUMBER([.$A81]);[.$A81]+1;0))">
            <text:p/>
          </table:table-cell>
          <table:table-cell table:number-columns-repeated="2"/>
          <table:table-cell table:formula="of:=IF(ISBLANK([.$B82]);&quot;&quot;;[.C82]*8)">
            <text:p/>
          </table:table-cell>
          <table:table-cell table:number-columns-repeated="1018"/>
        </table:table-row>
        <table:table-row table:style-name="ro1">
          <table:table-cell table:formula="of:=IF(ISBLANK([.$B83]);&quot;&quot;;IF(ISNUMBER([.$A82]);[.$A82]+1;0))">
            <text:p/>
          </table:table-cell>
          <table:table-cell table:number-columns-repeated="2"/>
          <table:table-cell table:formula="of:=IF(ISBLANK([.$B83]);&quot;&quot;;[.C83]*8)">
            <text:p/>
          </table:table-cell>
          <table:table-cell table:number-columns-repeated="1018"/>
        </table:table-row>
        <table:table-row table:style-name="ro1">
          <table:table-cell table:formula="of:=IF(ISBLANK([.$B84]);&quot;&quot;;IF(ISNUMBER([.$A83]);[.$A83]+1;0))">
            <text:p/>
          </table:table-cell>
          <table:table-cell table:number-columns-repeated="2"/>
          <table:table-cell table:formula="of:=IF(ISBLANK([.$B84]);&quot;&quot;;[.C84]*8)">
            <text:p/>
          </table:table-cell>
          <table:table-cell table:number-columns-repeated="1018"/>
        </table:table-row>
        <table:table-row table:style-name="ro1">
          <table:table-cell table:formula="of:=IF(ISBLANK([.$B85]);&quot;&quot;;IF(ISNUMBER([.$A84]);[.$A84]+1;0))">
            <text:p/>
          </table:table-cell>
          <table:table-cell table:number-columns-repeated="2"/>
          <table:table-cell table:formula="of:=IF(ISBLANK([.$B85]);&quot;&quot;;[.C85]*8)">
            <text:p/>
          </table:table-cell>
          <table:table-cell table:number-columns-repeated="1018"/>
        </table:table-row>
        <table:table-row table:style-name="ro1">
          <table:table-cell table:formula="of:=IF(ISBLANK([.$B86]);&quot;&quot;;IF(ISNUMBER([.$A85]);[.$A85]+1;0))">
            <text:p/>
          </table:table-cell>
          <table:table-cell table:number-columns-repeated="2"/>
          <table:table-cell table:formula="of:=IF(ISBLANK([.$B86]);&quot;&quot;;[.C86]*8)">
            <text:p/>
          </table:table-cell>
          <table:table-cell table:number-columns-repeated="1018"/>
        </table:table-row>
        <table:table-row table:style-name="ro1">
          <table:table-cell table:formula="of:=IF(ISBLANK([.$B87]);&quot;&quot;;IF(ISNUMBER([.$A86]);[.$A86]+1;0))">
            <text:p/>
          </table:table-cell>
          <table:table-cell table:number-columns-repeated="2"/>
          <table:table-cell table:formula="of:=IF(ISBLANK([.$B87]);&quot;&quot;;[.C87]*8)">
            <text:p/>
          </table:table-cell>
          <table:table-cell table:number-columns-repeated="1018"/>
        </table:table-row>
        <table:table-row table:style-name="ro1">
          <table:table-cell table:formula="of:=IF(ISBLANK([.$B88]);&quot;&quot;;IF(ISNUMBER([.$A87]);[.$A87]+1;0))">
            <text:p/>
          </table:table-cell>
          <table:table-cell table:number-columns-repeated="2"/>
          <table:table-cell table:formula="of:=IF(ISBLANK([.$B88]);&quot;&quot;;[.C88]*8)">
            <text:p/>
          </table:table-cell>
          <table:table-cell table:number-columns-repeated="1018"/>
        </table:table-row>
        <table:table-row table:style-name="ro1">
          <table:table-cell table:formula="of:=IF(ISBLANK([.$B89]);&quot;&quot;;IF(ISNUMBER([.$A88]);[.$A88]+1;0))">
            <text:p/>
          </table:table-cell>
          <table:table-cell table:number-columns-repeated="2"/>
          <table:table-cell table:formula="of:=IF(ISBLANK([.$B89]);&quot;&quot;;[.C89]*8)">
            <text:p/>
          </table:table-cell>
          <table:table-cell table:number-columns-repeated="1018"/>
        </table:table-row>
        <table:table-row table:style-name="ro1">
          <table:table-cell table:formula="of:=IF(ISBLANK([.$B90]);&quot;&quot;;IF(ISNUMBER([.$A89]);[.$A89]+1;0))">
            <text:p/>
          </table:table-cell>
          <table:table-cell table:number-columns-repeated="2"/>
          <table:table-cell table:formula="of:=IF(ISBLANK([.$B90]);&quot;&quot;;[.C90]*8)">
            <text:p/>
          </table:table-cell>
          <table:table-cell table:number-columns-repeated="1018"/>
        </table:table-row>
        <table:table-row table:style-name="ro1">
          <table:table-cell table:formula="of:=IF(ISBLANK([.$B91]);&quot;&quot;;IF(ISNUMBER([.$A90]);[.$A90]+1;0))">
            <text:p/>
          </table:table-cell>
          <table:table-cell table:number-columns-repeated="2"/>
          <table:table-cell table:formula="of:=IF(ISBLANK([.$B91]);&quot;&quot;;[.C91]*8)">
            <text:p/>
          </table:table-cell>
          <table:table-cell table:number-columns-repeated="1018"/>
        </table:table-row>
        <table:table-row table:style-name="ro1">
          <table:table-cell table:formula="of:=IF(ISBLANK([.$B92]);&quot;&quot;;IF(ISNUMBER([.$A91]);[.$A91]+1;0))">
            <text:p/>
          </table:table-cell>
          <table:table-cell table:number-columns-repeated="2"/>
          <table:table-cell table:formula="of:=IF(ISBLANK([.$B92]);&quot;&quot;;[.C92]*8)">
            <text:p/>
          </table:table-cell>
          <table:table-cell table:number-columns-repeated="1018"/>
        </table:table-row>
        <table:table-row table:style-name="ro1">
          <table:table-cell table:formula="of:=IF(ISBLANK([.$B93]);&quot;&quot;;IF(ISNUMBER([.$A92]);[.$A92]+1;0))">
            <text:p/>
          </table:table-cell>
          <table:table-cell table:number-columns-repeated="2"/>
          <table:table-cell table:formula="of:=IF(ISBLANK([.$B93]);&quot;&quot;;[.C93]*8)">
            <text:p/>
          </table:table-cell>
          <table:table-cell table:number-columns-repeated="1018"/>
        </table:table-row>
        <table:table-row table:style-name="ro1">
          <table:table-cell table:formula="of:=IF(ISBLANK([.$B94]);&quot;&quot;;IF(ISNUMBER([.$A93]);[.$A93]+1;0))">
            <text:p/>
          </table:table-cell>
          <table:table-cell table:number-columns-repeated="2"/>
          <table:table-cell table:formula="of:=IF(ISBLANK([.$B94]);&quot;&quot;;[.C94]*8)">
            <text:p/>
          </table:table-cell>
          <table:table-cell table:number-columns-repeated="1018"/>
        </table:table-row>
        <table:table-row table:style-name="ro1">
          <table:table-cell table:formula="of:=IF(ISBLANK([.$B95]);&quot;&quot;;IF(ISNUMBER([.$A94]);[.$A94]+1;0))">
            <text:p/>
          </table:table-cell>
          <table:table-cell table:number-columns-repeated="2"/>
          <table:table-cell table:formula="of:=IF(ISBLANK([.$B95]);&quot;&quot;;[.C95]*8)">
            <text:p/>
          </table:table-cell>
          <table:table-cell table:number-columns-repeated="1018"/>
        </table:table-row>
        <table:table-row table:style-name="ro1">
          <table:table-cell table:formula="of:=IF(ISBLANK([.$B96]);&quot;&quot;;IF(ISNUMBER([.$A95]);[.$A95]+1;0))">
            <text:p/>
          </table:table-cell>
          <table:table-cell table:number-columns-repeated="2"/>
          <table:table-cell table:formula="of:=IF(ISBLANK([.$B96]);&quot;&quot;;[.C96]*8)">
            <text:p/>
          </table:table-cell>
          <table:table-cell table:number-columns-repeated="1018"/>
        </table:table-row>
        <table:table-row table:style-name="ro1">
          <table:table-cell table:formula="of:=IF(ISBLANK([.$B97]);&quot;&quot;;IF(ISNUMBER([.$A96]);[.$A96]+1;0))">
            <text:p/>
          </table:table-cell>
          <table:table-cell table:number-columns-repeated="2"/>
          <table:table-cell table:formula="of:=IF(ISBLANK([.$B97]);&quot;&quot;;[.C97]*8)">
            <text:p/>
          </table:table-cell>
          <table:table-cell table:number-columns-repeated="1018"/>
        </table:table-row>
        <table:table-row table:style-name="ro1">
          <table:table-cell table:formula="of:=IF(ISBLANK([.$B98]);&quot;&quot;;IF(ISNUMBER([.$A97]);[.$A97]+1;0))">
            <text:p/>
          </table:table-cell>
          <table:table-cell table:number-columns-repeated="2"/>
          <table:table-cell table:formula="of:=IF(ISBLANK([.$B98]);&quot;&quot;;[.C98]*8)">
            <text:p/>
          </table:table-cell>
          <table:table-cell table:number-columns-repeated="1018"/>
        </table:table-row>
        <table:table-row table:style-name="ro1">
          <table:table-cell table:formula="of:=IF(ISBLANK([.$B99]);&quot;&quot;;IF(ISNUMBER([.$A98]);[.$A98]+1;0))">
            <text:p/>
          </table:table-cell>
          <table:table-cell table:number-columns-repeated="2"/>
          <table:table-cell table:formula="of:=IF(ISBLANK([.$B99]);&quot;&quot;;[.C99]*8)">
            <text:p/>
          </table:table-cell>
          <table:table-cell table:number-columns-repeated="1018"/>
        </table:table-row>
        <table:table-row table:style-name="ro1">
          <table:table-cell table:formula="of:=IF(ISBLANK([.$B100]);&quot;&quot;;IF(ISNUMBER([.$A99]);[.$A99]+1;0))">
            <text:p/>
          </table:table-cell>
          <table:table-cell table:number-columns-repeated="2"/>
          <table:table-cell table:formula="of:=IF(ISBLANK([.$B100]);&quot;&quot;;[.C100]*8)">
            <text:p/>
          </table:table-cell>
          <table:table-cell table:number-columns-repeated="1018"/>
        </table:table-row>
        <table:table-row table:style-name="ro1">
          <table:table-cell table:formula="of:=IF(ISBLANK([.$B101]);&quot;&quot;;IF(ISNUMBER([.$A100]);[.$A100]+1;0))">
            <text:p/>
          </table:table-cell>
          <table:table-cell table:number-columns-repeated="2"/>
          <table:table-cell table:formula="of:=IF(ISBLANK([.$B101]);&quot;&quot;;[.C101]*8)">
            <text:p/>
          </table:table-cell>
          <table:table-cell table:number-columns-repeated="1018"/>
        </table:table-row>
        <table:table-row table:style-name="ro1">
          <table:table-cell table:formula="of:=IF(ISBLANK([.$B102]);&quot;&quot;;IF(ISNUMBER([.$A101]);[.$A101]+1;0))">
            <text:p/>
          </table:table-cell>
          <table:table-cell table:number-columns-repeated="2"/>
          <table:table-cell table:formula="of:=IF(ISBLANK([.$B102]);&quot;&quot;;[.C102]*8)">
            <text:p/>
          </table:table-cell>
          <table:table-cell table:number-columns-repeated="1018"/>
        </table:table-row>
        <table:table-row table:style-name="ro1">
          <table:table-cell table:formula="of:=IF(ISBLANK([.$B103]);&quot;&quot;;IF(ISNUMBER([.$A102]);[.$A102]+1;0))">
            <text:p/>
          </table:table-cell>
          <table:table-cell table:number-columns-repeated="2"/>
          <table:table-cell table:formula="of:=IF(ISBLANK([.$B103]);&quot;&quot;;[.C103]*8)">
            <text:p/>
          </table:table-cell>
          <table:table-cell table:number-columns-repeated="1018"/>
        </table:table-row>
        <table:table-row table:style-name="ro1">
          <table:table-cell table:formula="of:=IF(ISBLANK([.$B104]);&quot;&quot;;IF(ISNUMBER([.$A103]);[.$A103]+1;0))">
            <text:p/>
          </table:table-cell>
          <table:table-cell table:number-columns-repeated="2"/>
          <table:table-cell table:formula="of:=IF(ISBLANK([.$B104]);&quot;&quot;;[.C104]*8)">
            <text:p/>
          </table:table-cell>
          <table:table-cell table:number-columns-repeated="1018"/>
        </table:table-row>
        <table:table-row table:style-name="ro1">
          <table:table-cell table:formula="of:=IF(ISBLANK([.$B105]);&quot;&quot;;IF(ISNUMBER([.$A104]);[.$A104]+1;0))">
            <text:p/>
          </table:table-cell>
          <table:table-cell table:number-columns-repeated="2"/>
          <table:table-cell table:formula="of:=IF(ISBLANK([.$B105]);&quot;&quot;;[.C105]*8)">
            <text:p/>
          </table:table-cell>
          <table:table-cell table:number-columns-repeated="1018"/>
        </table:table-row>
        <table:table-row table:style-name="ro1">
          <table:table-cell table:formula="of:=IF(ISBLANK([.$B106]);&quot;&quot;;IF(ISNUMBER([.$A105]);[.$A105]+1;0))">
            <text:p/>
          </table:table-cell>
          <table:table-cell table:number-columns-repeated="2"/>
          <table:table-cell table:formula="of:=IF(ISBLANK([.$B106]);&quot;&quot;;[.C106]*8)">
            <text:p/>
          </table:table-cell>
          <table:table-cell table:number-columns-repeated="1018"/>
        </table:table-row>
        <table:table-row table:style-name="ro1">
          <table:table-cell table:formula="of:=IF(ISBLANK([.$B107]);&quot;&quot;;IF(ISNUMBER([.$A106]);[.$A106]+1;0))">
            <text:p/>
          </table:table-cell>
          <table:table-cell table:number-columns-repeated="2"/>
          <table:table-cell table:formula="of:=IF(ISBLANK([.$B107]);&quot;&quot;;[.C107]*8)">
            <text:p/>
          </table:table-cell>
          <table:table-cell table:number-columns-repeated="1018"/>
        </table:table-row>
        <table:table-row table:style-name="ro1">
          <table:table-cell table:formula="of:=IF(ISBLANK([.$B108]);&quot;&quot;;IF(ISNUMBER([.$A107]);[.$A107]+1;0))">
            <text:p/>
          </table:table-cell>
          <table:table-cell table:number-columns-repeated="2"/>
          <table:table-cell table:formula="of:=IF(ISBLANK([.$B108]);&quot;&quot;;[.C108]*8)">
            <text:p/>
          </table:table-cell>
          <table:table-cell table:number-columns-repeated="1018"/>
        </table:table-row>
        <table:table-row table:style-name="ro1">
          <table:table-cell table:formula="of:=IF(ISBLANK([.$B109]);&quot;&quot;;IF(ISNUMBER([.$A108]);[.$A108]+1;0))">
            <text:p/>
          </table:table-cell>
          <table:table-cell table:number-columns-repeated="2"/>
          <table:table-cell table:formula="of:=IF(ISBLANK([.$B109]);&quot;&quot;;[.C109]*8)">
            <text:p/>
          </table:table-cell>
          <table:table-cell table:number-columns-repeated="1018"/>
        </table:table-row>
        <table:table-row table:style-name="ro1">
          <table:table-cell table:formula="of:=IF(ISBLANK([.$B110]);&quot;&quot;;IF(ISNUMBER([.$A109]);[.$A109]+1;0))">
            <text:p/>
          </table:table-cell>
          <table:table-cell table:number-columns-repeated="2"/>
          <table:table-cell table:formula="of:=IF(ISBLANK([.$B110]);&quot;&quot;;[.C110]*8)">
            <text:p/>
          </table:table-cell>
          <table:table-cell table:number-columns-repeated="1018"/>
        </table:table-row>
        <table:table-row table:style-name="ro1">
          <table:table-cell table:formula="of:=IF(ISBLANK([.$B111]);&quot;&quot;;IF(ISNUMBER([.$A110]);[.$A110]+1;0))">
            <text:p/>
          </table:table-cell>
          <table:table-cell table:number-columns-repeated="2"/>
          <table:table-cell table:formula="of:=IF(ISBLANK([.$B111]);&quot;&quot;;[.C111]*8)">
            <text:p/>
          </table:table-cell>
          <table:table-cell table:number-columns-repeated="1018"/>
        </table:table-row>
        <table:table-row table:style-name="ro1">
          <table:table-cell table:formula="of:=IF(ISBLANK([.$B112]);&quot;&quot;;IF(ISNUMBER([.$A111]);[.$A111]+1;0))">
            <text:p/>
          </table:table-cell>
          <table:table-cell table:number-columns-repeated="2"/>
          <table:table-cell table:formula="of:=IF(ISBLANK([.$B112]);&quot;&quot;;[.C112]*8)">
            <text:p/>
          </table:table-cell>
          <table:table-cell table:number-columns-repeated="1018"/>
        </table:table-row>
        <table:table-row table:style-name="ro1">
          <table:table-cell table:formula="of:=IF(ISBLANK([.$B113]);&quot;&quot;;IF(ISNUMBER([.$A112]);[.$A112]+1;0))">
            <text:p/>
          </table:table-cell>
          <table:table-cell table:number-columns-repeated="2"/>
          <table:table-cell table:formula="of:=IF(ISBLANK([.$B113]);&quot;&quot;;[.C113]*8)">
            <text:p/>
          </table:table-cell>
          <table:table-cell table:number-columns-repeated="1018"/>
        </table:table-row>
        <table:table-row table:style-name="ro1">
          <table:table-cell table:formula="of:=IF(ISBLANK([.$B114]);&quot;&quot;;IF(ISNUMBER([.$A113]);[.$A113]+1;0))">
            <text:p/>
          </table:table-cell>
          <table:table-cell table:number-columns-repeated="2"/>
          <table:table-cell table:formula="of:=IF(ISBLANK([.$B114]);&quot;&quot;;[.C114]*8)">
            <text:p/>
          </table:table-cell>
          <table:table-cell table:number-columns-repeated="1018"/>
        </table:table-row>
        <table:table-row table:style-name="ro1">
          <table:table-cell table:formula="of:=IF(ISBLANK([.$B115]);&quot;&quot;;IF(ISNUMBER([.$A114]);[.$A114]+1;0))">
            <text:p/>
          </table:table-cell>
          <table:table-cell table:number-columns-repeated="2"/>
          <table:table-cell table:formula="of:=IF(ISBLANK([.$B115]);&quot;&quot;;[.C115]*8)">
            <text:p/>
          </table:table-cell>
          <table:table-cell table:number-columns-repeated="1018"/>
        </table:table-row>
        <table:table-row table:style-name="ro1">
          <table:table-cell table:formula="of:=IF(ISBLANK([.$B116]);&quot;&quot;;IF(ISNUMBER([.$A115]);[.$A115]+1;0))">
            <text:p/>
          </table:table-cell>
          <table:table-cell table:number-columns-repeated="2"/>
          <table:table-cell table:formula="of:=IF(ISBLANK([.$B116]);&quot;&quot;;[.C116]*8)">
            <text:p/>
          </table:table-cell>
          <table:table-cell table:number-columns-repeated="1018"/>
        </table:table-row>
        <table:table-row table:style-name="ro1">
          <table:table-cell table:formula="of:=IF(ISBLANK([.$B117]);&quot;&quot;;IF(ISNUMBER([.$A116]);[.$A116]+1;0))">
            <text:p/>
          </table:table-cell>
          <table:table-cell table:number-columns-repeated="2"/>
          <table:table-cell table:formula="of:=IF(ISBLANK([.$B117]);&quot;&quot;;[.C117]*8)">
            <text:p/>
          </table:table-cell>
          <table:table-cell table:number-columns-repeated="1018"/>
        </table:table-row>
        <table:table-row table:style-name="ro1">
          <table:table-cell table:formula="of:=IF(ISBLANK([.$B118]);&quot;&quot;;IF(ISNUMBER([.$A117]);[.$A117]+1;0))">
            <text:p/>
          </table:table-cell>
          <table:table-cell table:number-columns-repeated="2"/>
          <table:table-cell table:formula="of:=IF(ISBLANK([.$B118]);&quot;&quot;;[.C118]*8)">
            <text:p/>
          </table:table-cell>
          <table:table-cell table:number-columns-repeated="1018"/>
        </table:table-row>
        <table:table-row table:style-name="ro1">
          <table:table-cell table:formula="of:=IF(ISBLANK([.$B119]);&quot;&quot;;IF(ISNUMBER([.$A118]);[.$A118]+1;0))">
            <text:p/>
          </table:table-cell>
          <table:table-cell table:number-columns-repeated="2"/>
          <table:table-cell table:formula="of:=IF(ISBLANK([.$B119]);&quot;&quot;;[.C119]*8)">
            <text:p/>
          </table:table-cell>
          <table:table-cell table:number-columns-repeated="1018"/>
        </table:table-row>
        <table:table-row table:style-name="ro1">
          <table:table-cell table:formula="of:=IF(ISBLANK([.$B120]);&quot;&quot;;IF(ISNUMBER([.$A119]);[.$A119]+1;0))">
            <text:p/>
          </table:table-cell>
          <table:table-cell table:number-columns-repeated="2"/>
          <table:table-cell table:formula="of:=IF(ISBLANK([.$B120]);&quot;&quot;;[.C120]*8)">
            <text:p/>
          </table:table-cell>
          <table:table-cell table:number-columns-repeated="1018"/>
        </table:table-row>
        <table:table-row table:style-name="ro1">
          <table:table-cell table:formula="of:=IF(ISBLANK([.$B121]);&quot;&quot;;IF(ISNUMBER([.$A120]);[.$A120]+1;0))">
            <text:p/>
          </table:table-cell>
          <table:table-cell table:number-columns-repeated="2"/>
          <table:table-cell table:formula="of:=IF(ISBLANK([.$B121]);&quot;&quot;;[.C121]*8)">
            <text:p/>
          </table:table-cell>
          <table:table-cell table:number-columns-repeated="1018"/>
        </table:table-row>
        <table:table-row table:style-name="ro1">
          <table:table-cell table:formula="of:=IF(ISBLANK([.$B122]);&quot;&quot;;IF(ISNUMBER([.$A121]);[.$A121]+1;0))">
            <text:p/>
          </table:table-cell>
          <table:table-cell table:number-columns-repeated="2"/>
          <table:table-cell table:formula="of:=IF(ISBLANK([.$B122]);&quot;&quot;;[.C122]*8)">
            <text:p/>
          </table:table-cell>
          <table:table-cell table:number-columns-repeated="1018"/>
        </table:table-row>
        <table:table-row table:style-name="ro1">
          <table:table-cell table:formula="of:=IF(ISBLANK([.$B123]);&quot;&quot;;IF(ISNUMBER([.$A122]);[.$A122]+1;0))">
            <text:p/>
          </table:table-cell>
          <table:table-cell table:number-columns-repeated="2"/>
          <table:table-cell table:formula="of:=IF(ISBLANK([.$B123]);&quot;&quot;;[.C123]*8)">
            <text:p/>
          </table:table-cell>
          <table:table-cell table:number-columns-repeated="1018"/>
        </table:table-row>
        <table:table-row table:style-name="ro1">
          <table:table-cell table:formula="of:=IF(ISBLANK([.$B124]);&quot;&quot;;IF(ISNUMBER([.$A123]);[.$A123]+1;0))">
            <text:p/>
          </table:table-cell>
          <table:table-cell table:number-columns-repeated="2"/>
          <table:table-cell table:formula="of:=IF(ISBLANK([.$B124]);&quot;&quot;;[.C124]*8)">
            <text:p/>
          </table:table-cell>
          <table:table-cell table:number-columns-repeated="1018"/>
        </table:table-row>
        <table:table-row table:style-name="ro1">
          <table:table-cell table:formula="of:=IF(ISBLANK([.$B125]);&quot;&quot;;IF(ISNUMBER([.$A124]);[.$A124]+1;0))">
            <text:p/>
          </table:table-cell>
          <table:table-cell table:number-columns-repeated="2"/>
          <table:table-cell table:formula="of:=IF(ISBLANK([.$B125]);&quot;&quot;;[.C125]*8)">
            <text:p/>
          </table:table-cell>
          <table:table-cell table:number-columns-repeated="1018"/>
        </table:table-row>
        <table:table-row table:style-name="ro1">
          <table:table-cell table:formula="of:=IF(ISBLANK([.$B126]);&quot;&quot;;IF(ISNUMBER([.$A125]);[.$A125]+1;0))">
            <text:p/>
          </table:table-cell>
          <table:table-cell table:number-columns-repeated="2"/>
          <table:table-cell table:formula="of:=IF(ISBLANK([.$B126]);&quot;&quot;;[.C126]*8)">
            <text:p/>
          </table:table-cell>
          <table:table-cell table:number-columns-repeated="1018"/>
        </table:table-row>
        <table:table-row table:style-name="ro1">
          <table:table-cell table:formula="of:=IF(ISBLANK([.$B127]);&quot;&quot;;IF(ISNUMBER([.$A126]);[.$A126]+1;0))">
            <text:p/>
          </table:table-cell>
          <table:table-cell table:number-columns-repeated="2"/>
          <table:table-cell table:formula="of:=IF(ISBLANK([.$B127]);&quot;&quot;;[.C127]*8)">
            <text:p/>
          </table:table-cell>
          <table:table-cell table:number-columns-repeated="1018"/>
        </table:table-row>
        <table:table-row table:style-name="ro1">
          <table:table-cell table:formula="of:=IF(ISBLANK([.$B128]);&quot;&quot;;IF(ISNUMBER([.$A127]);[.$A127]+1;0))">
            <text:p/>
          </table:table-cell>
          <table:table-cell table:number-columns-repeated="2"/>
          <table:table-cell table:formula="of:=IF(ISBLANK([.$B128]);&quot;&quot;;[.C128]*8)">
            <text:p/>
          </table:table-cell>
          <table:table-cell table:number-columns-repeated="1018"/>
        </table:table-row>
        <table:table-row table:style-name="ro1">
          <table:table-cell table:formula="of:=IF(ISBLANK([.$B129]);&quot;&quot;;IF(ISNUMBER([.$A128]);[.$A128]+1;0))">
            <text:p/>
          </table:table-cell>
          <table:table-cell table:number-columns-repeated="2"/>
          <table:table-cell table:formula="of:=IF(ISBLANK([.$B129]);&quot;&quot;;[.C129]*8)">
            <text:p/>
          </table:table-cell>
          <table:table-cell table:number-columns-repeated="1018"/>
        </table:table-row>
        <table:table-row table:style-name="ro1">
          <table:table-cell table:formula="of:=IF(ISBLANK([.$B130]);&quot;&quot;;IF(ISNUMBER([.$A129]);[.$A129]+1;0))">
            <text:p/>
          </table:table-cell>
          <table:table-cell table:number-columns-repeated="2"/>
          <table:table-cell table:formula="of:=IF(ISBLANK([.$B130]);&quot;&quot;;[.C130]*8)">
            <text:p/>
          </table:table-cell>
          <table:table-cell table:number-columns-repeated="1018"/>
        </table:table-row>
        <table:table-row table:style-name="ro1">
          <table:table-cell table:formula="of:=IF(ISBLANK([.$B131]);&quot;&quot;;IF(ISNUMBER([.$A130]);[.$A130]+1;0))">
            <text:p/>
          </table:table-cell>
          <table:table-cell table:number-columns-repeated="2"/>
          <table:table-cell table:formula="of:=IF(ISBLANK([.$B131]);&quot;&quot;;[.C131]*8)">
            <text:p/>
          </table:table-cell>
          <table:table-cell table:number-columns-repeated="1018"/>
        </table:table-row>
        <table:table-row table:style-name="ro1">
          <table:table-cell table:formula="of:=IF(ISBLANK([.$B132]);&quot;&quot;;IF(ISNUMBER([.$A131]);[.$A131]+1;0))">
            <text:p/>
          </table:table-cell>
          <table:table-cell table:number-columns-repeated="2"/>
          <table:table-cell table:formula="of:=IF(ISBLANK([.$B132]);&quot;&quot;;[.C132]*8)">
            <text:p/>
          </table:table-cell>
          <table:table-cell table:number-columns-repeated="1018"/>
        </table:table-row>
        <table:table-row table:style-name="ro1">
          <table:table-cell table:formula="of:=IF(ISBLANK([.$B133]);&quot;&quot;;IF(ISNUMBER([.$A132]);[.$A132]+1;0))">
            <text:p/>
          </table:table-cell>
          <table:table-cell table:number-columns-repeated="2"/>
          <table:table-cell table:formula="of:=IF(ISBLANK([.$B133]);&quot;&quot;;[.C133]*8)">
            <text:p/>
          </table:table-cell>
          <table:table-cell table:number-columns-repeated="1018"/>
        </table:table-row>
        <table:table-row table:style-name="ro1">
          <table:table-cell table:formula="of:=IF(ISBLANK([.$B134]);&quot;&quot;;IF(ISNUMBER([.$A133]);[.$A133]+1;0))">
            <text:p/>
          </table:table-cell>
          <table:table-cell table:number-columns-repeated="2"/>
          <table:table-cell table:formula="of:=IF(ISBLANK([.$B134]);&quot;&quot;;[.C134]*8)">
            <text:p/>
          </table:table-cell>
          <table:table-cell table:number-columns-repeated="1018"/>
        </table:table-row>
        <table:table-row table:style-name="ro1">
          <table:table-cell table:formula="of:=IF(ISBLANK([.$B135]);&quot;&quot;;IF(ISNUMBER([.$A134]);[.$A134]+1;0))">
            <text:p/>
          </table:table-cell>
          <table:table-cell table:number-columns-repeated="2"/>
          <table:table-cell table:formula="of:=IF(ISBLANK([.$B135]);&quot;&quot;;[.C135]*8)">
            <text:p/>
          </table:table-cell>
          <table:table-cell table:number-columns-repeated="1018"/>
        </table:table-row>
        <table:table-row table:style-name="ro1">
          <table:table-cell table:formula="of:=IF(ISBLANK([.$B136]);&quot;&quot;;IF(ISNUMBER([.$A135]);[.$A135]+1;0))">
            <text:p/>
          </table:table-cell>
          <table:table-cell table:number-columns-repeated="2"/>
          <table:table-cell table:formula="of:=IF(ISBLANK([.$B136]);&quot;&quot;;[.C136]*8)">
            <text:p/>
          </table:table-cell>
          <table:table-cell table:number-columns-repeated="1018"/>
        </table:table-row>
        <table:table-row table:style-name="ro1">
          <table:table-cell table:formula="of:=IF(ISBLANK([.$B137]);&quot;&quot;;IF(ISNUMBER([.$A136]);[.$A136]+1;0))">
            <text:p/>
          </table:table-cell>
          <table:table-cell table:number-columns-repeated="2"/>
          <table:table-cell table:formula="of:=IF(ISBLANK([.$B137]);&quot;&quot;;[.C137]*8)">
            <text:p/>
          </table:table-cell>
          <table:table-cell table:number-columns-repeated="1018"/>
        </table:table-row>
        <table:table-row table:style-name="ro1">
          <table:table-cell table:formula="of:=IF(ISBLANK([.$B138]);&quot;&quot;;IF(ISNUMBER([.$A137]);[.$A137]+1;0))">
            <text:p/>
          </table:table-cell>
          <table:table-cell table:number-columns-repeated="2"/>
          <table:table-cell table:formula="of:=IF(ISBLANK([.$B138]);&quot;&quot;;[.C138]*8)">
            <text:p/>
          </table:table-cell>
          <table:table-cell table:number-columns-repeated="1018"/>
        </table:table-row>
        <table:table-row table:style-name="ro1">
          <table:table-cell table:formula="of:=IF(ISBLANK([.$B139]);&quot;&quot;;IF(ISNUMBER([.$A138]);[.$A138]+1;0))">
            <text:p/>
          </table:table-cell>
          <table:table-cell table:number-columns-repeated="2"/>
          <table:table-cell table:formula="of:=IF(ISBLANK([.$B139]);&quot;&quot;;[.C139]*8)">
            <text:p/>
          </table:table-cell>
          <table:table-cell table:number-columns-repeated="1018"/>
        </table:table-row>
        <table:table-row table:style-name="ro1">
          <table:table-cell table:formula="of:=IF(ISBLANK([.$B140]);&quot;&quot;;IF(ISNUMBER([.$A139]);[.$A139]+1;0))">
            <text:p/>
          </table:table-cell>
          <table:table-cell table:number-columns-repeated="2"/>
          <table:table-cell table:formula="of:=IF(ISBLANK([.$B140]);&quot;&quot;;[.C140]*8)">
            <text:p/>
          </table:table-cell>
          <table:table-cell table:number-columns-repeated="1018"/>
        </table:table-row>
        <table:table-row table:style-name="ro1">
          <table:table-cell table:formula="of:=IF(ISBLANK([.$B141]);&quot;&quot;;IF(ISNUMBER([.$A140]);[.$A140]+1;0))">
            <text:p/>
          </table:table-cell>
          <table:table-cell table:number-columns-repeated="2"/>
          <table:table-cell table:formula="of:=IF(ISBLANK([.$B141]);&quot;&quot;;[.C141]*8)">
            <text:p/>
          </table:table-cell>
          <table:table-cell table:number-columns-repeated="1018"/>
        </table:table-row>
        <table:table-row table:style-name="ro1">
          <table:table-cell table:formula="of:=IF(ISBLANK([.$B142]);&quot;&quot;;IF(ISNUMBER([.$A141]);[.$A141]+1;0))">
            <text:p/>
          </table:table-cell>
          <table:table-cell table:number-columns-repeated="2"/>
          <table:table-cell table:formula="of:=IF(ISBLANK([.$B142]);&quot;&quot;;[.C142]*8)">
            <text:p/>
          </table:table-cell>
          <table:table-cell table:number-columns-repeated="1018"/>
        </table:table-row>
        <table:table-row table:style-name="ro1">
          <table:table-cell table:formula="of:=IF(ISBLANK([.$B143]);&quot;&quot;;IF(ISNUMBER([.$A142]);[.$A142]+1;0))">
            <text:p/>
          </table:table-cell>
          <table:table-cell table:number-columns-repeated="2"/>
          <table:table-cell table:formula="of:=IF(ISBLANK([.$B143]);&quot;&quot;;[.C143]*8)">
            <text:p/>
          </table:table-cell>
          <table:table-cell table:number-columns-repeated="1018"/>
        </table:table-row>
        <table:table-row table:style-name="ro1">
          <table:table-cell table:formula="of:=IF(ISBLANK([.$B144]);&quot;&quot;;IF(ISNUMBER([.$A143]);[.$A143]+1;0))">
            <text:p/>
          </table:table-cell>
          <table:table-cell table:number-columns-repeated="2"/>
          <table:table-cell table:formula="of:=IF(ISBLANK([.$B144]);&quot;&quot;;[.C144]*8)">
            <text:p/>
          </table:table-cell>
          <table:table-cell table:number-columns-repeated="1018"/>
        </table:table-row>
        <table:table-row table:style-name="ro1">
          <table:table-cell table:formula="of:=IF(ISBLANK([.$B145]);&quot;&quot;;IF(ISNUMBER([.$A144]);[.$A144]+1;0))">
            <text:p/>
          </table:table-cell>
          <table:table-cell table:number-columns-repeated="2"/>
          <table:table-cell table:formula="of:=IF(ISBLANK([.$B145]);&quot;&quot;;[.C145]*8)">
            <text:p/>
          </table:table-cell>
          <table:table-cell table:number-columns-repeated="1018"/>
        </table:table-row>
        <table:table-row table:style-name="ro1">
          <table:table-cell table:formula="of:=IF(ISBLANK([.$B146]);&quot;&quot;;IF(ISNUMBER([.$A145]);[.$A145]+1;0))">
            <text:p/>
          </table:table-cell>
          <table:table-cell table:number-columns-repeated="2"/>
          <table:table-cell table:formula="of:=IF(ISBLANK([.$B146]);&quot;&quot;;[.C146]*8)">
            <text:p/>
          </table:table-cell>
          <table:table-cell table:number-columns-repeated="1018"/>
        </table:table-row>
        <table:table-row table:style-name="ro1">
          <table:table-cell table:formula="of:=IF(ISBLANK([.$B147]);&quot;&quot;;IF(ISNUMBER([.$A146]);[.$A146]+1;0))">
            <text:p/>
          </table:table-cell>
          <table:table-cell table:number-columns-repeated="2"/>
          <table:table-cell table:formula="of:=IF(ISBLANK([.$B147]);&quot;&quot;;[.C147]*8)">
            <text:p/>
          </table:table-cell>
          <table:table-cell table:number-columns-repeated="1018"/>
        </table:table-row>
        <table:table-row table:style-name="ro1">
          <table:table-cell table:formula="of:=IF(ISBLANK([.$B148]);&quot;&quot;;IF(ISNUMBER([.$A147]);[.$A147]+1;0))">
            <text:p/>
          </table:table-cell>
          <table:table-cell table:number-columns-repeated="2"/>
          <table:table-cell table:formula="of:=IF(ISBLANK([.$B148]);&quot;&quot;;[.C148]*8)">
            <text:p/>
          </table:table-cell>
          <table:table-cell table:number-columns-repeated="1018"/>
        </table:table-row>
        <table:table-row table:style-name="ro1">
          <table:table-cell table:formula="of:=IF(ISBLANK([.$B149]);&quot;&quot;;IF(ISNUMBER([.$A148]);[.$A148]+1;0))">
            <text:p/>
          </table:table-cell>
          <table:table-cell table:number-columns-repeated="2"/>
          <table:table-cell table:formula="of:=IF(ISBLANK([.$B149]);&quot;&quot;;[.C149]*8)">
            <text:p/>
          </table:table-cell>
          <table:table-cell table:number-columns-repeated="1018"/>
        </table:table-row>
        <table:table-row table:style-name="ro1">
          <table:table-cell table:formula="of:=IF(ISBLANK([.$B150]);&quot;&quot;;IF(ISNUMBER([.$A149]);[.$A149]+1;0))">
            <text:p/>
          </table:table-cell>
          <table:table-cell table:number-columns-repeated="2"/>
          <table:table-cell table:formula="of:=IF(ISBLANK([.$B150]);&quot;&quot;;[.C150]*8)">
            <text:p/>
          </table:table-cell>
          <table:table-cell table:number-columns-repeated="1018"/>
        </table:table-row>
        <table:table-row table:style-name="ro1">
          <table:table-cell table:formula="of:=IF(ISBLANK([.$B151]);&quot;&quot;;IF(ISNUMBER([.$A150]);[.$A150]+1;0))">
            <text:p/>
          </table:table-cell>
          <table:table-cell table:number-columns-repeated="2"/>
          <table:table-cell table:formula="of:=IF(ISBLANK([.$B151]);&quot;&quot;;[.C151]*8)">
            <text:p/>
          </table:table-cell>
          <table:table-cell table:number-columns-repeated="1018"/>
        </table:table-row>
        <table:table-row table:style-name="ro1">
          <table:table-cell table:formula="of:=IF(ISBLANK([.$B152]);&quot;&quot;;IF(ISNUMBER([.$A151]);[.$A151]+1;0))">
            <text:p/>
          </table:table-cell>
          <table:table-cell table:number-columns-repeated="2"/>
          <table:table-cell table:formula="of:=IF(ISBLANK([.$B152]);&quot;&quot;;[.C152]*8)">
            <text:p/>
          </table:table-cell>
          <table:table-cell table:number-columns-repeated="1018"/>
        </table:table-row>
        <table:table-row table:style-name="ro1">
          <table:table-cell table:formula="of:=IF(ISBLANK([.$B153]);&quot;&quot;;IF(ISNUMBER([.$A152]);[.$A152]+1;0))">
            <text:p/>
          </table:table-cell>
          <table:table-cell table:number-columns-repeated="2"/>
          <table:table-cell table:formula="of:=IF(ISBLANK([.$B153]);&quot;&quot;;[.C153]*8)">
            <text:p/>
          </table:table-cell>
          <table:table-cell table:number-columns-repeated="1018"/>
        </table:table-row>
        <table:table-row table:style-name="ro1">
          <table:table-cell table:formula="of:=IF(ISBLANK([.$B154]);&quot;&quot;;IF(ISNUMBER([.$A153]);[.$A153]+1;0))">
            <text:p/>
          </table:table-cell>
          <table:table-cell table:number-columns-repeated="2"/>
          <table:table-cell table:formula="of:=IF(ISBLANK([.$B154]);&quot;&quot;;[.C154]*8)">
            <text:p/>
          </table:table-cell>
          <table:table-cell table:number-columns-repeated="1018"/>
        </table:table-row>
        <table:table-row table:style-name="ro1">
          <table:table-cell table:formula="of:=IF(ISBLANK([.$B155]);&quot;&quot;;IF(ISNUMBER([.$A154]);[.$A154]+1;0))">
            <text:p/>
          </table:table-cell>
          <table:table-cell table:number-columns-repeated="2"/>
          <table:table-cell table:formula="of:=IF(ISBLANK([.$B155]);&quot;&quot;;[.C155]*8)">
            <text:p/>
          </table:table-cell>
          <table:table-cell table:number-columns-repeated="1018"/>
        </table:table-row>
        <table:table-row table:style-name="ro1">
          <table:table-cell table:formula="of:=IF(ISBLANK([.$B156]);&quot;&quot;;IF(ISNUMBER([.$A155]);[.$A155]+1;0))">
            <text:p/>
          </table:table-cell>
          <table:table-cell table:number-columns-repeated="2"/>
          <table:table-cell table:formula="of:=IF(ISBLANK([.$B156]);&quot;&quot;;[.C156]*8)">
            <text:p/>
          </table:table-cell>
          <table:table-cell table:number-columns-repeated="1018"/>
        </table:table-row>
        <table:table-row table:style-name="ro1">
          <table:table-cell table:formula="of:=IF(ISBLANK([.$B157]);&quot;&quot;;IF(ISNUMBER([.$A156]);[.$A156]+1;0))">
            <text:p/>
          </table:table-cell>
          <table:table-cell table:number-columns-repeated="2"/>
          <table:table-cell table:formula="of:=IF(ISBLANK([.$B157]);&quot;&quot;;[.C157]*8)">
            <text:p/>
          </table:table-cell>
          <table:table-cell table:number-columns-repeated="1018"/>
        </table:table-row>
        <table:table-row table:style-name="ro1">
          <table:table-cell table:formula="of:=IF(ISBLANK([.$B158]);&quot;&quot;;IF(ISNUMBER([.$A157]);[.$A157]+1;0))">
            <text:p/>
          </table:table-cell>
          <table:table-cell table:number-columns-repeated="2"/>
          <table:table-cell table:formula="of:=IF(ISBLANK([.$B158]);&quot;&quot;;[.C158]*8)">
            <text:p/>
          </table:table-cell>
          <table:table-cell table:number-columns-repeated="1018"/>
        </table:table-row>
        <table:table-row table:style-name="ro1">
          <table:table-cell table:formula="of:=IF(ISBLANK([.$B159]);&quot;&quot;;IF(ISNUMBER([.$A158]);[.$A158]+1;0))">
            <text:p/>
          </table:table-cell>
          <table:table-cell table:number-columns-repeated="2"/>
          <table:table-cell table:formula="of:=IF(ISBLANK([.$B159]);&quot;&quot;;[.C159]*8)">
            <text:p/>
          </table:table-cell>
          <table:table-cell table:number-columns-repeated="1018"/>
        </table:table-row>
        <table:table-row table:style-name="ro1">
          <table:table-cell table:formula="of:=IF(ISBLANK([.$B160]);&quot;&quot;;IF(ISNUMBER([.$A159]);[.$A159]+1;0))">
            <text:p/>
          </table:table-cell>
          <table:table-cell table:number-columns-repeated="2"/>
          <table:table-cell table:formula="of:=IF(ISBLANK([.$B160]);&quot;&quot;;[.C160]*8)">
            <text:p/>
          </table:table-cell>
          <table:table-cell table:number-columns-repeated="1018"/>
        </table:table-row>
        <table:table-row table:style-name="ro1">
          <table:table-cell table:formula="of:=IF(ISBLANK([.$B161]);&quot;&quot;;IF(ISNUMBER([.$A160]);[.$A160]+1;0))">
            <text:p/>
          </table:table-cell>
          <table:table-cell table:number-columns-repeated="2"/>
          <table:table-cell table:formula="of:=IF(ISBLANK([.$B161]);&quot;&quot;;[.C161]*8)">
            <text:p/>
          </table:table-cell>
          <table:table-cell table:number-columns-repeated="1018"/>
        </table:table-row>
        <table:table-row table:style-name="ro1">
          <table:table-cell table:formula="of:=IF(ISBLANK([.$B162]);&quot;&quot;;IF(ISNUMBER([.$A161]);[.$A161]+1;0))">
            <text:p/>
          </table:table-cell>
          <table:table-cell table:number-columns-repeated="2"/>
          <table:table-cell table:formula="of:=IF(ISBLANK([.$B162]);&quot;&quot;;[.C162]*8)">
            <text:p/>
          </table:table-cell>
          <table:table-cell table:number-columns-repeated="1018"/>
        </table:table-row>
        <table:table-row table:style-name="ro1">
          <table:table-cell table:formula="of:=IF(ISBLANK([.$B163]);&quot;&quot;;IF(ISNUMBER([.$A162]);[.$A162]+1;0))">
            <text:p/>
          </table:table-cell>
          <table:table-cell table:number-columns-repeated="2"/>
          <table:table-cell table:formula="of:=IF(ISBLANK([.$B163]);&quot;&quot;;[.C163]*8)">
            <text:p/>
          </table:table-cell>
          <table:table-cell table:number-columns-repeated="1018"/>
        </table:table-row>
        <table:table-row table:style-name="ro1">
          <table:table-cell table:formula="of:=IF(ISBLANK([.$B164]);&quot;&quot;;IF(ISNUMBER([.$A163]);[.$A163]+1;0))">
            <text:p/>
          </table:table-cell>
          <table:table-cell table:number-columns-repeated="2"/>
          <table:table-cell table:formula="of:=IF(ISBLANK([.$B164]);&quot;&quot;;[.C164]*8)">
            <text:p/>
          </table:table-cell>
          <table:table-cell table:number-columns-repeated="1018"/>
        </table:table-row>
        <table:table-row table:style-name="ro1">
          <table:table-cell table:formula="of:=IF(ISBLANK([.$B165]);&quot;&quot;;IF(ISNUMBER([.$A164]);[.$A164]+1;0))">
            <text:p/>
          </table:table-cell>
          <table:table-cell table:number-columns-repeated="2"/>
          <table:table-cell table:formula="of:=IF(ISBLANK([.$B165]);&quot;&quot;;[.C165]*8)">
            <text:p/>
          </table:table-cell>
          <table:table-cell table:number-columns-repeated="1018"/>
        </table:table-row>
        <table:table-row table:style-name="ro1">
          <table:table-cell table:formula="of:=IF(ISBLANK([.$B166]);&quot;&quot;;IF(ISNUMBER([.$A165]);[.$A165]+1;0))">
            <text:p/>
          </table:table-cell>
          <table:table-cell table:number-columns-repeated="2"/>
          <table:table-cell table:formula="of:=IF(ISBLANK([.$B166]);&quot;&quot;;[.C166]*8)">
            <text:p/>
          </table:table-cell>
          <table:table-cell table:number-columns-repeated="1018"/>
        </table:table-row>
        <table:table-row table:style-name="ro1">
          <table:table-cell table:formula="of:=IF(ISBLANK([.$B167]);&quot;&quot;;IF(ISNUMBER([.$A166]);[.$A166]+1;0))">
            <text:p/>
          </table:table-cell>
          <table:table-cell table:number-columns-repeated="2"/>
          <table:table-cell table:formula="of:=IF(ISBLANK([.$B167]);&quot;&quot;;[.C167]*8)">
            <text:p/>
          </table:table-cell>
          <table:table-cell table:number-columns-repeated="1018"/>
        </table:table-row>
        <table:table-row table:style-name="ro1">
          <table:table-cell table:formula="of:=IF(ISBLANK([.$B168]);&quot;&quot;;IF(ISNUMBER([.$A167]);[.$A167]+1;0))">
            <text:p/>
          </table:table-cell>
          <table:table-cell table:number-columns-repeated="2"/>
          <table:table-cell table:formula="of:=IF(ISBLANK([.$B168]);&quot;&quot;;[.C168]*8)">
            <text:p/>
          </table:table-cell>
          <table:table-cell table:number-columns-repeated="1018"/>
        </table:table-row>
        <table:table-row table:style-name="ro1">
          <table:table-cell table:formula="of:=IF(ISBLANK([.$B169]);&quot;&quot;;IF(ISNUMBER([.$A168]);[.$A168]+1;0))">
            <text:p/>
          </table:table-cell>
          <table:table-cell table:number-columns-repeated="2"/>
          <table:table-cell table:formula="of:=IF(ISBLANK([.$B169]);&quot;&quot;;[.C169]*8)">
            <text:p/>
          </table:table-cell>
          <table:table-cell table:number-columns-repeated="1018"/>
        </table:table-row>
        <table:table-row table:style-name="ro1">
          <table:table-cell table:formula="of:=IF(ISBLANK([.$B170]);&quot;&quot;;IF(ISNUMBER([.$A169]);[.$A169]+1;0))">
            <text:p/>
          </table:table-cell>
          <table:table-cell table:number-columns-repeated="2"/>
          <table:table-cell table:formula="of:=IF(ISBLANK([.$B170]);&quot;&quot;;[.C170]*8)">
            <text:p/>
          </table:table-cell>
          <table:table-cell table:number-columns-repeated="1018"/>
        </table:table-row>
        <table:table-row table:style-name="ro1">
          <table:table-cell table:formula="of:=IF(ISBLANK([.$B171]);&quot;&quot;;IF(ISNUMBER([.$A170]);[.$A170]+1;0))">
            <text:p/>
          </table:table-cell>
          <table:table-cell table:number-columns-repeated="2"/>
          <table:table-cell table:formula="of:=IF(ISBLANK([.$B171]);&quot;&quot;;[.C171]*8)">
            <text:p/>
          </table:table-cell>
          <table:table-cell table:number-columns-repeated="1018"/>
        </table:table-row>
        <table:table-row table:style-name="ro1">
          <table:table-cell table:formula="of:=IF(ISBLANK([.$B172]);&quot;&quot;;IF(ISNUMBER([.$A171]);[.$A171]+1;0))">
            <text:p/>
          </table:table-cell>
          <table:table-cell table:number-columns-repeated="2"/>
          <table:table-cell table:formula="of:=IF(ISBLANK([.$B172]);&quot;&quot;;[.C172]*8)">
            <text:p/>
          </table:table-cell>
          <table:table-cell table:number-columns-repeated="1018"/>
        </table:table-row>
        <table:table-row table:style-name="ro1">
          <table:table-cell table:formula="of:=IF(ISBLANK([.$B173]);&quot;&quot;;IF(ISNUMBER([.$A172]);[.$A172]+1;0))">
            <text:p/>
          </table:table-cell>
          <table:table-cell table:number-columns-repeated="2"/>
          <table:table-cell table:formula="of:=IF(ISBLANK([.$B173]);&quot;&quot;;[.C173]*8)">
            <text:p/>
          </table:table-cell>
          <table:table-cell table:number-columns-repeated="1018"/>
        </table:table-row>
        <table:table-row table:style-name="ro1">
          <table:table-cell table:formula="of:=IF(ISBLANK([.$B174]);&quot;&quot;;IF(ISNUMBER([.$A173]);[.$A173]+1;0))">
            <text:p/>
          </table:table-cell>
          <table:table-cell table:number-columns-repeated="2"/>
          <table:table-cell table:formula="of:=IF(ISBLANK([.$B174]);&quot;&quot;;[.C174]*8)">
            <text:p/>
          </table:table-cell>
          <table:table-cell table:number-columns-repeated="1018"/>
        </table:table-row>
        <table:table-row table:style-name="ro1">
          <table:table-cell table:formula="of:=IF(ISBLANK([.$B175]);&quot;&quot;;IF(ISNUMBER([.$A174]);[.$A174]+1;0))">
            <text:p/>
          </table:table-cell>
          <table:table-cell table:number-columns-repeated="2"/>
          <table:table-cell table:formula="of:=IF(ISBLANK([.$B175]);&quot;&quot;;[.C175]*8)">
            <text:p/>
          </table:table-cell>
          <table:table-cell table:number-columns-repeated="1018"/>
        </table:table-row>
        <table:table-row table:style-name="ro1">
          <table:table-cell table:formula="of:=IF(ISBLANK([.$B176]);&quot;&quot;;IF(ISNUMBER([.$A175]);[.$A175]+1;0))">
            <text:p/>
          </table:table-cell>
          <table:table-cell table:number-columns-repeated="2"/>
          <table:table-cell table:formula="of:=IF(ISBLANK([.$B176]);&quot;&quot;;[.C176]*8)">
            <text:p/>
          </table:table-cell>
          <table:table-cell table:number-columns-repeated="1018"/>
        </table:table-row>
        <table:table-row table:style-name="ro1">
          <table:table-cell table:formula="of:=IF(ISBLANK([.$B177]);&quot;&quot;;IF(ISNUMBER([.$A176]);[.$A176]+1;0))">
            <text:p/>
          </table:table-cell>
          <table:table-cell table:number-columns-repeated="2"/>
          <table:table-cell table:formula="of:=IF(ISBLANK([.$B177]);&quot;&quot;;[.C177]*8)">
            <text:p/>
          </table:table-cell>
          <table:table-cell table:number-columns-repeated="1018"/>
        </table:table-row>
        <table:table-row table:style-name="ro1">
          <table:table-cell table:formula="of:=IF(ISBLANK([.$B178]);&quot;&quot;;IF(ISNUMBER([.$A177]);[.$A177]+1;0))">
            <text:p/>
          </table:table-cell>
          <table:table-cell table:number-columns-repeated="2"/>
          <table:table-cell table:formula="of:=IF(ISBLANK([.$B178]);&quot;&quot;;[.C178]*8)">
            <text:p/>
          </table:table-cell>
          <table:table-cell table:number-columns-repeated="1018"/>
        </table:table-row>
        <table:table-row table:style-name="ro1">
          <table:table-cell table:formula="of:=IF(ISBLANK([.$B179]);&quot;&quot;;IF(ISNUMBER([.$A178]);[.$A178]+1;0))">
            <text:p/>
          </table:table-cell>
          <table:table-cell table:number-columns-repeated="2"/>
          <table:table-cell table:formula="of:=IF(ISBLANK([.$B179]);&quot;&quot;;[.C179]*8)">
            <text:p/>
          </table:table-cell>
          <table:table-cell table:number-columns-repeated="1018"/>
        </table:table-row>
        <table:table-row table:style-name="ro1">
          <table:table-cell table:formula="of:=IF(ISBLANK([.$B180]);&quot;&quot;;IF(ISNUMBER([.$A179]);[.$A179]+1;0))">
            <text:p/>
          </table:table-cell>
          <table:table-cell table:number-columns-repeated="2"/>
          <table:table-cell table:formula="of:=IF(ISBLANK([.$B180]);&quot;&quot;;[.C180]*8)">
            <text:p/>
          </table:table-cell>
          <table:table-cell table:number-columns-repeated="1018"/>
        </table:table-row>
        <table:table-row table:style-name="ro1">
          <table:table-cell table:formula="of:=IF(ISBLANK([.$B181]);&quot;&quot;;IF(ISNUMBER([.$A180]);[.$A180]+1;0))">
            <text:p/>
          </table:table-cell>
          <table:table-cell table:number-columns-repeated="2"/>
          <table:table-cell table:formula="of:=IF(ISBLANK([.$B181]);&quot;&quot;;[.C181]*8)">
            <text:p/>
          </table:table-cell>
          <table:table-cell table:number-columns-repeated="1018"/>
        </table:table-row>
        <table:table-row table:style-name="ro1">
          <table:table-cell table:formula="of:=IF(ISBLANK([.$B182]);&quot;&quot;;IF(ISNUMBER([.$A181]);[.$A181]+1;0))">
            <text:p/>
          </table:table-cell>
          <table:table-cell table:number-columns-repeated="2"/>
          <table:table-cell table:formula="of:=IF(ISBLANK([.$B182]);&quot;&quot;;[.C182]*8)">
            <text:p/>
          </table:table-cell>
          <table:table-cell table:number-columns-repeated="1018"/>
        </table:table-row>
        <table:table-row table:style-name="ro1">
          <table:table-cell table:formula="of:=IF(ISBLANK([.$B183]);&quot;&quot;;IF(ISNUMBER([.$A182]);[.$A182]+1;0))">
            <text:p/>
          </table:table-cell>
          <table:table-cell table:number-columns-repeated="2"/>
          <table:table-cell table:formula="of:=IF(ISBLANK([.$B183]);&quot;&quot;;[.C183]*8)">
            <text:p/>
          </table:table-cell>
          <table:table-cell table:number-columns-repeated="1018"/>
        </table:table-row>
        <table:table-row table:style-name="ro1">
          <table:table-cell table:formula="of:=IF(ISBLANK([.$B184]);&quot;&quot;;IF(ISNUMBER([.$A183]);[.$A183]+1;0))">
            <text:p/>
          </table:table-cell>
          <table:table-cell table:number-columns-repeated="2"/>
          <table:table-cell table:formula="of:=IF(ISBLANK([.$B184]);&quot;&quot;;[.C184]*8)">
            <text:p/>
          </table:table-cell>
          <table:table-cell table:number-columns-repeated="1018"/>
        </table:table-row>
        <table:table-row table:style-name="ro1">
          <table:table-cell table:formula="of:=IF(ISBLANK([.$B185]);&quot;&quot;;IF(ISNUMBER([.$A184]);[.$A184]+1;0))">
            <text:p/>
          </table:table-cell>
          <table:table-cell table:number-columns-repeated="2"/>
          <table:table-cell table:formula="of:=IF(ISBLANK([.$B185]);&quot;&quot;;[.C185]*8)">
            <text:p/>
          </table:table-cell>
          <table:table-cell table:number-columns-repeated="1018"/>
        </table:table-row>
        <table:table-row table:style-name="ro1">
          <table:table-cell table:formula="of:=IF(ISBLANK([.$B186]);&quot;&quot;;IF(ISNUMBER([.$A185]);[.$A185]+1;0))">
            <text:p/>
          </table:table-cell>
          <table:table-cell table:number-columns-repeated="2"/>
          <table:table-cell table:formula="of:=IF(ISBLANK([.$B186]);&quot;&quot;;[.C186]*8)">
            <text:p/>
          </table:table-cell>
          <table:table-cell table:number-columns-repeated="1018"/>
        </table:table-row>
        <table:table-row table:style-name="ro1">
          <table:table-cell table:formula="of:=IF(ISBLANK([.$B187]);&quot;&quot;;IF(ISNUMBER([.$A186]);[.$A186]+1;0))">
            <text:p/>
          </table:table-cell>
          <table:table-cell table:number-columns-repeated="2"/>
          <table:table-cell table:formula="of:=IF(ISBLANK([.$B187]);&quot;&quot;;[.C187]*8)">
            <text:p/>
          </table:table-cell>
          <table:table-cell table:number-columns-repeated="1018"/>
        </table:table-row>
        <table:table-row table:style-name="ro1">
          <table:table-cell table:formula="of:=IF(ISBLANK([.$B188]);&quot;&quot;;IF(ISNUMBER([.$A187]);[.$A187]+1;0))">
            <text:p/>
          </table:table-cell>
          <table:table-cell table:number-columns-repeated="2"/>
          <table:table-cell table:formula="of:=IF(ISBLANK([.$B188]);&quot;&quot;;[.C188]*8)">
            <text:p/>
          </table:table-cell>
          <table:table-cell table:number-columns-repeated="1018"/>
        </table:table-row>
        <table:table-row table:style-name="ro1">
          <table:table-cell table:formula="of:=IF(ISBLANK([.$B189]);&quot;&quot;;IF(ISNUMBER([.$A188]);[.$A188]+1;0))">
            <text:p/>
          </table:table-cell>
          <table:table-cell table:number-columns-repeated="2"/>
          <table:table-cell table:formula="of:=IF(ISBLANK([.$B189]);&quot;&quot;;[.C189]*8)">
            <text:p/>
          </table:table-cell>
          <table:table-cell table:number-columns-repeated="1018"/>
        </table:table-row>
        <table:table-row table:style-name="ro1">
          <table:table-cell table:formula="of:=IF(ISBLANK([.$B190]);&quot;&quot;;IF(ISNUMBER([.$A189]);[.$A189]+1;0))">
            <text:p/>
          </table:table-cell>
          <table:table-cell table:number-columns-repeated="2"/>
          <table:table-cell table:formula="of:=IF(ISBLANK([.$B190]);&quot;&quot;;[.C190]*8)">
            <text:p/>
          </table:table-cell>
          <table:table-cell table:number-columns-repeated="1018"/>
        </table:table-row>
        <table:table-row table:style-name="ro1">
          <table:table-cell table:formula="of:=IF(ISBLANK([.$B191]);&quot;&quot;;IF(ISNUMBER([.$A190]);[.$A190]+1;0))">
            <text:p/>
          </table:table-cell>
          <table:table-cell table:number-columns-repeated="2"/>
          <table:table-cell table:formula="of:=IF(ISBLANK([.$B191]);&quot;&quot;;[.C191]*8)">
            <text:p/>
          </table:table-cell>
          <table:table-cell table:number-columns-repeated="1018"/>
        </table:table-row>
        <table:table-row table:style-name="ro1">
          <table:table-cell table:formula="of:=IF(ISBLANK([.$B192]);&quot;&quot;;IF(ISNUMBER([.$A191]);[.$A191]+1;0))">
            <text:p/>
          </table:table-cell>
          <table:table-cell table:number-columns-repeated="2"/>
          <table:table-cell table:formula="of:=IF(ISBLANK([.$B192]);&quot;&quot;;[.C192]*8)">
            <text:p/>
          </table:table-cell>
          <table:table-cell table:number-columns-repeated="1018"/>
        </table:table-row>
        <table:table-row table:style-name="ro1">
          <table:table-cell table:formula="of:=IF(ISBLANK([.$B193]);&quot;&quot;;IF(ISNUMBER([.$A192]);[.$A192]+1;0))">
            <text:p/>
          </table:table-cell>
          <table:table-cell table:number-columns-repeated="2"/>
          <table:table-cell table:formula="of:=IF(ISBLANK([.$B193]);&quot;&quot;;[.C193]*8)">
            <text:p/>
          </table:table-cell>
          <table:table-cell table:number-columns-repeated="1018"/>
        </table:table-row>
        <table:table-row table:style-name="ro1">
          <table:table-cell table:formula="of:=IF(ISBLANK([.$B194]);&quot;&quot;;IF(ISNUMBER([.$A193]);[.$A193]+1;0))">
            <text:p/>
          </table:table-cell>
          <table:table-cell table:number-columns-repeated="2"/>
          <table:table-cell table:formula="of:=IF(ISBLANK([.$B194]);&quot;&quot;;[.C194]*8)">
            <text:p/>
          </table:table-cell>
          <table:table-cell table:number-columns-repeated="1018"/>
        </table:table-row>
        <table:table-row table:style-name="ro1">
          <table:table-cell table:formula="of:=IF(ISBLANK([.$B195]);&quot;&quot;;IF(ISNUMBER([.$A194]);[.$A194]+1;0))">
            <text:p/>
          </table:table-cell>
          <table:table-cell table:number-columns-repeated="2"/>
          <table:table-cell table:formula="of:=IF(ISBLANK([.$B195]);&quot;&quot;;[.C195]*8)">
            <text:p/>
          </table:table-cell>
          <table:table-cell table:number-columns-repeated="1018"/>
        </table:table-row>
        <table:table-row table:style-name="ro1">
          <table:table-cell table:formula="of:=IF(ISBLANK([.$B196]);&quot;&quot;;IF(ISNUMBER([.$A195]);[.$A195]+1;0))">
            <text:p/>
          </table:table-cell>
          <table:table-cell table:number-columns-repeated="2"/>
          <table:table-cell table:formula="of:=IF(ISBLANK([.$B196]);&quot;&quot;;[.C196]*8)">
            <text:p/>
          </table:table-cell>
          <table:table-cell table:number-columns-repeated="1018"/>
        </table:table-row>
        <table:table-row table:style-name="ro1">
          <table:table-cell table:formula="of:=IF(ISBLANK([.$B197]);&quot;&quot;;IF(ISNUMBER([.$A196]);[.$A196]+1;0))">
            <text:p/>
          </table:table-cell>
          <table:table-cell table:number-columns-repeated="2"/>
          <table:table-cell table:formula="of:=IF(ISBLANK([.$B197]);&quot;&quot;;[.C197]*8)">
            <text:p/>
          </table:table-cell>
          <table:table-cell table:number-columns-repeated="1018"/>
        </table:table-row>
        <table:table-row table:style-name="ro1">
          <table:table-cell table:formula="of:=IF(ISBLANK([.$B198]);&quot;&quot;;IF(ISNUMBER([.$A197]);[.$A197]+1;0))">
            <text:p/>
          </table:table-cell>
          <table:table-cell table:number-columns-repeated="2"/>
          <table:table-cell table:formula="of:=IF(ISBLANK([.$B198]);&quot;&quot;;[.C198]*8)">
            <text:p/>
          </table:table-cell>
          <table:table-cell table:number-columns-repeated="1018"/>
        </table:table-row>
        <table:table-row table:style-name="ro1">
          <table:table-cell table:formula="of:=IF(ISBLANK([.$B199]);&quot;&quot;;IF(ISNUMBER([.$A198]);[.$A198]+1;0))">
            <text:p/>
          </table:table-cell>
          <table:table-cell table:number-columns-repeated="2"/>
          <table:table-cell table:formula="of:=IF(ISBLANK([.$B199]);&quot;&quot;;[.C199]*8)">
            <text:p/>
          </table:table-cell>
          <table:table-cell table:number-columns-repeated="1018"/>
        </table:table-row>
        <table:table-row table:style-name="ro1">
          <table:table-cell table:formula="of:=IF(ISBLANK([.$B200]);&quot;&quot;;IF(ISNUMBER([.$A199]);[.$A199]+1;0))">
            <text:p/>
          </table:table-cell>
          <table:table-cell table:number-columns-repeated="2"/>
          <table:table-cell table:formula="of:=IF(ISBLANK([.$B200]);&quot;&quot;;[.C200]*8)">
            <text:p/>
          </table:table-cell>
          <table:table-cell table:number-columns-repeated="1018"/>
        </table:table-row>
        <table:table-row table:style-name="ro1">
          <table:table-cell table:formula="of:=IF(ISBLANK([.$B201]);&quot;&quot;;IF(ISNUMBER([.$A200]);[.$A200]+1;0))">
            <text:p/>
          </table:table-cell>
          <table:table-cell table:number-columns-repeated="2"/>
          <table:table-cell table:formula="of:=IF(ISBLANK([.$B201]);&quot;&quot;;[.C201]*8)">
            <text:p/>
          </table:table-cell>
          <table:table-cell table:number-columns-repeated="1018"/>
        </table:table-row>
        <table:table-row table:style-name="ro1">
          <table:table-cell table:formula="of:=IF(ISBLANK([.$B202]);&quot;&quot;;IF(ISNUMBER([.$A201]);[.$A201]+1;0))">
            <text:p/>
          </table:table-cell>
          <table:table-cell table:number-columns-repeated="2"/>
          <table:table-cell table:formula="of:=IF(ISBLANK([.$B202]);&quot;&quot;;[.C202]*8)">
            <text:p/>
          </table:table-cell>
          <table:table-cell table:number-columns-repeated="1018"/>
        </table:table-row>
        <table:table-row table:style-name="ro1">
          <table:table-cell table:formula="of:=IF(ISBLANK([.$B203]);&quot;&quot;;IF(ISNUMBER([.$A202]);[.$A202]+1;0))">
            <text:p/>
          </table:table-cell>
          <table:table-cell table:number-columns-repeated="2"/>
          <table:table-cell table:formula="of:=IF(ISBLANK([.$B203]);&quot;&quot;;[.C203]*8)">
            <text:p/>
          </table:table-cell>
          <table:table-cell table:number-columns-repeated="1018"/>
        </table:table-row>
        <table:table-row table:style-name="ro1">
          <table:table-cell table:formula="of:=IF(ISBLANK([.$B204]);&quot;&quot;;IF(ISNUMBER([.$A203]);[.$A203]+1;0))">
            <text:p/>
          </table:table-cell>
          <table:table-cell table:number-columns-repeated="2"/>
          <table:table-cell table:formula="of:=IF(ISBLANK([.$B204]);&quot;&quot;;[.C204]*8)">
            <text:p/>
          </table:table-cell>
          <table:table-cell table:number-columns-repeated="1018"/>
        </table:table-row>
        <table:table-row table:style-name="ro1">
          <table:table-cell table:formula="of:=IF(ISBLANK([.$B205]);&quot;&quot;;IF(ISNUMBER([.$A204]);[.$A204]+1;0))">
            <text:p/>
          </table:table-cell>
          <table:table-cell table:number-columns-repeated="2"/>
          <table:table-cell table:formula="of:=IF(ISBLANK([.$B205]);&quot;&quot;;[.C205]*8)">
            <text:p/>
          </table:table-cell>
          <table:table-cell table:number-columns-repeated="1018"/>
        </table:table-row>
        <table:table-row table:style-name="ro1">
          <table:table-cell table:formula="of:=IF(ISBLANK([.$B206]);&quot;&quot;;IF(ISNUMBER([.$A205]);[.$A205]+1;0))">
            <text:p/>
          </table:table-cell>
          <table:table-cell table:number-columns-repeated="2"/>
          <table:table-cell table:formula="of:=IF(ISBLANK([.$B206]);&quot;&quot;;[.C206]*8)">
            <text:p/>
          </table:table-cell>
          <table:table-cell table:number-columns-repeated="1018"/>
        </table:table-row>
        <table:table-row table:style-name="ro1">
          <table:table-cell table:formula="of:=IF(ISBLANK([.$B207]);&quot;&quot;;IF(ISNUMBER([.$A206]);[.$A206]+1;0))">
            <text:p/>
          </table:table-cell>
          <table:table-cell table:number-columns-repeated="2"/>
          <table:table-cell table:formula="of:=IF(ISBLANK([.$B207]);&quot;&quot;;[.C207]*8)">
            <text:p/>
          </table:table-cell>
          <table:table-cell table:number-columns-repeated="1018"/>
        </table:table-row>
        <table:table-row table:style-name="ro1">
          <table:table-cell table:formula="of:=IF(ISBLANK([.$B208]);&quot;&quot;;IF(ISNUMBER([.$A207]);[.$A207]+1;0))">
            <text:p/>
          </table:table-cell>
          <table:table-cell table:number-columns-repeated="2"/>
          <table:table-cell table:formula="of:=IF(ISBLANK([.$B208]);&quot;&quot;;[.C208]*8)">
            <text:p/>
          </table:table-cell>
          <table:table-cell table:number-columns-repeated="1018"/>
        </table:table-row>
        <table:table-row table:style-name="ro1">
          <table:table-cell table:formula="of:=IF(ISBLANK([.$B209]);&quot;&quot;;IF(ISNUMBER([.$A208]);[.$A208]+1;0))">
            <text:p/>
          </table:table-cell>
          <table:table-cell table:number-columns-repeated="2"/>
          <table:table-cell table:formula="of:=IF(ISBLANK([.$B209]);&quot;&quot;;[.C209]*8)">
            <text:p/>
          </table:table-cell>
          <table:table-cell table:number-columns-repeated="1018"/>
        </table:table-row>
        <table:table-row table:style-name="ro1">
          <table:table-cell table:formula="of:=IF(ISBLANK([.$B210]);&quot;&quot;;IF(ISNUMBER([.$A209]);[.$A209]+1;0))">
            <text:p/>
          </table:table-cell>
          <table:table-cell table:number-columns-repeated="2"/>
          <table:table-cell table:formula="of:=IF(ISBLANK([.$B210]);&quot;&quot;;[.C210]*8)">
            <text:p/>
          </table:table-cell>
          <table:table-cell table:number-columns-repeated="1018"/>
        </table:table-row>
        <table:table-row table:style-name="ro1">
          <table:table-cell table:formula="of:=IF(ISBLANK([.$B211]);&quot;&quot;;IF(ISNUMBER([.$A210]);[.$A210]+1;0))">
            <text:p/>
          </table:table-cell>
          <table:table-cell table:number-columns-repeated="2"/>
          <table:table-cell table:formula="of:=IF(ISBLANK([.$B211]);&quot;&quot;;[.C211]*8)">
            <text:p/>
          </table:table-cell>
          <table:table-cell table:number-columns-repeated="1018"/>
        </table:table-row>
        <table:table-row table:style-name="ro1">
          <table:table-cell table:formula="of:=IF(ISBLANK([.$B212]);&quot;&quot;;IF(ISNUMBER([.$A211]);[.$A211]+1;0))">
            <text:p/>
          </table:table-cell>
          <table:table-cell table:number-columns-repeated="2"/>
          <table:table-cell table:formula="of:=IF(ISBLANK([.$B212]);&quot;&quot;;[.C212]*8)">
            <text:p/>
          </table:table-cell>
          <table:table-cell table:number-columns-repeated="1018"/>
        </table:table-row>
        <table:table-row table:style-name="ro1">
          <table:table-cell table:formula="of:=IF(ISBLANK([.$B213]);&quot;&quot;;IF(ISNUMBER([.$A212]);[.$A212]+1;0))">
            <text:p/>
          </table:table-cell>
          <table:table-cell table:number-columns-repeated="2"/>
          <table:table-cell table:formula="of:=IF(ISBLANK([.$B213]);&quot;&quot;;[.C213]*8)">
            <text:p/>
          </table:table-cell>
          <table:table-cell table:number-columns-repeated="1018"/>
        </table:table-row>
        <table:table-row table:style-name="ro1">
          <table:table-cell table:formula="of:=IF(ISBLANK([.$B214]);&quot;&quot;;IF(ISNUMBER([.$A213]);[.$A213]+1;0))">
            <text:p/>
          </table:table-cell>
          <table:table-cell table:number-columns-repeated="2"/>
          <table:table-cell table:formula="of:=IF(ISBLANK([.$B214]);&quot;&quot;;[.C214]*8)">
            <text:p/>
          </table:table-cell>
          <table:table-cell table:number-columns-repeated="1018"/>
        </table:table-row>
        <table:table-row table:style-name="ro1">
          <table:table-cell table:formula="of:=IF(ISBLANK([.$B215]);&quot;&quot;;IF(ISNUMBER([.$A214]);[.$A214]+1;0))">
            <text:p/>
          </table:table-cell>
          <table:table-cell table:number-columns-repeated="2"/>
          <table:table-cell table:formula="of:=IF(ISBLANK([.$B215]);&quot;&quot;;[.C215]*8)">
            <text:p/>
          </table:table-cell>
          <table:table-cell table:number-columns-repeated="1018"/>
        </table:table-row>
        <table:table-row table:style-name="ro1">
          <table:table-cell table:formula="of:=IF(ISBLANK([.$B216]);&quot;&quot;;IF(ISNUMBER([.$A215]);[.$A215]+1;0))">
            <text:p/>
          </table:table-cell>
          <table:table-cell table:number-columns-repeated="2"/>
          <table:table-cell table:formula="of:=IF(ISBLANK([.$B216]);&quot;&quot;;[.C216]*8)">
            <text:p/>
          </table:table-cell>
          <table:table-cell table:number-columns-repeated="1018"/>
        </table:table-row>
        <table:table-row table:style-name="ro1">
          <table:table-cell table:formula="of:=IF(ISBLANK([.$B217]);&quot;&quot;;IF(ISNUMBER([.$A216]);[.$A216]+1;0))">
            <text:p/>
          </table:table-cell>
          <table:table-cell table:number-columns-repeated="2"/>
          <table:table-cell table:formula="of:=IF(ISBLANK([.$B217]);&quot;&quot;;[.C217]*8)">
            <text:p/>
          </table:table-cell>
          <table:table-cell table:number-columns-repeated="1018"/>
        </table:table-row>
        <table:table-row table:style-name="ro1">
          <table:table-cell table:formula="of:=IF(ISBLANK([.$B218]);&quot;&quot;;IF(ISNUMBER([.$A217]);[.$A217]+1;0))">
            <text:p/>
          </table:table-cell>
          <table:table-cell table:number-columns-repeated="2"/>
          <table:table-cell table:formula="of:=IF(ISBLANK([.$B218]);&quot;&quot;;[.C218]*8)">
            <text:p/>
          </table:table-cell>
          <table:table-cell table:number-columns-repeated="1018"/>
        </table:table-row>
        <table:table-row table:style-name="ro1">
          <table:table-cell table:formula="of:=IF(ISBLANK([.$B219]);&quot;&quot;;IF(ISNUMBER([.$A218]);[.$A218]+1;0))">
            <text:p/>
          </table:table-cell>
          <table:table-cell table:number-columns-repeated="2"/>
          <table:table-cell table:formula="of:=IF(ISBLANK([.$B219]);&quot;&quot;;[.C219]*8)">
            <text:p/>
          </table:table-cell>
          <table:table-cell table:number-columns-repeated="1018"/>
        </table:table-row>
        <table:table-row table:style-name="ro1">
          <table:table-cell table:formula="of:=IF(ISBLANK([.$B220]);&quot;&quot;;IF(ISNUMBER([.$A219]);[.$A219]+1;0))">
            <text:p/>
          </table:table-cell>
          <table:table-cell table:number-columns-repeated="2"/>
          <table:table-cell table:formula="of:=IF(ISBLANK([.$B220]);&quot;&quot;;[.C220]*8)">
            <text:p/>
          </table:table-cell>
          <table:table-cell table:number-columns-repeated="1018"/>
        </table:table-row>
        <table:table-row table:style-name="ro1">
          <table:table-cell table:formula="of:=IF(ISBLANK([.$B221]);&quot;&quot;;IF(ISNUMBER([.$A220]);[.$A220]+1;0))">
            <text:p/>
          </table:table-cell>
          <table:table-cell table:number-columns-repeated="2"/>
          <table:table-cell table:formula="of:=IF(ISBLANK([.$B221]);&quot;&quot;;[.C221]*8)">
            <text:p/>
          </table:table-cell>
          <table:table-cell table:number-columns-repeated="1018"/>
        </table:table-row>
        <table:table-row table:style-name="ro1">
          <table:table-cell table:formula="of:=IF(ISBLANK([.$B222]);&quot;&quot;;IF(ISNUMBER([.$A221]);[.$A221]+1;0))">
            <text:p/>
          </table:table-cell>
          <table:table-cell table:number-columns-repeated="2"/>
          <table:table-cell table:formula="of:=IF(ISBLANK([.$B222]);&quot;&quot;;[.C222]*8)">
            <text:p/>
          </table:table-cell>
          <table:table-cell table:number-columns-repeated="1018"/>
        </table:table-row>
        <table:table-row table:style-name="ro1">
          <table:table-cell table:formula="of:=IF(ISBLANK([.$B223]);&quot;&quot;;IF(ISNUMBER([.$A222]);[.$A222]+1;0))">
            <text:p/>
          </table:table-cell>
          <table:table-cell table:number-columns-repeated="2"/>
          <table:table-cell table:formula="of:=IF(ISBLANK([.$B223]);&quot;&quot;;[.C223]*8)">
            <text:p/>
          </table:table-cell>
          <table:table-cell table:number-columns-repeated="1018"/>
        </table:table-row>
        <table:table-row table:style-name="ro1">
          <table:table-cell table:formula="of:=IF(ISBLANK([.$B224]);&quot;&quot;;IF(ISNUMBER([.$A223]);[.$A223]+1;0))">
            <text:p/>
          </table:table-cell>
          <table:table-cell table:number-columns-repeated="2"/>
          <table:table-cell table:formula="of:=IF(ISBLANK([.$B224]);&quot;&quot;;[.C224]*8)">
            <text:p/>
          </table:table-cell>
          <table:table-cell table:number-columns-repeated="1018"/>
        </table:table-row>
        <table:table-row table:style-name="ro1">
          <table:table-cell table:formula="of:=IF(ISBLANK([.$B225]);&quot;&quot;;IF(ISNUMBER([.$A224]);[.$A224]+1;0))">
            <text:p/>
          </table:table-cell>
          <table:table-cell table:number-columns-repeated="2"/>
          <table:table-cell table:formula="of:=IF(ISBLANK([.$B225]);&quot;&quot;;[.C225]*8)">
            <text:p/>
          </table:table-cell>
          <table:table-cell table:number-columns-repeated="1018"/>
        </table:table-row>
        <table:table-row table:style-name="ro1">
          <table:table-cell table:formula="of:=IF(ISBLANK([.$B226]);&quot;&quot;;IF(ISNUMBER([.$A225]);[.$A225]+1;0))">
            <text:p/>
          </table:table-cell>
          <table:table-cell table:number-columns-repeated="2"/>
          <table:table-cell table:formula="of:=IF(ISBLANK([.$B226]);&quot;&quot;;[.C226]*8)">
            <text:p/>
          </table:table-cell>
          <table:table-cell table:number-columns-repeated="1018"/>
        </table:table-row>
        <table:table-row table:style-name="ro1">
          <table:table-cell table:formula="of:=IF(ISBLANK([.$B227]);&quot;&quot;;IF(ISNUMBER([.$A226]);[.$A226]+1;0))">
            <text:p/>
          </table:table-cell>
          <table:table-cell table:number-columns-repeated="2"/>
          <table:table-cell table:formula="of:=IF(ISBLANK([.$B227]);&quot;&quot;;[.C227]*8)">
            <text:p/>
          </table:table-cell>
          <table:table-cell table:number-columns-repeated="1018"/>
        </table:table-row>
        <table:table-row table:style-name="ro1">
          <table:table-cell table:formula="of:=IF(ISBLANK([.$B228]);&quot;&quot;;IF(ISNUMBER([.$A227]);[.$A227]+1;0))">
            <text:p/>
          </table:table-cell>
          <table:table-cell table:number-columns-repeated="2"/>
          <table:table-cell table:formula="of:=IF(ISBLANK([.$B228]);&quot;&quot;;[.C228]*8)">
            <text:p/>
          </table:table-cell>
          <table:table-cell table:number-columns-repeated="1018"/>
        </table:table-row>
        <table:table-row table:style-name="ro1">
          <table:table-cell table:formula="of:=IF(ISBLANK([.$B229]);&quot;&quot;;IF(ISNUMBER([.$A228]);[.$A228]+1;0))">
            <text:p/>
          </table:table-cell>
          <table:table-cell table:number-columns-repeated="2"/>
          <table:table-cell table:formula="of:=IF(ISBLANK([.$B229]);&quot;&quot;;[.C229]*8)">
            <text:p/>
          </table:table-cell>
          <table:table-cell table:number-columns-repeated="1018"/>
        </table:table-row>
        <table:table-row table:style-name="ro1">
          <table:table-cell table:formula="of:=IF(ISBLANK([.$B230]);&quot;&quot;;IF(ISNUMBER([.$A229]);[.$A229]+1;0))">
            <text:p/>
          </table:table-cell>
          <table:table-cell table:number-columns-repeated="2"/>
          <table:table-cell table:formula="of:=IF(ISBLANK([.$B230]);&quot;&quot;;[.C230]*8)">
            <text:p/>
          </table:table-cell>
          <table:table-cell table:number-columns-repeated="1018"/>
        </table:table-row>
        <table:table-row table:style-name="ro1">
          <table:table-cell table:formula="of:=IF(ISBLANK([.$B231]);&quot;&quot;;IF(ISNUMBER([.$A230]);[.$A230]+1;0))">
            <text:p/>
          </table:table-cell>
          <table:table-cell table:number-columns-repeated="2"/>
          <table:table-cell table:formula="of:=IF(ISBLANK([.$B231]);&quot;&quot;;[.C231]*8)">
            <text:p/>
          </table:table-cell>
          <table:table-cell table:number-columns-repeated="1018"/>
        </table:table-row>
        <table:table-row table:style-name="ro1">
          <table:table-cell table:formula="of:=IF(ISBLANK([.$B232]);&quot;&quot;;IF(ISNUMBER([.$A231]);[.$A231]+1;0))">
            <text:p/>
          </table:table-cell>
          <table:table-cell table:number-columns-repeated="2"/>
          <table:table-cell table:formula="of:=IF(ISBLANK([.$B232]);&quot;&quot;;[.C232]*8)">
            <text:p/>
          </table:table-cell>
          <table:table-cell table:number-columns-repeated="1018"/>
        </table:table-row>
        <table:table-row table:style-name="ro1">
          <table:table-cell table:formula="of:=IF(ISBLANK([.$B233]);&quot;&quot;;IF(ISNUMBER([.$A232]);[.$A232]+1;0))">
            <text:p/>
          </table:table-cell>
          <table:table-cell table:number-columns-repeated="2"/>
          <table:table-cell table:formula="of:=IF(ISBLANK([.$B233]);&quot;&quot;;[.C233]*8)">
            <text:p/>
          </table:table-cell>
          <table:table-cell table:number-columns-repeated="1018"/>
        </table:table-row>
        <table:table-row table:style-name="ro1">
          <table:table-cell table:formula="of:=IF(ISBLANK([.$B234]);&quot;&quot;;IF(ISNUMBER([.$A233]);[.$A233]+1;0))">
            <text:p/>
          </table:table-cell>
          <table:table-cell table:number-columns-repeated="2"/>
          <table:table-cell table:formula="of:=IF(ISBLANK([.$B234]);&quot;&quot;;[.C234]*8)">
            <text:p/>
          </table:table-cell>
          <table:table-cell table:number-columns-repeated="1018"/>
        </table:table-row>
        <table:table-row table:style-name="ro1">
          <table:table-cell table:formula="of:=IF(ISBLANK([.$B235]);&quot;&quot;;IF(ISNUMBER([.$A234]);[.$A234]+1;0))">
            <text:p/>
          </table:table-cell>
          <table:table-cell table:number-columns-repeated="2"/>
          <table:table-cell table:formula="of:=IF(ISBLANK([.$B235]);&quot;&quot;;[.C235]*8)">
            <text:p/>
          </table:table-cell>
          <table:table-cell table:number-columns-repeated="1018"/>
        </table:table-row>
        <table:table-row table:style-name="ro1">
          <table:table-cell table:formula="of:=IF(ISBLANK([.$B236]);&quot;&quot;;IF(ISNUMBER([.$A235]);[.$A235]+1;0))">
            <text:p/>
          </table:table-cell>
          <table:table-cell table:number-columns-repeated="2"/>
          <table:table-cell table:formula="of:=IF(ISBLANK([.$B236]);&quot;&quot;;[.C236]*8)">
            <text:p/>
          </table:table-cell>
          <table:table-cell table:number-columns-repeated="1018"/>
        </table:table-row>
        <table:table-row table:style-name="ro1">
          <table:table-cell table:formula="of:=IF(ISBLANK([.$B237]);&quot;&quot;;IF(ISNUMBER([.$A236]);[.$A236]+1;0))">
            <text:p/>
          </table:table-cell>
          <table:table-cell table:number-columns-repeated="2"/>
          <table:table-cell table:formula="of:=IF(ISBLANK([.$B237]);&quot;&quot;;[.C237]*8)">
            <text:p/>
          </table:table-cell>
          <table:table-cell table:number-columns-repeated="1018"/>
        </table:table-row>
        <table:table-row table:style-name="ro1">
          <table:table-cell table:formula="of:=IF(ISBLANK([.$B238]);&quot;&quot;;IF(ISNUMBER([.$A237]);[.$A237]+1;0))">
            <text:p/>
          </table:table-cell>
          <table:table-cell table:number-columns-repeated="2"/>
          <table:table-cell table:formula="of:=IF(ISBLANK([.$B238]);&quot;&quot;;[.C238]*8)">
            <text:p/>
          </table:table-cell>
          <table:table-cell table:number-columns-repeated="1018"/>
        </table:table-row>
        <table:table-row table:style-name="ro1">
          <table:table-cell table:formula="of:=IF(ISBLANK([.$B239]);&quot;&quot;;IF(ISNUMBER([.$A238]);[.$A238]+1;0))">
            <text:p/>
          </table:table-cell>
          <table:table-cell table:number-columns-repeated="2"/>
          <table:table-cell table:formula="of:=IF(ISBLANK([.$B239]);&quot;&quot;;[.C239]*8)">
            <text:p/>
          </table:table-cell>
          <table:table-cell table:number-columns-repeated="1018"/>
        </table:table-row>
        <table:table-row table:style-name="ro1">
          <table:table-cell table:formula="of:=IF(ISBLANK([.$B240]);&quot;&quot;;IF(ISNUMBER([.$A239]);[.$A239]+1;0))">
            <text:p/>
          </table:table-cell>
          <table:table-cell table:number-columns-repeated="2"/>
          <table:table-cell table:formula="of:=IF(ISBLANK([.$B240]);&quot;&quot;;[.C240]*8)">
            <text:p/>
          </table:table-cell>
          <table:table-cell table:number-columns-repeated="1018"/>
        </table:table-row>
        <table:table-row table:style-name="ro1">
          <table:table-cell table:formula="of:=IF(ISBLANK([.$B241]);&quot;&quot;;IF(ISNUMBER([.$A240]);[.$A240]+1;0))">
            <text:p/>
          </table:table-cell>
          <table:table-cell table:number-columns-repeated="2"/>
          <table:table-cell table:formula="of:=IF(ISBLANK([.$B241]);&quot;&quot;;[.C241]*8)">
            <text:p/>
          </table:table-cell>
          <table:table-cell table:number-columns-repeated="1018"/>
        </table:table-row>
        <table:table-row table:style-name="ro1">
          <table:table-cell table:formula="of:=IF(ISBLANK([.$B242]);&quot;&quot;;IF(ISNUMBER([.$A241]);[.$A241]+1;0))">
            <text:p/>
          </table:table-cell>
          <table:table-cell table:number-columns-repeated="2"/>
          <table:table-cell table:formula="of:=IF(ISBLANK([.$B242]);&quot;&quot;;[.C242]*8)">
            <text:p/>
          </table:table-cell>
          <table:table-cell table:number-columns-repeated="1018"/>
        </table:table-row>
        <table:table-row table:style-name="ro1">
          <table:table-cell table:formula="of:=IF(ISBLANK([.$B243]);&quot;&quot;;IF(ISNUMBER([.$A242]);[.$A242]+1;0))">
            <text:p/>
          </table:table-cell>
          <table:table-cell table:number-columns-repeated="2"/>
          <table:table-cell table:formula="of:=IF(ISBLANK([.$B243]);&quot;&quot;;[.C243]*8)">
            <text:p/>
          </table:table-cell>
          <table:table-cell table:number-columns-repeated="1018"/>
        </table:table-row>
        <table:table-row table:style-name="ro1">
          <table:table-cell table:formula="of:=IF(ISBLANK([.$B244]);&quot;&quot;;IF(ISNUMBER([.$A243]);[.$A243]+1;0))">
            <text:p/>
          </table:table-cell>
          <table:table-cell table:number-columns-repeated="2"/>
          <table:table-cell table:formula="of:=IF(ISBLANK([.$B244]);&quot;&quot;;[.C244]*8)">
            <text:p/>
          </table:table-cell>
          <table:table-cell table:number-columns-repeated="1018"/>
        </table:table-row>
        <table:table-row table:style-name="ro1">
          <table:table-cell table:formula="of:=IF(ISBLANK([.$B245]);&quot;&quot;;IF(ISNUMBER([.$A244]);[.$A244]+1;0))">
            <text:p/>
          </table:table-cell>
          <table:table-cell table:number-columns-repeated="2"/>
          <table:table-cell table:formula="of:=IF(ISBLANK([.$B245]);&quot;&quot;;[.C245]*8)">
            <text:p/>
          </table:table-cell>
          <table:table-cell table:number-columns-repeated="1018"/>
        </table:table-row>
        <table:table-row table:style-name="ro1">
          <table:table-cell table:formula="of:=IF(ISBLANK([.$B246]);&quot;&quot;;IF(ISNUMBER([.$A245]);[.$A245]+1;0))">
            <text:p/>
          </table:table-cell>
          <table:table-cell table:number-columns-repeated="2"/>
          <table:table-cell table:formula="of:=IF(ISBLANK([.$B246]);&quot;&quot;;[.C246]*8)">
            <text:p/>
          </table:table-cell>
          <table:table-cell table:number-columns-repeated="1018"/>
        </table:table-row>
        <table:table-row table:style-name="ro1">
          <table:table-cell table:formula="of:=IF(ISBLANK([.$B247]);&quot;&quot;;IF(ISNUMBER([.$A246]);[.$A246]+1;0))">
            <text:p/>
          </table:table-cell>
          <table:table-cell table:number-columns-repeated="2"/>
          <table:table-cell table:formula="of:=IF(ISBLANK([.$B247]);&quot;&quot;;[.C247]*8)">
            <text:p/>
          </table:table-cell>
          <table:table-cell table:number-columns-repeated="1018"/>
        </table:table-row>
        <table:table-row table:style-name="ro1">
          <table:table-cell table:formula="of:=IF(ISBLANK([.$B248]);&quot;&quot;;IF(ISNUMBER([.$A247]);[.$A247]+1;0))">
            <text:p/>
          </table:table-cell>
          <table:table-cell table:number-columns-repeated="2"/>
          <table:table-cell table:formula="of:=IF(ISBLANK([.$B248]);&quot;&quot;;[.C248]*8)">
            <text:p/>
          </table:table-cell>
          <table:table-cell table:number-columns-repeated="1018"/>
        </table:table-row>
        <table:table-row table:style-name="ro1">
          <table:table-cell table:formula="of:=IF(ISBLANK([.$B249]);&quot;&quot;;IF(ISNUMBER([.$A248]);[.$A248]+1;0))">
            <text:p/>
          </table:table-cell>
          <table:table-cell table:number-columns-repeated="2"/>
          <table:table-cell table:formula="of:=IF(ISBLANK([.$B249]);&quot;&quot;;[.C249]*8)">
            <text:p/>
          </table:table-cell>
          <table:table-cell table:number-columns-repeated="1018"/>
        </table:table-row>
        <table:table-row table:style-name="ro1">
          <table:table-cell table:formula="of:=IF(ISBLANK([.$B250]);&quot;&quot;;IF(ISNUMBER([.$A249]);[.$A249]+1;0))">
            <text:p/>
          </table:table-cell>
          <table:table-cell table:number-columns-repeated="2"/>
          <table:table-cell table:formula="of:=IF(ISBLANK([.$B250]);&quot;&quot;;[.C250]*8)">
            <text:p/>
          </table:table-cell>
          <table:table-cell table:number-columns-repeated="1018"/>
        </table:table-row>
        <table:table-row table:style-name="ro1">
          <table:table-cell table:formula="of:=IF(ISBLANK([.$B251]);&quot;&quot;;IF(ISNUMBER([.$A250]);[.$A250]+1;0))">
            <text:p/>
          </table:table-cell>
          <table:table-cell table:number-columns-repeated="2"/>
          <table:table-cell table:formula="of:=IF(ISBLANK([.$B251]);&quot;&quot;;[.C251]*8)">
            <text:p/>
          </table:table-cell>
          <table:table-cell table:number-columns-repeated="1018"/>
        </table:table-row>
        <table:table-row table:style-name="ro1">
          <table:table-cell table:formula="of:=IF(ISBLANK([.$B252]);&quot;&quot;;IF(ISNUMBER([.$A251]);[.$A251]+1;0))">
            <text:p/>
          </table:table-cell>
          <table:table-cell table:number-columns-repeated="2"/>
          <table:table-cell table:formula="of:=IF(ISBLANK([.$B252]);&quot;&quot;;[.C252]*8)">
            <text:p/>
          </table:table-cell>
          <table:table-cell table:number-columns-repeated="1018"/>
        </table:table-row>
        <table:table-row table:style-name="ro1">
          <table:table-cell table:formula="of:=IF(ISBLANK([.$B253]);&quot;&quot;;IF(ISNUMBER([.$A252]);[.$A252]+1;0))">
            <text:p/>
          </table:table-cell>
          <table:table-cell table:number-columns-repeated="2"/>
          <table:table-cell table:formula="of:=IF(ISBLANK([.$B253]);&quot;&quot;;[.C253]*8)">
            <text:p/>
          </table:table-cell>
          <table:table-cell table:number-columns-repeated="1018"/>
        </table:table-row>
        <table:table-row table:style-name="ro1">
          <table:table-cell table:formula="of:=IF(ISBLANK([.$B254]);&quot;&quot;;IF(ISNUMBER([.$A253]);[.$A253]+1;0))">
            <text:p/>
          </table:table-cell>
          <table:table-cell table:number-columns-repeated="2"/>
          <table:table-cell table:formula="of:=IF(ISBLANK([.$B254]);&quot;&quot;;[.C254]*8)">
            <text:p/>
          </table:table-cell>
          <table:table-cell table:number-columns-repeated="1018"/>
        </table:table-row>
        <table:table-row table:style-name="ro1">
          <table:table-cell table:formula="of:=IF(ISBLANK([.$B255]);&quot;&quot;;IF(ISNUMBER([.$A254]);[.$A254]+1;0))">
            <text:p/>
          </table:table-cell>
          <table:table-cell table:number-columns-repeated="2"/>
          <table:table-cell table:formula="of:=IF(ISBLANK([.$B255]);&quot;&quot;;[.C255]*8)">
            <text:p/>
          </table:table-cell>
          <table:table-cell table:number-columns-repeated="1018"/>
        </table:table-row>
        <table:table-row table:style-name="ro1">
          <table:table-cell table:formula="of:=IF(ISBLANK([.$B256]);&quot;&quot;;IF(ISNUMBER([.$A255]);[.$A255]+1;0))">
            <text:p/>
          </table:table-cell>
          <table:table-cell table:number-columns-repeated="2"/>
          <table:table-cell table:formula="of:=IF(ISBLANK([.$B256]);&quot;&quot;;[.C256]*8)">
            <text:p/>
          </table:table-cell>
          <table:table-cell table:number-columns-repeated="1018"/>
        </table:table-row>
        <table:table-row table:style-name="ro1">
          <table:table-cell table:formula="of:=IF(ISBLANK([.$B257]);&quot;&quot;;IF(ISNUMBER([.$A256]);[.$A256]+1;0))">
            <text:p/>
          </table:table-cell>
          <table:table-cell table:number-columns-repeated="2"/>
          <table:table-cell table:formula="of:=IF(ISBLANK([.$B257]);&quot;&quot;;[.C257]*8)">
            <text:p/>
          </table:table-cell>
          <table:table-cell table:number-columns-repeated="1018"/>
        </table:table-row>
        <table:table-row table:style-name="ro1" table:number-rows-repeated="104831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ource_Sheet" table:style-name="ta1">
        <office:forms form:automatic-focus="false" form:apply-design-mode="false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7" table:number-columns-repeated="4" table:default-cell-style-name="Default"/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Ubuntu Binary</text:p>
          </table:table-cell>
          <table:table-cell office:value-type="string" calcext:value-type="string">
            <text:p>Ubuntu Path</text:p>
          </table:table-cell>
        </table:table-row>
        <table:table-row table:style-name="ro2">
          <table:table-cell table:formula="of:=IF(ISBLANK([.$B2]);&quot;&quot;;IF(ISNUMBER([.$A1]);[.$A1]+1;1))" office:value-type="float" office:value="1" calcext:value-type="float">
            <text:p>1</text:p>
          </table:table-cell>
          <table:table-cell office:value-type="string" calcext:value-type="string">
            <text:p>b2sum</text:p>
          </table:table-cell>
          <table:table-cell table:style-name="ce2" table:formula="of:=IF(ISBLANK([.$B2]);&quot;&quot;;IF([.$A2]&lt;16;DEC2HEX(INT([.$A2]/16)+MOD([.$A2];16);INT([.$A2]/16)+1);IF(AND([.$A2]&gt;=256;[.$A2]&lt;16384);DEC2HEX(INT([.$A2]/16384)+MOD([.$A2];16384);INT([.$A2]/16384)+4);DEC2HEX(INT([.$A2]/256)+MOD([.$A2];16384);INT([.$A2]/256)+3))))" office:value-type="string" office:string-value="1" calcext:value-type="string">
            <text:p>1</text:p>
          </table:table-cell>
          <table:table-cell office:value-type="float" office:value="64" calcext:value-type="float">
            <text:p>64</text:p>
          </table:table-cell>
          <table:table-cell table:formula="of:=IF(ISBLANK([.$B2]);&quot;&quot;;[.D2]*8)"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 table:formula="of:=IF(ISBLANK([.$B3]);&quot;&quot;;IF(ISNUMBER([.$A2]);[.$A2]+1;1))" office:value-type="float" office:value="2" calcext:value-type="float">
            <text:p>2</text:p>
          </table:table-cell>
          <table:table-cell office:value-type="string" calcext:value-type="string">
            <text:p>md5sum</text:p>
          </table:table-cell>
          <table:table-cell table:style-name="ce2" table:formula="of:=IF(ISBLANK([.$B3]);&quot;&quot;;IF([.$A3]&lt;16;DEC2HEX(INT([.$A3]/16)+MOD([.$A3];16);INT([.$A3]/16)+1);IF(AND([.$A3]&gt;=256;[.$A3]&lt;16384);DEC2HEX(INT([.$A3]/16384)+MOD([.$A3];16384);INT([.$A3]/16384)+4);DEC2HEX(INT([.$A3]/256)+MOD([.$A3];16384);INT([.$A3]/256)+3))))" office:value-type="string" office:string-value="2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table:formula="of:=IF(ISBLANK([.$B3]);&quot;&quot;;[.D3]*8)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table:formula="of:=IF(ISBLANK([.$B4]);&quot;&quot;;IF(ISNUMBER([.$A3]);[.$A3]+1;1))" office:value-type="float" office:value="3" calcext:value-type="float">
            <text:p>3</text:p>
          </table:table-cell>
          <table:table-cell office:value-type="string" calcext:value-type="string">
            <text:p>sha1sum</text:p>
          </table:table-cell>
          <table:table-cell table:style-name="ce2" table:formula="of:=IF(ISBLANK([.$B4]);&quot;&quot;;IF([.$A4]&lt;16;DEC2HEX(INT([.$A4]/16)+MOD([.$A4];16);INT([.$A4]/16)+1);IF(AND([.$A4]&gt;=256;[.$A4]&lt;16384);DEC2HEX(INT([.$A4]/16384)+MOD([.$A4];16384);INT([.$A4]/16384)+4);DEC2HEX(INT([.$A4]/256)+MOD([.$A4];16384);INT([.$A4]/256)+3))))" office:value-type="string" office:string-value="3" calcext:value-type="string">
            <text:p>3</text:p>
          </table:table-cell>
          <table:table-cell table:formula="of:=160/8" office:value-type="float" office:value="20" calcext:value-type="float">
            <text:p>20</text:p>
          </table:table-cell>
          <table:table-cell table:formula="of:=IF(ISBLANK([.$B4]);&quot;&quot;;[.D4]*8)"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table:formula="of:=IF(ISBLANK([.$B5]);&quot;&quot;;IF(ISNUMBER([.$A4]);[.$A4]+1;1))" office:value-type="float" office:value="4" calcext:value-type="float">
            <text:p>4</text:p>
          </table:table-cell>
          <table:table-cell office:value-type="string" calcext:value-type="string">
            <text:p>sha256sum</text:p>
          </table:table-cell>
          <table:table-cell table:style-name="ce2" table:formula="of:=IF(ISBLANK([.$B5]);&quot;&quot;;IF([.$A5]&lt;16;DEC2HEX(INT([.$A5]/16)+MOD([.$A5];16);INT([.$A5]/16)+1);IF(AND([.$A5]&gt;=256;[.$A5]&lt;16384);DEC2HEX(INT([.$A5]/16384)+MOD([.$A5];16384);INT([.$A5]/16384)+4);DEC2HEX(INT([.$A5]/256)+MOD([.$A5];16384);INT([.$A5]/256)+3))))" office:value-type="string" office:string-value="4" calcext:value-type="string">
            <text:p>4</text:p>
          </table:table-cell>
          <table:table-cell office:value-type="float" office:value="32" calcext:value-type="float">
            <text:p>32</text:p>
          </table:table-cell>
          <table:table-cell table:formula="of:=IF(ISBLANK([.$B5]);&quot;&quot;;[.D5]*8)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 table:formula="of:=IF(ISBLANK([.$B6]);&quot;&quot;;IF(ISNUMBER([.$A5]);[.$A5]+1;1))" office:value-type="float" office:value="5" calcext:value-type="float">
            <text:p>5</text:p>
          </table:table-cell>
          <table:table-cell office:value-type="string" calcext:value-type="string">
            <text:p>sha512sum</text:p>
          </table:table-cell>
          <table:table-cell table:style-name="ce2" table:formula="of:=IF(ISBLANK([.$B6]);&quot;&quot;;IF([.$A6]&lt;16;DEC2HEX(INT([.$A6]/16)+MOD([.$A6];16);INT([.$A6]/16)+1);IF(AND([.$A6]&gt;=256;[.$A6]&lt;16384);DEC2HEX(INT([.$A6]/16384)+MOD([.$A6];16384);INT([.$A6]/16384)+4);DEC2HEX(INT([.$A6]/256)+MOD([.$A6];16384);INT([.$A6]/256)+3))))" office:value-type="string" office:string-value="5" calcext:value-type="string">
            <text:p>5</text:p>
          </table:table-cell>
          <table:table-cell office:value-type="float" office:value="64" calcext:value-type="float">
            <text:p>64</text:p>
          </table:table-cell>
          <table:table-cell table:formula="of:=IF(ISBLANK([.$B6]);&quot;&quot;;[.D6]*8)"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 table:formula="of:=IF(ISBLANK([.$B7]);&quot;&quot;;IF(ISNUMBER([.$A6]);[.$A6]+1;1))" office:value-type="float" office:value="6" calcext:value-type="float">
            <text:p>6</text:p>
          </table:table-cell>
          <table:table-cell office:value-type="string" calcext:value-type="string">
            <text:p>Ripemd0160</text:p>
          </table:table-cell>
          <table:table-cell table:style-name="ce2" table:formula="of:=IF(ISBLANK([.$B7]);&quot;&quot;;IF([.$A7]&lt;16;DEC2HEX(INT([.$A7]/16)+MOD([.$A7];16);INT([.$A7]/16)+1);IF(AND([.$A7]&gt;=256;[.$A7]&lt;16384);DEC2HEX(INT([.$A7]/16384)+MOD([.$A7];16384);INT([.$A7]/16384)+4);DEC2HEX(INT([.$A7]/256)+MOD([.$A7];16384);INT([.$A7]/256)+3))))" office:value-type="string" office:string-value="6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table:formula="of:=IF(ISBLANK([.$B7]);&quot;&quot;;[.D7]*8)"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table:formula="of:=IF(ISBLANK([.$B8]);&quot;&quot;;IF(ISNUMBER([.$A7]);[.$A7]+1;1))" office:value-type="float" office:value="7" calcext:value-type="float">
            <text:p>7</text:p>
          </table:table-cell>
          <table:table-cell office:value-type="string" calcext:value-type="string">
            <text:p>Whirlpool</text:p>
          </table:table-cell>
          <table:table-cell table:style-name="ce2" table:formula="of:=IF(ISBLANK([.$B8]);&quot;&quot;;IF([.$A8]&lt;16;DEC2HEX(INT([.$A8]/16)+MOD([.$A8];16);INT([.$A8]/16)+1);IF(AND([.$A8]&gt;=256;[.$A8]&lt;16384);DEC2HEX(INT([.$A8]/16384)+MOD([.$A8];16384);INT([.$A8]/16384)+4);DEC2HEX(INT([.$A8]/256)+MOD([.$A8];16384);INT([.$A8]/256)+3))))" office:value-type="string" office:string-value="7" calcext:value-type="string">
            <text:p>7</text:p>
          </table:table-cell>
          <table:table-cell office:value-type="float" office:value="64" calcext:value-type="float">
            <text:p>64</text:p>
          </table:table-cell>
          <table:table-cell table:formula="of:=IF(ISBLANK([.$B8]);&quot;&quot;;[.D8]*8)"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 table:formula="of:=IF(ISBLANK([.$B9]);&quot;&quot;;IF(ISNUMBER([.$A8]);[.$A8]+1;1))" office:value-type="float" office:value="8" calcext:value-type="float">
            <text:p>8</text:p>
          </table:table-cell>
          <table:table-cell office:value-type="string" calcext:value-type="string">
            <text:p>Sha2sum</text:p>
          </table:table-cell>
          <table:table-cell table:style-name="ce2" table:formula="of:=IF(ISBLANK([.$B9]);&quot;&quot;;IF([.$A9]&lt;16;DEC2HEX(INT([.$A9]/16)+MOD([.$A9];16);INT([.$A9]/16)+1);IF(AND([.$A9]&gt;=256;[.$A9]&lt;16384);DEC2HEX(INT([.$A9]/16384)+MOD([.$A9];16384);INT([.$A9]/16384)+4);DEC2HEX(INT([.$A9]/256)+MOD([.$A9];16384);INT([.$A9]/256)+3))))" office:value-type="string" office:string-value="8" calcext:value-type="string">
            <text:p>8</text:p>
          </table:table-cell>
          <table:table-cell office:value-type="float" office:value="32" calcext:value-type="float">
            <text:p>32</text:p>
          </table:table-cell>
          <table:table-cell table:formula="of:=IF(ISBLANK([.$B9]);&quot;&quot;;[.D9]*8)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 table:formula="of:=IF(ISBLANK([.$B10]);&quot;&quot;;IF(ISNUMBER([.$A9]);[.$A9]+1;1))" office:value-type="float" office:value="9" calcext:value-type="float">
            <text:p>9</text:p>
          </table:table-cell>
          <table:table-cell office:value-type="string" calcext:value-type="string">
            <text:p>sha224sum</text:p>
          </table:table-cell>
          <table:table-cell table:style-name="ce2" table:formula="of:=IF(ISBLANK([.$B10]);&quot;&quot;;IF([.$A10]&lt;16;DEC2HEX(INT([.$A10]/16)+MOD([.$A10];16);INT([.$A10]/16)+1);IF(AND([.$A10]&gt;=256;[.$A10]&lt;16384);DEC2HEX(INT([.$A10]/16384)+MOD([.$A10];16384);INT([.$A10]/16384)+4);DEC2HEX(INT([.$A10]/256)+MOD([.$A10];16384);INT([.$A10]/256)+3))))" office:value-type="string" office:string-value="9" calcext:value-type="string">
            <text:p>9</text:p>
          </table:table-cell>
          <table:table-cell office:value-type="float" office:value="28" calcext:value-type="float">
            <text:p>28</text:p>
          </table:table-cell>
          <table:table-cell table:formula="of:=IF(ISBLANK([.$B10]);&quot;&quot;;[.D10]*8)"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 table:formula="of:=IF(ISBLANK([.$B11]);&quot;&quot;;IF(ISNUMBER([.$A10]);[.$A10]+1;1))" office:value-type="float" office:value="10" calcext:value-type="float">
            <text:p>10</text:p>
          </table:table-cell>
          <table:table-cell office:value-type="string" calcext:value-type="string">
            <text:p>sha384sum</text:p>
          </table:table-cell>
          <table:table-cell table:style-name="ce2" table:formula="of:=IF(ISBLANK([.$B11]);&quot;&quot;;IF([.$A11]&lt;16;DEC2HEX(INT([.$A11]/16)+MOD([.$A11];16);INT([.$A11]/16)+1);IF(AND([.$A11]&gt;=256;[.$A11]&lt;16384);DEC2HEX(INT([.$A11]/16384)+MOD([.$A11];16384);INT([.$A11]/16384)+4);DEC2HEX(INT([.$A11]/256)+MOD([.$A11];16384);INT([.$A11]/256)+3))))" office:value-type="string" office:string-value="A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table:formula="of:=IF(ISBLANK([.$B11]);&quot;&quot;;[.D11]*8)" office:value-type="float" office:value="384" calcext:value-type="float">
            <text:p>384</text:p>
          </table:table-cell>
          <table:table-cell table:number-columns-repeated="2"/>
        </table:table-row>
        <table:table-row table:style-name="ro2">
          <table:table-cell table:formula="of:=IF(ISBLANK([.$B12]);&quot;&quot;;IF(ISNUMBER([.$A11]);[.$A11]+1;1))" office:value-type="float" office:value="11" calcext:value-type="float">
            <text:p>11</text:p>
          </table:table-cell>
          <table:table-cell office:value-type="string" calcext:value-type="string">
            <text:p>sha3sum</text:p>
          </table:table-cell>
          <table:table-cell table:style-name="ce2" table:formula="of:=IF(ISBLANK([.$B12]);&quot;&quot;;IF([.$A12]&lt;16;DEC2HEX(INT([.$A12]/16)+MOD([.$A12];16);INT([.$A12]/16)+1);IF(AND([.$A12]&gt;=256;[.$A12]&lt;16384);DEC2HEX(INT([.$A12]/16384)+MOD([.$A12];16384);INT([.$A12]/16384)+4);DEC2HEX(INT([.$A12]/256)+MOD([.$A12];16384);INT([.$A12]/256)+3))))" office:value-type="string" office:string-value="B" calcext:value-type="string">
            <text:p>B</text:p>
          </table:table-cell>
          <table:table-cell office:value-type="float" office:value="28" calcext:value-type="float">
            <text:p>28</text:p>
          </table:table-cell>
          <table:table-cell table:formula="of:=IF(ISBLANK([.$B12]);&quot;&quot;;[.D12]*8)"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 table:formula="of:=IF(ISBLANK([.$B13]);&quot;&quot;;IF(ISNUMBER([.$A12]);[.$A12]+1;1))" office:value-type="float" office:value="12" calcext:value-type="float">
            <text:p>12</text:p>
          </table:table-cell>
          <table:table-cell office:value-type="string" calcext:value-type="string">
            <text:p>sha3-224sum</text:p>
          </table:table-cell>
          <table:table-cell table:style-name="ce2" table:formula="of:=IF(ISBLANK([.$B13]);&quot;&quot;;IF([.$A13]&lt;16;DEC2HEX(INT([.$A13]/16)+MOD([.$A13];16);INT([.$A13]/16)+1);IF(AND([.$A13]&gt;=256;[.$A13]&lt;16384);DEC2HEX(INT([.$A13]/16384)+MOD([.$A13];16384);INT([.$A13]/16384)+4);DEC2HEX(INT([.$A13]/256)+MOD([.$A13];16384);INT([.$A13]/256)+3))))" office:value-type="string" office:string-value="C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table:formula="of:=IF(ISBLANK([.$B13]);&quot;&quot;;[.D13]*8)"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 table:formula="of:=IF(ISBLANK([.$B14]);&quot;&quot;;IF(ISNUMBER([.$A13]);[.$A13]+1;1))" office:value-type="float" office:value="13" calcext:value-type="float">
            <text:p>13</text:p>
          </table:table-cell>
          <table:table-cell office:value-type="string" calcext:value-type="string">
            <text:p>sha3-256sum</text:p>
          </table:table-cell>
          <table:table-cell table:style-name="ce2" table:formula="of:=IF(ISBLANK([.$B14]);&quot;&quot;;IF([.$A14]&lt;16;DEC2HEX(INT([.$A14]/16)+MOD([.$A14];16);INT([.$A14]/16)+1);IF(AND([.$A14]&gt;=256;[.$A14]&lt;16384);DEC2HEX(INT([.$A14]/16384)+MOD([.$A14];16384);INT([.$A14]/16384)+4);DEC2HEX(INT([.$A14]/256)+MOD([.$A14];16384);INT([.$A14]/256)+3))))" office:value-type="string" office:string-value="D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table:formula="of:=IF(ISBLANK([.$B14]);&quot;&quot;;[.D14]*8)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 table:formula="of:=IF(ISBLANK([.$B15]);&quot;&quot;;IF(ISNUMBER([.$A14]);[.$A14]+1;1))" office:value-type="float" office:value="14" calcext:value-type="float">
            <text:p>14</text:p>
          </table:table-cell>
          <table:table-cell office:value-type="string" calcext:value-type="string">
            <text:p>sha3-384sum</text:p>
          </table:table-cell>
          <table:table-cell table:style-name="ce2" table:formula="of:=IF(ISBLANK([.$B15]);&quot;&quot;;IF([.$A15]&lt;16;DEC2HEX(INT([.$A15]/16)+MOD([.$A15];16);INT([.$A15]/16)+1);IF(AND([.$A15]&gt;=256;[.$A15]&lt;16384);DEC2HEX(INT([.$A15]/16384)+MOD([.$A15];16384);INT([.$A15]/16384)+4);DEC2HEX(INT([.$A15]/256)+MOD([.$A15];16384);INT([.$A15]/256)+3))))" office:value-type="string" office:string-value="E" calcext:value-type="string">
            <text:p>E</text:p>
          </table:table-cell>
          <table:table-cell office:value-type="float" office:value="48" calcext:value-type="float">
            <text:p>48</text:p>
          </table:table-cell>
          <table:table-cell table:formula="of:=IF(ISBLANK([.$B15]);&quot;&quot;;[.D15]*8)" office:value-type="float" office:value="384" calcext:value-type="float">
            <text:p>384</text:p>
          </table:table-cell>
          <table:table-cell table:number-columns-repeated="2"/>
        </table:table-row>
        <table:table-row table:style-name="ro2">
          <table:table-cell table:formula="of:=IF(ISBLANK([.$B16]);&quot;&quot;;IF(ISNUMBER([.$A15]);[.$A15]+1;1))" office:value-type="float" office:value="15" calcext:value-type="float">
            <text:p>15</text:p>
          </table:table-cell>
          <table:table-cell office:value-type="string" calcext:value-type="string">
            <text:p>Shake128sum</text:p>
          </table:table-cell>
          <table:table-cell table:style-name="ce2" table:formula="of:=IF(ISBLANK([.$B16]);&quot;&quot;;IF([.$A16]&lt;16;DEC2HEX(INT([.$A16]/16)+MOD([.$A16];16);INT([.$A16]/16)+1);IF(AND([.$A16]&gt;=256;[.$A16]&lt;16384);DEC2HEX(INT([.$A16]/16384)+MOD([.$A16];16384);INT([.$A16]/16384)+4);DEC2HEX(INT([.$A16]/256)+MOD([.$A16];16384);INT([.$A16]/256)+3))))" office:value-type="string" office:string-value="F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table:formula="of:=IF(ISBLANK([.$B16]);&quot;&quot;;[.D16]*8)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 table:formula="of:=IF(ISBLANK([.$B17]);&quot;&quot;;IF(ISNUMBER([.$A16]);[.$A16]+1;1))" office:value-type="float" office:value="16" calcext:value-type="float">
            <text:p>16</text:p>
          </table:table-cell>
          <table:table-cell office:value-type="string" calcext:value-type="string">
            <text:p>Shake256sum</text:p>
          </table:table-cell>
          <table:table-cell table:style-name="ce2" table:formula="of:=IF(ISBLANK([.$B17]);&quot;&quot;;IF([.$A17]&lt;16;DEC2HEX(INT([.$A17]/16)+MOD([.$A17];16);INT([.$A17]/16)+1);IF(AND([.$A17]&gt;=256;[.$A17]&lt;16384);DEC2HEX(INT([.$A17]/16384)+MOD([.$A17];16384);INT([.$A17]/16384)+4);DEC2HEX(INT([.$A17]/256)+MOD([.$A17];16384);INT([.$A17]/256)+3))))" office:value-type="string" office:string-value="010" calcext:value-type="string">
            <text:p>010</text:p>
          </table:table-cell>
          <table:table-cell office:value-type="float" office:value="32" calcext:value-type="float">
            <text:p>32</text:p>
          </table:table-cell>
          <table:table-cell table:formula="of:=IF(ISBLANK([.$B17]);&quot;&quot;;[.D17]*8)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 table:formula="of:=IF(ISBLANK([.$B18]);&quot;&quot;;IF(ISNUMBER([.$A17]);[.$A17]+1;1))" office:value-type="float" office:value="17" calcext:value-type="float">
            <text:p>17</text:p>
          </table:table-cell>
          <table:table-cell office:value-type="string" calcext:value-type="string">
            <text:p>Blake3sum</text:p>
          </table:table-cell>
          <table:table-cell table:style-name="ce2" table:formula="of:=IF(ISBLANK([.$B18]);&quot;&quot;;IF([.$A18]&lt;16;DEC2HEX(INT([.$A18]/16)+MOD([.$A18];16);INT([.$A18]/16)+1);IF(AND([.$A18]&gt;=256;[.$A18]&lt;16384);DEC2HEX(INT([.$A18]/16384)+MOD([.$A18];16384);INT([.$A18]/16384)+4);DEC2HEX(INT([.$A18]/256)+MOD([.$A18];16384);INT([.$A18]/256)+3))))" office:value-type="string" office:string-value="011" calcext:value-type="string">
            <text:p>011</text:p>
          </table:table-cell>
          <table:table-cell office:value-type="float" office:value="32" calcext:value-type="float">
            <text:p>32</text:p>
          </table:table-cell>
          <table:table-cell table:formula="of:=IF(ISBLANK([.$B18]);&quot;&quot;;[.D18]*8)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 table:style-name="ce4" table:formula="of:=IF(ISBLANK([.$B19]);&quot;&quot;;IF(ISNUMBER([.$A18]);[.$A18]+1;1))" office:value-type="float" office:value="18" calcext:value-type="float">
            <text:p>18</text:p>
          </table:table-cell>
          <table:table-cell office:value-type="string" calcext:value-type="string">
            <text:p>b3sum</text:p>
          </table:table-cell>
          <table:table-cell table:style-name="ce2" table:formula="of:=IF(ISBLANK([.$B19]);&quot;&quot;;IF([.$A19]&lt;16;DEC2HEX(INT([.$A19]/16)+MOD([.$A19];16);INT([.$A19]/16)+1);IF(AND([.$A19]&gt;=256;[.$A19]&lt;16384);DEC2HEX(INT([.$A19]/16384)+MOD([.$A19];16384);INT([.$A19]/16384)+4);DEC2HEX(INT([.$A19]/256)+MOD([.$A19];16384);INT([.$A19]/256)+3))))" office:value-type="string" office:string-value="012" calcext:value-type="string">
            <text:p>012</text:p>
          </table:table-cell>
          <table:table-cell office:value-type="float" office:value="32" calcext:value-type="float">
            <text:p>32</text:p>
          </table:table-cell>
          <table:table-cell table:style-name="ce2" table:formula="of:=IF(ISBLANK([.$B19]);&quot;&quot;;[.D19]*8)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 table:formula="of:=IF(ISBLANK([.$B20]);&quot;&quot;;IF(ISNUMBER([.$A19]);[.$A19]+1;1))">
            <text:p/>
          </table:table-cell>
          <table:table-cell/>
          <table:table-cell table:style-name="ce2" table:formula="of:=IF(ISBLANK([.$B20]);&quot;&quot;;IF([.$A20]&lt;16;DEC2HEX(INT([.$A20]/16)+MOD([.$A20];16);INT([.$A20]/16)+1);IF(AND([.$A20]&gt;=256;[.$A20]&lt;16384);DEC2HEX(INT([.$A20]/16384)+MOD([.$A20];16384);INT([.$A20]/16384)+4);DEC2HEX(INT([.$A20]/256)+MOD([.$A20];16384);INT([.$A20]/256)+3))))">
            <text:p/>
          </table:table-cell>
          <table:table-cell/>
          <table:table-cell table:formula="of:=IF(ISBLANK([.$B20]);&quot;&quot;;[.D20]*8)">
            <text:p/>
          </table:table-cell>
          <table:table-cell table:number-columns-repeated="2"/>
        </table:table-row>
        <table:table-row table:style-name="ro2">
          <table:table-cell table:formula="of:=IF(ISBLANK([.$B21]);&quot;&quot;;IF(ISNUMBER([.$A20]);[.$A20]+1;1))">
            <text:p/>
          </table:table-cell>
          <table:table-cell/>
          <table:table-cell table:style-name="ce2" table:formula="of:=IF(ISBLANK([.$B21]);&quot;&quot;;IF([.$A21]&lt;16;DEC2HEX(INT([.$A21]/16)+MOD([.$A21];16);INT([.$A21]/16)+1);IF(AND([.$A21]&gt;=256;[.$A21]&lt;16384);DEC2HEX(INT([.$A21]/16384)+MOD([.$A21];16384);INT([.$A21]/16384)+4);DEC2HEX(INT([.$A21]/256)+MOD([.$A21];16384);INT([.$A21]/256)+3))))">
            <text:p/>
          </table:table-cell>
          <table:table-cell/>
          <table:table-cell table:formula="of:=IF(ISBLANK([.$B21]);&quot;&quot;;[.D21]*8)">
            <text:p/>
          </table:table-cell>
          <table:table-cell table:number-columns-repeated="2"/>
        </table:table-row>
        <table:table-row table:style-name="ro2">
          <table:table-cell table:formula="of:=IF(ISBLANK([.$B22]);&quot;&quot;;IF(ISNUMBER([.$A21]);[.$A21]+1;1))">
            <text:p/>
          </table:table-cell>
          <table:table-cell/>
          <table:table-cell table:style-name="ce2" table:formula="of:=IF(ISBLANK([.$B22]);&quot;&quot;;IF([.$A22]&lt;16;DEC2HEX(INT([.$A22]/16)+MOD([.$A22];16);INT([.$A22]/16)+1);IF(AND([.$A22]&gt;=256;[.$A22]&lt;16384);DEC2HEX(INT([.$A22]/16384)+MOD([.$A22];16384);INT([.$A22]/16384)+4);DEC2HEX(INT([.$A22]/256)+MOD([.$A22];16384);INT([.$A22]/256)+3))))">
            <text:p/>
          </table:table-cell>
          <table:table-cell/>
          <table:table-cell table:formula="of:=IF(ISBLANK([.$B22]);&quot;&quot;;[.D22]*8)">
            <text:p/>
          </table:table-cell>
          <table:table-cell table:number-columns-repeated="2"/>
        </table:table-row>
        <table:table-row table:style-name="ro2">
          <table:table-cell table:formula="of:=IF(ISBLANK([.$B23]);&quot;&quot;;IF(ISNUMBER([.$A22]);[.$A22]+1;1))">
            <text:p/>
          </table:table-cell>
          <table:table-cell/>
          <table:table-cell table:style-name="ce2" table:formula="of:=IF(ISBLANK([.$B23]);&quot;&quot;;IF([.$A23]&lt;16;DEC2HEX(INT([.$A23]/16)+MOD([.$A23];16);INT([.$A23]/16)+1);IF(AND([.$A23]&gt;=256;[.$A23]&lt;16384);DEC2HEX(INT([.$A23]/16384)+MOD([.$A23];16384);INT([.$A23]/16384)+4);DEC2HEX(INT([.$A23]/256)+MOD([.$A23];16384);INT([.$A23]/256)+3))))">
            <text:p/>
          </table:table-cell>
          <table:table-cell/>
          <table:table-cell table:formula="of:=IF(ISBLANK([.$B23]);&quot;&quot;;[.D23]*8)">
            <text:p/>
          </table:table-cell>
          <table:table-cell table:number-columns-repeated="2"/>
        </table:table-row>
        <table:table-row table:style-name="ro2">
          <table:table-cell table:formula="of:=IF(ISBLANK([.$B24]);&quot;&quot;;IF(ISNUMBER([.$A23]);[.$A23]+1;1))">
            <text:p/>
          </table:table-cell>
          <table:table-cell/>
          <table:table-cell table:style-name="ce2" table:formula="of:=IF(ISBLANK([.$B24]);&quot;&quot;;IF([.$A24]&lt;16;DEC2HEX(INT([.$A24]/16)+MOD([.$A24];16);INT([.$A24]/16)+1);IF(AND([.$A24]&gt;=256;[.$A24]&lt;16384);DEC2HEX(INT([.$A24]/16384)+MOD([.$A24];16384);INT([.$A24]/16384)+4);DEC2HEX(INT([.$A24]/256)+MOD([.$A24];16384);INT([.$A24]/256)+3))))">
            <text:p/>
          </table:table-cell>
          <table:table-cell/>
          <table:table-cell table:formula="of:=IF(ISBLANK([.$B24]);&quot;&quot;;[.D24]*8)">
            <text:p/>
          </table:table-cell>
          <table:table-cell table:number-columns-repeated="2"/>
        </table:table-row>
        <table:table-row table:style-name="ro2">
          <table:table-cell table:formula="of:=IF(ISBLANK([.$B25]);&quot;&quot;;IF(ISNUMBER([.$A24]);[.$A24]+1;1))">
            <text:p/>
          </table:table-cell>
          <table:table-cell/>
          <table:table-cell table:style-name="ce2" table:formula="of:=IF(ISBLANK([.$B25]);&quot;&quot;;IF([.$A25]&lt;16;DEC2HEX(INT([.$A25]/16)+MOD([.$A25];16);INT([.$A25]/16)+1);IF(AND([.$A25]&gt;=256;[.$A25]&lt;16384);DEC2HEX(INT([.$A25]/16384)+MOD([.$A25];16384);INT([.$A25]/16384)+4);DEC2HEX(INT([.$A25]/256)+MOD([.$A25];16384);INT([.$A25]/256)+3))))">
            <text:p/>
          </table:table-cell>
          <table:table-cell/>
          <table:table-cell table:formula="of:=IF(ISBLANK([.$B25]);&quot;&quot;;[.D25]*8)">
            <text:p/>
          </table:table-cell>
          <table:table-cell table:number-columns-repeated="2"/>
        </table:table-row>
        <table:table-row table:style-name="ro2">
          <table:table-cell table:formula="of:=IF(ISBLANK([.$B26]);&quot;&quot;;IF(ISNUMBER([.$A25]);[.$A25]+1;1))">
            <text:p/>
          </table:table-cell>
          <table:table-cell/>
          <table:table-cell table:style-name="ce2" table:formula="of:=IF(ISBLANK([.$B26]);&quot;&quot;;IF([.$A26]&lt;16;DEC2HEX(INT([.$A26]/16)+MOD([.$A26];16);INT([.$A26]/16)+1);IF(AND([.$A26]&gt;=256;[.$A26]&lt;16384);DEC2HEX(INT([.$A26]/16384)+MOD([.$A26];16384);INT([.$A26]/16384)+4);DEC2HEX(INT([.$A26]/256)+MOD([.$A26];16384);INT([.$A26]/256)+3))))">
            <text:p/>
          </table:table-cell>
          <table:table-cell/>
          <table:table-cell table:formula="of:=IF(ISBLANK([.$B26]);&quot;&quot;;[.D26]*8)">
            <text:p/>
          </table:table-cell>
          <table:table-cell table:number-columns-repeated="2"/>
        </table:table-row>
        <table:table-row table:style-name="ro2">
          <table:table-cell table:formula="of:=IF(ISBLANK([.$B27]);&quot;&quot;;IF(ISNUMBER([.$A26]);[.$A26]+1;1))">
            <text:p/>
          </table:table-cell>
          <table:table-cell/>
          <table:table-cell table:style-name="ce2" table:formula="of:=IF(ISBLANK([.$B27]);&quot;&quot;;IF([.$A27]&lt;16;DEC2HEX(INT([.$A27]/16)+MOD([.$A27];16);INT([.$A27]/16)+1);IF(AND([.$A27]&gt;=256;[.$A27]&lt;16384);DEC2HEX(INT([.$A27]/16384)+MOD([.$A27];16384);INT([.$A27]/16384)+4);DEC2HEX(INT([.$A27]/256)+MOD([.$A27];16384);INT([.$A27]/256)+3))))">
            <text:p/>
          </table:table-cell>
          <table:table-cell/>
          <table:table-cell table:formula="of:=IF(ISBLANK([.$B27]);&quot;&quot;;[.D27]*8)">
            <text:p/>
          </table:table-cell>
          <table:table-cell table:number-columns-repeated="2"/>
        </table:table-row>
        <table:table-row table:style-name="ro2">
          <table:table-cell table:formula="of:=IF(ISBLANK([.$B28]);&quot;&quot;;IF(ISNUMBER([.$A27]);[.$A27]+1;1))">
            <text:p/>
          </table:table-cell>
          <table:table-cell/>
          <table:table-cell table:style-name="ce2" table:formula="of:=IF(ISBLANK([.$B28]);&quot;&quot;;IF([.$A28]&lt;16;DEC2HEX(INT([.$A28]/16)+MOD([.$A28];16);INT([.$A28]/16)+1);IF(AND([.$A28]&gt;=256;[.$A28]&lt;16384);DEC2HEX(INT([.$A28]/16384)+MOD([.$A28];16384);INT([.$A28]/16384)+4);DEC2HEX(INT([.$A28]/256)+MOD([.$A28];16384);INT([.$A28]/256)+3))))">
            <text:p/>
          </table:table-cell>
          <table:table-cell/>
          <table:table-cell table:formula="of:=IF(ISBLANK([.$B28]);&quot;&quot;;[.D28]*8)">
            <text:p/>
          </table:table-cell>
          <table:table-cell table:number-columns-repeated="2"/>
        </table:table-row>
        <table:table-row table:style-name="ro2">
          <table:table-cell table:formula="of:=IF(ISBLANK([.$B29]);&quot;&quot;;IF(ISNUMBER([.$A28]);[.$A28]+1;1))">
            <text:p/>
          </table:table-cell>
          <table:table-cell/>
          <table:table-cell table:style-name="ce2" table:formula="of:=IF(ISBLANK([.$B29]);&quot;&quot;;IF([.$A29]&lt;16;DEC2HEX(INT([.$A29]/16)+MOD([.$A29];16);INT([.$A29]/16)+1);IF(AND([.$A29]&gt;=256;[.$A29]&lt;16384);DEC2HEX(INT([.$A29]/16384)+MOD([.$A29];16384);INT([.$A29]/16384)+4);DEC2HEX(INT([.$A29]/256)+MOD([.$A29];16384);INT([.$A29]/256)+3))))">
            <text:p/>
          </table:table-cell>
          <table:table-cell/>
          <table:table-cell table:formula="of:=IF(ISBLANK([.$B29]);&quot;&quot;;[.D29]*8)">
            <text:p/>
          </table:table-cell>
          <table:table-cell table:number-columns-repeated="2"/>
        </table:table-row>
        <table:table-row table:style-name="ro2">
          <table:table-cell table:formula="of:=IF(ISBLANK([.$B30]);&quot;&quot;;IF(ISNUMBER([.$A29]);[.$A29]+1;1))">
            <text:p/>
          </table:table-cell>
          <table:table-cell/>
          <table:table-cell table:style-name="ce2" table:formula="of:=IF(ISBLANK([.$B30]);&quot;&quot;;IF([.$A30]&lt;16;DEC2HEX(INT([.$A30]/16)+MOD([.$A30];16);INT([.$A30]/16)+1);IF(AND([.$A30]&gt;=256;[.$A30]&lt;16384);DEC2HEX(INT([.$A30]/16384)+MOD([.$A30];16384);INT([.$A30]/16384)+4);DEC2HEX(INT([.$A30]/256)+MOD([.$A30];16384);INT([.$A30]/256)+3))))">
            <text:p/>
          </table:table-cell>
          <table:table-cell/>
          <table:table-cell table:formula="of:=IF(ISBLANK([.$B30]);&quot;&quot;;[.D30]*8)">
            <text:p/>
          </table:table-cell>
          <table:table-cell table:number-columns-repeated="2"/>
        </table:table-row>
        <table:table-row table:style-name="ro2">
          <table:table-cell table:formula="of:=IF(ISBLANK([.$B31]);&quot;&quot;;IF(ISNUMBER([.$A30]);[.$A30]+1;1))">
            <text:p/>
          </table:table-cell>
          <table:table-cell/>
          <table:table-cell table:style-name="ce2" table:formula="of:=IF(ISBLANK([.$B31]);&quot;&quot;;IF([.$A31]&lt;16;DEC2HEX(INT([.$A31]/16)+MOD([.$A31];16);INT([.$A31]/16)+1);IF(AND([.$A31]&gt;=256;[.$A31]&lt;16384);DEC2HEX(INT([.$A31]/16384)+MOD([.$A31];16384);INT([.$A31]/16384)+4);DEC2HEX(INT([.$A31]/256)+MOD([.$A31];16384);INT([.$A31]/256)+3))))">
            <text:p/>
          </table:table-cell>
          <table:table-cell/>
          <table:table-cell table:formula="of:=IF(ISBLANK([.$B31]);&quot;&quot;;[.D31]*8)">
            <text:p/>
          </table:table-cell>
          <table:table-cell table:number-columns-repeated="2"/>
        </table:table-row>
        <table:table-row table:style-name="ro2">
          <table:table-cell table:formula="of:=IF(ISBLANK([.$B32]);&quot;&quot;;IF(ISNUMBER([.$A31]);[.$A31]+1;1))">
            <text:p/>
          </table:table-cell>
          <table:table-cell/>
          <table:table-cell table:style-name="ce2" table:formula="of:=IF(ISBLANK([.$B32]);&quot;&quot;;IF([.$A32]&lt;16;DEC2HEX(INT([.$A32]/16)+MOD([.$A32];16);INT([.$A32]/16)+1);IF(AND([.$A32]&gt;=256;[.$A32]&lt;16384);DEC2HEX(INT([.$A32]/16384)+MOD([.$A32];16384);INT([.$A32]/16384)+4);DEC2HEX(INT([.$A32]/256)+MOD([.$A32];16384);INT([.$A32]/256)+3))))">
            <text:p/>
          </table:table-cell>
          <table:table-cell/>
          <table:table-cell table:formula="of:=IF(ISBLANK([.$B32]);&quot;&quot;;[.D32]*8)">
            <text:p/>
          </table:table-cell>
          <table:table-cell table:number-columns-repeated="2"/>
        </table:table-row>
        <table:table-row table:style-name="ro2">
          <table:table-cell table:formula="of:=IF(ISBLANK([.$B33]);&quot;&quot;;IF(ISNUMBER([.$A32]);[.$A32]+1;1))">
            <text:p/>
          </table:table-cell>
          <table:table-cell/>
          <table:table-cell table:style-name="ce2" table:formula="of:=IF(ISBLANK([.$B33]);&quot;&quot;;IF([.$A33]&lt;16;DEC2HEX(INT([.$A33]/16)+MOD([.$A33];16);INT([.$A33]/16)+1);IF(AND([.$A33]&gt;=256;[.$A33]&lt;16384);DEC2HEX(INT([.$A33]/16384)+MOD([.$A33];16384);INT([.$A33]/16384)+4);DEC2HEX(INT([.$A33]/256)+MOD([.$A33];16384);INT([.$A33]/256)+3))))">
            <text:p/>
          </table:table-cell>
          <table:table-cell/>
          <table:table-cell table:formula="of:=IF(ISBLANK([.$B33]);&quot;&quot;;[.D33]*8)">
            <text:p/>
          </table:table-cell>
          <table:table-cell table:number-columns-repeated="2"/>
        </table:table-row>
        <table:table-row table:style-name="ro2">
          <table:table-cell table:formula="of:=IF(ISBLANK([.$B34]);&quot;&quot;;IF(ISNUMBER([.$A33]);[.$A33]+1;1))">
            <text:p/>
          </table:table-cell>
          <table:table-cell/>
          <table:table-cell table:style-name="ce2" table:formula="of:=IF(ISBLANK([.$B34]);&quot;&quot;;IF([.$A34]&lt;16;DEC2HEX(INT([.$A34]/16)+MOD([.$A34];16);INT([.$A34]/16)+1);IF(AND([.$A34]&gt;=256;[.$A34]&lt;16384);DEC2HEX(INT([.$A34]/16384)+MOD([.$A34];16384);INT([.$A34]/16384)+4);DEC2HEX(INT([.$A34]/256)+MOD([.$A34];16384);INT([.$A34]/256)+3))))">
            <text:p/>
          </table:table-cell>
          <table:table-cell/>
          <table:table-cell table:formula="of:=IF(ISBLANK([.$B34]);&quot;&quot;;[.D34]*8)">
            <text:p/>
          </table:table-cell>
          <table:table-cell table:number-columns-repeated="2"/>
        </table:table-row>
        <table:table-row table:style-name="ro2">
          <table:table-cell table:formula="of:=IF(ISBLANK([.$B35]);&quot;&quot;;IF(ISNUMBER([.$A34]);[.$A34]+1;1))">
            <text:p/>
          </table:table-cell>
          <table:table-cell/>
          <table:table-cell table:style-name="ce2" table:formula="of:=IF(ISBLANK([.$B35]);&quot;&quot;;IF([.$A35]&lt;16;DEC2HEX(INT([.$A35]/16)+MOD([.$A35];16);INT([.$A35]/16)+1);IF(AND([.$A35]&gt;=256;[.$A35]&lt;16384);DEC2HEX(INT([.$A35]/16384)+MOD([.$A35];16384);INT([.$A35]/16384)+4);DEC2HEX(INT([.$A35]/256)+MOD([.$A35];16384);INT([.$A35]/256)+3))))">
            <text:p/>
          </table:table-cell>
          <table:table-cell/>
          <table:table-cell table:formula="of:=IF(ISBLANK([.$B35]);&quot;&quot;;[.D35]*8)">
            <text:p/>
          </table:table-cell>
          <table:table-cell table:number-columns-repeated="2"/>
        </table:table-row>
        <table:table-row table:style-name="ro2">
          <table:table-cell table:formula="of:=IF(ISBLANK([.$B36]);&quot;&quot;;IF(ISNUMBER([.$A35]);[.$A35]+1;1))">
            <text:p/>
          </table:table-cell>
          <table:table-cell/>
          <table:table-cell table:style-name="ce2" table:formula="of:=IF(ISBLANK([.$B36]);&quot;&quot;;IF([.$A36]&lt;16;DEC2HEX(INT([.$A36]/16)+MOD([.$A36];16);INT([.$A36]/16)+1);IF(AND([.$A36]&gt;=256;[.$A36]&lt;16384);DEC2HEX(INT([.$A36]/16384)+MOD([.$A36];16384);INT([.$A36]/16384)+4);DEC2HEX(INT([.$A36]/256)+MOD([.$A36];16384);INT([.$A36]/256)+3))))">
            <text:p/>
          </table:table-cell>
          <table:table-cell/>
          <table:table-cell table:formula="of:=IF(ISBLANK([.$B36]);&quot;&quot;;[.D36]*8)">
            <text:p/>
          </table:table-cell>
          <table:table-cell table:number-columns-repeated="2"/>
        </table:table-row>
        <table:table-row table:style-name="ro2">
          <table:table-cell table:formula="of:=IF(ISBLANK([.$B37]);&quot;&quot;;IF(ISNUMBER([.$A36]);[.$A36]+1;1))">
            <text:p/>
          </table:table-cell>
          <table:table-cell/>
          <table:table-cell table:style-name="ce2" table:formula="of:=IF(ISBLANK([.$B37]);&quot;&quot;;IF([.$A37]&lt;16;DEC2HEX(INT([.$A37]/16)+MOD([.$A37];16);INT([.$A37]/16)+1);IF(AND([.$A37]&gt;=256;[.$A37]&lt;16384);DEC2HEX(INT([.$A37]/16384)+MOD([.$A37];16384);INT([.$A37]/16384)+4);DEC2HEX(INT([.$A37]/256)+MOD([.$A37];16384);INT([.$A37]/256)+3))))">
            <text:p/>
          </table:table-cell>
          <table:table-cell/>
          <table:table-cell table:formula="of:=IF(ISBLANK([.$B37]);&quot;&quot;;[.D37]*8)">
            <text:p/>
          </table:table-cell>
          <table:table-cell table:number-columns-repeated="2"/>
        </table:table-row>
        <table:table-row table:style-name="ro2">
          <table:table-cell table:formula="of:=IF(ISBLANK([.$B38]);&quot;&quot;;IF(ISNUMBER([.$A37]);[.$A37]+1;1))">
            <text:p/>
          </table:table-cell>
          <table:table-cell/>
          <table:table-cell table:style-name="ce2" table:formula="of:=IF(ISBLANK([.$B38]);&quot;&quot;;IF([.$A38]&lt;16;DEC2HEX(INT([.$A38]/16)+MOD([.$A38];16);INT([.$A38]/16)+1);IF(AND([.$A38]&gt;=256;[.$A38]&lt;16384);DEC2HEX(INT([.$A38]/16384)+MOD([.$A38];16384);INT([.$A38]/16384)+4);DEC2HEX(INT([.$A38]/256)+MOD([.$A38];16384);INT([.$A38]/256)+3))))">
            <text:p/>
          </table:table-cell>
          <table:table-cell/>
          <table:table-cell table:formula="of:=IF(ISBLANK([.$B38]);&quot;&quot;;[.D38]*8)">
            <text:p/>
          </table:table-cell>
          <table:table-cell table:number-columns-repeated="2"/>
        </table:table-row>
        <table:table-row table:style-name="ro2">
          <table:table-cell table:formula="of:=IF(ISBLANK([.$B39]);&quot;&quot;;IF(ISNUMBER([.$A38]);[.$A38]+1;1))">
            <text:p/>
          </table:table-cell>
          <table:table-cell/>
          <table:table-cell table:style-name="ce2" table:formula="of:=IF(ISBLANK([.$B39]);&quot;&quot;;IF([.$A39]&lt;16;DEC2HEX(INT([.$A39]/16)+MOD([.$A39];16);INT([.$A39]/16)+1);IF(AND([.$A39]&gt;=256;[.$A39]&lt;16384);DEC2HEX(INT([.$A39]/16384)+MOD([.$A39];16384);INT([.$A39]/16384)+4);DEC2HEX(INT([.$A39]/256)+MOD([.$A39];16384);INT([.$A39]/256)+3))))">
            <text:p/>
          </table:table-cell>
          <table:table-cell/>
          <table:table-cell table:formula="of:=IF(ISBLANK([.$B39]);&quot;&quot;;[.D39]*8)">
            <text:p/>
          </table:table-cell>
          <table:table-cell table:number-columns-repeated="2"/>
        </table:table-row>
        <table:table-row table:style-name="ro2">
          <table:table-cell table:formula="of:=IF(ISBLANK([.$B40]);&quot;&quot;;IF(ISNUMBER([.$A39]);[.$A39]+1;1))">
            <text:p/>
          </table:table-cell>
          <table:table-cell/>
          <table:table-cell table:style-name="ce2" table:formula="of:=IF(ISBLANK([.$B40]);&quot;&quot;;IF([.$A40]&lt;16;DEC2HEX(INT([.$A40]/16)+MOD([.$A40];16);INT([.$A40]/16)+1);IF(AND([.$A40]&gt;=256;[.$A40]&lt;16384);DEC2HEX(INT([.$A40]/16384)+MOD([.$A40];16384);INT([.$A40]/16384)+4);DEC2HEX(INT([.$A40]/256)+MOD([.$A40];16384);INT([.$A40]/256)+3))))">
            <text:p/>
          </table:table-cell>
          <table:table-cell/>
          <table:table-cell table:formula="of:=IF(ISBLANK([.$B40]);&quot;&quot;;[.D40]*8)">
            <text:p/>
          </table:table-cell>
          <table:table-cell table:number-columns-repeated="2"/>
        </table:table-row>
        <table:table-row table:style-name="ro2">
          <table:table-cell table:formula="of:=IF(ISBLANK([.$B41]);&quot;&quot;;IF(ISNUMBER([.$A40]);[.$A40]+1;1))">
            <text:p/>
          </table:table-cell>
          <table:table-cell/>
          <table:table-cell table:style-name="ce2" table:formula="of:=IF(ISBLANK([.$B41]);&quot;&quot;;IF([.$A41]&lt;16;DEC2HEX(INT([.$A41]/16)+MOD([.$A41];16);INT([.$A41]/16)+1);IF(AND([.$A41]&gt;=256;[.$A41]&lt;16384);DEC2HEX(INT([.$A41]/16384)+MOD([.$A41];16384);INT([.$A41]/16384)+4);DEC2HEX(INT([.$A41]/256)+MOD([.$A41];16384);INT([.$A41]/256)+3))))">
            <text:p/>
          </table:table-cell>
          <table:table-cell/>
          <table:table-cell table:formula="of:=IF(ISBLANK([.$B41]);&quot;&quot;;[.D41]*8)">
            <text:p/>
          </table:table-cell>
          <table:table-cell table:number-columns-repeated="2"/>
        </table:table-row>
        <table:table-row table:style-name="ro2">
          <table:table-cell table:formula="of:=IF(ISBLANK([.$B42]);&quot;&quot;;IF(ISNUMBER([.$A41]);[.$A41]+1;1))">
            <text:p/>
          </table:table-cell>
          <table:table-cell/>
          <table:table-cell table:style-name="ce2" table:formula="of:=IF(ISBLANK([.$B42]);&quot;&quot;;IF([.$A42]&lt;16;DEC2HEX(INT([.$A42]/16)+MOD([.$A42];16);INT([.$A42]/16)+1);IF(AND([.$A42]&gt;=256;[.$A42]&lt;16384);DEC2HEX(INT([.$A42]/16384)+MOD([.$A42];16384);INT([.$A42]/16384)+4);DEC2HEX(INT([.$A42]/256)+MOD([.$A42];16384);INT([.$A42]/256)+3))))">
            <text:p/>
          </table:table-cell>
          <table:table-cell/>
          <table:table-cell table:formula="of:=IF(ISBLANK([.$B42]);&quot;&quot;;[.D42]*8)">
            <text:p/>
          </table:table-cell>
          <table:table-cell table:number-columns-repeated="2"/>
        </table:table-row>
        <table:table-row table:style-name="ro2">
          <table:table-cell table:formula="of:=IF(ISBLANK([.$B43]);&quot;&quot;;IF(ISNUMBER([.$A42]);[.$A42]+1;1))">
            <text:p/>
          </table:table-cell>
          <table:table-cell/>
          <table:table-cell table:style-name="ce2" table:formula="of:=IF(ISBLANK([.$B43]);&quot;&quot;;IF([.$A43]&lt;16;DEC2HEX(INT([.$A43]/16)+MOD([.$A43];16);INT([.$A43]/16)+1);IF(AND([.$A43]&gt;=256;[.$A43]&lt;16384);DEC2HEX(INT([.$A43]/16384)+MOD([.$A43];16384);INT([.$A43]/16384)+4);DEC2HEX(INT([.$A43]/256)+MOD([.$A43];16384);INT([.$A43]/256)+3))))">
            <text:p/>
          </table:table-cell>
          <table:table-cell/>
          <table:table-cell table:formula="of:=IF(ISBLANK([.$B43]);&quot;&quot;;[.D43]*8)">
            <text:p/>
          </table:table-cell>
          <table:table-cell table:number-columns-repeated="2"/>
        </table:table-row>
        <table:table-row table:style-name="ro2">
          <table:table-cell table:formula="of:=IF(ISBLANK([.$B44]);&quot;&quot;;IF(ISNUMBER([.$A43]);[.$A43]+1;1))">
            <text:p/>
          </table:table-cell>
          <table:table-cell/>
          <table:table-cell table:style-name="ce2" table:formula="of:=IF(ISBLANK([.$B44]);&quot;&quot;;IF([.$A44]&lt;16;DEC2HEX(INT([.$A44]/16)+MOD([.$A44];16);INT([.$A44]/16)+1);IF(AND([.$A44]&gt;=256;[.$A44]&lt;16384);DEC2HEX(INT([.$A44]/16384)+MOD([.$A44];16384);INT([.$A44]/16384)+4);DEC2HEX(INT([.$A44]/256)+MOD([.$A44];16384);INT([.$A44]/256)+3))))">
            <text:p/>
          </table:table-cell>
          <table:table-cell/>
          <table:table-cell table:formula="of:=IF(ISBLANK([.$B44]);&quot;&quot;;[.D44]*8)">
            <text:p/>
          </table:table-cell>
          <table:table-cell table:number-columns-repeated="2"/>
        </table:table-row>
        <table:table-row table:style-name="ro2">
          <table:table-cell table:formula="of:=IF(ISBLANK([.$B45]);&quot;&quot;;IF(ISNUMBER([.$A44]);[.$A44]+1;1))">
            <text:p/>
          </table:table-cell>
          <table:table-cell/>
          <table:table-cell table:style-name="ce2" table:formula="of:=IF(ISBLANK([.$B45]);&quot;&quot;;IF([.$A45]&lt;16;DEC2HEX(INT([.$A45]/16)+MOD([.$A45];16);INT([.$A45]/16)+1);IF(AND([.$A45]&gt;=256;[.$A45]&lt;16384);DEC2HEX(INT([.$A45]/16384)+MOD([.$A45];16384);INT([.$A45]/16384)+4);DEC2HEX(INT([.$A45]/256)+MOD([.$A45];16384);INT([.$A45]/256)+3))))">
            <text:p/>
          </table:table-cell>
          <table:table-cell/>
          <table:table-cell table:formula="of:=IF(ISBLANK([.$B45]);&quot;&quot;;[.D45]*8)">
            <text:p/>
          </table:table-cell>
          <table:table-cell table:number-columns-repeated="2"/>
        </table:table-row>
        <table:table-row table:style-name="ro2">
          <table:table-cell table:formula="of:=IF(ISBLANK([.$B46]);&quot;&quot;;IF(ISNUMBER([.$A45]);[.$A45]+1;1))">
            <text:p/>
          </table:table-cell>
          <table:table-cell/>
          <table:table-cell table:style-name="ce2" table:formula="of:=IF(ISBLANK([.$B46]);&quot;&quot;;IF([.$A46]&lt;16;DEC2HEX(INT([.$A46]/16)+MOD([.$A46];16);INT([.$A46]/16)+1);IF(AND([.$A46]&gt;=256;[.$A46]&lt;16384);DEC2HEX(INT([.$A46]/16384)+MOD([.$A46];16384);INT([.$A46]/16384)+4);DEC2HEX(INT([.$A46]/256)+MOD([.$A46];16384);INT([.$A46]/256)+3))))">
            <text:p/>
          </table:table-cell>
          <table:table-cell/>
          <table:table-cell table:formula="of:=IF(ISBLANK([.$B46]);&quot;&quot;;[.D46]*8)">
            <text:p/>
          </table:table-cell>
          <table:table-cell table:number-columns-repeated="2"/>
        </table:table-row>
        <table:table-row table:style-name="ro2">
          <table:table-cell table:formula="of:=IF(ISBLANK([.$B47]);&quot;&quot;;IF(ISNUMBER([.$A46]);[.$A46]+1;1))">
            <text:p/>
          </table:table-cell>
          <table:table-cell/>
          <table:table-cell table:style-name="ce2" table:formula="of:=IF(ISBLANK([.$B47]);&quot;&quot;;IF([.$A47]&lt;16;DEC2HEX(INT([.$A47]/16)+MOD([.$A47];16);INT([.$A47]/16)+1);IF(AND([.$A47]&gt;=256;[.$A47]&lt;16384);DEC2HEX(INT([.$A47]/16384)+MOD([.$A47];16384);INT([.$A47]/16384)+4);DEC2HEX(INT([.$A47]/256)+MOD([.$A47];16384);INT([.$A47]/256)+3))))">
            <text:p/>
          </table:table-cell>
          <table:table-cell/>
          <table:table-cell table:formula="of:=IF(ISBLANK([.$B47]);&quot;&quot;;[.D47]*8)">
            <text:p/>
          </table:table-cell>
          <table:table-cell table:number-columns-repeated="2"/>
        </table:table-row>
        <table:table-row table:style-name="ro2">
          <table:table-cell table:formula="of:=IF(ISBLANK([.$B48]);&quot;&quot;;IF(ISNUMBER([.$A47]);[.$A47]+1;1))">
            <text:p/>
          </table:table-cell>
          <table:table-cell/>
          <table:table-cell table:style-name="ce2" table:formula="of:=IF(ISBLANK([.$B48]);&quot;&quot;;IF([.$A48]&lt;16;DEC2HEX(INT([.$A48]/16)+MOD([.$A48];16);INT([.$A48]/16)+1);IF(AND([.$A48]&gt;=256;[.$A48]&lt;16384);DEC2HEX(INT([.$A48]/16384)+MOD([.$A48];16384);INT([.$A48]/16384)+4);DEC2HEX(INT([.$A48]/256)+MOD([.$A48];16384);INT([.$A48]/256)+3))))">
            <text:p/>
          </table:table-cell>
          <table:table-cell/>
          <table:table-cell table:formula="of:=IF(ISBLANK([.$B48]);&quot;&quot;;[.D48]*8)">
            <text:p/>
          </table:table-cell>
          <table:table-cell table:number-columns-repeated="2"/>
        </table:table-row>
        <table:table-row table:style-name="ro2">
          <table:table-cell table:formula="of:=IF(ISBLANK([.$B49]);&quot;&quot;;IF(ISNUMBER([.$A48]);[.$A48]+1;1))">
            <text:p/>
          </table:table-cell>
          <table:table-cell/>
          <table:table-cell table:style-name="ce2" table:formula="of:=IF(ISBLANK([.$B49]);&quot;&quot;;IF([.$A49]&lt;16;DEC2HEX(INT([.$A49]/16)+MOD([.$A49];16);INT([.$A49]/16)+1);IF(AND([.$A49]&gt;=256;[.$A49]&lt;16384);DEC2HEX(INT([.$A49]/16384)+MOD([.$A49];16384);INT([.$A49]/16384)+4);DEC2HEX(INT([.$A49]/256)+MOD([.$A49];16384);INT([.$A49]/256)+3))))">
            <text:p/>
          </table:table-cell>
          <table:table-cell/>
          <table:table-cell table:formula="of:=IF(ISBLANK([.$B49]);&quot;&quot;;[.D49]*8)">
            <text:p/>
          </table:table-cell>
          <table:table-cell table:number-columns-repeated="2"/>
        </table:table-row>
        <table:table-row table:style-name="ro2">
          <table:table-cell table:formula="of:=IF(ISBLANK([.$B50]);&quot;&quot;;IF(ISNUMBER([.$A49]);[.$A49]+1;1))">
            <text:p/>
          </table:table-cell>
          <table:table-cell/>
          <table:table-cell table:style-name="ce2" table:formula="of:=IF(ISBLANK([.$B50]);&quot;&quot;;IF([.$A50]&lt;16;DEC2HEX(INT([.$A50]/16)+MOD([.$A50];16);INT([.$A50]/16)+1);IF(AND([.$A50]&gt;=256;[.$A50]&lt;16384);DEC2HEX(INT([.$A50]/16384)+MOD([.$A50];16384);INT([.$A50]/16384)+4);DEC2HEX(INT([.$A50]/256)+MOD([.$A50];16384);INT([.$A50]/256)+3))))">
            <text:p/>
          </table:table-cell>
          <table:table-cell/>
          <table:table-cell table:formula="of:=IF(ISBLANK([.$B50]);&quot;&quot;;[.D50]*8)">
            <text:p/>
          </table:table-cell>
          <table:table-cell table:number-columns-repeated="2"/>
        </table:table-row>
        <table:table-row table:style-name="ro2">
          <table:table-cell table:formula="of:=IF(ISBLANK([.$B51]);&quot;&quot;;IF(ISNUMBER([.$A50]);[.$A50]+1;1))">
            <text:p/>
          </table:table-cell>
          <table:table-cell/>
          <table:table-cell table:style-name="ce2" table:formula="of:=IF(ISBLANK([.$B51]);&quot;&quot;;IF([.$A51]&lt;16;DEC2HEX(INT([.$A51]/16)+MOD([.$A51];16);INT([.$A51]/16)+1);IF(AND([.$A51]&gt;=256;[.$A51]&lt;16384);DEC2HEX(INT([.$A51]/16384)+MOD([.$A51];16384);INT([.$A51]/16384)+4);DEC2HEX(INT([.$A51]/256)+MOD([.$A51];16384);INT([.$A51]/256)+3))))">
            <text:p/>
          </table:table-cell>
          <table:table-cell/>
          <table:table-cell table:formula="of:=IF(ISBLANK([.$B51]);&quot;&quot;;[.D51]*8)">
            <text:p/>
          </table:table-cell>
          <table:table-cell table:number-columns-repeated="2"/>
        </table:table-row>
        <table:table-row table:style-name="ro2">
          <table:table-cell table:formula="of:=IF(ISBLANK([.$B52]);&quot;&quot;;IF(ISNUMBER([.$A51]);[.$A51]+1;1))">
            <text:p/>
          </table:table-cell>
          <table:table-cell/>
          <table:table-cell table:style-name="ce2" table:formula="of:=IF(ISBLANK([.$B52]);&quot;&quot;;IF([.$A52]&lt;16;DEC2HEX(INT([.$A52]/16)+MOD([.$A52];16);INT([.$A52]/16)+1);IF(AND([.$A52]&gt;=256;[.$A52]&lt;16384);DEC2HEX(INT([.$A52]/16384)+MOD([.$A52];16384);INT([.$A52]/16384)+4);DEC2HEX(INT([.$A52]/256)+MOD([.$A52];16384);INT([.$A52]/256)+3))))">
            <text:p/>
          </table:table-cell>
          <table:table-cell/>
          <table:table-cell table:formula="of:=IF(ISBLANK([.$B52]);&quot;&quot;;[.D52]*8)">
            <text:p/>
          </table:table-cell>
          <table:table-cell table:number-columns-repeated="2"/>
        </table:table-row>
        <table:table-row table:style-name="ro2">
          <table:table-cell table:formula="of:=IF(ISBLANK([.$B53]);&quot;&quot;;IF(ISNUMBER([.$A52]);[.$A52]+1;1))">
            <text:p/>
          </table:table-cell>
          <table:table-cell/>
          <table:table-cell table:style-name="ce2" table:formula="of:=IF(ISBLANK([.$B53]);&quot;&quot;;IF([.$A53]&lt;16;DEC2HEX(INT([.$A53]/16)+MOD([.$A53];16);INT([.$A53]/16)+1);IF(AND([.$A53]&gt;=256;[.$A53]&lt;16384);DEC2HEX(INT([.$A53]/16384)+MOD([.$A53];16384);INT([.$A53]/16384)+4);DEC2HEX(INT([.$A53]/256)+MOD([.$A53];16384);INT([.$A53]/256)+3))))">
            <text:p/>
          </table:table-cell>
          <table:table-cell/>
          <table:table-cell table:formula="of:=IF(ISBLANK([.$B53]);&quot;&quot;;[.D53]*8)">
            <text:p/>
          </table:table-cell>
          <table:table-cell table:number-columns-repeated="2"/>
        </table:table-row>
        <table:table-row table:style-name="ro2">
          <table:table-cell table:formula="of:=IF(ISBLANK([.$B54]);&quot;&quot;;IF(ISNUMBER([.$A53]);[.$A53]+1;1))">
            <text:p/>
          </table:table-cell>
          <table:table-cell/>
          <table:table-cell table:style-name="ce2" table:formula="of:=IF(ISBLANK([.$B54]);&quot;&quot;;IF([.$A54]&lt;16;DEC2HEX(INT([.$A54]/16)+MOD([.$A54];16);INT([.$A54]/16)+1);IF(AND([.$A54]&gt;=256;[.$A54]&lt;16384);DEC2HEX(INT([.$A54]/16384)+MOD([.$A54];16384);INT([.$A54]/16384)+4);DEC2HEX(INT([.$A54]/256)+MOD([.$A54];16384);INT([.$A54]/256)+3))))">
            <text:p/>
          </table:table-cell>
          <table:table-cell/>
          <table:table-cell table:formula="of:=IF(ISBLANK([.$B54]);&quot;&quot;;[.D54]*8)">
            <text:p/>
          </table:table-cell>
          <table:table-cell table:number-columns-repeated="2"/>
        </table:table-row>
        <table:table-row table:style-name="ro2">
          <table:table-cell table:formula="of:=IF(ISBLANK([.$B55]);&quot;&quot;;IF(ISNUMBER([.$A54]);[.$A54]+1;1))">
            <text:p/>
          </table:table-cell>
          <table:table-cell/>
          <table:table-cell table:style-name="ce2" table:formula="of:=IF(ISBLANK([.$B55]);&quot;&quot;;IF([.$A55]&lt;16;DEC2HEX(INT([.$A55]/16)+MOD([.$A55];16);INT([.$A55]/16)+1);IF(AND([.$A55]&gt;=256;[.$A55]&lt;16384);DEC2HEX(INT([.$A55]/16384)+MOD([.$A55];16384);INT([.$A55]/16384)+4);DEC2HEX(INT([.$A55]/256)+MOD([.$A55];16384);INT([.$A55]/256)+3))))">
            <text:p/>
          </table:table-cell>
          <table:table-cell/>
          <table:table-cell table:formula="of:=IF(ISBLANK([.$B55]);&quot;&quot;;[.D55]*8)">
            <text:p/>
          </table:table-cell>
          <table:table-cell table:number-columns-repeated="2"/>
        </table:table-row>
        <table:table-row table:style-name="ro2">
          <table:table-cell table:formula="of:=IF(ISBLANK([.$B56]);&quot;&quot;;IF(ISNUMBER([.$A55]);[.$A55]+1;1))">
            <text:p/>
          </table:table-cell>
          <table:table-cell/>
          <table:table-cell table:style-name="ce2" table:formula="of:=IF(ISBLANK([.$B56]);&quot;&quot;;IF([.$A56]&lt;16;DEC2HEX(INT([.$A56]/16)+MOD([.$A56];16);INT([.$A56]/16)+1);IF(AND([.$A56]&gt;=256;[.$A56]&lt;16384);DEC2HEX(INT([.$A56]/16384)+MOD([.$A56];16384);INT([.$A56]/16384)+4);DEC2HEX(INT([.$A56]/256)+MOD([.$A56];16384);INT([.$A56]/256)+3))))">
            <text:p/>
          </table:table-cell>
          <table:table-cell/>
          <table:table-cell table:formula="of:=IF(ISBLANK([.$B56]);&quot;&quot;;[.D56]*8)">
            <text:p/>
          </table:table-cell>
          <table:table-cell table:number-columns-repeated="2"/>
        </table:table-row>
        <table:table-row table:style-name="ro2">
          <table:table-cell table:formula="of:=IF(ISBLANK([.$B57]);&quot;&quot;;IF(ISNUMBER([.$A56]);[.$A56]+1;1))">
            <text:p/>
          </table:table-cell>
          <table:table-cell/>
          <table:table-cell table:style-name="ce2" table:formula="of:=IF(ISBLANK([.$B57]);&quot;&quot;;IF([.$A57]&lt;16;DEC2HEX(INT([.$A57]/16)+MOD([.$A57];16);INT([.$A57]/16)+1);IF(AND([.$A57]&gt;=256;[.$A57]&lt;16384);DEC2HEX(INT([.$A57]/16384)+MOD([.$A57];16384);INT([.$A57]/16384)+4);DEC2HEX(INT([.$A57]/256)+MOD([.$A57];16384);INT([.$A57]/256)+3))))">
            <text:p/>
          </table:table-cell>
          <table:table-cell/>
          <table:table-cell table:formula="of:=IF(ISBLANK([.$B57]);&quot;&quot;;[.D57]*8)">
            <text:p/>
          </table:table-cell>
          <table:table-cell table:number-columns-repeated="2"/>
        </table:table-row>
        <table:table-row table:style-name="ro2">
          <table:table-cell table:formula="of:=IF(ISBLANK([.$B58]);&quot;&quot;;IF(ISNUMBER([.$A57]);[.$A57]+1;1))">
            <text:p/>
          </table:table-cell>
          <table:table-cell/>
          <table:table-cell table:style-name="ce2" table:formula="of:=IF(ISBLANK([.$B58]);&quot;&quot;;IF([.$A58]&lt;16;DEC2HEX(INT([.$A58]/16)+MOD([.$A58];16);INT([.$A58]/16)+1);IF(AND([.$A58]&gt;=256;[.$A58]&lt;16384);DEC2HEX(INT([.$A58]/16384)+MOD([.$A58];16384);INT([.$A58]/16384)+4);DEC2HEX(INT([.$A58]/256)+MOD([.$A58];16384);INT([.$A58]/256)+3))))">
            <text:p/>
          </table:table-cell>
          <table:table-cell/>
          <table:table-cell table:formula="of:=IF(ISBLANK([.$B58]);&quot;&quot;;[.D58]*8)">
            <text:p/>
          </table:table-cell>
          <table:table-cell table:number-columns-repeated="2"/>
        </table:table-row>
        <table:table-row table:style-name="ro2">
          <table:table-cell table:formula="of:=IF(ISBLANK([.$B59]);&quot;&quot;;IF(ISNUMBER([.$A58]);[.$A58]+1;1))">
            <text:p/>
          </table:table-cell>
          <table:table-cell/>
          <table:table-cell table:style-name="ce2" table:formula="of:=IF(ISBLANK([.$B59]);&quot;&quot;;IF([.$A59]&lt;16;DEC2HEX(INT([.$A59]/16)+MOD([.$A59];16);INT([.$A59]/16)+1);IF(AND([.$A59]&gt;=256;[.$A59]&lt;16384);DEC2HEX(INT([.$A59]/16384)+MOD([.$A59];16384);INT([.$A59]/16384)+4);DEC2HEX(INT([.$A59]/256)+MOD([.$A59];16384);INT([.$A59]/256)+3))))">
            <text:p/>
          </table:table-cell>
          <table:table-cell/>
          <table:table-cell table:formula="of:=IF(ISBLANK([.$B59]);&quot;&quot;;[.D59]*8)">
            <text:p/>
          </table:table-cell>
          <table:table-cell table:number-columns-repeated="2"/>
        </table:table-row>
        <table:table-row table:style-name="ro2">
          <table:table-cell table:formula="of:=IF(ISBLANK([.$B60]);&quot;&quot;;IF(ISNUMBER([.$A59]);[.$A59]+1;1))">
            <text:p/>
          </table:table-cell>
          <table:table-cell/>
          <table:table-cell table:style-name="ce2" table:formula="of:=IF(ISBLANK([.$B60]);&quot;&quot;;IF([.$A60]&lt;16;DEC2HEX(INT([.$A60]/16)+MOD([.$A60];16);INT([.$A60]/16)+1);IF(AND([.$A60]&gt;=256;[.$A60]&lt;16384);DEC2HEX(INT([.$A60]/16384)+MOD([.$A60];16384);INT([.$A60]/16384)+4);DEC2HEX(INT([.$A60]/256)+MOD([.$A60];16384);INT([.$A60]/256)+3))))">
            <text:p/>
          </table:table-cell>
          <table:table-cell/>
          <table:table-cell table:formula="of:=IF(ISBLANK([.$B60]);&quot;&quot;;[.D60]*8)">
            <text:p/>
          </table:table-cell>
          <table:table-cell table:number-columns-repeated="2"/>
        </table:table-row>
        <table:table-row table:style-name="ro2">
          <table:table-cell table:formula="of:=IF(ISBLANK([.$B61]);&quot;&quot;;IF(ISNUMBER([.$A60]);[.$A60]+1;1))">
            <text:p/>
          </table:table-cell>
          <table:table-cell/>
          <table:table-cell table:style-name="ce2" table:formula="of:=IF(ISBLANK([.$B61]);&quot;&quot;;IF([.$A61]&lt;16;DEC2HEX(INT([.$A61]/16)+MOD([.$A61];16);INT([.$A61]/16)+1);IF(AND([.$A61]&gt;=256;[.$A61]&lt;16384);DEC2HEX(INT([.$A61]/16384)+MOD([.$A61];16384);INT([.$A61]/16384)+4);DEC2HEX(INT([.$A61]/256)+MOD([.$A61];16384);INT([.$A61]/256)+3))))">
            <text:p/>
          </table:table-cell>
          <table:table-cell/>
          <table:table-cell table:formula="of:=IF(ISBLANK([.$B61]);&quot;&quot;;[.D61]*8)">
            <text:p/>
          </table:table-cell>
          <table:table-cell table:number-columns-repeated="2"/>
        </table:table-row>
        <table:table-row table:style-name="ro2">
          <table:table-cell table:formula="of:=IF(ISBLANK([.$B62]);&quot;&quot;;IF(ISNUMBER([.$A61]);[.$A61]+1;1))">
            <text:p/>
          </table:table-cell>
          <table:table-cell/>
          <table:table-cell table:style-name="ce2" table:formula="of:=IF(ISBLANK([.$B62]);&quot;&quot;;IF([.$A62]&lt;16;DEC2HEX(INT([.$A62]/16)+MOD([.$A62];16);INT([.$A62]/16)+1);IF(AND([.$A62]&gt;=256;[.$A62]&lt;16384);DEC2HEX(INT([.$A62]/16384)+MOD([.$A62];16384);INT([.$A62]/16384)+4);DEC2HEX(INT([.$A62]/256)+MOD([.$A62];16384);INT([.$A62]/256)+3))))">
            <text:p/>
          </table:table-cell>
          <table:table-cell/>
          <table:table-cell table:formula="of:=IF(ISBLANK([.$B62]);&quot;&quot;;[.D62]*8)">
            <text:p/>
          </table:table-cell>
          <table:table-cell table:number-columns-repeated="2"/>
        </table:table-row>
        <table:table-row table:style-name="ro2">
          <table:table-cell table:formula="of:=IF(ISBLANK([.$B63]);&quot;&quot;;IF(ISNUMBER([.$A62]);[.$A62]+1;1))">
            <text:p/>
          </table:table-cell>
          <table:table-cell/>
          <table:table-cell table:style-name="ce2" table:formula="of:=IF(ISBLANK([.$B63]);&quot;&quot;;IF([.$A63]&lt;16;DEC2HEX(INT([.$A63]/16)+MOD([.$A63];16);INT([.$A63]/16)+1);IF(AND([.$A63]&gt;=256;[.$A63]&lt;16384);DEC2HEX(INT([.$A63]/16384)+MOD([.$A63];16384);INT([.$A63]/16384)+4);DEC2HEX(INT([.$A63]/256)+MOD([.$A63];16384);INT([.$A63]/256)+3))))">
            <text:p/>
          </table:table-cell>
          <table:table-cell/>
          <table:table-cell table:formula="of:=IF(ISBLANK([.$B63]);&quot;&quot;;[.D63]*8)">
            <text:p/>
          </table:table-cell>
          <table:table-cell table:number-columns-repeated="2"/>
        </table:table-row>
        <table:table-row table:style-name="ro2">
          <table:table-cell table:formula="of:=IF(ISBLANK([.$B64]);&quot;&quot;;IF(ISNUMBER([.$A63]);[.$A63]+1;1))">
            <text:p/>
          </table:table-cell>
          <table:table-cell/>
          <table:table-cell table:style-name="ce2" table:formula="of:=IF(ISBLANK([.$B64]);&quot;&quot;;IF([.$A64]&lt;16;DEC2HEX(INT([.$A64]/16)+MOD([.$A64];16);INT([.$A64]/16)+1);IF(AND([.$A64]&gt;=256;[.$A64]&lt;16384);DEC2HEX(INT([.$A64]/16384)+MOD([.$A64];16384);INT([.$A64]/16384)+4);DEC2HEX(INT([.$A64]/256)+MOD([.$A64];16384);INT([.$A64]/256)+3))))">
            <text:p/>
          </table:table-cell>
          <table:table-cell/>
          <table:table-cell table:formula="of:=IF(ISBLANK([.$B64]);&quot;&quot;;[.D64]*8)">
            <text:p/>
          </table:table-cell>
          <table:table-cell table:number-columns-repeated="2"/>
        </table:table-row>
        <table:table-row table:style-name="ro2">
          <table:table-cell table:formula="of:=IF(ISBLANK([.$B65]);&quot;&quot;;IF(ISNUMBER([.$A64]);[.$A64]+1;1))">
            <text:p/>
          </table:table-cell>
          <table:table-cell/>
          <table:table-cell table:style-name="ce2" table:formula="of:=IF(ISBLANK([.$B65]);&quot;&quot;;IF([.$A65]&lt;16;DEC2HEX(INT([.$A65]/16)+MOD([.$A65];16);INT([.$A65]/16)+1);IF(AND([.$A65]&gt;=256;[.$A65]&lt;16384);DEC2HEX(INT([.$A65]/16384)+MOD([.$A65];16384);INT([.$A65]/16384)+4);DEC2HEX(INT([.$A65]/256)+MOD([.$A65];16384);INT([.$A65]/256)+3))))">
            <text:p/>
          </table:table-cell>
          <table:table-cell/>
          <table:table-cell table:formula="of:=IF(ISBLANK([.$B65]);&quot;&quot;;[.D65]*8)">
            <text:p/>
          </table:table-cell>
          <table:table-cell table:number-columns-repeated="2"/>
        </table:table-row>
        <table:table-row table:style-name="ro2">
          <table:table-cell table:formula="of:=IF(ISBLANK([.$B66]);&quot;&quot;;IF(ISNUMBER([.$A65]);[.$A65]+1;1))">
            <text:p/>
          </table:table-cell>
          <table:table-cell/>
          <table:table-cell table:style-name="ce2" table:formula="of:=IF(ISBLANK([.$B66]);&quot;&quot;;IF([.$A66]&lt;16;DEC2HEX(INT([.$A66]/16)+MOD([.$A66];16);INT([.$A66]/16)+1);IF(AND([.$A66]&gt;=256;[.$A66]&lt;16384);DEC2HEX(INT([.$A66]/16384)+MOD([.$A66];16384);INT([.$A66]/16384)+4);DEC2HEX(INT([.$A66]/256)+MOD([.$A66];16384);INT([.$A66]/256)+3))))">
            <text:p/>
          </table:table-cell>
          <table:table-cell/>
          <table:table-cell table:formula="of:=IF(ISBLANK([.$B66]);&quot;&quot;;[.D66]*8)">
            <text:p/>
          </table:table-cell>
          <table:table-cell table:number-columns-repeated="2"/>
        </table:table-row>
        <table:table-row table:style-name="ro2">
          <table:table-cell table:formula="of:=IF(ISBLANK([.$B67]);&quot;&quot;;IF(ISNUMBER([.$A66]);[.$A66]+1;1))">
            <text:p/>
          </table:table-cell>
          <table:table-cell/>
          <table:table-cell table:style-name="ce2" table:formula="of:=IF(ISBLANK([.$B67]);&quot;&quot;;IF([.$A67]&lt;16;DEC2HEX(INT([.$A67]/16)+MOD([.$A67];16);INT([.$A67]/16)+1);IF(AND([.$A67]&gt;=256;[.$A67]&lt;16384);DEC2HEX(INT([.$A67]/16384)+MOD([.$A67];16384);INT([.$A67]/16384)+4);DEC2HEX(INT([.$A67]/256)+MOD([.$A67];16384);INT([.$A67]/256)+3))))">
            <text:p/>
          </table:table-cell>
          <table:table-cell/>
          <table:table-cell table:formula="of:=IF(ISBLANK([.$B67]);&quot;&quot;;[.D67]*8)">
            <text:p/>
          </table:table-cell>
          <table:table-cell table:number-columns-repeated="2"/>
        </table:table-row>
        <table:table-row table:style-name="ro2">
          <table:table-cell table:formula="of:=IF(ISBLANK([.$B68]);&quot;&quot;;IF(ISNUMBER([.$A67]);[.$A67]+1;1))">
            <text:p/>
          </table:table-cell>
          <table:table-cell/>
          <table:table-cell table:style-name="ce2" table:formula="of:=IF(ISBLANK([.$B68]);&quot;&quot;;IF([.$A68]&lt;16;DEC2HEX(INT([.$A68]/16)+MOD([.$A68];16);INT([.$A68]/16)+1);IF(AND([.$A68]&gt;=256;[.$A68]&lt;16384);DEC2HEX(INT([.$A68]/16384)+MOD([.$A68];16384);INT([.$A68]/16384)+4);DEC2HEX(INT([.$A68]/256)+MOD([.$A68];16384);INT([.$A68]/256)+3))))">
            <text:p/>
          </table:table-cell>
          <table:table-cell/>
          <table:table-cell table:formula="of:=IF(ISBLANK([.$B68]);&quot;&quot;;[.D68]*8)">
            <text:p/>
          </table:table-cell>
          <table:table-cell table:number-columns-repeated="2"/>
        </table:table-row>
        <table:table-row table:style-name="ro2">
          <table:table-cell table:formula="of:=IF(ISBLANK([.$B69]);&quot;&quot;;IF(ISNUMBER([.$A68]);[.$A68]+1;1))">
            <text:p/>
          </table:table-cell>
          <table:table-cell/>
          <table:table-cell table:style-name="ce2" table:formula="of:=IF(ISBLANK([.$B69]);&quot;&quot;;IF([.$A69]&lt;16;DEC2HEX(INT([.$A69]/16)+MOD([.$A69];16);INT([.$A69]/16)+1);IF(AND([.$A69]&gt;=256;[.$A69]&lt;16384);DEC2HEX(INT([.$A69]/16384)+MOD([.$A69];16384);INT([.$A69]/16384)+4);DEC2HEX(INT([.$A69]/256)+MOD([.$A69];16384);INT([.$A69]/256)+3))))">
            <text:p/>
          </table:table-cell>
          <table:table-cell/>
          <table:table-cell table:formula="of:=IF(ISBLANK([.$B69]);&quot;&quot;;[.D69]*8)">
            <text:p/>
          </table:table-cell>
          <table:table-cell table:number-columns-repeated="2"/>
        </table:table-row>
        <table:table-row table:style-name="ro2">
          <table:table-cell table:formula="of:=IF(ISBLANK([.$B70]);&quot;&quot;;IF(ISNUMBER([.$A69]);[.$A69]+1;1))">
            <text:p/>
          </table:table-cell>
          <table:table-cell/>
          <table:table-cell table:style-name="ce2" table:formula="of:=IF(ISBLANK([.$B70]);&quot;&quot;;IF([.$A70]&lt;16;DEC2HEX(INT([.$A70]/16)+MOD([.$A70];16);INT([.$A70]/16)+1);IF(AND([.$A70]&gt;=256;[.$A70]&lt;16384);DEC2HEX(INT([.$A70]/16384)+MOD([.$A70];16384);INT([.$A70]/16384)+4);DEC2HEX(INT([.$A70]/256)+MOD([.$A70];16384);INT([.$A70]/256)+3))))">
            <text:p/>
          </table:table-cell>
          <table:table-cell/>
          <table:table-cell table:formula="of:=IF(ISBLANK([.$B70]);&quot;&quot;;[.D70]*8)">
            <text:p/>
          </table:table-cell>
          <table:table-cell table:number-columns-repeated="2"/>
        </table:table-row>
        <table:table-row table:style-name="ro2">
          <table:table-cell table:formula="of:=IF(ISBLANK([.$B71]);&quot;&quot;;IF(ISNUMBER([.$A70]);[.$A70]+1;1))">
            <text:p/>
          </table:table-cell>
          <table:table-cell/>
          <table:table-cell table:style-name="ce2" table:formula="of:=IF(ISBLANK([.$B71]);&quot;&quot;;IF([.$A71]&lt;16;DEC2HEX(INT([.$A71]/16)+MOD([.$A71];16);INT([.$A71]/16)+1);IF(AND([.$A71]&gt;=256;[.$A71]&lt;16384);DEC2HEX(INT([.$A71]/16384)+MOD([.$A71];16384);INT([.$A71]/16384)+4);DEC2HEX(INT([.$A71]/256)+MOD([.$A71];16384);INT([.$A71]/256)+3))))">
            <text:p/>
          </table:table-cell>
          <table:table-cell/>
          <table:table-cell table:formula="of:=IF(ISBLANK([.$B71]);&quot;&quot;;[.D71]*8)">
            <text:p/>
          </table:table-cell>
          <table:table-cell table:number-columns-repeated="2"/>
        </table:table-row>
        <table:table-row table:style-name="ro2">
          <table:table-cell table:formula="of:=IF(ISBLANK([.$B72]);&quot;&quot;;IF(ISNUMBER([.$A71]);[.$A71]+1;1))">
            <text:p/>
          </table:table-cell>
          <table:table-cell/>
          <table:table-cell table:style-name="ce2" table:formula="of:=IF(ISBLANK([.$B72]);&quot;&quot;;IF([.$A72]&lt;16;DEC2HEX(INT([.$A72]/16)+MOD([.$A72];16);INT([.$A72]/16)+1);IF(AND([.$A72]&gt;=256;[.$A72]&lt;16384);DEC2HEX(INT([.$A72]/16384)+MOD([.$A72];16384);INT([.$A72]/16384)+4);DEC2HEX(INT([.$A72]/256)+MOD([.$A72];16384);INT([.$A72]/256)+3))))">
            <text:p/>
          </table:table-cell>
          <table:table-cell/>
          <table:table-cell table:formula="of:=IF(ISBLANK([.$B72]);&quot;&quot;;[.D72]*8)">
            <text:p/>
          </table:table-cell>
          <table:table-cell table:number-columns-repeated="2"/>
        </table:table-row>
        <table:table-row table:style-name="ro2">
          <table:table-cell table:formula="of:=IF(ISBLANK([.$B73]);&quot;&quot;;IF(ISNUMBER([.$A72]);[.$A72]+1;1))">
            <text:p/>
          </table:table-cell>
          <table:table-cell/>
          <table:table-cell table:style-name="ce2" table:formula="of:=IF(ISBLANK([.$B73]);&quot;&quot;;IF([.$A73]&lt;16;DEC2HEX(INT([.$A73]/16)+MOD([.$A73];16);INT([.$A73]/16)+1);IF(AND([.$A73]&gt;=256;[.$A73]&lt;16384);DEC2HEX(INT([.$A73]/16384)+MOD([.$A73];16384);INT([.$A73]/16384)+4);DEC2HEX(INT([.$A73]/256)+MOD([.$A73];16384);INT([.$A73]/256)+3))))">
            <text:p/>
          </table:table-cell>
          <table:table-cell/>
          <table:table-cell table:formula="of:=IF(ISBLANK([.$B73]);&quot;&quot;;[.D73]*8)">
            <text:p/>
          </table:table-cell>
          <table:table-cell table:number-columns-repeated="2"/>
        </table:table-row>
        <table:table-row table:style-name="ro2">
          <table:table-cell table:formula="of:=IF(ISBLANK([.$B74]);&quot;&quot;;IF(ISNUMBER([.$A73]);[.$A73]+1;1))">
            <text:p/>
          </table:table-cell>
          <table:table-cell/>
          <table:table-cell table:style-name="ce2" table:formula="of:=IF(ISBLANK([.$B74]);&quot;&quot;;IF([.$A74]&lt;16;DEC2HEX(INT([.$A74]/16)+MOD([.$A74];16);INT([.$A74]/16)+1);IF(AND([.$A74]&gt;=256;[.$A74]&lt;16384);DEC2HEX(INT([.$A74]/16384)+MOD([.$A74];16384);INT([.$A74]/16384)+4);DEC2HEX(INT([.$A74]/256)+MOD([.$A74];16384);INT([.$A74]/256)+3))))">
            <text:p/>
          </table:table-cell>
          <table:table-cell/>
          <table:table-cell table:formula="of:=IF(ISBLANK([.$B74]);&quot;&quot;;[.D74]*8)">
            <text:p/>
          </table:table-cell>
          <table:table-cell table:number-columns-repeated="2"/>
        </table:table-row>
        <table:table-row table:style-name="ro2">
          <table:table-cell table:formula="of:=IF(ISBLANK([.$B75]);&quot;&quot;;IF(ISNUMBER([.$A74]);[.$A74]+1;1))">
            <text:p/>
          </table:table-cell>
          <table:table-cell/>
          <table:table-cell table:style-name="ce2" table:formula="of:=IF(ISBLANK([.$B75]);&quot;&quot;;IF([.$A75]&lt;16;DEC2HEX(INT([.$A75]/16)+MOD([.$A75];16);INT([.$A75]/16)+1);IF(AND([.$A75]&gt;=256;[.$A75]&lt;16384);DEC2HEX(INT([.$A75]/16384)+MOD([.$A75];16384);INT([.$A75]/16384)+4);DEC2HEX(INT([.$A75]/256)+MOD([.$A75];16384);INT([.$A75]/256)+3))))">
            <text:p/>
          </table:table-cell>
          <table:table-cell/>
          <table:table-cell table:formula="of:=IF(ISBLANK([.$B75]);&quot;&quot;;[.D75]*8)">
            <text:p/>
          </table:table-cell>
          <table:table-cell table:number-columns-repeated="2"/>
        </table:table-row>
        <table:table-row table:style-name="ro2">
          <table:table-cell table:formula="of:=IF(ISBLANK([.$B76]);&quot;&quot;;IF(ISNUMBER([.$A75]);[.$A75]+1;1))">
            <text:p/>
          </table:table-cell>
          <table:table-cell/>
          <table:table-cell table:style-name="ce2" table:formula="of:=IF(ISBLANK([.$B76]);&quot;&quot;;IF([.$A76]&lt;16;DEC2HEX(INT([.$A76]/16)+MOD([.$A76];16);INT([.$A76]/16)+1);IF(AND([.$A76]&gt;=256;[.$A76]&lt;16384);DEC2HEX(INT([.$A76]/16384)+MOD([.$A76];16384);INT([.$A76]/16384)+4);DEC2HEX(INT([.$A76]/256)+MOD([.$A76];16384);INT([.$A76]/256)+3))))">
            <text:p/>
          </table:table-cell>
          <table:table-cell/>
          <table:table-cell table:formula="of:=IF(ISBLANK([.$B76]);&quot;&quot;;[.D76]*8)">
            <text:p/>
          </table:table-cell>
          <table:table-cell table:number-columns-repeated="2"/>
        </table:table-row>
        <table:table-row table:style-name="ro2">
          <table:table-cell table:formula="of:=IF(ISBLANK([.$B77]);&quot;&quot;;IF(ISNUMBER([.$A76]);[.$A76]+1;1))">
            <text:p/>
          </table:table-cell>
          <table:table-cell/>
          <table:table-cell table:style-name="ce2" table:formula="of:=IF(ISBLANK([.$B77]);&quot;&quot;;IF([.$A77]&lt;16;DEC2HEX(INT([.$A77]/16)+MOD([.$A77];16);INT([.$A77]/16)+1);IF(AND([.$A77]&gt;=256;[.$A77]&lt;16384);DEC2HEX(INT([.$A77]/16384)+MOD([.$A77];16384);INT([.$A77]/16384)+4);DEC2HEX(INT([.$A77]/256)+MOD([.$A77];16384);INT([.$A77]/256)+3))))">
            <text:p/>
          </table:table-cell>
          <table:table-cell/>
          <table:table-cell table:formula="of:=IF(ISBLANK([.$B77]);&quot;&quot;;[.D77]*8)">
            <text:p/>
          </table:table-cell>
          <table:table-cell table:number-columns-repeated="2"/>
        </table:table-row>
        <table:table-row table:style-name="ro2">
          <table:table-cell table:formula="of:=IF(ISBLANK([.$B78]);&quot;&quot;;IF(ISNUMBER([.$A77]);[.$A77]+1;1))">
            <text:p/>
          </table:table-cell>
          <table:table-cell/>
          <table:table-cell table:style-name="ce2" table:formula="of:=IF(ISBLANK([.$B78]);&quot;&quot;;IF([.$A78]&lt;16;DEC2HEX(INT([.$A78]/16)+MOD([.$A78];16);INT([.$A78]/16)+1);IF(AND([.$A78]&gt;=256;[.$A78]&lt;16384);DEC2HEX(INT([.$A78]/16384)+MOD([.$A78];16384);INT([.$A78]/16384)+4);DEC2HEX(INT([.$A78]/256)+MOD([.$A78];16384);INT([.$A78]/256)+3))))">
            <text:p/>
          </table:table-cell>
          <table:table-cell/>
          <table:table-cell table:formula="of:=IF(ISBLANK([.$B78]);&quot;&quot;;[.D78]*8)">
            <text:p/>
          </table:table-cell>
          <table:table-cell table:number-columns-repeated="2"/>
        </table:table-row>
        <table:table-row table:style-name="ro2">
          <table:table-cell table:formula="of:=IF(ISBLANK([.$B79]);&quot;&quot;;IF(ISNUMBER([.$A78]);[.$A78]+1;1))">
            <text:p/>
          </table:table-cell>
          <table:table-cell/>
          <table:table-cell table:style-name="ce2" table:formula="of:=IF(ISBLANK([.$B79]);&quot;&quot;;IF([.$A79]&lt;16;DEC2HEX(INT([.$A79]/16)+MOD([.$A79];16);INT([.$A79]/16)+1);IF(AND([.$A79]&gt;=256;[.$A79]&lt;16384);DEC2HEX(INT([.$A79]/16384)+MOD([.$A79];16384);INT([.$A79]/16384)+4);DEC2HEX(INT([.$A79]/256)+MOD([.$A79];16384);INT([.$A79]/256)+3))))">
            <text:p/>
          </table:table-cell>
          <table:table-cell/>
          <table:table-cell table:formula="of:=IF(ISBLANK([.$B79]);&quot;&quot;;[.D79]*8)">
            <text:p/>
          </table:table-cell>
          <table:table-cell table:number-columns-repeated="2"/>
        </table:table-row>
        <table:table-row table:style-name="ro2">
          <table:table-cell table:formula="of:=IF(ISBLANK([.$B80]);&quot;&quot;;IF(ISNUMBER([.$A79]);[.$A79]+1;1))">
            <text:p/>
          </table:table-cell>
          <table:table-cell/>
          <table:table-cell table:style-name="ce2" table:formula="of:=IF(ISBLANK([.$B80]);&quot;&quot;;IF([.$A80]&lt;16;DEC2HEX(INT([.$A80]/16)+MOD([.$A80];16);INT([.$A80]/16)+1);IF(AND([.$A80]&gt;=256;[.$A80]&lt;16384);DEC2HEX(INT([.$A80]/16384)+MOD([.$A80];16384);INT([.$A80]/16384)+4);DEC2HEX(INT([.$A80]/256)+MOD([.$A80];16384);INT([.$A80]/256)+3))))">
            <text:p/>
          </table:table-cell>
          <table:table-cell/>
          <table:table-cell table:formula="of:=IF(ISBLANK([.$B80]);&quot;&quot;;[.D80]*8)">
            <text:p/>
          </table:table-cell>
          <table:table-cell table:number-columns-repeated="2"/>
        </table:table-row>
        <table:table-row table:style-name="ro2">
          <table:table-cell table:formula="of:=IF(ISBLANK([.$B81]);&quot;&quot;;IF(ISNUMBER([.$A80]);[.$A80]+1;1))">
            <text:p/>
          </table:table-cell>
          <table:table-cell/>
          <table:table-cell table:style-name="ce2" table:formula="of:=IF(ISBLANK([.$B81]);&quot;&quot;;IF([.$A81]&lt;16;DEC2HEX(INT([.$A81]/16)+MOD([.$A81];16);INT([.$A81]/16)+1);IF(AND([.$A81]&gt;=256;[.$A81]&lt;16384);DEC2HEX(INT([.$A81]/16384)+MOD([.$A81];16384);INT([.$A81]/16384)+4);DEC2HEX(INT([.$A81]/256)+MOD([.$A81];16384);INT([.$A81]/256)+3))))">
            <text:p/>
          </table:table-cell>
          <table:table-cell/>
          <table:table-cell table:formula="of:=IF(ISBLANK([.$B81]);&quot;&quot;;[.D81]*8)">
            <text:p/>
          </table:table-cell>
          <table:table-cell table:number-columns-repeated="2"/>
        </table:table-row>
        <table:table-row table:style-name="ro2">
          <table:table-cell table:formula="of:=IF(ISBLANK([.$B82]);&quot;&quot;;IF(ISNUMBER([.$A81]);[.$A81]+1;1))">
            <text:p/>
          </table:table-cell>
          <table:table-cell/>
          <table:table-cell table:style-name="ce2" table:formula="of:=IF(ISBLANK([.$B82]);&quot;&quot;;IF([.$A82]&lt;16;DEC2HEX(INT([.$A82]/16)+MOD([.$A82];16);INT([.$A82]/16)+1);IF(AND([.$A82]&gt;=256;[.$A82]&lt;16384);DEC2HEX(INT([.$A82]/16384)+MOD([.$A82];16384);INT([.$A82]/16384)+4);DEC2HEX(INT([.$A82]/256)+MOD([.$A82];16384);INT([.$A82]/256)+3))))">
            <text:p/>
          </table:table-cell>
          <table:table-cell/>
          <table:table-cell table:formula="of:=IF(ISBLANK([.$B82]);&quot;&quot;;[.D82]*8)">
            <text:p/>
          </table:table-cell>
          <table:table-cell table:number-columns-repeated="2"/>
        </table:table-row>
        <table:table-row table:style-name="ro2">
          <table:table-cell table:formula="of:=IF(ISBLANK([.$B83]);&quot;&quot;;IF(ISNUMBER([.$A82]);[.$A82]+1;1))">
            <text:p/>
          </table:table-cell>
          <table:table-cell/>
          <table:table-cell table:style-name="ce2" table:formula="of:=IF(ISBLANK([.$B83]);&quot;&quot;;IF([.$A83]&lt;16;DEC2HEX(INT([.$A83]/16)+MOD([.$A83];16);INT([.$A83]/16)+1);IF(AND([.$A83]&gt;=256;[.$A83]&lt;16384);DEC2HEX(INT([.$A83]/16384)+MOD([.$A83];16384);INT([.$A83]/16384)+4);DEC2HEX(INT([.$A83]/256)+MOD([.$A83];16384);INT([.$A83]/256)+3))))">
            <text:p/>
          </table:table-cell>
          <table:table-cell/>
          <table:table-cell table:formula="of:=IF(ISBLANK([.$B83]);&quot;&quot;;[.D83]*8)">
            <text:p/>
          </table:table-cell>
          <table:table-cell table:number-columns-repeated="2"/>
        </table:table-row>
        <table:table-row table:style-name="ro2">
          <table:table-cell table:formula="of:=IF(ISBLANK([.$B84]);&quot;&quot;;IF(ISNUMBER([.$A83]);[.$A83]+1;1))">
            <text:p/>
          </table:table-cell>
          <table:table-cell/>
          <table:table-cell table:style-name="ce2" table:formula="of:=IF(ISBLANK([.$B84]);&quot;&quot;;IF([.$A84]&lt;16;DEC2HEX(INT([.$A84]/16)+MOD([.$A84];16);INT([.$A84]/16)+1);IF(AND([.$A84]&gt;=256;[.$A84]&lt;16384);DEC2HEX(INT([.$A84]/16384)+MOD([.$A84];16384);INT([.$A84]/16384)+4);DEC2HEX(INT([.$A84]/256)+MOD([.$A84];16384);INT([.$A84]/256)+3))))">
            <text:p/>
          </table:table-cell>
          <table:table-cell/>
          <table:table-cell table:formula="of:=IF(ISBLANK([.$B84]);&quot;&quot;;[.D84]*8)">
            <text:p/>
          </table:table-cell>
          <table:table-cell table:number-columns-repeated="2"/>
        </table:table-row>
        <table:table-row table:style-name="ro2">
          <table:table-cell table:formula="of:=IF(ISBLANK([.$B85]);&quot;&quot;;IF(ISNUMBER([.$A84]);[.$A84]+1;1))">
            <text:p/>
          </table:table-cell>
          <table:table-cell/>
          <table:table-cell table:style-name="ce2" table:formula="of:=IF(ISBLANK([.$B85]);&quot;&quot;;IF([.$A85]&lt;16;DEC2HEX(INT([.$A85]/16)+MOD([.$A85];16);INT([.$A85]/16)+1);IF(AND([.$A85]&gt;=256;[.$A85]&lt;16384);DEC2HEX(INT([.$A85]/16384)+MOD([.$A85];16384);INT([.$A85]/16384)+4);DEC2HEX(INT([.$A85]/256)+MOD([.$A85];16384);INT([.$A85]/256)+3))))">
            <text:p/>
          </table:table-cell>
          <table:table-cell/>
          <table:table-cell table:formula="of:=IF(ISBLANK([.$B85]);&quot;&quot;;[.D85]*8)">
            <text:p/>
          </table:table-cell>
          <table:table-cell table:number-columns-repeated="2"/>
        </table:table-row>
        <table:table-row table:style-name="ro2">
          <table:table-cell table:formula="of:=IF(ISBLANK([.$B86]);&quot;&quot;;IF(ISNUMBER([.$A85]);[.$A85]+1;1))">
            <text:p/>
          </table:table-cell>
          <table:table-cell/>
          <table:table-cell table:style-name="ce2" table:formula="of:=IF(ISBLANK([.$B86]);&quot;&quot;;IF([.$A86]&lt;16;DEC2HEX(INT([.$A86]/16)+MOD([.$A86];16);INT([.$A86]/16)+1);IF(AND([.$A86]&gt;=256;[.$A86]&lt;16384);DEC2HEX(INT([.$A86]/16384)+MOD([.$A86];16384);INT([.$A86]/16384)+4);DEC2HEX(INT([.$A86]/256)+MOD([.$A86];16384);INT([.$A86]/256)+3))))">
            <text:p/>
          </table:table-cell>
          <table:table-cell/>
          <table:table-cell table:formula="of:=IF(ISBLANK([.$B86]);&quot;&quot;;[.D86]*8)">
            <text:p/>
          </table:table-cell>
          <table:table-cell table:number-columns-repeated="2"/>
        </table:table-row>
        <table:table-row table:style-name="ro2">
          <table:table-cell table:formula="of:=IF(ISBLANK([.$B87]);&quot;&quot;;IF(ISNUMBER([.$A86]);[.$A86]+1;1))">
            <text:p/>
          </table:table-cell>
          <table:table-cell/>
          <table:table-cell table:style-name="ce2" table:formula="of:=IF(ISBLANK([.$B87]);&quot;&quot;;IF([.$A87]&lt;16;DEC2HEX(INT([.$A87]/16)+MOD([.$A87];16);INT([.$A87]/16)+1);IF(AND([.$A87]&gt;=256;[.$A87]&lt;16384);DEC2HEX(INT([.$A87]/16384)+MOD([.$A87];16384);INT([.$A87]/16384)+4);DEC2HEX(INT([.$A87]/256)+MOD([.$A87];16384);INT([.$A87]/256)+3))))">
            <text:p/>
          </table:table-cell>
          <table:table-cell/>
          <table:table-cell table:formula="of:=IF(ISBLANK([.$B87]);&quot;&quot;;[.D87]*8)">
            <text:p/>
          </table:table-cell>
          <table:table-cell table:number-columns-repeated="2"/>
        </table:table-row>
        <table:table-row table:style-name="ro2">
          <table:table-cell table:formula="of:=IF(ISBLANK([.$B88]);&quot;&quot;;IF(ISNUMBER([.$A87]);[.$A87]+1;1))">
            <text:p/>
          </table:table-cell>
          <table:table-cell/>
          <table:table-cell table:style-name="ce2" table:formula="of:=IF(ISBLANK([.$B88]);&quot;&quot;;IF([.$A88]&lt;16;DEC2HEX(INT([.$A88]/16)+MOD([.$A88];16);INT([.$A88]/16)+1);IF(AND([.$A88]&gt;=256;[.$A88]&lt;16384);DEC2HEX(INT([.$A88]/16384)+MOD([.$A88];16384);INT([.$A88]/16384)+4);DEC2HEX(INT([.$A88]/256)+MOD([.$A88];16384);INT([.$A88]/256)+3))))">
            <text:p/>
          </table:table-cell>
          <table:table-cell/>
          <table:table-cell table:formula="of:=IF(ISBLANK([.$B88]);&quot;&quot;;[.D88]*8)">
            <text:p/>
          </table:table-cell>
          <table:table-cell table:number-columns-repeated="2"/>
        </table:table-row>
        <table:table-row table:style-name="ro2">
          <table:table-cell table:formula="of:=IF(ISBLANK([.$B89]);&quot;&quot;;IF(ISNUMBER([.$A88]);[.$A88]+1;1))">
            <text:p/>
          </table:table-cell>
          <table:table-cell/>
          <table:table-cell table:style-name="ce2" table:formula="of:=IF(ISBLANK([.$B89]);&quot;&quot;;IF([.$A89]&lt;16;DEC2HEX(INT([.$A89]/16)+MOD([.$A89];16);INT([.$A89]/16)+1);IF(AND([.$A89]&gt;=256;[.$A89]&lt;16384);DEC2HEX(INT([.$A89]/16384)+MOD([.$A89];16384);INT([.$A89]/16384)+4);DEC2HEX(INT([.$A89]/256)+MOD([.$A89];16384);INT([.$A89]/256)+3))))">
            <text:p/>
          </table:table-cell>
          <table:table-cell/>
          <table:table-cell table:formula="of:=IF(ISBLANK([.$B89]);&quot;&quot;;[.D89]*8)">
            <text:p/>
          </table:table-cell>
          <table:table-cell table:number-columns-repeated="2"/>
        </table:table-row>
        <table:table-row table:style-name="ro2">
          <table:table-cell table:formula="of:=IF(ISBLANK([.$B90]);&quot;&quot;;IF(ISNUMBER([.$A89]);[.$A89]+1;1))">
            <text:p/>
          </table:table-cell>
          <table:table-cell/>
          <table:table-cell table:style-name="ce2" table:formula="of:=IF(ISBLANK([.$B90]);&quot;&quot;;IF([.$A90]&lt;16;DEC2HEX(INT([.$A90]/16)+MOD([.$A90];16);INT([.$A90]/16)+1);IF(AND([.$A90]&gt;=256;[.$A90]&lt;16384);DEC2HEX(INT([.$A90]/16384)+MOD([.$A90];16384);INT([.$A90]/16384)+4);DEC2HEX(INT([.$A90]/256)+MOD([.$A90];16384);INT([.$A90]/256)+3))))">
            <text:p/>
          </table:table-cell>
          <table:table-cell/>
          <table:table-cell table:formula="of:=IF(ISBLANK([.$B90]);&quot;&quot;;[.D90]*8)">
            <text:p/>
          </table:table-cell>
          <table:table-cell table:number-columns-repeated="2"/>
        </table:table-row>
        <table:table-row table:style-name="ro2">
          <table:table-cell table:formula="of:=IF(ISBLANK([.$B91]);&quot;&quot;;IF(ISNUMBER([.$A90]);[.$A90]+1;1))">
            <text:p/>
          </table:table-cell>
          <table:table-cell/>
          <table:table-cell table:style-name="ce2" table:formula="of:=IF(ISBLANK([.$B91]);&quot;&quot;;IF([.$A91]&lt;16;DEC2HEX(INT([.$A91]/16)+MOD([.$A91];16);INT([.$A91]/16)+1);IF(AND([.$A91]&gt;=256;[.$A91]&lt;16384);DEC2HEX(INT([.$A91]/16384)+MOD([.$A91];16384);INT([.$A91]/16384)+4);DEC2HEX(INT([.$A91]/256)+MOD([.$A91];16384);INT([.$A91]/256)+3))))">
            <text:p/>
          </table:table-cell>
          <table:table-cell/>
          <table:table-cell table:formula="of:=IF(ISBLANK([.$B91]);&quot;&quot;;[.D91]*8)">
            <text:p/>
          </table:table-cell>
          <table:table-cell table:number-columns-repeated="2"/>
        </table:table-row>
        <table:table-row table:style-name="ro2">
          <table:table-cell table:formula="of:=IF(ISBLANK([.$B92]);&quot;&quot;;IF(ISNUMBER([.$A91]);[.$A91]+1;1))">
            <text:p/>
          </table:table-cell>
          <table:table-cell/>
          <table:table-cell table:style-name="ce2" table:formula="of:=IF(ISBLANK([.$B92]);&quot;&quot;;IF([.$A92]&lt;16;DEC2HEX(INT([.$A92]/16)+MOD([.$A92];16);INT([.$A92]/16)+1);IF(AND([.$A92]&gt;=256;[.$A92]&lt;16384);DEC2HEX(INT([.$A92]/16384)+MOD([.$A92];16384);INT([.$A92]/16384)+4);DEC2HEX(INT([.$A92]/256)+MOD([.$A92];16384);INT([.$A92]/256)+3))))">
            <text:p/>
          </table:table-cell>
          <table:table-cell/>
          <table:table-cell table:formula="of:=IF(ISBLANK([.$B92]);&quot;&quot;;[.D92]*8)">
            <text:p/>
          </table:table-cell>
          <table:table-cell table:number-columns-repeated="2"/>
        </table:table-row>
        <table:table-row table:style-name="ro2">
          <table:table-cell table:formula="of:=IF(ISBLANK([.$B93]);&quot;&quot;;IF(ISNUMBER([.$A92]);[.$A92]+1;1))">
            <text:p/>
          </table:table-cell>
          <table:table-cell/>
          <table:table-cell table:style-name="ce2" table:formula="of:=IF(ISBLANK([.$B93]);&quot;&quot;;IF([.$A93]&lt;16;DEC2HEX(INT([.$A93]/16)+MOD([.$A93];16);INT([.$A93]/16)+1);IF(AND([.$A93]&gt;=256;[.$A93]&lt;16384);DEC2HEX(INT([.$A93]/16384)+MOD([.$A93];16384);INT([.$A93]/16384)+4);DEC2HEX(INT([.$A93]/256)+MOD([.$A93];16384);INT([.$A93]/256)+3))))">
            <text:p/>
          </table:table-cell>
          <table:table-cell/>
          <table:table-cell table:formula="of:=IF(ISBLANK([.$B93]);&quot;&quot;;[.D93]*8)">
            <text:p/>
          </table:table-cell>
          <table:table-cell table:number-columns-repeated="2"/>
        </table:table-row>
        <table:table-row table:style-name="ro2">
          <table:table-cell table:formula="of:=IF(ISBLANK([.$B94]);&quot;&quot;;IF(ISNUMBER([.$A93]);[.$A93]+1;1))">
            <text:p/>
          </table:table-cell>
          <table:table-cell/>
          <table:table-cell table:style-name="ce2" table:formula="of:=IF(ISBLANK([.$B94]);&quot;&quot;;IF([.$A94]&lt;16;DEC2HEX(INT([.$A94]/16)+MOD([.$A94];16);INT([.$A94]/16)+1);IF(AND([.$A94]&gt;=256;[.$A94]&lt;16384);DEC2HEX(INT([.$A94]/16384)+MOD([.$A94];16384);INT([.$A94]/16384)+4);DEC2HEX(INT([.$A94]/256)+MOD([.$A94];16384);INT([.$A94]/256)+3))))">
            <text:p/>
          </table:table-cell>
          <table:table-cell/>
          <table:table-cell table:formula="of:=IF(ISBLANK([.$B94]);&quot;&quot;;[.D94]*8)">
            <text:p/>
          </table:table-cell>
          <table:table-cell table:number-columns-repeated="2"/>
        </table:table-row>
        <table:table-row table:style-name="ro2">
          <table:table-cell table:formula="of:=IF(ISBLANK([.$B95]);&quot;&quot;;IF(ISNUMBER([.$A94]);[.$A94]+1;1))">
            <text:p/>
          </table:table-cell>
          <table:table-cell/>
          <table:table-cell table:style-name="ce2" table:formula="of:=IF(ISBLANK([.$B95]);&quot;&quot;;IF([.$A95]&lt;16;DEC2HEX(INT([.$A95]/16)+MOD([.$A95];16);INT([.$A95]/16)+1);IF(AND([.$A95]&gt;=256;[.$A95]&lt;16384);DEC2HEX(INT([.$A95]/16384)+MOD([.$A95];16384);INT([.$A95]/16384)+4);DEC2HEX(INT([.$A95]/256)+MOD([.$A95];16384);INT([.$A95]/256)+3))))">
            <text:p/>
          </table:table-cell>
          <table:table-cell/>
          <table:table-cell table:formula="of:=IF(ISBLANK([.$B95]);&quot;&quot;;[.D95]*8)">
            <text:p/>
          </table:table-cell>
          <table:table-cell table:number-columns-repeated="2"/>
        </table:table-row>
        <table:table-row table:style-name="ro2">
          <table:table-cell table:formula="of:=IF(ISBLANK([.$B96]);&quot;&quot;;IF(ISNUMBER([.$A95]);[.$A95]+1;1))">
            <text:p/>
          </table:table-cell>
          <table:table-cell/>
          <table:table-cell table:style-name="ce2" table:formula="of:=IF(ISBLANK([.$B96]);&quot;&quot;;IF([.$A96]&lt;16;DEC2HEX(INT([.$A96]/16)+MOD([.$A96];16);INT([.$A96]/16)+1);IF(AND([.$A96]&gt;=256;[.$A96]&lt;16384);DEC2HEX(INT([.$A96]/16384)+MOD([.$A96];16384);INT([.$A96]/16384)+4);DEC2HEX(INT([.$A96]/256)+MOD([.$A96];16384);INT([.$A96]/256)+3))))">
            <text:p/>
          </table:table-cell>
          <table:table-cell/>
          <table:table-cell table:formula="of:=IF(ISBLANK([.$B96]);&quot;&quot;;[.D96]*8)">
            <text:p/>
          </table:table-cell>
          <table:table-cell table:number-columns-repeated="2"/>
        </table:table-row>
        <table:table-row table:style-name="ro2">
          <table:table-cell table:formula="of:=IF(ISBLANK([.$B97]);&quot;&quot;;IF(ISNUMBER([.$A96]);[.$A96]+1;1))">
            <text:p/>
          </table:table-cell>
          <table:table-cell/>
          <table:table-cell table:style-name="ce2" table:formula="of:=IF(ISBLANK([.$B97]);&quot;&quot;;IF([.$A97]&lt;16;DEC2HEX(INT([.$A97]/16)+MOD([.$A97];16);INT([.$A97]/16)+1);IF(AND([.$A97]&gt;=256;[.$A97]&lt;16384);DEC2HEX(INT([.$A97]/16384)+MOD([.$A97];16384);INT([.$A97]/16384)+4);DEC2HEX(INT([.$A97]/256)+MOD([.$A97];16384);INT([.$A97]/256)+3))))">
            <text:p/>
          </table:table-cell>
          <table:table-cell/>
          <table:table-cell table:formula="of:=IF(ISBLANK([.$B97]);&quot;&quot;;[.D97]*8)">
            <text:p/>
          </table:table-cell>
          <table:table-cell table:number-columns-repeated="2"/>
        </table:table-row>
        <table:table-row table:style-name="ro2">
          <table:table-cell table:formula="of:=IF(ISBLANK([.$B98]);&quot;&quot;;IF(ISNUMBER([.$A97]);[.$A97]+1;1))">
            <text:p/>
          </table:table-cell>
          <table:table-cell/>
          <table:table-cell table:style-name="ce2" table:formula="of:=IF(ISBLANK([.$B98]);&quot;&quot;;IF([.$A98]&lt;16;DEC2HEX(INT([.$A98]/16)+MOD([.$A98];16);INT([.$A98]/16)+1);IF(AND([.$A98]&gt;=256;[.$A98]&lt;16384);DEC2HEX(INT([.$A98]/16384)+MOD([.$A98];16384);INT([.$A98]/16384)+4);DEC2HEX(INT([.$A98]/256)+MOD([.$A98];16384);INT([.$A98]/256)+3))))">
            <text:p/>
          </table:table-cell>
          <table:table-cell/>
          <table:table-cell table:formula="of:=IF(ISBLANK([.$B98]);&quot;&quot;;[.D98]*8)">
            <text:p/>
          </table:table-cell>
          <table:table-cell table:number-columns-repeated="2"/>
        </table:table-row>
        <table:table-row table:style-name="ro2">
          <table:table-cell table:formula="of:=IF(ISBLANK([.$B99]);&quot;&quot;;IF(ISNUMBER([.$A98]);[.$A98]+1;1))">
            <text:p/>
          </table:table-cell>
          <table:table-cell/>
          <table:table-cell table:style-name="ce2" table:formula="of:=IF(ISBLANK([.$B99]);&quot;&quot;;IF([.$A99]&lt;16;DEC2HEX(INT([.$A99]/16)+MOD([.$A99];16);INT([.$A99]/16)+1);IF(AND([.$A99]&gt;=256;[.$A99]&lt;16384);DEC2HEX(INT([.$A99]/16384)+MOD([.$A99];16384);INT([.$A99]/16384)+4);DEC2HEX(INT([.$A99]/256)+MOD([.$A99];16384);INT([.$A99]/256)+3))))">
            <text:p/>
          </table:table-cell>
          <table:table-cell/>
          <table:table-cell table:formula="of:=IF(ISBLANK([.$B99]);&quot;&quot;;[.D99]*8)">
            <text:p/>
          </table:table-cell>
          <table:table-cell table:number-columns-repeated="2"/>
        </table:table-row>
        <table:table-row table:style-name="ro2">
          <table:table-cell table:formula="of:=IF(ISBLANK([.$B100]);&quot;&quot;;IF(ISNUMBER([.$A99]);[.$A99]+1;1))">
            <text:p/>
          </table:table-cell>
          <table:table-cell/>
          <table:table-cell table:style-name="ce2" table:formula="of:=IF(ISBLANK([.$B100]);&quot;&quot;;IF([.$A100]&lt;16;DEC2HEX(INT([.$A100]/16)+MOD([.$A100];16);INT([.$A100]/16)+1);IF(AND([.$A100]&gt;=256;[.$A100]&lt;16384);DEC2HEX(INT([.$A100]/16384)+MOD([.$A100];16384);INT([.$A100]/16384)+4);DEC2HEX(INT([.$A100]/256)+MOD([.$A100];16384);INT([.$A100]/256)+3))))">
            <text:p/>
          </table:table-cell>
          <table:table-cell/>
          <table:table-cell table:formula="of:=IF(ISBLANK([.$B100]);&quot;&quot;;[.D100]*8)">
            <text:p/>
          </table:table-cell>
          <table:table-cell table:number-columns-repeated="2"/>
        </table:table-row>
        <table:table-row table:style-name="ro2">
          <table:table-cell table:formula="of:=IF(ISBLANK([.$B101]);&quot;&quot;;IF(ISNUMBER([.$A100]);[.$A100]+1;1))">
            <text:p/>
          </table:table-cell>
          <table:table-cell/>
          <table:table-cell table:style-name="ce2" table:formula="of:=IF(ISBLANK([.$B101]);&quot;&quot;;IF([.$A101]&lt;16;DEC2HEX(INT([.$A101]/16)+MOD([.$A101];16);INT([.$A101]/16)+1);IF(AND([.$A101]&gt;=256;[.$A101]&lt;16384);DEC2HEX(INT([.$A101]/16384)+MOD([.$A101];16384);INT([.$A101]/16384)+4);DEC2HEX(INT([.$A101]/256)+MOD([.$A101];16384);INT([.$A101]/256)+3))))">
            <text:p/>
          </table:table-cell>
          <table:table-cell/>
          <table:table-cell table:formula="of:=IF(ISBLANK([.$B101]);&quot;&quot;;[.D101]*8)">
            <text:p/>
          </table:table-cell>
          <table:table-cell table:number-columns-repeated="2"/>
        </table:table-row>
        <table:table-row table:style-name="ro2">
          <table:table-cell table:formula="of:=IF(ISBLANK([.$B102]);&quot;&quot;;IF(ISNUMBER([.$A101]);[.$A101]+1;1))">
            <text:p/>
          </table:table-cell>
          <table:table-cell/>
          <table:table-cell table:style-name="ce2" table:formula="of:=IF(ISBLANK([.$B102]);&quot;&quot;;IF([.$A102]&lt;16;DEC2HEX(INT([.$A102]/16)+MOD([.$A102];16);INT([.$A102]/16)+1);IF(AND([.$A102]&gt;=256;[.$A102]&lt;16384);DEC2HEX(INT([.$A102]/16384)+MOD([.$A102];16384);INT([.$A102]/16384)+4);DEC2HEX(INT([.$A102]/256)+MOD([.$A102];16384);INT([.$A102]/256)+3))))">
            <text:p/>
          </table:table-cell>
          <table:table-cell/>
          <table:table-cell table:formula="of:=IF(ISBLANK([.$B102]);&quot;&quot;;[.D102]*8)">
            <text:p/>
          </table:table-cell>
          <table:table-cell table:number-columns-repeated="2"/>
        </table:table-row>
        <table:table-row table:style-name="ro2">
          <table:table-cell table:formula="of:=IF(ISBLANK([.$B103]);&quot;&quot;;IF(ISNUMBER([.$A102]);[.$A102]+1;1))">
            <text:p/>
          </table:table-cell>
          <table:table-cell/>
          <table:table-cell table:style-name="ce2" table:formula="of:=IF(ISBLANK([.$B103]);&quot;&quot;;IF([.$A103]&lt;16;DEC2HEX(INT([.$A103]/16)+MOD([.$A103];16);INT([.$A103]/16)+1);IF(AND([.$A103]&gt;=256;[.$A103]&lt;16384);DEC2HEX(INT([.$A103]/16384)+MOD([.$A103];16384);INT([.$A103]/16384)+4);DEC2HEX(INT([.$A103]/256)+MOD([.$A103];16384);INT([.$A103]/256)+3))))">
            <text:p/>
          </table:table-cell>
          <table:table-cell/>
          <table:table-cell table:formula="of:=IF(ISBLANK([.$B103]);&quot;&quot;;[.D103]*8)">
            <text:p/>
          </table:table-cell>
          <table:table-cell table:number-columns-repeated="2"/>
        </table:table-row>
        <table:table-row table:style-name="ro2">
          <table:table-cell table:formula="of:=IF(ISBLANK([.$B104]);&quot;&quot;;IF(ISNUMBER([.$A103]);[.$A103]+1;1))">
            <text:p/>
          </table:table-cell>
          <table:table-cell/>
          <table:table-cell table:style-name="ce2" table:formula="of:=IF(ISBLANK([.$B104]);&quot;&quot;;IF([.$A104]&lt;16;DEC2HEX(INT([.$A104]/16)+MOD([.$A104];16);INT([.$A104]/16)+1);IF(AND([.$A104]&gt;=256;[.$A104]&lt;16384);DEC2HEX(INT([.$A104]/16384)+MOD([.$A104];16384);INT([.$A104]/16384)+4);DEC2HEX(INT([.$A104]/256)+MOD([.$A104];16384);INT([.$A104]/256)+3))))">
            <text:p/>
          </table:table-cell>
          <table:table-cell/>
          <table:table-cell table:formula="of:=IF(ISBLANK([.$B104]);&quot;&quot;;[.D104]*8)">
            <text:p/>
          </table:table-cell>
          <table:table-cell table:number-columns-repeated="2"/>
        </table:table-row>
        <table:table-row table:style-name="ro2">
          <table:table-cell table:formula="of:=IF(ISBLANK([.$B105]);&quot;&quot;;IF(ISNUMBER([.$A104]);[.$A104]+1;1))">
            <text:p/>
          </table:table-cell>
          <table:table-cell/>
          <table:table-cell table:style-name="ce2" table:formula="of:=IF(ISBLANK([.$B105]);&quot;&quot;;IF([.$A105]&lt;16;DEC2HEX(INT([.$A105]/16)+MOD([.$A105];16);INT([.$A105]/16)+1);IF(AND([.$A105]&gt;=256;[.$A105]&lt;16384);DEC2HEX(INT([.$A105]/16384)+MOD([.$A105];16384);INT([.$A105]/16384)+4);DEC2HEX(INT([.$A105]/256)+MOD([.$A105];16384);INT([.$A105]/256)+3))))">
            <text:p/>
          </table:table-cell>
          <table:table-cell/>
          <table:table-cell table:formula="of:=IF(ISBLANK([.$B105]);&quot;&quot;;[.D105]*8)">
            <text:p/>
          </table:table-cell>
          <table:table-cell table:number-columns-repeated="2"/>
        </table:table-row>
        <table:table-row table:style-name="ro2">
          <table:table-cell table:formula="of:=IF(ISBLANK([.$B106]);&quot;&quot;;IF(ISNUMBER([.$A105]);[.$A105]+1;1))">
            <text:p/>
          </table:table-cell>
          <table:table-cell/>
          <table:table-cell table:style-name="ce2" table:formula="of:=IF(ISBLANK([.$B106]);&quot;&quot;;IF([.$A106]&lt;16;DEC2HEX(INT([.$A106]/16)+MOD([.$A106];16);INT([.$A106]/16)+1);IF(AND([.$A106]&gt;=256;[.$A106]&lt;16384);DEC2HEX(INT([.$A106]/16384)+MOD([.$A106];16384);INT([.$A106]/16384)+4);DEC2HEX(INT([.$A106]/256)+MOD([.$A106];16384);INT([.$A106]/256)+3))))">
            <text:p/>
          </table:table-cell>
          <table:table-cell/>
          <table:table-cell table:formula="of:=IF(ISBLANK([.$B106]);&quot;&quot;;[.D106]*8)">
            <text:p/>
          </table:table-cell>
          <table:table-cell table:number-columns-repeated="2"/>
        </table:table-row>
        <table:table-row table:style-name="ro2">
          <table:table-cell table:formula="of:=IF(ISBLANK([.$B107]);&quot;&quot;;IF(ISNUMBER([.$A106]);[.$A106]+1;1))">
            <text:p/>
          </table:table-cell>
          <table:table-cell/>
          <table:table-cell table:style-name="ce2" table:formula="of:=IF(ISBLANK([.$B107]);&quot;&quot;;IF([.$A107]&lt;16;DEC2HEX(INT([.$A107]/16)+MOD([.$A107];16);INT([.$A107]/16)+1);IF(AND([.$A107]&gt;=256;[.$A107]&lt;16384);DEC2HEX(INT([.$A107]/16384)+MOD([.$A107];16384);INT([.$A107]/16384)+4);DEC2HEX(INT([.$A107]/256)+MOD([.$A107];16384);INT([.$A107]/256)+3))))">
            <text:p/>
          </table:table-cell>
          <table:table-cell/>
          <table:table-cell table:formula="of:=IF(ISBLANK([.$B107]);&quot;&quot;;[.D107]*8)">
            <text:p/>
          </table:table-cell>
          <table:table-cell table:number-columns-repeated="2"/>
        </table:table-row>
        <table:table-row table:style-name="ro2">
          <table:table-cell table:formula="of:=IF(ISBLANK([.$B108]);&quot;&quot;;IF(ISNUMBER([.$A107]);[.$A107]+1;1))">
            <text:p/>
          </table:table-cell>
          <table:table-cell/>
          <table:table-cell table:style-name="ce2" table:formula="of:=IF(ISBLANK([.$B108]);&quot;&quot;;IF([.$A108]&lt;16;DEC2HEX(INT([.$A108]/16)+MOD([.$A108];16);INT([.$A108]/16)+1);IF(AND([.$A108]&gt;=256;[.$A108]&lt;16384);DEC2HEX(INT([.$A108]/16384)+MOD([.$A108];16384);INT([.$A108]/16384)+4);DEC2HEX(INT([.$A108]/256)+MOD([.$A108];16384);INT([.$A108]/256)+3))))">
            <text:p/>
          </table:table-cell>
          <table:table-cell/>
          <table:table-cell table:formula="of:=IF(ISBLANK([.$B108]);&quot;&quot;;[.D108]*8)">
            <text:p/>
          </table:table-cell>
          <table:table-cell table:number-columns-repeated="2"/>
        </table:table-row>
        <table:table-row table:style-name="ro2">
          <table:table-cell table:formula="of:=IF(ISBLANK([.$B109]);&quot;&quot;;IF(ISNUMBER([.$A108]);[.$A108]+1;1))">
            <text:p/>
          </table:table-cell>
          <table:table-cell/>
          <table:table-cell table:style-name="ce2" table:formula="of:=IF(ISBLANK([.$B109]);&quot;&quot;;IF([.$A109]&lt;16;DEC2HEX(INT([.$A109]/16)+MOD([.$A109];16);INT([.$A109]/16)+1);IF(AND([.$A109]&gt;=256;[.$A109]&lt;16384);DEC2HEX(INT([.$A109]/16384)+MOD([.$A109];16384);INT([.$A109]/16384)+4);DEC2HEX(INT([.$A109]/256)+MOD([.$A109];16384);INT([.$A109]/256)+3))))">
            <text:p/>
          </table:table-cell>
          <table:table-cell/>
          <table:table-cell table:formula="of:=IF(ISBLANK([.$B109]);&quot;&quot;;[.D109]*8)">
            <text:p/>
          </table:table-cell>
          <table:table-cell table:number-columns-repeated="2"/>
        </table:table-row>
        <table:table-row table:style-name="ro2">
          <table:table-cell table:formula="of:=IF(ISBLANK([.$B110]);&quot;&quot;;IF(ISNUMBER([.$A109]);[.$A109]+1;1))">
            <text:p/>
          </table:table-cell>
          <table:table-cell/>
          <table:table-cell table:style-name="ce2" table:formula="of:=IF(ISBLANK([.$B110]);&quot;&quot;;IF([.$A110]&lt;16;DEC2HEX(INT([.$A110]/16)+MOD([.$A110];16);INT([.$A110]/16)+1);IF(AND([.$A110]&gt;=256;[.$A110]&lt;16384);DEC2HEX(INT([.$A110]/16384)+MOD([.$A110];16384);INT([.$A110]/16384)+4);DEC2HEX(INT([.$A110]/256)+MOD([.$A110];16384);INT([.$A110]/256)+3))))">
            <text:p/>
          </table:table-cell>
          <table:table-cell/>
          <table:table-cell table:formula="of:=IF(ISBLANK([.$B110]);&quot;&quot;;[.D110]*8)">
            <text:p/>
          </table:table-cell>
          <table:table-cell table:number-columns-repeated="2"/>
        </table:table-row>
        <table:table-row table:style-name="ro2">
          <table:table-cell table:formula="of:=IF(ISBLANK([.$B111]);&quot;&quot;;IF(ISNUMBER([.$A110]);[.$A110]+1;1))">
            <text:p/>
          </table:table-cell>
          <table:table-cell/>
          <table:table-cell table:style-name="ce2" table:formula="of:=IF(ISBLANK([.$B111]);&quot;&quot;;IF([.$A111]&lt;16;DEC2HEX(INT([.$A111]/16)+MOD([.$A111];16);INT([.$A111]/16)+1);IF(AND([.$A111]&gt;=256;[.$A111]&lt;16384);DEC2HEX(INT([.$A111]/16384)+MOD([.$A111];16384);INT([.$A111]/16384)+4);DEC2HEX(INT([.$A111]/256)+MOD([.$A111];16384);INT([.$A111]/256)+3))))">
            <text:p/>
          </table:table-cell>
          <table:table-cell/>
          <table:table-cell table:formula="of:=IF(ISBLANK([.$B111]);&quot;&quot;;[.D111]*8)">
            <text:p/>
          </table:table-cell>
          <table:table-cell table:number-columns-repeated="2"/>
        </table:table-row>
        <table:table-row table:style-name="ro2">
          <table:table-cell table:formula="of:=IF(ISBLANK([.$B112]);&quot;&quot;;IF(ISNUMBER([.$A111]);[.$A111]+1;1))">
            <text:p/>
          </table:table-cell>
          <table:table-cell/>
          <table:table-cell table:style-name="ce2" table:formula="of:=IF(ISBLANK([.$B112]);&quot;&quot;;IF([.$A112]&lt;16;DEC2HEX(INT([.$A112]/16)+MOD([.$A112];16);INT([.$A112]/16)+1);IF(AND([.$A112]&gt;=256;[.$A112]&lt;16384);DEC2HEX(INT([.$A112]/16384)+MOD([.$A112];16384);INT([.$A112]/16384)+4);DEC2HEX(INT([.$A112]/256)+MOD([.$A112];16384);INT([.$A112]/256)+3))))">
            <text:p/>
          </table:table-cell>
          <table:table-cell/>
          <table:table-cell table:formula="of:=IF(ISBLANK([.$B112]);&quot;&quot;;[.D112]*8)">
            <text:p/>
          </table:table-cell>
          <table:table-cell table:number-columns-repeated="2"/>
        </table:table-row>
        <table:table-row table:style-name="ro2">
          <table:table-cell table:formula="of:=IF(ISBLANK([.$B113]);&quot;&quot;;IF(ISNUMBER([.$A112]);[.$A112]+1;1))">
            <text:p/>
          </table:table-cell>
          <table:table-cell/>
          <table:table-cell table:style-name="ce2" table:formula="of:=IF(ISBLANK([.$B113]);&quot;&quot;;IF([.$A113]&lt;16;DEC2HEX(INT([.$A113]/16)+MOD([.$A113];16);INT([.$A113]/16)+1);IF(AND([.$A113]&gt;=256;[.$A113]&lt;16384);DEC2HEX(INT([.$A113]/16384)+MOD([.$A113];16384);INT([.$A113]/16384)+4);DEC2HEX(INT([.$A113]/256)+MOD([.$A113];16384);INT([.$A113]/256)+3))))">
            <text:p/>
          </table:table-cell>
          <table:table-cell/>
          <table:table-cell table:formula="of:=IF(ISBLANK([.$B113]);&quot;&quot;;[.D113]*8)">
            <text:p/>
          </table:table-cell>
          <table:table-cell table:number-columns-repeated="2"/>
        </table:table-row>
        <table:table-row table:style-name="ro2">
          <table:table-cell table:formula="of:=IF(ISBLANK([.$B114]);&quot;&quot;;IF(ISNUMBER([.$A113]);[.$A113]+1;1))">
            <text:p/>
          </table:table-cell>
          <table:table-cell/>
          <table:table-cell table:style-name="ce2" table:formula="of:=IF(ISBLANK([.$B114]);&quot;&quot;;IF([.$A114]&lt;16;DEC2HEX(INT([.$A114]/16)+MOD([.$A114];16);INT([.$A114]/16)+1);IF(AND([.$A114]&gt;=256;[.$A114]&lt;16384);DEC2HEX(INT([.$A114]/16384)+MOD([.$A114];16384);INT([.$A114]/16384)+4);DEC2HEX(INT([.$A114]/256)+MOD([.$A114];16384);INT([.$A114]/256)+3))))">
            <text:p/>
          </table:table-cell>
          <table:table-cell/>
          <table:table-cell table:formula="of:=IF(ISBLANK([.$B114]);&quot;&quot;;[.D114]*8)">
            <text:p/>
          </table:table-cell>
          <table:table-cell table:number-columns-repeated="2"/>
        </table:table-row>
        <table:table-row table:style-name="ro2">
          <table:table-cell table:formula="of:=IF(ISBLANK([.$B115]);&quot;&quot;;IF(ISNUMBER([.$A114]);[.$A114]+1;1))">
            <text:p/>
          </table:table-cell>
          <table:table-cell/>
          <table:table-cell table:style-name="ce2" table:formula="of:=IF(ISBLANK([.$B115]);&quot;&quot;;IF([.$A115]&lt;16;DEC2HEX(INT([.$A115]/16)+MOD([.$A115];16);INT([.$A115]/16)+1);IF(AND([.$A115]&gt;=256;[.$A115]&lt;16384);DEC2HEX(INT([.$A115]/16384)+MOD([.$A115];16384);INT([.$A115]/16384)+4);DEC2HEX(INT([.$A115]/256)+MOD([.$A115];16384);INT([.$A115]/256)+3))))">
            <text:p/>
          </table:table-cell>
          <table:table-cell/>
          <table:table-cell table:formula="of:=IF(ISBLANK([.$B115]);&quot;&quot;;[.D115]*8)">
            <text:p/>
          </table:table-cell>
          <table:table-cell table:number-columns-repeated="2"/>
        </table:table-row>
        <table:table-row table:style-name="ro2">
          <table:table-cell table:formula="of:=IF(ISBLANK([.$B116]);&quot;&quot;;IF(ISNUMBER([.$A115]);[.$A115]+1;1))">
            <text:p/>
          </table:table-cell>
          <table:table-cell/>
          <table:table-cell table:style-name="ce2" table:formula="of:=IF(ISBLANK([.$B116]);&quot;&quot;;IF([.$A116]&lt;16;DEC2HEX(INT([.$A116]/16)+MOD([.$A116];16);INT([.$A116]/16)+1);IF(AND([.$A116]&gt;=256;[.$A116]&lt;16384);DEC2HEX(INT([.$A116]/16384)+MOD([.$A116];16384);INT([.$A116]/16384)+4);DEC2HEX(INT([.$A116]/256)+MOD([.$A116];16384);INT([.$A116]/256)+3))))">
            <text:p/>
          </table:table-cell>
          <table:table-cell/>
          <table:table-cell table:formula="of:=IF(ISBLANK([.$B116]);&quot;&quot;;[.D116]*8)">
            <text:p/>
          </table:table-cell>
          <table:table-cell table:number-columns-repeated="2"/>
        </table:table-row>
        <table:table-row table:style-name="ro2">
          <table:table-cell table:formula="of:=IF(ISBLANK([.$B117]);&quot;&quot;;IF(ISNUMBER([.$A116]);[.$A116]+1;1))">
            <text:p/>
          </table:table-cell>
          <table:table-cell/>
          <table:table-cell table:style-name="ce2" table:formula="of:=IF(ISBLANK([.$B117]);&quot;&quot;;IF([.$A117]&lt;16;DEC2HEX(INT([.$A117]/16)+MOD([.$A117];16);INT([.$A117]/16)+1);IF(AND([.$A117]&gt;=256;[.$A117]&lt;16384);DEC2HEX(INT([.$A117]/16384)+MOD([.$A117];16384);INT([.$A117]/16384)+4);DEC2HEX(INT([.$A117]/256)+MOD([.$A117];16384);INT([.$A117]/256)+3))))">
            <text:p/>
          </table:table-cell>
          <table:table-cell/>
          <table:table-cell table:formula="of:=IF(ISBLANK([.$B117]);&quot;&quot;;[.D117]*8)">
            <text:p/>
          </table:table-cell>
          <table:table-cell table:number-columns-repeated="2"/>
        </table:table-row>
        <table:table-row table:style-name="ro2">
          <table:table-cell table:formula="of:=IF(ISBLANK([.$B118]);&quot;&quot;;IF(ISNUMBER([.$A117]);[.$A117]+1;1))">
            <text:p/>
          </table:table-cell>
          <table:table-cell/>
          <table:table-cell table:style-name="ce2" table:formula="of:=IF(ISBLANK([.$B118]);&quot;&quot;;IF([.$A118]&lt;16;DEC2HEX(INT([.$A118]/16)+MOD([.$A118];16);INT([.$A118]/16)+1);IF(AND([.$A118]&gt;=256;[.$A118]&lt;16384);DEC2HEX(INT([.$A118]/16384)+MOD([.$A118];16384);INT([.$A118]/16384)+4);DEC2HEX(INT([.$A118]/256)+MOD([.$A118];16384);INT([.$A118]/256)+3))))">
            <text:p/>
          </table:table-cell>
          <table:table-cell/>
          <table:table-cell table:formula="of:=IF(ISBLANK([.$B118]);&quot;&quot;;[.D118]*8)">
            <text:p/>
          </table:table-cell>
          <table:table-cell table:number-columns-repeated="2"/>
        </table:table-row>
        <table:table-row table:style-name="ro2">
          <table:table-cell table:formula="of:=IF(ISBLANK([.$B119]);&quot;&quot;;IF(ISNUMBER([.$A118]);[.$A118]+1;1))">
            <text:p/>
          </table:table-cell>
          <table:table-cell/>
          <table:table-cell table:style-name="ce2" table:formula="of:=IF(ISBLANK([.$B119]);&quot;&quot;;IF([.$A119]&lt;16;DEC2HEX(INT([.$A119]/16)+MOD([.$A119];16);INT([.$A119]/16)+1);IF(AND([.$A119]&gt;=256;[.$A119]&lt;16384);DEC2HEX(INT([.$A119]/16384)+MOD([.$A119];16384);INT([.$A119]/16384)+4);DEC2HEX(INT([.$A119]/256)+MOD([.$A119];16384);INT([.$A119]/256)+3))))">
            <text:p/>
          </table:table-cell>
          <table:table-cell/>
          <table:table-cell table:formula="of:=IF(ISBLANK([.$B119]);&quot;&quot;;[.D119]*8)">
            <text:p/>
          </table:table-cell>
          <table:table-cell table:number-columns-repeated="2"/>
        </table:table-row>
        <table:table-row table:style-name="ro2">
          <table:table-cell table:formula="of:=IF(ISBLANK([.$B120]);&quot;&quot;;IF(ISNUMBER([.$A119]);[.$A119]+1;1))">
            <text:p/>
          </table:table-cell>
          <table:table-cell/>
          <table:table-cell table:style-name="ce2" table:formula="of:=IF(ISBLANK([.$B120]);&quot;&quot;;IF([.$A120]&lt;16;DEC2HEX(INT([.$A120]/16)+MOD([.$A120];16);INT([.$A120]/16)+1);IF(AND([.$A120]&gt;=256;[.$A120]&lt;16384);DEC2HEX(INT([.$A120]/16384)+MOD([.$A120];16384);INT([.$A120]/16384)+4);DEC2HEX(INT([.$A120]/256)+MOD([.$A120];16384);INT([.$A120]/256)+3))))">
            <text:p/>
          </table:table-cell>
          <table:table-cell/>
          <table:table-cell table:formula="of:=IF(ISBLANK([.$B120]);&quot;&quot;;[.D120]*8)">
            <text:p/>
          </table:table-cell>
          <table:table-cell table:number-columns-repeated="2"/>
        </table:table-row>
        <table:table-row table:style-name="ro2">
          <table:table-cell table:formula="of:=IF(ISBLANK([.$B121]);&quot;&quot;;IF(ISNUMBER([.$A120]);[.$A120]+1;1))">
            <text:p/>
          </table:table-cell>
          <table:table-cell/>
          <table:table-cell table:style-name="ce2" table:formula="of:=IF(ISBLANK([.$B121]);&quot;&quot;;IF([.$A121]&lt;16;DEC2HEX(INT([.$A121]/16)+MOD([.$A121];16);INT([.$A121]/16)+1);IF(AND([.$A121]&gt;=256;[.$A121]&lt;16384);DEC2HEX(INT([.$A121]/16384)+MOD([.$A121];16384);INT([.$A121]/16384)+4);DEC2HEX(INT([.$A121]/256)+MOD([.$A121];16384);INT([.$A121]/256)+3))))">
            <text:p/>
          </table:table-cell>
          <table:table-cell/>
          <table:table-cell table:formula="of:=IF(ISBLANK([.$B121]);&quot;&quot;;[.D121]*8)">
            <text:p/>
          </table:table-cell>
          <table:table-cell table:number-columns-repeated="2"/>
        </table:table-row>
        <table:table-row table:style-name="ro2">
          <table:table-cell table:formula="of:=IF(ISBLANK([.$B122]);&quot;&quot;;IF(ISNUMBER([.$A121]);[.$A121]+1;1))">
            <text:p/>
          </table:table-cell>
          <table:table-cell/>
          <table:table-cell table:style-name="ce2" table:formula="of:=IF(ISBLANK([.$B122]);&quot;&quot;;IF([.$A122]&lt;16;DEC2HEX(INT([.$A122]/16)+MOD([.$A122];16);INT([.$A122]/16)+1);IF(AND([.$A122]&gt;=256;[.$A122]&lt;16384);DEC2HEX(INT([.$A122]/16384)+MOD([.$A122];16384);INT([.$A122]/16384)+4);DEC2HEX(INT([.$A122]/256)+MOD([.$A122];16384);INT([.$A122]/256)+3))))">
            <text:p/>
          </table:table-cell>
          <table:table-cell/>
          <table:table-cell table:formula="of:=IF(ISBLANK([.$B122]);&quot;&quot;;[.D122]*8)">
            <text:p/>
          </table:table-cell>
          <table:table-cell table:number-columns-repeated="2"/>
        </table:table-row>
        <table:table-row table:style-name="ro2">
          <table:table-cell table:formula="of:=IF(ISBLANK([.$B123]);&quot;&quot;;IF(ISNUMBER([.$A122]);[.$A122]+1;1))">
            <text:p/>
          </table:table-cell>
          <table:table-cell/>
          <table:table-cell table:style-name="ce2" table:formula="of:=IF(ISBLANK([.$B123]);&quot;&quot;;IF([.$A123]&lt;16;DEC2HEX(INT([.$A123]/16)+MOD([.$A123];16);INT([.$A123]/16)+1);IF(AND([.$A123]&gt;=256;[.$A123]&lt;16384);DEC2HEX(INT([.$A123]/16384)+MOD([.$A123];16384);INT([.$A123]/16384)+4);DEC2HEX(INT([.$A123]/256)+MOD([.$A123];16384);INT([.$A123]/256)+3))))">
            <text:p/>
          </table:table-cell>
          <table:table-cell/>
          <table:table-cell table:formula="of:=IF(ISBLANK([.$B123]);&quot;&quot;;[.D123]*8)">
            <text:p/>
          </table:table-cell>
          <table:table-cell table:number-columns-repeated="2"/>
        </table:table-row>
        <table:table-row table:style-name="ro2">
          <table:table-cell table:formula="of:=IF(ISBLANK([.$B124]);&quot;&quot;;IF(ISNUMBER([.$A123]);[.$A123]+1;1))">
            <text:p/>
          </table:table-cell>
          <table:table-cell/>
          <table:table-cell table:style-name="ce2" table:formula="of:=IF(ISBLANK([.$B124]);&quot;&quot;;IF([.$A124]&lt;16;DEC2HEX(INT([.$A124]/16)+MOD([.$A124];16);INT([.$A124]/16)+1);IF(AND([.$A124]&gt;=256;[.$A124]&lt;16384);DEC2HEX(INT([.$A124]/16384)+MOD([.$A124];16384);INT([.$A124]/16384)+4);DEC2HEX(INT([.$A124]/256)+MOD([.$A124];16384);INT([.$A124]/256)+3))))">
            <text:p/>
          </table:table-cell>
          <table:table-cell/>
          <table:table-cell table:formula="of:=IF(ISBLANK([.$B124]);&quot;&quot;;[.D124]*8)">
            <text:p/>
          </table:table-cell>
          <table:table-cell table:number-columns-repeated="2"/>
        </table:table-row>
        <table:table-row table:style-name="ro2">
          <table:table-cell table:formula="of:=IF(ISBLANK([.$B125]);&quot;&quot;;IF(ISNUMBER([.$A124]);[.$A124]+1;1))">
            <text:p/>
          </table:table-cell>
          <table:table-cell/>
          <table:table-cell table:style-name="ce2" table:formula="of:=IF(ISBLANK([.$B125]);&quot;&quot;;IF([.$A125]&lt;16;DEC2HEX(INT([.$A125]/16)+MOD([.$A125];16);INT([.$A125]/16)+1);IF(AND([.$A125]&gt;=256;[.$A125]&lt;16384);DEC2HEX(INT([.$A125]/16384)+MOD([.$A125];16384);INT([.$A125]/16384)+4);DEC2HEX(INT([.$A125]/256)+MOD([.$A125];16384);INT([.$A125]/256)+3))))">
            <text:p/>
          </table:table-cell>
          <table:table-cell/>
          <table:table-cell table:formula="of:=IF(ISBLANK([.$B125]);&quot;&quot;;[.D125]*8)">
            <text:p/>
          </table:table-cell>
          <table:table-cell table:number-columns-repeated="2"/>
        </table:table-row>
        <table:table-row table:style-name="ro2">
          <table:table-cell table:formula="of:=IF(ISBLANK([.$B126]);&quot;&quot;;IF(ISNUMBER([.$A125]);[.$A125]+1;1))">
            <text:p/>
          </table:table-cell>
          <table:table-cell/>
          <table:table-cell table:style-name="ce2" table:formula="of:=IF(ISBLANK([.$B126]);&quot;&quot;;IF([.$A126]&lt;16;DEC2HEX(INT([.$A126]/16)+MOD([.$A126];16);INT([.$A126]/16)+1);IF(AND([.$A126]&gt;=256;[.$A126]&lt;16384);DEC2HEX(INT([.$A126]/16384)+MOD([.$A126];16384);INT([.$A126]/16384)+4);DEC2HEX(INT([.$A126]/256)+MOD([.$A126];16384);INT([.$A126]/256)+3))))">
            <text:p/>
          </table:table-cell>
          <table:table-cell/>
          <table:table-cell table:formula="of:=IF(ISBLANK([.$B126]);&quot;&quot;;[.D126]*8)">
            <text:p/>
          </table:table-cell>
          <table:table-cell table:number-columns-repeated="2"/>
        </table:table-row>
        <table:table-row table:style-name="ro2">
          <table:table-cell table:formula="of:=IF(ISBLANK([.$B127]);&quot;&quot;;IF(ISNUMBER([.$A126]);[.$A126]+1;1))">
            <text:p/>
          </table:table-cell>
          <table:table-cell/>
          <table:table-cell table:style-name="ce2" table:formula="of:=IF(ISBLANK([.$B127]);&quot;&quot;;IF([.$A127]&lt;16;DEC2HEX(INT([.$A127]/16)+MOD([.$A127];16);INT([.$A127]/16)+1);IF(AND([.$A127]&gt;=256;[.$A127]&lt;16384);DEC2HEX(INT([.$A127]/16384)+MOD([.$A127];16384);INT([.$A127]/16384)+4);DEC2HEX(INT([.$A127]/256)+MOD([.$A127];16384);INT([.$A127]/256)+3))))">
            <text:p/>
          </table:table-cell>
          <table:table-cell/>
          <table:table-cell table:formula="of:=IF(ISBLANK([.$B127]);&quot;&quot;;[.D127]*8)">
            <text:p/>
          </table:table-cell>
          <table:table-cell table:number-columns-repeated="2"/>
        </table:table-row>
        <table:table-row table:style-name="ro2">
          <table:table-cell table:formula="of:=IF(ISBLANK([.$B128]);&quot;&quot;;IF(ISNUMBER([.$A127]);[.$A127]+1;1))">
            <text:p/>
          </table:table-cell>
          <table:table-cell/>
          <table:table-cell table:style-name="ce2" table:formula="of:=IF(ISBLANK([.$B128]);&quot;&quot;;IF([.$A128]&lt;16;DEC2HEX(INT([.$A128]/16)+MOD([.$A128];16);INT([.$A128]/16)+1);IF(AND([.$A128]&gt;=256;[.$A128]&lt;16384);DEC2HEX(INT([.$A128]/16384)+MOD([.$A128];16384);INT([.$A128]/16384)+4);DEC2HEX(INT([.$A128]/256)+MOD([.$A128];16384);INT([.$A128]/256)+3))))">
            <text:p/>
          </table:table-cell>
          <table:table-cell/>
          <table:table-cell table:formula="of:=IF(ISBLANK([.$B128]);&quot;&quot;;[.D128]*8)">
            <text:p/>
          </table:table-cell>
          <table:table-cell table:number-columns-repeated="2"/>
        </table:table-row>
        <table:table-row table:style-name="ro2">
          <table:table-cell table:formula="of:=IF(ISBLANK([.$B129]);&quot;&quot;;IF(ISNUMBER([.$A128]);[.$A128]+1;1))">
            <text:p/>
          </table:table-cell>
          <table:table-cell/>
          <table:table-cell table:style-name="ce2" table:formula="of:=IF(ISBLANK([.$B129]);&quot;&quot;;IF([.$A129]&lt;16;DEC2HEX(INT([.$A129]/16)+MOD([.$A129];16);INT([.$A129]/16)+1);IF(AND([.$A129]&gt;=256;[.$A129]&lt;16384);DEC2HEX(INT([.$A129]/16384)+MOD([.$A129];16384);INT([.$A129]/16384)+4);DEC2HEX(INT([.$A129]/256)+MOD([.$A129];16384);INT([.$A129]/256)+3))))">
            <text:p/>
          </table:table-cell>
          <table:table-cell/>
          <table:table-cell table:formula="of:=IF(ISBLANK([.$B129]);&quot;&quot;;[.D129]*8)">
            <text:p/>
          </table:table-cell>
          <table:table-cell table:number-columns-repeated="2"/>
        </table:table-row>
        <table:table-row table:style-name="ro2">
          <table:table-cell table:formula="of:=IF(ISBLANK([.$B130]);&quot;&quot;;IF(ISNUMBER([.$A129]);[.$A129]+1;1))">
            <text:p/>
          </table:table-cell>
          <table:table-cell/>
          <table:table-cell table:style-name="ce2" table:formula="of:=IF(ISBLANK([.$B130]);&quot;&quot;;IF([.$A130]&lt;16;DEC2HEX(INT([.$A130]/16)+MOD([.$A130];16);INT([.$A130]/16)+1);IF(AND([.$A130]&gt;=256;[.$A130]&lt;16384);DEC2HEX(INT([.$A130]/16384)+MOD([.$A130];16384);INT([.$A130]/16384)+4);DEC2HEX(INT([.$A130]/256)+MOD([.$A130];16384);INT([.$A130]/256)+3))))">
            <text:p/>
          </table:table-cell>
          <table:table-cell/>
          <table:table-cell table:formula="of:=IF(ISBLANK([.$B130]);&quot;&quot;;[.D130]*8)">
            <text:p/>
          </table:table-cell>
          <table:table-cell table:number-columns-repeated="2"/>
        </table:table-row>
        <table:table-row table:style-name="ro2">
          <table:table-cell table:formula="of:=IF(ISBLANK([.$B131]);&quot;&quot;;IF(ISNUMBER([.$A130]);[.$A130]+1;1))">
            <text:p/>
          </table:table-cell>
          <table:table-cell/>
          <table:table-cell table:style-name="ce2" table:formula="of:=IF(ISBLANK([.$B131]);&quot;&quot;;IF([.$A131]&lt;16;DEC2HEX(INT([.$A131]/16)+MOD([.$A131];16);INT([.$A131]/16)+1);IF(AND([.$A131]&gt;=256;[.$A131]&lt;16384);DEC2HEX(INT([.$A131]/16384)+MOD([.$A131];16384);INT([.$A131]/16384)+4);DEC2HEX(INT([.$A131]/256)+MOD([.$A131];16384);INT([.$A131]/256)+3))))">
            <text:p/>
          </table:table-cell>
          <table:table-cell/>
          <table:table-cell table:formula="of:=IF(ISBLANK([.$B131]);&quot;&quot;;[.D131]*8)">
            <text:p/>
          </table:table-cell>
          <table:table-cell table:number-columns-repeated="2"/>
        </table:table-row>
        <table:table-row table:style-name="ro2">
          <table:table-cell table:formula="of:=IF(ISBLANK([.$B132]);&quot;&quot;;IF(ISNUMBER([.$A131]);[.$A131]+1;1))">
            <text:p/>
          </table:table-cell>
          <table:table-cell/>
          <table:table-cell table:style-name="ce2" table:formula="of:=IF(ISBLANK([.$B132]);&quot;&quot;;IF([.$A132]&lt;16;DEC2HEX(INT([.$A132]/16)+MOD([.$A132];16);INT([.$A132]/16)+1);IF(AND([.$A132]&gt;=256;[.$A132]&lt;16384);DEC2HEX(INT([.$A132]/16384)+MOD([.$A132];16384);INT([.$A132]/16384)+4);DEC2HEX(INT([.$A132]/256)+MOD([.$A132];16384);INT([.$A132]/256)+3))))">
            <text:p/>
          </table:table-cell>
          <table:table-cell/>
          <table:table-cell table:formula="of:=IF(ISBLANK([.$B132]);&quot;&quot;;[.D132]*8)">
            <text:p/>
          </table:table-cell>
          <table:table-cell table:number-columns-repeated="2"/>
        </table:table-row>
        <table:table-row table:style-name="ro2">
          <table:table-cell table:formula="of:=IF(ISBLANK([.$B133]);&quot;&quot;;IF(ISNUMBER([.$A132]);[.$A132]+1;1))">
            <text:p/>
          </table:table-cell>
          <table:table-cell/>
          <table:table-cell table:style-name="ce2" table:formula="of:=IF(ISBLANK([.$B133]);&quot;&quot;;IF([.$A133]&lt;16;DEC2HEX(INT([.$A133]/16)+MOD([.$A133];16);INT([.$A133]/16)+1);IF(AND([.$A133]&gt;=256;[.$A133]&lt;16384);DEC2HEX(INT([.$A133]/16384)+MOD([.$A133];16384);INT([.$A133]/16384)+4);DEC2HEX(INT([.$A133]/256)+MOD([.$A133];16384);INT([.$A133]/256)+3))))">
            <text:p/>
          </table:table-cell>
          <table:table-cell/>
          <table:table-cell table:formula="of:=IF(ISBLANK([.$B133]);&quot;&quot;;[.D133]*8)">
            <text:p/>
          </table:table-cell>
          <table:table-cell table:number-columns-repeated="2"/>
        </table:table-row>
        <table:table-row table:style-name="ro2">
          <table:table-cell table:formula="of:=IF(ISBLANK([.$B134]);&quot;&quot;;IF(ISNUMBER([.$A133]);[.$A133]+1;1))">
            <text:p/>
          </table:table-cell>
          <table:table-cell/>
          <table:table-cell table:style-name="ce2" table:formula="of:=IF(ISBLANK([.$B134]);&quot;&quot;;IF([.$A134]&lt;16;DEC2HEX(INT([.$A134]/16)+MOD([.$A134];16);INT([.$A134]/16)+1);IF(AND([.$A134]&gt;=256;[.$A134]&lt;16384);DEC2HEX(INT([.$A134]/16384)+MOD([.$A134];16384);INT([.$A134]/16384)+4);DEC2HEX(INT([.$A134]/256)+MOD([.$A134];16384);INT([.$A134]/256)+3))))">
            <text:p/>
          </table:table-cell>
          <table:table-cell/>
          <table:table-cell table:formula="of:=IF(ISBLANK([.$B134]);&quot;&quot;;[.D134]*8)">
            <text:p/>
          </table:table-cell>
          <table:table-cell table:number-columns-repeated="2"/>
        </table:table-row>
        <table:table-row table:style-name="ro2">
          <table:table-cell table:formula="of:=IF(ISBLANK([.$B135]);&quot;&quot;;IF(ISNUMBER([.$A134]);[.$A134]+1;1))">
            <text:p/>
          </table:table-cell>
          <table:table-cell/>
          <table:table-cell table:style-name="ce2" table:formula="of:=IF(ISBLANK([.$B135]);&quot;&quot;;IF([.$A135]&lt;16;DEC2HEX(INT([.$A135]/16)+MOD([.$A135];16);INT([.$A135]/16)+1);IF(AND([.$A135]&gt;=256;[.$A135]&lt;16384);DEC2HEX(INT([.$A135]/16384)+MOD([.$A135];16384);INT([.$A135]/16384)+4);DEC2HEX(INT([.$A135]/256)+MOD([.$A135];16384);INT([.$A135]/256)+3))))">
            <text:p/>
          </table:table-cell>
          <table:table-cell/>
          <table:table-cell table:formula="of:=IF(ISBLANK([.$B135]);&quot;&quot;;[.D135]*8)">
            <text:p/>
          </table:table-cell>
          <table:table-cell table:number-columns-repeated="2"/>
        </table:table-row>
        <table:table-row table:style-name="ro2">
          <table:table-cell table:formula="of:=IF(ISBLANK([.$B136]);&quot;&quot;;IF(ISNUMBER([.$A135]);[.$A135]+1;1))">
            <text:p/>
          </table:table-cell>
          <table:table-cell/>
          <table:table-cell table:style-name="ce2" table:formula="of:=IF(ISBLANK([.$B136]);&quot;&quot;;IF([.$A136]&lt;16;DEC2HEX(INT([.$A136]/16)+MOD([.$A136];16);INT([.$A136]/16)+1);IF(AND([.$A136]&gt;=256;[.$A136]&lt;16384);DEC2HEX(INT([.$A136]/16384)+MOD([.$A136];16384);INT([.$A136]/16384)+4);DEC2HEX(INT([.$A136]/256)+MOD([.$A136];16384);INT([.$A136]/256)+3))))">
            <text:p/>
          </table:table-cell>
          <table:table-cell/>
          <table:table-cell table:formula="of:=IF(ISBLANK([.$B136]);&quot;&quot;;[.D136]*8)">
            <text:p/>
          </table:table-cell>
          <table:table-cell table:number-columns-repeated="2"/>
        </table:table-row>
        <table:table-row table:style-name="ro2">
          <table:table-cell table:formula="of:=IF(ISBLANK([.$B137]);&quot;&quot;;IF(ISNUMBER([.$A136]);[.$A136]+1;1))">
            <text:p/>
          </table:table-cell>
          <table:table-cell/>
          <table:table-cell table:style-name="ce2" table:formula="of:=IF(ISBLANK([.$B137]);&quot;&quot;;IF([.$A137]&lt;16;DEC2HEX(INT([.$A137]/16)+MOD([.$A137];16);INT([.$A137]/16)+1);IF(AND([.$A137]&gt;=256;[.$A137]&lt;16384);DEC2HEX(INT([.$A137]/16384)+MOD([.$A137];16384);INT([.$A137]/16384)+4);DEC2HEX(INT([.$A137]/256)+MOD([.$A137];16384);INT([.$A137]/256)+3))))">
            <text:p/>
          </table:table-cell>
          <table:table-cell/>
          <table:table-cell table:formula="of:=IF(ISBLANK([.$B137]);&quot;&quot;;[.D137]*8)">
            <text:p/>
          </table:table-cell>
          <table:table-cell table:number-columns-repeated="2"/>
        </table:table-row>
        <table:table-row table:style-name="ro2">
          <table:table-cell table:formula="of:=IF(ISBLANK([.$B138]);&quot;&quot;;IF(ISNUMBER([.$A137]);[.$A137]+1;1))">
            <text:p/>
          </table:table-cell>
          <table:table-cell/>
          <table:table-cell table:style-name="ce2" table:formula="of:=IF(ISBLANK([.$B138]);&quot;&quot;;IF([.$A138]&lt;16;DEC2HEX(INT([.$A138]/16)+MOD([.$A138];16);INT([.$A138]/16)+1);IF(AND([.$A138]&gt;=256;[.$A138]&lt;16384);DEC2HEX(INT([.$A138]/16384)+MOD([.$A138];16384);INT([.$A138]/16384)+4);DEC2HEX(INT([.$A138]/256)+MOD([.$A138];16384);INT([.$A138]/256)+3))))">
            <text:p/>
          </table:table-cell>
          <table:table-cell/>
          <table:table-cell table:formula="of:=IF(ISBLANK([.$B138]);&quot;&quot;;[.D138]*8)">
            <text:p/>
          </table:table-cell>
          <table:table-cell table:number-columns-repeated="2"/>
        </table:table-row>
        <table:table-row table:style-name="ro2">
          <table:table-cell table:formula="of:=IF(ISBLANK([.$B139]);&quot;&quot;;IF(ISNUMBER([.$A138]);[.$A138]+1;1))">
            <text:p/>
          </table:table-cell>
          <table:table-cell/>
          <table:table-cell table:style-name="ce2" table:formula="of:=IF(ISBLANK([.$B139]);&quot;&quot;;IF([.$A139]&lt;16;DEC2HEX(INT([.$A139]/16)+MOD([.$A139];16);INT([.$A139]/16)+1);IF(AND([.$A139]&gt;=256;[.$A139]&lt;16384);DEC2HEX(INT([.$A139]/16384)+MOD([.$A139];16384);INT([.$A139]/16384)+4);DEC2HEX(INT([.$A139]/256)+MOD([.$A139];16384);INT([.$A139]/256)+3))))">
            <text:p/>
          </table:table-cell>
          <table:table-cell/>
          <table:table-cell table:formula="of:=IF(ISBLANK([.$B139]);&quot;&quot;;[.D139]*8)">
            <text:p/>
          </table:table-cell>
          <table:table-cell table:number-columns-repeated="2"/>
        </table:table-row>
        <table:table-row table:style-name="ro2">
          <table:table-cell table:formula="of:=IF(ISBLANK([.$B140]);&quot;&quot;;IF(ISNUMBER([.$A139]);[.$A139]+1;1))">
            <text:p/>
          </table:table-cell>
          <table:table-cell/>
          <table:table-cell table:style-name="ce2" table:formula="of:=IF(ISBLANK([.$B140]);&quot;&quot;;IF([.$A140]&lt;16;DEC2HEX(INT([.$A140]/16)+MOD([.$A140];16);INT([.$A140]/16)+1);IF(AND([.$A140]&gt;=256;[.$A140]&lt;16384);DEC2HEX(INT([.$A140]/16384)+MOD([.$A140];16384);INT([.$A140]/16384)+4);DEC2HEX(INT([.$A140]/256)+MOD([.$A140];16384);INT([.$A140]/256)+3))))">
            <text:p/>
          </table:table-cell>
          <table:table-cell/>
          <table:table-cell table:formula="of:=IF(ISBLANK([.$B140]);&quot;&quot;;[.D140]*8)">
            <text:p/>
          </table:table-cell>
          <table:table-cell table:number-columns-repeated="2"/>
        </table:table-row>
        <table:table-row table:style-name="ro2">
          <table:table-cell table:formula="of:=IF(ISBLANK([.$B141]);&quot;&quot;;IF(ISNUMBER([.$A140]);[.$A140]+1;1))">
            <text:p/>
          </table:table-cell>
          <table:table-cell/>
          <table:table-cell table:style-name="ce2" table:formula="of:=IF(ISBLANK([.$B141]);&quot;&quot;;IF([.$A141]&lt;16;DEC2HEX(INT([.$A141]/16)+MOD([.$A141];16);INT([.$A141]/16)+1);IF(AND([.$A141]&gt;=256;[.$A141]&lt;16384);DEC2HEX(INT([.$A141]/16384)+MOD([.$A141];16384);INT([.$A141]/16384)+4);DEC2HEX(INT([.$A141]/256)+MOD([.$A141];16384);INT([.$A141]/256)+3))))">
            <text:p/>
          </table:table-cell>
          <table:table-cell/>
          <table:table-cell table:formula="of:=IF(ISBLANK([.$B141]);&quot;&quot;;[.D141]*8)">
            <text:p/>
          </table:table-cell>
          <table:table-cell table:number-columns-repeated="2"/>
        </table:table-row>
        <table:table-row table:style-name="ro2">
          <table:table-cell table:formula="of:=IF(ISBLANK([.$B142]);&quot;&quot;;IF(ISNUMBER([.$A141]);[.$A141]+1;1))">
            <text:p/>
          </table:table-cell>
          <table:table-cell/>
          <table:table-cell table:style-name="ce2" table:formula="of:=IF(ISBLANK([.$B142]);&quot;&quot;;IF([.$A142]&lt;16;DEC2HEX(INT([.$A142]/16)+MOD([.$A142];16);INT([.$A142]/16)+1);IF(AND([.$A142]&gt;=256;[.$A142]&lt;16384);DEC2HEX(INT([.$A142]/16384)+MOD([.$A142];16384);INT([.$A142]/16384)+4);DEC2HEX(INT([.$A142]/256)+MOD([.$A142];16384);INT([.$A142]/256)+3))))">
            <text:p/>
          </table:table-cell>
          <table:table-cell/>
          <table:table-cell table:formula="of:=IF(ISBLANK([.$B142]);&quot;&quot;;[.D142]*8)">
            <text:p/>
          </table:table-cell>
          <table:table-cell table:number-columns-repeated="2"/>
        </table:table-row>
        <table:table-row table:style-name="ro2">
          <table:table-cell table:formula="of:=IF(ISBLANK([.$B143]);&quot;&quot;;IF(ISNUMBER([.$A142]);[.$A142]+1;1))">
            <text:p/>
          </table:table-cell>
          <table:table-cell/>
          <table:table-cell table:style-name="ce2" table:formula="of:=IF(ISBLANK([.$B143]);&quot;&quot;;IF([.$A143]&lt;16;DEC2HEX(INT([.$A143]/16)+MOD([.$A143];16);INT([.$A143]/16)+1);IF(AND([.$A143]&gt;=256;[.$A143]&lt;16384);DEC2HEX(INT([.$A143]/16384)+MOD([.$A143];16384);INT([.$A143]/16384)+4);DEC2HEX(INT([.$A143]/256)+MOD([.$A143];16384);INT([.$A143]/256)+3))))">
            <text:p/>
          </table:table-cell>
          <table:table-cell/>
          <table:table-cell table:formula="of:=IF(ISBLANK([.$B143]);&quot;&quot;;[.D143]*8)">
            <text:p/>
          </table:table-cell>
          <table:table-cell table:number-columns-repeated="2"/>
        </table:table-row>
        <table:table-row table:style-name="ro2">
          <table:table-cell table:formula="of:=IF(ISBLANK([.$B144]);&quot;&quot;;IF(ISNUMBER([.$A143]);[.$A143]+1;1))">
            <text:p/>
          </table:table-cell>
          <table:table-cell/>
          <table:table-cell table:style-name="ce2" table:formula="of:=IF(ISBLANK([.$B144]);&quot;&quot;;IF([.$A144]&lt;16;DEC2HEX(INT([.$A144]/16)+MOD([.$A144];16);INT([.$A144]/16)+1);IF(AND([.$A144]&gt;=256;[.$A144]&lt;16384);DEC2HEX(INT([.$A144]/16384)+MOD([.$A144];16384);INT([.$A144]/16384)+4);DEC2HEX(INT([.$A144]/256)+MOD([.$A144];16384);INT([.$A144]/256)+3))))">
            <text:p/>
          </table:table-cell>
          <table:table-cell/>
          <table:table-cell table:formula="of:=IF(ISBLANK([.$B144]);&quot;&quot;;[.D144]*8)">
            <text:p/>
          </table:table-cell>
          <table:table-cell table:number-columns-repeated="2"/>
        </table:table-row>
        <table:table-row table:style-name="ro2">
          <table:table-cell table:formula="of:=IF(ISBLANK([.$B145]);&quot;&quot;;IF(ISNUMBER([.$A144]);[.$A144]+1;1))">
            <text:p/>
          </table:table-cell>
          <table:table-cell/>
          <table:table-cell table:style-name="ce2" table:formula="of:=IF(ISBLANK([.$B145]);&quot;&quot;;IF([.$A145]&lt;16;DEC2HEX(INT([.$A145]/16)+MOD([.$A145];16);INT([.$A145]/16)+1);IF(AND([.$A145]&gt;=256;[.$A145]&lt;16384);DEC2HEX(INT([.$A145]/16384)+MOD([.$A145];16384);INT([.$A145]/16384)+4);DEC2HEX(INT([.$A145]/256)+MOD([.$A145];16384);INT([.$A145]/256)+3))))">
            <text:p/>
          </table:table-cell>
          <table:table-cell/>
          <table:table-cell table:formula="of:=IF(ISBLANK([.$B145]);&quot;&quot;;[.D145]*8)">
            <text:p/>
          </table:table-cell>
          <table:table-cell table:number-columns-repeated="2"/>
        </table:table-row>
        <table:table-row table:style-name="ro2">
          <table:table-cell table:formula="of:=IF(ISBLANK([.$B146]);&quot;&quot;;IF(ISNUMBER([.$A145]);[.$A145]+1;1))">
            <text:p/>
          </table:table-cell>
          <table:table-cell/>
          <table:table-cell table:style-name="ce2" table:formula="of:=IF(ISBLANK([.$B146]);&quot;&quot;;IF([.$A146]&lt;16;DEC2HEX(INT([.$A146]/16)+MOD([.$A146];16);INT([.$A146]/16)+1);IF(AND([.$A146]&gt;=256;[.$A146]&lt;16384);DEC2HEX(INT([.$A146]/16384)+MOD([.$A146];16384);INT([.$A146]/16384)+4);DEC2HEX(INT([.$A146]/256)+MOD([.$A146];16384);INT([.$A146]/256)+3))))">
            <text:p/>
          </table:table-cell>
          <table:table-cell/>
          <table:table-cell table:formula="of:=IF(ISBLANK([.$B146]);&quot;&quot;;[.D146]*8)">
            <text:p/>
          </table:table-cell>
          <table:table-cell table:number-columns-repeated="2"/>
        </table:table-row>
        <table:table-row table:style-name="ro2">
          <table:table-cell table:formula="of:=IF(ISBLANK([.$B147]);&quot;&quot;;IF(ISNUMBER([.$A146]);[.$A146]+1;1))">
            <text:p/>
          </table:table-cell>
          <table:table-cell/>
          <table:table-cell table:style-name="ce2" table:formula="of:=IF(ISBLANK([.$B147]);&quot;&quot;;IF([.$A147]&lt;16;DEC2HEX(INT([.$A147]/16)+MOD([.$A147];16);INT([.$A147]/16)+1);IF(AND([.$A147]&gt;=256;[.$A147]&lt;16384);DEC2HEX(INT([.$A147]/16384)+MOD([.$A147];16384);INT([.$A147]/16384)+4);DEC2HEX(INT([.$A147]/256)+MOD([.$A147];16384);INT([.$A147]/256)+3))))">
            <text:p/>
          </table:table-cell>
          <table:table-cell/>
          <table:table-cell table:formula="of:=IF(ISBLANK([.$B147]);&quot;&quot;;[.D147]*8)">
            <text:p/>
          </table:table-cell>
          <table:table-cell table:number-columns-repeated="2"/>
        </table:table-row>
        <table:table-row table:style-name="ro2">
          <table:table-cell table:formula="of:=IF(ISBLANK([.$B148]);&quot;&quot;;IF(ISNUMBER([.$A147]);[.$A147]+1;1))">
            <text:p/>
          </table:table-cell>
          <table:table-cell/>
          <table:table-cell table:style-name="ce2" table:formula="of:=IF(ISBLANK([.$B148]);&quot;&quot;;IF([.$A148]&lt;16;DEC2HEX(INT([.$A148]/16)+MOD([.$A148];16);INT([.$A148]/16)+1);IF(AND([.$A148]&gt;=256;[.$A148]&lt;16384);DEC2HEX(INT([.$A148]/16384)+MOD([.$A148];16384);INT([.$A148]/16384)+4);DEC2HEX(INT([.$A148]/256)+MOD([.$A148];16384);INT([.$A148]/256)+3))))">
            <text:p/>
          </table:table-cell>
          <table:table-cell/>
          <table:table-cell table:formula="of:=IF(ISBLANK([.$B148]);&quot;&quot;;[.D148]*8)">
            <text:p/>
          </table:table-cell>
          <table:table-cell table:number-columns-repeated="2"/>
        </table:table-row>
        <table:table-row table:style-name="ro2">
          <table:table-cell table:formula="of:=IF(ISBLANK([.$B149]);&quot;&quot;;IF(ISNUMBER([.$A148]);[.$A148]+1;1))">
            <text:p/>
          </table:table-cell>
          <table:table-cell/>
          <table:table-cell table:style-name="ce2" table:formula="of:=IF(ISBLANK([.$B149]);&quot;&quot;;IF([.$A149]&lt;16;DEC2HEX(INT([.$A149]/16)+MOD([.$A149];16);INT([.$A149]/16)+1);IF(AND([.$A149]&gt;=256;[.$A149]&lt;16384);DEC2HEX(INT([.$A149]/16384)+MOD([.$A149];16384);INT([.$A149]/16384)+4);DEC2HEX(INT([.$A149]/256)+MOD([.$A149];16384);INT([.$A149]/256)+3))))">
            <text:p/>
          </table:table-cell>
          <table:table-cell/>
          <table:table-cell table:formula="of:=IF(ISBLANK([.$B149]);&quot;&quot;;[.D149]*8)">
            <text:p/>
          </table:table-cell>
          <table:table-cell table:number-columns-repeated="2"/>
        </table:table-row>
        <table:table-row table:style-name="ro2">
          <table:table-cell table:formula="of:=IF(ISBLANK([.$B150]);&quot;&quot;;IF(ISNUMBER([.$A149]);[.$A149]+1;1))">
            <text:p/>
          </table:table-cell>
          <table:table-cell/>
          <table:table-cell table:style-name="ce2" table:formula="of:=IF(ISBLANK([.$B150]);&quot;&quot;;IF([.$A150]&lt;16;DEC2HEX(INT([.$A150]/16)+MOD([.$A150];16);INT([.$A150]/16)+1);IF(AND([.$A150]&gt;=256;[.$A150]&lt;16384);DEC2HEX(INT([.$A150]/16384)+MOD([.$A150];16384);INT([.$A150]/16384)+4);DEC2HEX(INT([.$A150]/256)+MOD([.$A150];16384);INT([.$A150]/256)+3))))">
            <text:p/>
          </table:table-cell>
          <table:table-cell/>
          <table:table-cell table:formula="of:=IF(ISBLANK([.$B150]);&quot;&quot;;[.D150]*8)">
            <text:p/>
          </table:table-cell>
          <table:table-cell table:number-columns-repeated="2"/>
        </table:table-row>
        <table:table-row table:style-name="ro2">
          <table:table-cell table:formula="of:=IF(ISBLANK([.$B151]);&quot;&quot;;IF(ISNUMBER([.$A150]);[.$A150]+1;1))">
            <text:p/>
          </table:table-cell>
          <table:table-cell/>
          <table:table-cell table:style-name="ce2" table:formula="of:=IF(ISBLANK([.$B151]);&quot;&quot;;IF([.$A151]&lt;16;DEC2HEX(INT([.$A151]/16)+MOD([.$A151];16);INT([.$A151]/16)+1);IF(AND([.$A151]&gt;=256;[.$A151]&lt;16384);DEC2HEX(INT([.$A151]/16384)+MOD([.$A151];16384);INT([.$A151]/16384)+4);DEC2HEX(INT([.$A151]/256)+MOD([.$A151];16384);INT([.$A151]/256)+3))))">
            <text:p/>
          </table:table-cell>
          <table:table-cell/>
          <table:table-cell table:formula="of:=IF(ISBLANK([.$B151]);&quot;&quot;;[.D151]*8)">
            <text:p/>
          </table:table-cell>
          <table:table-cell table:number-columns-repeated="2"/>
        </table:table-row>
        <table:table-row table:style-name="ro2">
          <table:table-cell table:formula="of:=IF(ISBLANK([.$B152]);&quot;&quot;;IF(ISNUMBER([.$A151]);[.$A151]+1;1))">
            <text:p/>
          </table:table-cell>
          <table:table-cell/>
          <table:table-cell table:style-name="ce2" table:formula="of:=IF(ISBLANK([.$B152]);&quot;&quot;;IF([.$A152]&lt;16;DEC2HEX(INT([.$A152]/16)+MOD([.$A152];16);INT([.$A152]/16)+1);IF(AND([.$A152]&gt;=256;[.$A152]&lt;16384);DEC2HEX(INT([.$A152]/16384)+MOD([.$A152];16384);INT([.$A152]/16384)+4);DEC2HEX(INT([.$A152]/256)+MOD([.$A152];16384);INT([.$A152]/256)+3))))">
            <text:p/>
          </table:table-cell>
          <table:table-cell/>
          <table:table-cell table:formula="of:=IF(ISBLANK([.$B152]);&quot;&quot;;[.D152]*8)">
            <text:p/>
          </table:table-cell>
          <table:table-cell table:number-columns-repeated="2"/>
        </table:table-row>
        <table:table-row table:style-name="ro2">
          <table:table-cell table:formula="of:=IF(ISBLANK([.$B153]);&quot;&quot;;IF(ISNUMBER([.$A152]);[.$A152]+1;1))">
            <text:p/>
          </table:table-cell>
          <table:table-cell/>
          <table:table-cell table:style-name="ce2" table:formula="of:=IF(ISBLANK([.$B153]);&quot;&quot;;IF([.$A153]&lt;16;DEC2HEX(INT([.$A153]/16)+MOD([.$A153];16);INT([.$A153]/16)+1);IF(AND([.$A153]&gt;=256;[.$A153]&lt;16384);DEC2HEX(INT([.$A153]/16384)+MOD([.$A153];16384);INT([.$A153]/16384)+4);DEC2HEX(INT([.$A153]/256)+MOD([.$A153];16384);INT([.$A153]/256)+3))))">
            <text:p/>
          </table:table-cell>
          <table:table-cell/>
          <table:table-cell table:formula="of:=IF(ISBLANK([.$B153]);&quot;&quot;;[.D153]*8)">
            <text:p/>
          </table:table-cell>
          <table:table-cell table:number-columns-repeated="2"/>
        </table:table-row>
        <table:table-row table:style-name="ro2">
          <table:table-cell table:formula="of:=IF(ISBLANK([.$B154]);&quot;&quot;;IF(ISNUMBER([.$A153]);[.$A153]+1;1))">
            <text:p/>
          </table:table-cell>
          <table:table-cell/>
          <table:table-cell table:style-name="ce2" table:formula="of:=IF(ISBLANK([.$B154]);&quot;&quot;;IF([.$A154]&lt;16;DEC2HEX(INT([.$A154]/16)+MOD([.$A154];16);INT([.$A154]/16)+1);IF(AND([.$A154]&gt;=256;[.$A154]&lt;16384);DEC2HEX(INT([.$A154]/16384)+MOD([.$A154];16384);INT([.$A154]/16384)+4);DEC2HEX(INT([.$A154]/256)+MOD([.$A154];16384);INT([.$A154]/256)+3))))">
            <text:p/>
          </table:table-cell>
          <table:table-cell/>
          <table:table-cell table:formula="of:=IF(ISBLANK([.$B154]);&quot;&quot;;[.D154]*8)">
            <text:p/>
          </table:table-cell>
          <table:table-cell table:number-columns-repeated="2"/>
        </table:table-row>
        <table:table-row table:style-name="ro2">
          <table:table-cell table:formula="of:=IF(ISBLANK([.$B155]);&quot;&quot;;IF(ISNUMBER([.$A154]);[.$A154]+1;1))">
            <text:p/>
          </table:table-cell>
          <table:table-cell/>
          <table:table-cell table:style-name="ce2" table:formula="of:=IF(ISBLANK([.$B155]);&quot;&quot;;IF([.$A155]&lt;16;DEC2HEX(INT([.$A155]/16)+MOD([.$A155];16);INT([.$A155]/16)+1);IF(AND([.$A155]&gt;=256;[.$A155]&lt;16384);DEC2HEX(INT([.$A155]/16384)+MOD([.$A155];16384);INT([.$A155]/16384)+4);DEC2HEX(INT([.$A155]/256)+MOD([.$A155];16384);INT([.$A155]/256)+3))))">
            <text:p/>
          </table:table-cell>
          <table:table-cell/>
          <table:table-cell table:formula="of:=IF(ISBLANK([.$B155]);&quot;&quot;;[.D155]*8)">
            <text:p/>
          </table:table-cell>
          <table:table-cell table:number-columns-repeated="2"/>
        </table:table-row>
        <table:table-row table:style-name="ro2">
          <table:table-cell table:formula="of:=IF(ISBLANK([.$B156]);&quot;&quot;;IF(ISNUMBER([.$A155]);[.$A155]+1;1))">
            <text:p/>
          </table:table-cell>
          <table:table-cell/>
          <table:table-cell table:style-name="ce2" table:formula="of:=IF(ISBLANK([.$B156]);&quot;&quot;;IF([.$A156]&lt;16;DEC2HEX(INT([.$A156]/16)+MOD([.$A156];16);INT([.$A156]/16)+1);IF(AND([.$A156]&gt;=256;[.$A156]&lt;16384);DEC2HEX(INT([.$A156]/16384)+MOD([.$A156];16384);INT([.$A156]/16384)+4);DEC2HEX(INT([.$A156]/256)+MOD([.$A156];16384);INT([.$A156]/256)+3))))">
            <text:p/>
          </table:table-cell>
          <table:table-cell/>
          <table:table-cell table:formula="of:=IF(ISBLANK([.$B156]);&quot;&quot;;[.D156]*8)">
            <text:p/>
          </table:table-cell>
          <table:table-cell table:number-columns-repeated="2"/>
        </table:table-row>
        <table:table-row table:style-name="ro2">
          <table:table-cell table:formula="of:=IF(ISBLANK([.$B157]);&quot;&quot;;IF(ISNUMBER([.$A156]);[.$A156]+1;1))">
            <text:p/>
          </table:table-cell>
          <table:table-cell/>
          <table:table-cell table:style-name="ce2" table:formula="of:=IF(ISBLANK([.$B157]);&quot;&quot;;IF([.$A157]&lt;16;DEC2HEX(INT([.$A157]/16)+MOD([.$A157];16);INT([.$A157]/16)+1);IF(AND([.$A157]&gt;=256;[.$A157]&lt;16384);DEC2HEX(INT([.$A157]/16384)+MOD([.$A157];16384);INT([.$A157]/16384)+4);DEC2HEX(INT([.$A157]/256)+MOD([.$A157];16384);INT([.$A157]/256)+3))))">
            <text:p/>
          </table:table-cell>
          <table:table-cell/>
          <table:table-cell table:formula="of:=IF(ISBLANK([.$B157]);&quot;&quot;;[.D157]*8)">
            <text:p/>
          </table:table-cell>
          <table:table-cell table:number-columns-repeated="2"/>
        </table:table-row>
        <table:table-row table:style-name="ro2">
          <table:table-cell table:formula="of:=IF(ISBLANK([.$B158]);&quot;&quot;;IF(ISNUMBER([.$A157]);[.$A157]+1;1))">
            <text:p/>
          </table:table-cell>
          <table:table-cell/>
          <table:table-cell table:style-name="ce2" table:formula="of:=IF(ISBLANK([.$B158]);&quot;&quot;;IF([.$A158]&lt;16;DEC2HEX(INT([.$A158]/16)+MOD([.$A158];16);INT([.$A158]/16)+1);IF(AND([.$A158]&gt;=256;[.$A158]&lt;16384);DEC2HEX(INT([.$A158]/16384)+MOD([.$A158];16384);INT([.$A158]/16384)+4);DEC2HEX(INT([.$A158]/256)+MOD([.$A158];16384);INT([.$A158]/256)+3))))">
            <text:p/>
          </table:table-cell>
          <table:table-cell/>
          <table:table-cell table:formula="of:=IF(ISBLANK([.$B158]);&quot;&quot;;[.D158]*8)">
            <text:p/>
          </table:table-cell>
          <table:table-cell table:number-columns-repeated="2"/>
        </table:table-row>
        <table:table-row table:style-name="ro2">
          <table:table-cell table:formula="of:=IF(ISBLANK([.$B159]);&quot;&quot;;IF(ISNUMBER([.$A158]);[.$A158]+1;1))">
            <text:p/>
          </table:table-cell>
          <table:table-cell/>
          <table:table-cell table:style-name="ce2" table:formula="of:=IF(ISBLANK([.$B159]);&quot;&quot;;IF([.$A159]&lt;16;DEC2HEX(INT([.$A159]/16)+MOD([.$A159];16);INT([.$A159]/16)+1);IF(AND([.$A159]&gt;=256;[.$A159]&lt;16384);DEC2HEX(INT([.$A159]/16384)+MOD([.$A159];16384);INT([.$A159]/16384)+4);DEC2HEX(INT([.$A159]/256)+MOD([.$A159];16384);INT([.$A159]/256)+3))))">
            <text:p/>
          </table:table-cell>
          <table:table-cell/>
          <table:table-cell table:formula="of:=IF(ISBLANK([.$B159]);&quot;&quot;;[.D159]*8)">
            <text:p/>
          </table:table-cell>
          <table:table-cell table:number-columns-repeated="2"/>
        </table:table-row>
        <table:table-row table:style-name="ro2">
          <table:table-cell table:formula="of:=IF(ISBLANK([.$B160]);&quot;&quot;;IF(ISNUMBER([.$A159]);[.$A159]+1;1))">
            <text:p/>
          </table:table-cell>
          <table:table-cell/>
          <table:table-cell table:style-name="ce2" table:formula="of:=IF(ISBLANK([.$B160]);&quot;&quot;;IF([.$A160]&lt;16;DEC2HEX(INT([.$A160]/16)+MOD([.$A160];16);INT([.$A160]/16)+1);IF(AND([.$A160]&gt;=256;[.$A160]&lt;16384);DEC2HEX(INT([.$A160]/16384)+MOD([.$A160];16384);INT([.$A160]/16384)+4);DEC2HEX(INT([.$A160]/256)+MOD([.$A160];16384);INT([.$A160]/256)+3))))">
            <text:p/>
          </table:table-cell>
          <table:table-cell/>
          <table:table-cell table:formula="of:=IF(ISBLANK([.$B160]);&quot;&quot;;[.D160]*8)">
            <text:p/>
          </table:table-cell>
          <table:table-cell table:number-columns-repeated="2"/>
        </table:table-row>
        <table:table-row table:style-name="ro2">
          <table:table-cell table:formula="of:=IF(ISBLANK([.$B161]);&quot;&quot;;IF(ISNUMBER([.$A160]);[.$A160]+1;1))">
            <text:p/>
          </table:table-cell>
          <table:table-cell/>
          <table:table-cell table:style-name="ce2" table:formula="of:=IF(ISBLANK([.$B161]);&quot;&quot;;IF([.$A161]&lt;16;DEC2HEX(INT([.$A161]/16)+MOD([.$A161];16);INT([.$A161]/16)+1);IF(AND([.$A161]&gt;=256;[.$A161]&lt;16384);DEC2HEX(INT([.$A161]/16384)+MOD([.$A161];16384);INT([.$A161]/16384)+4);DEC2HEX(INT([.$A161]/256)+MOD([.$A161];16384);INT([.$A161]/256)+3))))">
            <text:p/>
          </table:table-cell>
          <table:table-cell/>
          <table:table-cell table:formula="of:=IF(ISBLANK([.$B161]);&quot;&quot;;[.D161]*8)">
            <text:p/>
          </table:table-cell>
          <table:table-cell table:number-columns-repeated="2"/>
        </table:table-row>
        <table:table-row table:style-name="ro2">
          <table:table-cell table:formula="of:=IF(ISBLANK([.$B162]);&quot;&quot;;IF(ISNUMBER([.$A161]);[.$A161]+1;1))">
            <text:p/>
          </table:table-cell>
          <table:table-cell/>
          <table:table-cell table:style-name="ce2" table:formula="of:=IF(ISBLANK([.$B162]);&quot;&quot;;IF([.$A162]&lt;16;DEC2HEX(INT([.$A162]/16)+MOD([.$A162];16);INT([.$A162]/16)+1);IF(AND([.$A162]&gt;=256;[.$A162]&lt;16384);DEC2HEX(INT([.$A162]/16384)+MOD([.$A162];16384);INT([.$A162]/16384)+4);DEC2HEX(INT([.$A162]/256)+MOD([.$A162];16384);INT([.$A162]/256)+3))))">
            <text:p/>
          </table:table-cell>
          <table:table-cell/>
          <table:table-cell table:formula="of:=IF(ISBLANK([.$B162]);&quot;&quot;;[.D162]*8)">
            <text:p/>
          </table:table-cell>
          <table:table-cell table:number-columns-repeated="2"/>
        </table:table-row>
        <table:table-row table:style-name="ro2">
          <table:table-cell table:formula="of:=IF(ISBLANK([.$B163]);&quot;&quot;;IF(ISNUMBER([.$A162]);[.$A162]+1;1))">
            <text:p/>
          </table:table-cell>
          <table:table-cell/>
          <table:table-cell table:style-name="ce2" table:formula="of:=IF(ISBLANK([.$B163]);&quot;&quot;;IF([.$A163]&lt;16;DEC2HEX(INT([.$A163]/16)+MOD([.$A163];16);INT([.$A163]/16)+1);IF(AND([.$A163]&gt;=256;[.$A163]&lt;16384);DEC2HEX(INT([.$A163]/16384)+MOD([.$A163];16384);INT([.$A163]/16384)+4);DEC2HEX(INT([.$A163]/256)+MOD([.$A163];16384);INT([.$A163]/256)+3))))">
            <text:p/>
          </table:table-cell>
          <table:table-cell/>
          <table:table-cell table:formula="of:=IF(ISBLANK([.$B163]);&quot;&quot;;[.D163]*8)">
            <text:p/>
          </table:table-cell>
          <table:table-cell table:number-columns-repeated="2"/>
        </table:table-row>
        <table:table-row table:style-name="ro2">
          <table:table-cell table:formula="of:=IF(ISBLANK([.$B164]);&quot;&quot;;IF(ISNUMBER([.$A163]);[.$A163]+1;1))">
            <text:p/>
          </table:table-cell>
          <table:table-cell/>
          <table:table-cell table:style-name="ce2" table:formula="of:=IF(ISBLANK([.$B164]);&quot;&quot;;IF([.$A164]&lt;16;DEC2HEX(INT([.$A164]/16)+MOD([.$A164];16);INT([.$A164]/16)+1);IF(AND([.$A164]&gt;=256;[.$A164]&lt;16384);DEC2HEX(INT([.$A164]/16384)+MOD([.$A164];16384);INT([.$A164]/16384)+4);DEC2HEX(INT([.$A164]/256)+MOD([.$A164];16384);INT([.$A164]/256)+3))))">
            <text:p/>
          </table:table-cell>
          <table:table-cell/>
          <table:table-cell table:formula="of:=IF(ISBLANK([.$B164]);&quot;&quot;;[.D164]*8)">
            <text:p/>
          </table:table-cell>
          <table:table-cell table:number-columns-repeated="2"/>
        </table:table-row>
        <table:table-row table:style-name="ro2">
          <table:table-cell table:formula="of:=IF(ISBLANK([.$B165]);&quot;&quot;;IF(ISNUMBER([.$A164]);[.$A164]+1;1))">
            <text:p/>
          </table:table-cell>
          <table:table-cell/>
          <table:table-cell table:style-name="ce2" table:formula="of:=IF(ISBLANK([.$B165]);&quot;&quot;;IF([.$A165]&lt;16;DEC2HEX(INT([.$A165]/16)+MOD([.$A165];16);INT([.$A165]/16)+1);IF(AND([.$A165]&gt;=256;[.$A165]&lt;16384);DEC2HEX(INT([.$A165]/16384)+MOD([.$A165];16384);INT([.$A165]/16384)+4);DEC2HEX(INT([.$A165]/256)+MOD([.$A165];16384);INT([.$A165]/256)+3))))">
            <text:p/>
          </table:table-cell>
          <table:table-cell/>
          <table:table-cell table:formula="of:=IF(ISBLANK([.$B165]);&quot;&quot;;[.D165]*8)">
            <text:p/>
          </table:table-cell>
          <table:table-cell table:number-columns-repeated="2"/>
        </table:table-row>
        <table:table-row table:style-name="ro2">
          <table:table-cell table:formula="of:=IF(ISBLANK([.$B166]);&quot;&quot;;IF(ISNUMBER([.$A165]);[.$A165]+1;1))">
            <text:p/>
          </table:table-cell>
          <table:table-cell/>
          <table:table-cell table:style-name="ce2" table:formula="of:=IF(ISBLANK([.$B166]);&quot;&quot;;IF([.$A166]&lt;16;DEC2HEX(INT([.$A166]/16)+MOD([.$A166];16);INT([.$A166]/16)+1);IF(AND([.$A166]&gt;=256;[.$A166]&lt;16384);DEC2HEX(INT([.$A166]/16384)+MOD([.$A166];16384);INT([.$A166]/16384)+4);DEC2HEX(INT([.$A166]/256)+MOD([.$A166];16384);INT([.$A166]/256)+3))))">
            <text:p/>
          </table:table-cell>
          <table:table-cell/>
          <table:table-cell table:formula="of:=IF(ISBLANK([.$B166]);&quot;&quot;;[.D166]*8)">
            <text:p/>
          </table:table-cell>
          <table:table-cell table:number-columns-repeated="2"/>
        </table:table-row>
        <table:table-row table:style-name="ro2">
          <table:table-cell table:formula="of:=IF(ISBLANK([.$B167]);&quot;&quot;;IF(ISNUMBER([.$A166]);[.$A166]+1;1))">
            <text:p/>
          </table:table-cell>
          <table:table-cell/>
          <table:table-cell table:style-name="ce2" table:formula="of:=IF(ISBLANK([.$B167]);&quot;&quot;;IF([.$A167]&lt;16;DEC2HEX(INT([.$A167]/16)+MOD([.$A167];16);INT([.$A167]/16)+1);IF(AND([.$A167]&gt;=256;[.$A167]&lt;16384);DEC2HEX(INT([.$A167]/16384)+MOD([.$A167];16384);INT([.$A167]/16384)+4);DEC2HEX(INT([.$A167]/256)+MOD([.$A167];16384);INT([.$A167]/256)+3))))">
            <text:p/>
          </table:table-cell>
          <table:table-cell/>
          <table:table-cell table:formula="of:=IF(ISBLANK([.$B167]);&quot;&quot;;[.D167]*8)">
            <text:p/>
          </table:table-cell>
          <table:table-cell table:number-columns-repeated="2"/>
        </table:table-row>
        <table:table-row table:style-name="ro2">
          <table:table-cell table:formula="of:=IF(ISBLANK([.$B168]);&quot;&quot;;IF(ISNUMBER([.$A167]);[.$A167]+1;1))">
            <text:p/>
          </table:table-cell>
          <table:table-cell/>
          <table:table-cell table:style-name="ce2" table:formula="of:=IF(ISBLANK([.$B168]);&quot;&quot;;IF([.$A168]&lt;16;DEC2HEX(INT([.$A168]/16)+MOD([.$A168];16);INT([.$A168]/16)+1);IF(AND([.$A168]&gt;=256;[.$A168]&lt;16384);DEC2HEX(INT([.$A168]/16384)+MOD([.$A168];16384);INT([.$A168]/16384)+4);DEC2HEX(INT([.$A168]/256)+MOD([.$A168];16384);INT([.$A168]/256)+3))))">
            <text:p/>
          </table:table-cell>
          <table:table-cell/>
          <table:table-cell table:formula="of:=IF(ISBLANK([.$B168]);&quot;&quot;;[.D168]*8)">
            <text:p/>
          </table:table-cell>
          <table:table-cell table:number-columns-repeated="2"/>
        </table:table-row>
        <table:table-row table:style-name="ro2">
          <table:table-cell table:formula="of:=IF(ISBLANK([.$B169]);&quot;&quot;;IF(ISNUMBER([.$A168]);[.$A168]+1;1))">
            <text:p/>
          </table:table-cell>
          <table:table-cell/>
          <table:table-cell table:style-name="ce2" table:formula="of:=IF(ISBLANK([.$B169]);&quot;&quot;;IF([.$A169]&lt;16;DEC2HEX(INT([.$A169]/16)+MOD([.$A169];16);INT([.$A169]/16)+1);IF(AND([.$A169]&gt;=256;[.$A169]&lt;16384);DEC2HEX(INT([.$A169]/16384)+MOD([.$A169];16384);INT([.$A169]/16384)+4);DEC2HEX(INT([.$A169]/256)+MOD([.$A169];16384);INT([.$A169]/256)+3))))">
            <text:p/>
          </table:table-cell>
          <table:table-cell/>
          <table:table-cell table:formula="of:=IF(ISBLANK([.$B169]);&quot;&quot;;[.D169]*8)">
            <text:p/>
          </table:table-cell>
          <table:table-cell table:number-columns-repeated="2"/>
        </table:table-row>
        <table:table-row table:style-name="ro2">
          <table:table-cell table:formula="of:=IF(ISBLANK([.$B170]);&quot;&quot;;IF(ISNUMBER([.$A169]);[.$A169]+1;1))">
            <text:p/>
          </table:table-cell>
          <table:table-cell/>
          <table:table-cell table:style-name="ce2" table:formula="of:=IF(ISBLANK([.$B170]);&quot;&quot;;IF([.$A170]&lt;16;DEC2HEX(INT([.$A170]/16)+MOD([.$A170];16);INT([.$A170]/16)+1);IF(AND([.$A170]&gt;=256;[.$A170]&lt;16384);DEC2HEX(INT([.$A170]/16384)+MOD([.$A170];16384);INT([.$A170]/16384)+4);DEC2HEX(INT([.$A170]/256)+MOD([.$A170];16384);INT([.$A170]/256)+3))))">
            <text:p/>
          </table:table-cell>
          <table:table-cell/>
          <table:table-cell table:formula="of:=IF(ISBLANK([.$B170]);&quot;&quot;;[.D170]*8)">
            <text:p/>
          </table:table-cell>
          <table:table-cell table:number-columns-repeated="2"/>
        </table:table-row>
        <table:table-row table:style-name="ro2">
          <table:table-cell table:formula="of:=IF(ISBLANK([.$B171]);&quot;&quot;;IF(ISNUMBER([.$A170]);[.$A170]+1;1))">
            <text:p/>
          </table:table-cell>
          <table:table-cell/>
          <table:table-cell table:style-name="ce2" table:formula="of:=IF(ISBLANK([.$B171]);&quot;&quot;;IF([.$A171]&lt;16;DEC2HEX(INT([.$A171]/16)+MOD([.$A171];16);INT([.$A171]/16)+1);IF(AND([.$A171]&gt;=256;[.$A171]&lt;16384);DEC2HEX(INT([.$A171]/16384)+MOD([.$A171];16384);INT([.$A171]/16384)+4);DEC2HEX(INT([.$A171]/256)+MOD([.$A171];16384);INT([.$A171]/256)+3))))">
            <text:p/>
          </table:table-cell>
          <table:table-cell/>
          <table:table-cell table:formula="of:=IF(ISBLANK([.$B171]);&quot;&quot;;[.D171]*8)">
            <text:p/>
          </table:table-cell>
          <table:table-cell table:number-columns-repeated="2"/>
        </table:table-row>
        <table:table-row table:style-name="ro2">
          <table:table-cell table:formula="of:=IF(ISBLANK([.$B172]);&quot;&quot;;IF(ISNUMBER([.$A171]);[.$A171]+1;1))">
            <text:p/>
          </table:table-cell>
          <table:table-cell/>
          <table:table-cell table:style-name="ce2" table:formula="of:=IF(ISBLANK([.$B172]);&quot;&quot;;IF([.$A172]&lt;16;DEC2HEX(INT([.$A172]/16)+MOD([.$A172];16);INT([.$A172]/16)+1);IF(AND([.$A172]&gt;=256;[.$A172]&lt;16384);DEC2HEX(INT([.$A172]/16384)+MOD([.$A172];16384);INT([.$A172]/16384)+4);DEC2HEX(INT([.$A172]/256)+MOD([.$A172];16384);INT([.$A172]/256)+3))))">
            <text:p/>
          </table:table-cell>
          <table:table-cell/>
          <table:table-cell table:formula="of:=IF(ISBLANK([.$B172]);&quot;&quot;;[.D172]*8)">
            <text:p/>
          </table:table-cell>
          <table:table-cell table:number-columns-repeated="2"/>
        </table:table-row>
        <table:table-row table:style-name="ro2">
          <table:table-cell table:formula="of:=IF(ISBLANK([.$B173]);&quot;&quot;;IF(ISNUMBER([.$A172]);[.$A172]+1;1))">
            <text:p/>
          </table:table-cell>
          <table:table-cell/>
          <table:table-cell table:style-name="ce2" table:formula="of:=IF(ISBLANK([.$B173]);&quot;&quot;;IF([.$A173]&lt;16;DEC2HEX(INT([.$A173]/16)+MOD([.$A173];16);INT([.$A173]/16)+1);IF(AND([.$A173]&gt;=256;[.$A173]&lt;16384);DEC2HEX(INT([.$A173]/16384)+MOD([.$A173];16384);INT([.$A173]/16384)+4);DEC2HEX(INT([.$A173]/256)+MOD([.$A173];16384);INT([.$A173]/256)+3))))">
            <text:p/>
          </table:table-cell>
          <table:table-cell/>
          <table:table-cell table:formula="of:=IF(ISBLANK([.$B173]);&quot;&quot;;[.D173]*8)">
            <text:p/>
          </table:table-cell>
          <table:table-cell table:number-columns-repeated="2"/>
        </table:table-row>
        <table:table-row table:style-name="ro2">
          <table:table-cell table:formula="of:=IF(ISBLANK([.$B174]);&quot;&quot;;IF(ISNUMBER([.$A173]);[.$A173]+1;1))">
            <text:p/>
          </table:table-cell>
          <table:table-cell/>
          <table:table-cell table:style-name="ce2" table:formula="of:=IF(ISBLANK([.$B174]);&quot;&quot;;IF([.$A174]&lt;16;DEC2HEX(INT([.$A174]/16)+MOD([.$A174];16);INT([.$A174]/16)+1);IF(AND([.$A174]&gt;=256;[.$A174]&lt;16384);DEC2HEX(INT([.$A174]/16384)+MOD([.$A174];16384);INT([.$A174]/16384)+4);DEC2HEX(INT([.$A174]/256)+MOD([.$A174];16384);INT([.$A174]/256)+3))))">
            <text:p/>
          </table:table-cell>
          <table:table-cell/>
          <table:table-cell table:formula="of:=IF(ISBLANK([.$B174]);&quot;&quot;;[.D174]*8)">
            <text:p/>
          </table:table-cell>
          <table:table-cell table:number-columns-repeated="2"/>
        </table:table-row>
        <table:table-row table:style-name="ro2">
          <table:table-cell table:formula="of:=IF(ISBLANK([.$B175]);&quot;&quot;;IF(ISNUMBER([.$A174]);[.$A174]+1;1))">
            <text:p/>
          </table:table-cell>
          <table:table-cell/>
          <table:table-cell table:style-name="ce2" table:formula="of:=IF(ISBLANK([.$B175]);&quot;&quot;;IF([.$A175]&lt;16;DEC2HEX(INT([.$A175]/16)+MOD([.$A175];16);INT([.$A175]/16)+1);IF(AND([.$A175]&gt;=256;[.$A175]&lt;16384);DEC2HEX(INT([.$A175]/16384)+MOD([.$A175];16384);INT([.$A175]/16384)+4);DEC2HEX(INT([.$A175]/256)+MOD([.$A175];16384);INT([.$A175]/256)+3))))">
            <text:p/>
          </table:table-cell>
          <table:table-cell/>
          <table:table-cell table:formula="of:=IF(ISBLANK([.$B175]);&quot;&quot;;[.D175]*8)">
            <text:p/>
          </table:table-cell>
          <table:table-cell table:number-columns-repeated="2"/>
        </table:table-row>
        <table:table-row table:style-name="ro2">
          <table:table-cell table:formula="of:=IF(ISBLANK([.$B176]);&quot;&quot;;IF(ISNUMBER([.$A175]);[.$A175]+1;1))">
            <text:p/>
          </table:table-cell>
          <table:table-cell/>
          <table:table-cell table:style-name="ce2" table:formula="of:=IF(ISBLANK([.$B176]);&quot;&quot;;IF([.$A176]&lt;16;DEC2HEX(INT([.$A176]/16)+MOD([.$A176];16);INT([.$A176]/16)+1);IF(AND([.$A176]&gt;=256;[.$A176]&lt;16384);DEC2HEX(INT([.$A176]/16384)+MOD([.$A176];16384);INT([.$A176]/16384)+4);DEC2HEX(INT([.$A176]/256)+MOD([.$A176];16384);INT([.$A176]/256)+3))))">
            <text:p/>
          </table:table-cell>
          <table:table-cell/>
          <table:table-cell table:formula="of:=IF(ISBLANK([.$B176]);&quot;&quot;;[.D176]*8)">
            <text:p/>
          </table:table-cell>
          <table:table-cell table:number-columns-repeated="2"/>
        </table:table-row>
        <table:table-row table:style-name="ro2">
          <table:table-cell table:formula="of:=IF(ISBLANK([.$B177]);&quot;&quot;;IF(ISNUMBER([.$A176]);[.$A176]+1;1))">
            <text:p/>
          </table:table-cell>
          <table:table-cell/>
          <table:table-cell table:style-name="ce2" table:formula="of:=IF(ISBLANK([.$B177]);&quot;&quot;;IF([.$A177]&lt;16;DEC2HEX(INT([.$A177]/16)+MOD([.$A177];16);INT([.$A177]/16)+1);IF(AND([.$A177]&gt;=256;[.$A177]&lt;16384);DEC2HEX(INT([.$A177]/16384)+MOD([.$A177];16384);INT([.$A177]/16384)+4);DEC2HEX(INT([.$A177]/256)+MOD([.$A177];16384);INT([.$A177]/256)+3))))">
            <text:p/>
          </table:table-cell>
          <table:table-cell/>
          <table:table-cell table:formula="of:=IF(ISBLANK([.$B177]);&quot;&quot;;[.D177]*8)">
            <text:p/>
          </table:table-cell>
          <table:table-cell table:number-columns-repeated="2"/>
        </table:table-row>
        <table:table-row table:style-name="ro2">
          <table:table-cell table:formula="of:=IF(ISBLANK([.$B178]);&quot;&quot;;IF(ISNUMBER([.$A177]);[.$A177]+1;1))">
            <text:p/>
          </table:table-cell>
          <table:table-cell/>
          <table:table-cell table:style-name="ce2" table:formula="of:=IF(ISBLANK([.$B178]);&quot;&quot;;IF([.$A178]&lt;16;DEC2HEX(INT([.$A178]/16)+MOD([.$A178];16);INT([.$A178]/16)+1);IF(AND([.$A178]&gt;=256;[.$A178]&lt;16384);DEC2HEX(INT([.$A178]/16384)+MOD([.$A178];16384);INT([.$A178]/16384)+4);DEC2HEX(INT([.$A178]/256)+MOD([.$A178];16384);INT([.$A178]/256)+3))))">
            <text:p/>
          </table:table-cell>
          <table:table-cell/>
          <table:table-cell table:formula="of:=IF(ISBLANK([.$B178]);&quot;&quot;;[.D178]*8)">
            <text:p/>
          </table:table-cell>
          <table:table-cell table:number-columns-repeated="2"/>
        </table:table-row>
        <table:table-row table:style-name="ro2">
          <table:table-cell table:formula="of:=IF(ISBLANK([.$B179]);&quot;&quot;;IF(ISNUMBER([.$A178]);[.$A178]+1;1))">
            <text:p/>
          </table:table-cell>
          <table:table-cell/>
          <table:table-cell table:style-name="ce2" table:formula="of:=IF(ISBLANK([.$B179]);&quot;&quot;;IF([.$A179]&lt;16;DEC2HEX(INT([.$A179]/16)+MOD([.$A179];16);INT([.$A179]/16)+1);IF(AND([.$A179]&gt;=256;[.$A179]&lt;16384);DEC2HEX(INT([.$A179]/16384)+MOD([.$A179];16384);INT([.$A179]/16384)+4);DEC2HEX(INT([.$A179]/256)+MOD([.$A179];16384);INT([.$A179]/256)+3))))">
            <text:p/>
          </table:table-cell>
          <table:table-cell/>
          <table:table-cell table:formula="of:=IF(ISBLANK([.$B179]);&quot;&quot;;[.D179]*8)">
            <text:p/>
          </table:table-cell>
          <table:table-cell table:number-columns-repeated="2"/>
        </table:table-row>
        <table:table-row table:style-name="ro2">
          <table:table-cell table:formula="of:=IF(ISBLANK([.$B180]);&quot;&quot;;IF(ISNUMBER([.$A179]);[.$A179]+1;1))">
            <text:p/>
          </table:table-cell>
          <table:table-cell/>
          <table:table-cell table:style-name="ce2" table:formula="of:=IF(ISBLANK([.$B180]);&quot;&quot;;IF([.$A180]&lt;16;DEC2HEX(INT([.$A180]/16)+MOD([.$A180];16);INT([.$A180]/16)+1);IF(AND([.$A180]&gt;=256;[.$A180]&lt;16384);DEC2HEX(INT([.$A180]/16384)+MOD([.$A180];16384);INT([.$A180]/16384)+4);DEC2HEX(INT([.$A180]/256)+MOD([.$A180];16384);INT([.$A180]/256)+3))))">
            <text:p/>
          </table:table-cell>
          <table:table-cell/>
          <table:table-cell table:formula="of:=IF(ISBLANK([.$B180]);&quot;&quot;;[.D180]*8)">
            <text:p/>
          </table:table-cell>
          <table:table-cell table:number-columns-repeated="2"/>
        </table:table-row>
        <table:table-row table:style-name="ro2">
          <table:table-cell table:formula="of:=IF(ISBLANK([.$B181]);&quot;&quot;;IF(ISNUMBER([.$A180]);[.$A180]+1;1))">
            <text:p/>
          </table:table-cell>
          <table:table-cell/>
          <table:table-cell table:style-name="ce2" table:formula="of:=IF(ISBLANK([.$B181]);&quot;&quot;;IF([.$A181]&lt;16;DEC2HEX(INT([.$A181]/16)+MOD([.$A181];16);INT([.$A181]/16)+1);IF(AND([.$A181]&gt;=256;[.$A181]&lt;16384);DEC2HEX(INT([.$A181]/16384)+MOD([.$A181];16384);INT([.$A181]/16384)+4);DEC2HEX(INT([.$A181]/256)+MOD([.$A181];16384);INT([.$A181]/256)+3))))">
            <text:p/>
          </table:table-cell>
          <table:table-cell/>
          <table:table-cell table:formula="of:=IF(ISBLANK([.$B181]);&quot;&quot;;[.D181]*8)">
            <text:p/>
          </table:table-cell>
          <table:table-cell table:number-columns-repeated="2"/>
        </table:table-row>
        <table:table-row table:style-name="ro2">
          <table:table-cell table:formula="of:=IF(ISBLANK([.$B182]);&quot;&quot;;IF(ISNUMBER([.$A181]);[.$A181]+1;1))">
            <text:p/>
          </table:table-cell>
          <table:table-cell/>
          <table:table-cell table:style-name="ce2" table:formula="of:=IF(ISBLANK([.$B182]);&quot;&quot;;IF([.$A182]&lt;16;DEC2HEX(INT([.$A182]/16)+MOD([.$A182];16);INT([.$A182]/16)+1);IF(AND([.$A182]&gt;=256;[.$A182]&lt;16384);DEC2HEX(INT([.$A182]/16384)+MOD([.$A182];16384);INT([.$A182]/16384)+4);DEC2HEX(INT([.$A182]/256)+MOD([.$A182];16384);INT([.$A182]/256)+3))))">
            <text:p/>
          </table:table-cell>
          <table:table-cell/>
          <table:table-cell table:formula="of:=IF(ISBLANK([.$B182]);&quot;&quot;;[.D182]*8)">
            <text:p/>
          </table:table-cell>
          <table:table-cell table:number-columns-repeated="2"/>
        </table:table-row>
        <table:table-row table:style-name="ro2">
          <table:table-cell table:formula="of:=IF(ISBLANK([.$B183]);&quot;&quot;;IF(ISNUMBER([.$A182]);[.$A182]+1;1))">
            <text:p/>
          </table:table-cell>
          <table:table-cell/>
          <table:table-cell table:style-name="ce2" table:formula="of:=IF(ISBLANK([.$B183]);&quot;&quot;;IF([.$A183]&lt;16;DEC2HEX(INT([.$A183]/16)+MOD([.$A183];16);INT([.$A183]/16)+1);IF(AND([.$A183]&gt;=256;[.$A183]&lt;16384);DEC2HEX(INT([.$A183]/16384)+MOD([.$A183];16384);INT([.$A183]/16384)+4);DEC2HEX(INT([.$A183]/256)+MOD([.$A183];16384);INT([.$A183]/256)+3))))">
            <text:p/>
          </table:table-cell>
          <table:table-cell/>
          <table:table-cell table:formula="of:=IF(ISBLANK([.$B183]);&quot;&quot;;[.D183]*8)">
            <text:p/>
          </table:table-cell>
          <table:table-cell table:number-columns-repeated="2"/>
        </table:table-row>
        <table:table-row table:style-name="ro2">
          <table:table-cell table:formula="of:=IF(ISBLANK([.$B184]);&quot;&quot;;IF(ISNUMBER([.$A183]);[.$A183]+1;1))">
            <text:p/>
          </table:table-cell>
          <table:table-cell/>
          <table:table-cell table:style-name="ce2" table:formula="of:=IF(ISBLANK([.$B184]);&quot;&quot;;IF([.$A184]&lt;16;DEC2HEX(INT([.$A184]/16)+MOD([.$A184];16);INT([.$A184]/16)+1);IF(AND([.$A184]&gt;=256;[.$A184]&lt;16384);DEC2HEX(INT([.$A184]/16384)+MOD([.$A184];16384);INT([.$A184]/16384)+4);DEC2HEX(INT([.$A184]/256)+MOD([.$A184];16384);INT([.$A184]/256)+3))))">
            <text:p/>
          </table:table-cell>
          <table:table-cell/>
          <table:table-cell table:formula="of:=IF(ISBLANK([.$B184]);&quot;&quot;;[.D184]*8)">
            <text:p/>
          </table:table-cell>
          <table:table-cell table:number-columns-repeated="2"/>
        </table:table-row>
        <table:table-row table:style-name="ro2">
          <table:table-cell table:formula="of:=IF(ISBLANK([.$B185]);&quot;&quot;;IF(ISNUMBER([.$A184]);[.$A184]+1;1))">
            <text:p/>
          </table:table-cell>
          <table:table-cell/>
          <table:table-cell table:style-name="ce2" table:formula="of:=IF(ISBLANK([.$B185]);&quot;&quot;;IF([.$A185]&lt;16;DEC2HEX(INT([.$A185]/16)+MOD([.$A185];16);INT([.$A185]/16)+1);IF(AND([.$A185]&gt;=256;[.$A185]&lt;16384);DEC2HEX(INT([.$A185]/16384)+MOD([.$A185];16384);INT([.$A185]/16384)+4);DEC2HEX(INT([.$A185]/256)+MOD([.$A185];16384);INT([.$A185]/256)+3))))">
            <text:p/>
          </table:table-cell>
          <table:table-cell/>
          <table:table-cell table:formula="of:=IF(ISBLANK([.$B185]);&quot;&quot;;[.D185]*8)">
            <text:p/>
          </table:table-cell>
          <table:table-cell table:number-columns-repeated="2"/>
        </table:table-row>
        <table:table-row table:style-name="ro2">
          <table:table-cell table:formula="of:=IF(ISBLANK([.$B186]);&quot;&quot;;IF(ISNUMBER([.$A185]);[.$A185]+1;1))">
            <text:p/>
          </table:table-cell>
          <table:table-cell/>
          <table:table-cell table:style-name="ce2" table:formula="of:=IF(ISBLANK([.$B186]);&quot;&quot;;IF([.$A186]&lt;16;DEC2HEX(INT([.$A186]/16)+MOD([.$A186];16);INT([.$A186]/16)+1);IF(AND([.$A186]&gt;=256;[.$A186]&lt;16384);DEC2HEX(INT([.$A186]/16384)+MOD([.$A186];16384);INT([.$A186]/16384)+4);DEC2HEX(INT([.$A186]/256)+MOD([.$A186];16384);INT([.$A186]/256)+3))))">
            <text:p/>
          </table:table-cell>
          <table:table-cell/>
          <table:table-cell table:formula="of:=IF(ISBLANK([.$B186]);&quot;&quot;;[.D186]*8)">
            <text:p/>
          </table:table-cell>
          <table:table-cell table:number-columns-repeated="2"/>
        </table:table-row>
        <table:table-row table:style-name="ro2">
          <table:table-cell table:formula="of:=IF(ISBLANK([.$B187]);&quot;&quot;;IF(ISNUMBER([.$A186]);[.$A186]+1;1))">
            <text:p/>
          </table:table-cell>
          <table:table-cell/>
          <table:table-cell table:style-name="ce2" table:formula="of:=IF(ISBLANK([.$B187]);&quot;&quot;;IF([.$A187]&lt;16;DEC2HEX(INT([.$A187]/16)+MOD([.$A187];16);INT([.$A187]/16)+1);IF(AND([.$A187]&gt;=256;[.$A187]&lt;16384);DEC2HEX(INT([.$A187]/16384)+MOD([.$A187];16384);INT([.$A187]/16384)+4);DEC2HEX(INT([.$A187]/256)+MOD([.$A187];16384);INT([.$A187]/256)+3))))">
            <text:p/>
          </table:table-cell>
          <table:table-cell/>
          <table:table-cell table:formula="of:=IF(ISBLANK([.$B187]);&quot;&quot;;[.D187]*8)">
            <text:p/>
          </table:table-cell>
          <table:table-cell table:number-columns-repeated="2"/>
        </table:table-row>
        <table:table-row table:style-name="ro2">
          <table:table-cell table:formula="of:=IF(ISBLANK([.$B188]);&quot;&quot;;IF(ISNUMBER([.$A187]);[.$A187]+1;1))">
            <text:p/>
          </table:table-cell>
          <table:table-cell/>
          <table:table-cell table:style-name="ce2" table:formula="of:=IF(ISBLANK([.$B188]);&quot;&quot;;IF([.$A188]&lt;16;DEC2HEX(INT([.$A188]/16)+MOD([.$A188];16);INT([.$A188]/16)+1);IF(AND([.$A188]&gt;=256;[.$A188]&lt;16384);DEC2HEX(INT([.$A188]/16384)+MOD([.$A188];16384);INT([.$A188]/16384)+4);DEC2HEX(INT([.$A188]/256)+MOD([.$A188];16384);INT([.$A188]/256)+3))))">
            <text:p/>
          </table:table-cell>
          <table:table-cell/>
          <table:table-cell table:formula="of:=IF(ISBLANK([.$B188]);&quot;&quot;;[.D188]*8)">
            <text:p/>
          </table:table-cell>
          <table:table-cell table:number-columns-repeated="2"/>
        </table:table-row>
        <table:table-row table:style-name="ro2">
          <table:table-cell table:formula="of:=IF(ISBLANK([.$B189]);&quot;&quot;;IF(ISNUMBER([.$A188]);[.$A188]+1;1))">
            <text:p/>
          </table:table-cell>
          <table:table-cell/>
          <table:table-cell table:style-name="ce2" table:formula="of:=IF(ISBLANK([.$B189]);&quot;&quot;;IF([.$A189]&lt;16;DEC2HEX(INT([.$A189]/16)+MOD([.$A189];16);INT([.$A189]/16)+1);IF(AND([.$A189]&gt;=256;[.$A189]&lt;16384);DEC2HEX(INT([.$A189]/16384)+MOD([.$A189];16384);INT([.$A189]/16384)+4);DEC2HEX(INT([.$A189]/256)+MOD([.$A189];16384);INT([.$A189]/256)+3))))">
            <text:p/>
          </table:table-cell>
          <table:table-cell/>
          <table:table-cell table:formula="of:=IF(ISBLANK([.$B189]);&quot;&quot;;[.D189]*8)">
            <text:p/>
          </table:table-cell>
          <table:table-cell table:number-columns-repeated="2"/>
        </table:table-row>
        <table:table-row table:style-name="ro2">
          <table:table-cell table:formula="of:=IF(ISBLANK([.$B190]);&quot;&quot;;IF(ISNUMBER([.$A189]);[.$A189]+1;1))">
            <text:p/>
          </table:table-cell>
          <table:table-cell/>
          <table:table-cell table:style-name="ce2" table:formula="of:=IF(ISBLANK([.$B190]);&quot;&quot;;IF([.$A190]&lt;16;DEC2HEX(INT([.$A190]/16)+MOD([.$A190];16);INT([.$A190]/16)+1);IF(AND([.$A190]&gt;=256;[.$A190]&lt;16384);DEC2HEX(INT([.$A190]/16384)+MOD([.$A190];16384);INT([.$A190]/16384)+4);DEC2HEX(INT([.$A190]/256)+MOD([.$A190];16384);INT([.$A190]/256)+3))))">
            <text:p/>
          </table:table-cell>
          <table:table-cell/>
          <table:table-cell table:formula="of:=IF(ISBLANK([.$B190]);&quot;&quot;;[.D190]*8)">
            <text:p/>
          </table:table-cell>
          <table:table-cell table:number-columns-repeated="2"/>
        </table:table-row>
        <table:table-row table:style-name="ro2">
          <table:table-cell table:formula="of:=IF(ISBLANK([.$B191]);&quot;&quot;;IF(ISNUMBER([.$A190]);[.$A190]+1;1))">
            <text:p/>
          </table:table-cell>
          <table:table-cell/>
          <table:table-cell table:style-name="ce2" table:formula="of:=IF(ISBLANK([.$B191]);&quot;&quot;;IF([.$A191]&lt;16;DEC2HEX(INT([.$A191]/16)+MOD([.$A191];16);INT([.$A191]/16)+1);IF(AND([.$A191]&gt;=256;[.$A191]&lt;16384);DEC2HEX(INT([.$A191]/16384)+MOD([.$A191];16384);INT([.$A191]/16384)+4);DEC2HEX(INT([.$A191]/256)+MOD([.$A191];16384);INT([.$A191]/256)+3))))">
            <text:p/>
          </table:table-cell>
          <table:table-cell/>
          <table:table-cell table:formula="of:=IF(ISBLANK([.$B191]);&quot;&quot;;[.D191]*8)">
            <text:p/>
          </table:table-cell>
          <table:table-cell table:number-columns-repeated="2"/>
        </table:table-row>
        <table:table-row table:style-name="ro2">
          <table:table-cell table:formula="of:=IF(ISBLANK([.$B192]);&quot;&quot;;IF(ISNUMBER([.$A191]);[.$A191]+1;1))">
            <text:p/>
          </table:table-cell>
          <table:table-cell/>
          <table:table-cell table:style-name="ce2" table:formula="of:=IF(ISBLANK([.$B192]);&quot;&quot;;IF([.$A192]&lt;16;DEC2HEX(INT([.$A192]/16)+MOD([.$A192];16);INT([.$A192]/16)+1);IF(AND([.$A192]&gt;=256;[.$A192]&lt;16384);DEC2HEX(INT([.$A192]/16384)+MOD([.$A192];16384);INT([.$A192]/16384)+4);DEC2HEX(INT([.$A192]/256)+MOD([.$A192];16384);INT([.$A192]/256)+3))))">
            <text:p/>
          </table:table-cell>
          <table:table-cell/>
          <table:table-cell table:formula="of:=IF(ISBLANK([.$B192]);&quot;&quot;;[.D192]*8)">
            <text:p/>
          </table:table-cell>
          <table:table-cell table:number-columns-repeated="2"/>
        </table:table-row>
        <table:table-row table:style-name="ro2">
          <table:table-cell table:formula="of:=IF(ISBLANK([.$B193]);&quot;&quot;;IF(ISNUMBER([.$A192]);[.$A192]+1;1))">
            <text:p/>
          </table:table-cell>
          <table:table-cell/>
          <table:table-cell table:style-name="ce2" table:formula="of:=IF(ISBLANK([.$B193]);&quot;&quot;;IF([.$A193]&lt;16;DEC2HEX(INT([.$A193]/16)+MOD([.$A193];16);INT([.$A193]/16)+1);IF(AND([.$A193]&gt;=256;[.$A193]&lt;16384);DEC2HEX(INT([.$A193]/16384)+MOD([.$A193];16384);INT([.$A193]/16384)+4);DEC2HEX(INT([.$A193]/256)+MOD([.$A193];16384);INT([.$A193]/256)+3))))">
            <text:p/>
          </table:table-cell>
          <table:table-cell/>
          <table:table-cell table:formula="of:=IF(ISBLANK([.$B193]);&quot;&quot;;[.D193]*8)">
            <text:p/>
          </table:table-cell>
          <table:table-cell table:number-columns-repeated="2"/>
        </table:table-row>
        <table:table-row table:style-name="ro2">
          <table:table-cell table:formula="of:=IF(ISBLANK([.$B194]);&quot;&quot;;IF(ISNUMBER([.$A193]);[.$A193]+1;1))">
            <text:p/>
          </table:table-cell>
          <table:table-cell/>
          <table:table-cell table:style-name="ce2" table:formula="of:=IF(ISBLANK([.$B194]);&quot;&quot;;IF([.$A194]&lt;16;DEC2HEX(INT([.$A194]/16)+MOD([.$A194];16);INT([.$A194]/16)+1);IF(AND([.$A194]&gt;=256;[.$A194]&lt;16384);DEC2HEX(INT([.$A194]/16384)+MOD([.$A194];16384);INT([.$A194]/16384)+4);DEC2HEX(INT([.$A194]/256)+MOD([.$A194];16384);INT([.$A194]/256)+3))))">
            <text:p/>
          </table:table-cell>
          <table:table-cell/>
          <table:table-cell table:formula="of:=IF(ISBLANK([.$B194]);&quot;&quot;;[.D194]*8)">
            <text:p/>
          </table:table-cell>
          <table:table-cell table:number-columns-repeated="2"/>
        </table:table-row>
        <table:table-row table:style-name="ro2">
          <table:table-cell table:formula="of:=IF(ISBLANK([.$B195]);&quot;&quot;;IF(ISNUMBER([.$A194]);[.$A194]+1;1))">
            <text:p/>
          </table:table-cell>
          <table:table-cell/>
          <table:table-cell table:style-name="ce2" table:formula="of:=IF(ISBLANK([.$B195]);&quot;&quot;;IF([.$A195]&lt;16;DEC2HEX(INT([.$A195]/16)+MOD([.$A195];16);INT([.$A195]/16)+1);IF(AND([.$A195]&gt;=256;[.$A195]&lt;16384);DEC2HEX(INT([.$A195]/16384)+MOD([.$A195];16384);INT([.$A195]/16384)+4);DEC2HEX(INT([.$A195]/256)+MOD([.$A195];16384);INT([.$A195]/256)+3))))">
            <text:p/>
          </table:table-cell>
          <table:table-cell/>
          <table:table-cell table:formula="of:=IF(ISBLANK([.$B195]);&quot;&quot;;[.D195]*8)">
            <text:p/>
          </table:table-cell>
          <table:table-cell table:number-columns-repeated="2"/>
        </table:table-row>
        <table:table-row table:style-name="ro2">
          <table:table-cell table:formula="of:=IF(ISBLANK([.$B196]);&quot;&quot;;IF(ISNUMBER([.$A195]);[.$A195]+1;1))">
            <text:p/>
          </table:table-cell>
          <table:table-cell/>
          <table:table-cell table:style-name="ce2" table:formula="of:=IF(ISBLANK([.$B196]);&quot;&quot;;IF([.$A196]&lt;16;DEC2HEX(INT([.$A196]/16)+MOD([.$A196];16);INT([.$A196]/16)+1);IF(AND([.$A196]&gt;=256;[.$A196]&lt;16384);DEC2HEX(INT([.$A196]/16384)+MOD([.$A196];16384);INT([.$A196]/16384)+4);DEC2HEX(INT([.$A196]/256)+MOD([.$A196];16384);INT([.$A196]/256)+3))))">
            <text:p/>
          </table:table-cell>
          <table:table-cell/>
          <table:table-cell table:formula="of:=IF(ISBLANK([.$B196]);&quot;&quot;;[.D196]*8)">
            <text:p/>
          </table:table-cell>
          <table:table-cell table:number-columns-repeated="2"/>
        </table:table-row>
        <table:table-row table:style-name="ro2">
          <table:table-cell table:formula="of:=IF(ISBLANK([.$B197]);&quot;&quot;;IF(ISNUMBER([.$A196]);[.$A196]+1;1))">
            <text:p/>
          </table:table-cell>
          <table:table-cell/>
          <table:table-cell table:style-name="ce2" table:formula="of:=IF(ISBLANK([.$B197]);&quot;&quot;;IF([.$A197]&lt;16;DEC2HEX(INT([.$A197]/16)+MOD([.$A197];16);INT([.$A197]/16)+1);IF(AND([.$A197]&gt;=256;[.$A197]&lt;16384);DEC2HEX(INT([.$A197]/16384)+MOD([.$A197];16384);INT([.$A197]/16384)+4);DEC2HEX(INT([.$A197]/256)+MOD([.$A197];16384);INT([.$A197]/256)+3))))">
            <text:p/>
          </table:table-cell>
          <table:table-cell/>
          <table:table-cell table:formula="of:=IF(ISBLANK([.$B197]);&quot;&quot;;[.D197]*8)">
            <text:p/>
          </table:table-cell>
          <table:table-cell table:number-columns-repeated="2"/>
        </table:table-row>
        <table:table-row table:style-name="ro2">
          <table:table-cell table:formula="of:=IF(ISBLANK([.$B198]);&quot;&quot;;IF(ISNUMBER([.$A197]);[.$A197]+1;1))">
            <text:p/>
          </table:table-cell>
          <table:table-cell/>
          <table:table-cell table:style-name="ce2" table:formula="of:=IF(ISBLANK([.$B198]);&quot;&quot;;IF([.$A198]&lt;16;DEC2HEX(INT([.$A198]/16)+MOD([.$A198];16);INT([.$A198]/16)+1);IF(AND([.$A198]&gt;=256;[.$A198]&lt;16384);DEC2HEX(INT([.$A198]/16384)+MOD([.$A198];16384);INT([.$A198]/16384)+4);DEC2HEX(INT([.$A198]/256)+MOD([.$A198];16384);INT([.$A198]/256)+3))))">
            <text:p/>
          </table:table-cell>
          <table:table-cell/>
          <table:table-cell table:formula="of:=IF(ISBLANK([.$B198]);&quot;&quot;;[.D198]*8)">
            <text:p/>
          </table:table-cell>
          <table:table-cell table:number-columns-repeated="2"/>
        </table:table-row>
        <table:table-row table:style-name="ro2">
          <table:table-cell table:formula="of:=IF(ISBLANK([.$B199]);&quot;&quot;;IF(ISNUMBER([.$A198]);[.$A198]+1;1))">
            <text:p/>
          </table:table-cell>
          <table:table-cell/>
          <table:table-cell table:style-name="ce2" table:formula="of:=IF(ISBLANK([.$B199]);&quot;&quot;;IF([.$A199]&lt;16;DEC2HEX(INT([.$A199]/16)+MOD([.$A199];16);INT([.$A199]/16)+1);IF(AND([.$A199]&gt;=256;[.$A199]&lt;16384);DEC2HEX(INT([.$A199]/16384)+MOD([.$A199];16384);INT([.$A199]/16384)+4);DEC2HEX(INT([.$A199]/256)+MOD([.$A199];16384);INT([.$A199]/256)+3))))">
            <text:p/>
          </table:table-cell>
          <table:table-cell/>
          <table:table-cell table:formula="of:=IF(ISBLANK([.$B199]);&quot;&quot;;[.D199]*8)">
            <text:p/>
          </table:table-cell>
          <table:table-cell table:number-columns-repeated="2"/>
        </table:table-row>
        <table:table-row table:style-name="ro2">
          <table:table-cell table:formula="of:=IF(ISBLANK([.$B200]);&quot;&quot;;IF(ISNUMBER([.$A199]);[.$A199]+1;1))">
            <text:p/>
          </table:table-cell>
          <table:table-cell/>
          <table:table-cell table:style-name="ce2" table:formula="of:=IF(ISBLANK([.$B200]);&quot;&quot;;IF([.$A200]&lt;16;DEC2HEX(INT([.$A200]/16)+MOD([.$A200];16);INT([.$A200]/16)+1);IF(AND([.$A200]&gt;=256;[.$A200]&lt;16384);DEC2HEX(INT([.$A200]/16384)+MOD([.$A200];16384);INT([.$A200]/16384)+4);DEC2HEX(INT([.$A200]/256)+MOD([.$A200];16384);INT([.$A200]/256)+3))))">
            <text:p/>
          </table:table-cell>
          <table:table-cell/>
          <table:table-cell table:formula="of:=IF(ISBLANK([.$B200]);&quot;&quot;;[.D200]*8)">
            <text:p/>
          </table:table-cell>
          <table:table-cell table:number-columns-repeated="2"/>
        </table:table-row>
        <table:table-row table:style-name="ro2">
          <table:table-cell table:formula="of:=IF(ISBLANK([.$B201]);&quot;&quot;;IF(ISNUMBER([.$A200]);[.$A200]+1;1))">
            <text:p/>
          </table:table-cell>
          <table:table-cell/>
          <table:table-cell table:style-name="ce2" table:formula="of:=IF(ISBLANK([.$B201]);&quot;&quot;;IF([.$A201]&lt;16;DEC2HEX(INT([.$A201]/16)+MOD([.$A201];16);INT([.$A201]/16)+1);IF(AND([.$A201]&gt;=256;[.$A201]&lt;16384);DEC2HEX(INT([.$A201]/16384)+MOD([.$A201];16384);INT([.$A201]/16384)+4);DEC2HEX(INT([.$A201]/256)+MOD([.$A201];16384);INT([.$A201]/256)+3))))">
            <text:p/>
          </table:table-cell>
          <table:table-cell/>
          <table:table-cell table:formula="of:=IF(ISBLANK([.$B201]);&quot;&quot;;[.D201]*8)">
            <text:p/>
          </table:table-cell>
          <table:table-cell table:number-columns-repeated="2"/>
        </table:table-row>
        <table:table-row table:style-name="ro2">
          <table:table-cell table:formula="of:=IF(ISBLANK([.$B202]);&quot;&quot;;IF(ISNUMBER([.$A201]);[.$A201]+1;1))">
            <text:p/>
          </table:table-cell>
          <table:table-cell/>
          <table:table-cell table:style-name="ce2" table:formula="of:=IF(ISBLANK([.$B202]);&quot;&quot;;IF([.$A202]&lt;16;DEC2HEX(INT([.$A202]/16)+MOD([.$A202];16);INT([.$A202]/16)+1);IF(AND([.$A202]&gt;=256;[.$A202]&lt;16384);DEC2HEX(INT([.$A202]/16384)+MOD([.$A202];16384);INT([.$A202]/16384)+4);DEC2HEX(INT([.$A202]/256)+MOD([.$A202];16384);INT([.$A202]/256)+3))))">
            <text:p/>
          </table:table-cell>
          <table:table-cell/>
          <table:table-cell table:formula="of:=IF(ISBLANK([.$B202]);&quot;&quot;;[.D202]*8)">
            <text:p/>
          </table:table-cell>
          <table:table-cell table:number-columns-repeated="2"/>
        </table:table-row>
        <table:table-row table:style-name="ro2">
          <table:table-cell table:formula="of:=IF(ISBLANK([.$B203]);&quot;&quot;;IF(ISNUMBER([.$A202]);[.$A202]+1;1))">
            <text:p/>
          </table:table-cell>
          <table:table-cell/>
          <table:table-cell table:style-name="ce2" table:formula="of:=IF(ISBLANK([.$B203]);&quot;&quot;;IF([.$A203]&lt;16;DEC2HEX(INT([.$A203]/16)+MOD([.$A203];16);INT([.$A203]/16)+1);IF(AND([.$A203]&gt;=256;[.$A203]&lt;16384);DEC2HEX(INT([.$A203]/16384)+MOD([.$A203];16384);INT([.$A203]/16384)+4);DEC2HEX(INT([.$A203]/256)+MOD([.$A203];16384);INT([.$A203]/256)+3))))">
            <text:p/>
          </table:table-cell>
          <table:table-cell/>
          <table:table-cell table:formula="of:=IF(ISBLANK([.$B203]);&quot;&quot;;[.D203]*8)">
            <text:p/>
          </table:table-cell>
          <table:table-cell table:number-columns-repeated="2"/>
        </table:table-row>
        <table:table-row table:style-name="ro2">
          <table:table-cell table:formula="of:=IF(ISBLANK([.$B204]);&quot;&quot;;IF(ISNUMBER([.$A203]);[.$A203]+1;1))">
            <text:p/>
          </table:table-cell>
          <table:table-cell/>
          <table:table-cell table:style-name="ce2" table:formula="of:=IF(ISBLANK([.$B204]);&quot;&quot;;IF([.$A204]&lt;16;DEC2HEX(INT([.$A204]/16)+MOD([.$A204];16);INT([.$A204]/16)+1);IF(AND([.$A204]&gt;=256;[.$A204]&lt;16384);DEC2HEX(INT([.$A204]/16384)+MOD([.$A204];16384);INT([.$A204]/16384)+4);DEC2HEX(INT([.$A204]/256)+MOD([.$A204];16384);INT([.$A204]/256)+3))))">
            <text:p/>
          </table:table-cell>
          <table:table-cell/>
          <table:table-cell table:formula="of:=IF(ISBLANK([.$B204]);&quot;&quot;;[.D204]*8)">
            <text:p/>
          </table:table-cell>
          <table:table-cell table:number-columns-repeated="2"/>
        </table:table-row>
        <table:table-row table:style-name="ro2">
          <table:table-cell table:formula="of:=IF(ISBLANK([.$B205]);&quot;&quot;;IF(ISNUMBER([.$A204]);[.$A204]+1;1))">
            <text:p/>
          </table:table-cell>
          <table:table-cell/>
          <table:table-cell table:style-name="ce2" table:formula="of:=IF(ISBLANK([.$B205]);&quot;&quot;;IF([.$A205]&lt;16;DEC2HEX(INT([.$A205]/16)+MOD([.$A205];16);INT([.$A205]/16)+1);IF(AND([.$A205]&gt;=256;[.$A205]&lt;16384);DEC2HEX(INT([.$A205]/16384)+MOD([.$A205];16384);INT([.$A205]/16384)+4);DEC2HEX(INT([.$A205]/256)+MOD([.$A205];16384);INT([.$A205]/256)+3))))">
            <text:p/>
          </table:table-cell>
          <table:table-cell/>
          <table:table-cell table:formula="of:=IF(ISBLANK([.$B205]);&quot;&quot;;[.D205]*8)">
            <text:p/>
          </table:table-cell>
          <table:table-cell table:number-columns-repeated="2"/>
        </table:table-row>
        <table:table-row table:style-name="ro2">
          <table:table-cell table:formula="of:=IF(ISBLANK([.$B206]);&quot;&quot;;IF(ISNUMBER([.$A205]);[.$A205]+1;1))">
            <text:p/>
          </table:table-cell>
          <table:table-cell/>
          <table:table-cell table:style-name="ce2" table:formula="of:=IF(ISBLANK([.$B206]);&quot;&quot;;IF([.$A206]&lt;16;DEC2HEX(INT([.$A206]/16)+MOD([.$A206];16);INT([.$A206]/16)+1);IF(AND([.$A206]&gt;=256;[.$A206]&lt;16384);DEC2HEX(INT([.$A206]/16384)+MOD([.$A206];16384);INT([.$A206]/16384)+4);DEC2HEX(INT([.$A206]/256)+MOD([.$A206];16384);INT([.$A206]/256)+3))))">
            <text:p/>
          </table:table-cell>
          <table:table-cell/>
          <table:table-cell table:formula="of:=IF(ISBLANK([.$B206]);&quot;&quot;;[.D206]*8)">
            <text:p/>
          </table:table-cell>
          <table:table-cell table:number-columns-repeated="2"/>
        </table:table-row>
        <table:table-row table:style-name="ro2">
          <table:table-cell table:formula="of:=IF(ISBLANK([.$B207]);&quot;&quot;;IF(ISNUMBER([.$A206]);[.$A206]+1;1))">
            <text:p/>
          </table:table-cell>
          <table:table-cell/>
          <table:table-cell table:style-name="ce2" table:formula="of:=IF(ISBLANK([.$B207]);&quot;&quot;;IF([.$A207]&lt;16;DEC2HEX(INT([.$A207]/16)+MOD([.$A207];16);INT([.$A207]/16)+1);IF(AND([.$A207]&gt;=256;[.$A207]&lt;16384);DEC2HEX(INT([.$A207]/16384)+MOD([.$A207];16384);INT([.$A207]/16384)+4);DEC2HEX(INT([.$A207]/256)+MOD([.$A207];16384);INT([.$A207]/256)+3))))">
            <text:p/>
          </table:table-cell>
          <table:table-cell/>
          <table:table-cell table:formula="of:=IF(ISBLANK([.$B207]);&quot;&quot;;[.D207]*8)">
            <text:p/>
          </table:table-cell>
          <table:table-cell table:number-columns-repeated="2"/>
        </table:table-row>
        <table:table-row table:style-name="ro2">
          <table:table-cell table:formula="of:=IF(ISBLANK([.$B208]);&quot;&quot;;IF(ISNUMBER([.$A207]);[.$A207]+1;1))">
            <text:p/>
          </table:table-cell>
          <table:table-cell/>
          <table:table-cell table:style-name="ce2" table:formula="of:=IF(ISBLANK([.$B208]);&quot;&quot;;IF([.$A208]&lt;16;DEC2HEX(INT([.$A208]/16)+MOD([.$A208];16);INT([.$A208]/16)+1);IF(AND([.$A208]&gt;=256;[.$A208]&lt;16384);DEC2HEX(INT([.$A208]/16384)+MOD([.$A208];16384);INT([.$A208]/16384)+4);DEC2HEX(INT([.$A208]/256)+MOD([.$A208];16384);INT([.$A208]/256)+3))))">
            <text:p/>
          </table:table-cell>
          <table:table-cell/>
          <table:table-cell table:formula="of:=IF(ISBLANK([.$B208]);&quot;&quot;;[.D208]*8)">
            <text:p/>
          </table:table-cell>
          <table:table-cell table:number-columns-repeated="2"/>
        </table:table-row>
        <table:table-row table:style-name="ro2">
          <table:table-cell table:formula="of:=IF(ISBLANK([.$B209]);&quot;&quot;;IF(ISNUMBER([.$A208]);[.$A208]+1;1))">
            <text:p/>
          </table:table-cell>
          <table:table-cell/>
          <table:table-cell table:style-name="ce2" table:formula="of:=IF(ISBLANK([.$B209]);&quot;&quot;;IF([.$A209]&lt;16;DEC2HEX(INT([.$A209]/16)+MOD([.$A209];16);INT([.$A209]/16)+1);IF(AND([.$A209]&gt;=256;[.$A209]&lt;16384);DEC2HEX(INT([.$A209]/16384)+MOD([.$A209];16384);INT([.$A209]/16384)+4);DEC2HEX(INT([.$A209]/256)+MOD([.$A209];16384);INT([.$A209]/256)+3))))">
            <text:p/>
          </table:table-cell>
          <table:table-cell/>
          <table:table-cell table:formula="of:=IF(ISBLANK([.$B209]);&quot;&quot;;[.D209]*8)">
            <text:p/>
          </table:table-cell>
          <table:table-cell table:number-columns-repeated="2"/>
        </table:table-row>
        <table:table-row table:style-name="ro2">
          <table:table-cell table:formula="of:=IF(ISBLANK([.$B210]);&quot;&quot;;IF(ISNUMBER([.$A209]);[.$A209]+1;1))">
            <text:p/>
          </table:table-cell>
          <table:table-cell/>
          <table:table-cell table:style-name="ce2" table:formula="of:=IF(ISBLANK([.$B210]);&quot;&quot;;IF([.$A210]&lt;16;DEC2HEX(INT([.$A210]/16)+MOD([.$A210];16);INT([.$A210]/16)+1);IF(AND([.$A210]&gt;=256;[.$A210]&lt;16384);DEC2HEX(INT([.$A210]/16384)+MOD([.$A210];16384);INT([.$A210]/16384)+4);DEC2HEX(INT([.$A210]/256)+MOD([.$A210];16384);INT([.$A210]/256)+3))))">
            <text:p/>
          </table:table-cell>
          <table:table-cell/>
          <table:table-cell table:formula="of:=IF(ISBLANK([.$B210]);&quot;&quot;;[.D210]*8)">
            <text:p/>
          </table:table-cell>
          <table:table-cell table:number-columns-repeated="2"/>
        </table:table-row>
        <table:table-row table:style-name="ro2">
          <table:table-cell table:formula="of:=IF(ISBLANK([.$B211]);&quot;&quot;;IF(ISNUMBER([.$A210]);[.$A210]+1;1))">
            <text:p/>
          </table:table-cell>
          <table:table-cell/>
          <table:table-cell table:style-name="ce2" table:formula="of:=IF(ISBLANK([.$B211]);&quot;&quot;;IF([.$A211]&lt;16;DEC2HEX(INT([.$A211]/16)+MOD([.$A211];16);INT([.$A211]/16)+1);IF(AND([.$A211]&gt;=256;[.$A211]&lt;16384);DEC2HEX(INT([.$A211]/16384)+MOD([.$A211];16384);INT([.$A211]/16384)+4);DEC2HEX(INT([.$A211]/256)+MOD([.$A211];16384);INT([.$A211]/256)+3))))">
            <text:p/>
          </table:table-cell>
          <table:table-cell/>
          <table:table-cell table:formula="of:=IF(ISBLANK([.$B211]);&quot;&quot;;[.D211]*8)">
            <text:p/>
          </table:table-cell>
          <table:table-cell table:number-columns-repeated="2"/>
        </table:table-row>
        <table:table-row table:style-name="ro2">
          <table:table-cell table:formula="of:=IF(ISBLANK([.$B212]);&quot;&quot;;IF(ISNUMBER([.$A211]);[.$A211]+1;1))">
            <text:p/>
          </table:table-cell>
          <table:table-cell/>
          <table:table-cell table:style-name="ce2" table:formula="of:=IF(ISBLANK([.$B212]);&quot;&quot;;IF([.$A212]&lt;16;DEC2HEX(INT([.$A212]/16)+MOD([.$A212];16);INT([.$A212]/16)+1);IF(AND([.$A212]&gt;=256;[.$A212]&lt;16384);DEC2HEX(INT([.$A212]/16384)+MOD([.$A212];16384);INT([.$A212]/16384)+4);DEC2HEX(INT([.$A212]/256)+MOD([.$A212];16384);INT([.$A212]/256)+3))))">
            <text:p/>
          </table:table-cell>
          <table:table-cell/>
          <table:table-cell table:formula="of:=IF(ISBLANK([.$B212]);&quot;&quot;;[.D212]*8)">
            <text:p/>
          </table:table-cell>
          <table:table-cell table:number-columns-repeated="2"/>
        </table:table-row>
        <table:table-row table:style-name="ro2">
          <table:table-cell table:formula="of:=IF(ISBLANK([.$B213]);&quot;&quot;;IF(ISNUMBER([.$A212]);[.$A212]+1;1))">
            <text:p/>
          </table:table-cell>
          <table:table-cell/>
          <table:table-cell table:style-name="ce2" table:formula="of:=IF(ISBLANK([.$B213]);&quot;&quot;;IF([.$A213]&lt;16;DEC2HEX(INT([.$A213]/16)+MOD([.$A213];16);INT([.$A213]/16)+1);IF(AND([.$A213]&gt;=256;[.$A213]&lt;16384);DEC2HEX(INT([.$A213]/16384)+MOD([.$A213];16384);INT([.$A213]/16384)+4);DEC2HEX(INT([.$A213]/256)+MOD([.$A213];16384);INT([.$A213]/256)+3))))">
            <text:p/>
          </table:table-cell>
          <table:table-cell/>
          <table:table-cell table:formula="of:=IF(ISBLANK([.$B213]);&quot;&quot;;[.D213]*8)">
            <text:p/>
          </table:table-cell>
          <table:table-cell table:number-columns-repeated="2"/>
        </table:table-row>
        <table:table-row table:style-name="ro2">
          <table:table-cell table:formula="of:=IF(ISBLANK([.$B214]);&quot;&quot;;IF(ISNUMBER([.$A213]);[.$A213]+1;1))">
            <text:p/>
          </table:table-cell>
          <table:table-cell/>
          <table:table-cell table:style-name="ce2" table:formula="of:=IF(ISBLANK([.$B214]);&quot;&quot;;IF([.$A214]&lt;16;DEC2HEX(INT([.$A214]/16)+MOD([.$A214];16);INT([.$A214]/16)+1);IF(AND([.$A214]&gt;=256;[.$A214]&lt;16384);DEC2HEX(INT([.$A214]/16384)+MOD([.$A214];16384);INT([.$A214]/16384)+4);DEC2HEX(INT([.$A214]/256)+MOD([.$A214];16384);INT([.$A214]/256)+3))))">
            <text:p/>
          </table:table-cell>
          <table:table-cell/>
          <table:table-cell table:formula="of:=IF(ISBLANK([.$B214]);&quot;&quot;;[.D214]*8)">
            <text:p/>
          </table:table-cell>
          <table:table-cell table:number-columns-repeated="2"/>
        </table:table-row>
        <table:table-row table:style-name="ro2">
          <table:table-cell table:formula="of:=IF(ISBLANK([.$B215]);&quot;&quot;;IF(ISNUMBER([.$A214]);[.$A214]+1;1))">
            <text:p/>
          </table:table-cell>
          <table:table-cell/>
          <table:table-cell table:style-name="ce2" table:formula="of:=IF(ISBLANK([.$B215]);&quot;&quot;;IF([.$A215]&lt;16;DEC2HEX(INT([.$A215]/16)+MOD([.$A215];16);INT([.$A215]/16)+1);IF(AND([.$A215]&gt;=256;[.$A215]&lt;16384);DEC2HEX(INT([.$A215]/16384)+MOD([.$A215];16384);INT([.$A215]/16384)+4);DEC2HEX(INT([.$A215]/256)+MOD([.$A215];16384);INT([.$A215]/256)+3))))">
            <text:p/>
          </table:table-cell>
          <table:table-cell/>
          <table:table-cell table:formula="of:=IF(ISBLANK([.$B215]);&quot;&quot;;[.D215]*8)">
            <text:p/>
          </table:table-cell>
          <table:table-cell table:number-columns-repeated="2"/>
        </table:table-row>
        <table:table-row table:style-name="ro2">
          <table:table-cell table:formula="of:=IF(ISBLANK([.$B216]);&quot;&quot;;IF(ISNUMBER([.$A215]);[.$A215]+1;1))">
            <text:p/>
          </table:table-cell>
          <table:table-cell/>
          <table:table-cell table:style-name="ce2" table:formula="of:=IF(ISBLANK([.$B216]);&quot;&quot;;IF([.$A216]&lt;16;DEC2HEX(INT([.$A216]/16)+MOD([.$A216];16);INT([.$A216]/16)+1);IF(AND([.$A216]&gt;=256;[.$A216]&lt;16384);DEC2HEX(INT([.$A216]/16384)+MOD([.$A216];16384);INT([.$A216]/16384)+4);DEC2HEX(INT([.$A216]/256)+MOD([.$A216];16384);INT([.$A216]/256)+3))))">
            <text:p/>
          </table:table-cell>
          <table:table-cell/>
          <table:table-cell table:formula="of:=IF(ISBLANK([.$B216]);&quot;&quot;;[.D216]*8)">
            <text:p/>
          </table:table-cell>
          <table:table-cell table:number-columns-repeated="2"/>
        </table:table-row>
        <table:table-row table:style-name="ro2">
          <table:table-cell table:formula="of:=IF(ISBLANK([.$B217]);&quot;&quot;;IF(ISNUMBER([.$A216]);[.$A216]+1;1))">
            <text:p/>
          </table:table-cell>
          <table:table-cell/>
          <table:table-cell table:style-name="ce2" table:formula="of:=IF(ISBLANK([.$B217]);&quot;&quot;;IF([.$A217]&lt;16;DEC2HEX(INT([.$A217]/16)+MOD([.$A217];16);INT([.$A217]/16)+1);IF(AND([.$A217]&gt;=256;[.$A217]&lt;16384);DEC2HEX(INT([.$A217]/16384)+MOD([.$A217];16384);INT([.$A217]/16384)+4);DEC2HEX(INT([.$A217]/256)+MOD([.$A217];16384);INT([.$A217]/256)+3))))">
            <text:p/>
          </table:table-cell>
          <table:table-cell/>
          <table:table-cell table:formula="of:=IF(ISBLANK([.$B217]);&quot;&quot;;[.D217]*8)">
            <text:p/>
          </table:table-cell>
          <table:table-cell table:number-columns-repeated="2"/>
        </table:table-row>
        <table:table-row table:style-name="ro2">
          <table:table-cell table:formula="of:=IF(ISBLANK([.$B218]);&quot;&quot;;IF(ISNUMBER([.$A217]);[.$A217]+1;1))">
            <text:p/>
          </table:table-cell>
          <table:table-cell/>
          <table:table-cell table:style-name="ce2" table:formula="of:=IF(ISBLANK([.$B218]);&quot;&quot;;IF([.$A218]&lt;16;DEC2HEX(INT([.$A218]/16)+MOD([.$A218];16);INT([.$A218]/16)+1);IF(AND([.$A218]&gt;=256;[.$A218]&lt;16384);DEC2HEX(INT([.$A218]/16384)+MOD([.$A218];16384);INT([.$A218]/16384)+4);DEC2HEX(INT([.$A218]/256)+MOD([.$A218];16384);INT([.$A218]/256)+3))))">
            <text:p/>
          </table:table-cell>
          <table:table-cell/>
          <table:table-cell table:formula="of:=IF(ISBLANK([.$B218]);&quot;&quot;;[.D218]*8)">
            <text:p/>
          </table:table-cell>
          <table:table-cell table:number-columns-repeated="2"/>
        </table:table-row>
        <table:table-row table:style-name="ro2">
          <table:table-cell table:formula="of:=IF(ISBLANK([.$B219]);&quot;&quot;;IF(ISNUMBER([.$A218]);[.$A218]+1;1))">
            <text:p/>
          </table:table-cell>
          <table:table-cell/>
          <table:table-cell table:style-name="ce2" table:formula="of:=IF(ISBLANK([.$B219]);&quot;&quot;;IF([.$A219]&lt;16;DEC2HEX(INT([.$A219]/16)+MOD([.$A219];16);INT([.$A219]/16)+1);IF(AND([.$A219]&gt;=256;[.$A219]&lt;16384);DEC2HEX(INT([.$A219]/16384)+MOD([.$A219];16384);INT([.$A219]/16384)+4);DEC2HEX(INT([.$A219]/256)+MOD([.$A219];16384);INT([.$A219]/256)+3))))">
            <text:p/>
          </table:table-cell>
          <table:table-cell/>
          <table:table-cell table:formula="of:=IF(ISBLANK([.$B219]);&quot;&quot;;[.D219]*8)">
            <text:p/>
          </table:table-cell>
          <table:table-cell table:number-columns-repeated="2"/>
        </table:table-row>
        <table:table-row table:style-name="ro2">
          <table:table-cell table:formula="of:=IF(ISBLANK([.$B220]);&quot;&quot;;IF(ISNUMBER([.$A219]);[.$A219]+1;1))">
            <text:p/>
          </table:table-cell>
          <table:table-cell/>
          <table:table-cell table:style-name="ce2" table:formula="of:=IF(ISBLANK([.$B220]);&quot;&quot;;IF([.$A220]&lt;16;DEC2HEX(INT([.$A220]/16)+MOD([.$A220];16);INT([.$A220]/16)+1);IF(AND([.$A220]&gt;=256;[.$A220]&lt;16384);DEC2HEX(INT([.$A220]/16384)+MOD([.$A220];16384);INT([.$A220]/16384)+4);DEC2HEX(INT([.$A220]/256)+MOD([.$A220];16384);INT([.$A220]/256)+3))))">
            <text:p/>
          </table:table-cell>
          <table:table-cell/>
          <table:table-cell table:formula="of:=IF(ISBLANK([.$B220]);&quot;&quot;;[.D220]*8)">
            <text:p/>
          </table:table-cell>
          <table:table-cell table:number-columns-repeated="2"/>
        </table:table-row>
        <table:table-row table:style-name="ro2">
          <table:table-cell table:formula="of:=IF(ISBLANK([.$B221]);&quot;&quot;;IF(ISNUMBER([.$A220]);[.$A220]+1;1))">
            <text:p/>
          </table:table-cell>
          <table:table-cell/>
          <table:table-cell table:style-name="ce2" table:formula="of:=IF(ISBLANK([.$B221]);&quot;&quot;;IF([.$A221]&lt;16;DEC2HEX(INT([.$A221]/16)+MOD([.$A221];16);INT([.$A221]/16)+1);IF(AND([.$A221]&gt;=256;[.$A221]&lt;16384);DEC2HEX(INT([.$A221]/16384)+MOD([.$A221];16384);INT([.$A221]/16384)+4);DEC2HEX(INT([.$A221]/256)+MOD([.$A221];16384);INT([.$A221]/256)+3))))">
            <text:p/>
          </table:table-cell>
          <table:table-cell/>
          <table:table-cell table:formula="of:=IF(ISBLANK([.$B221]);&quot;&quot;;[.D221]*8)">
            <text:p/>
          </table:table-cell>
          <table:table-cell table:number-columns-repeated="2"/>
        </table:table-row>
        <table:table-row table:style-name="ro2">
          <table:table-cell table:formula="of:=IF(ISBLANK([.$B222]);&quot;&quot;;IF(ISNUMBER([.$A221]);[.$A221]+1;1))">
            <text:p/>
          </table:table-cell>
          <table:table-cell/>
          <table:table-cell table:style-name="ce2" table:formula="of:=IF(ISBLANK([.$B222]);&quot;&quot;;IF([.$A222]&lt;16;DEC2HEX(INT([.$A222]/16)+MOD([.$A222];16);INT([.$A222]/16)+1);IF(AND([.$A222]&gt;=256;[.$A222]&lt;16384);DEC2HEX(INT([.$A222]/16384)+MOD([.$A222];16384);INT([.$A222]/16384)+4);DEC2HEX(INT([.$A222]/256)+MOD([.$A222];16384);INT([.$A222]/256)+3))))">
            <text:p/>
          </table:table-cell>
          <table:table-cell/>
          <table:table-cell table:formula="of:=IF(ISBLANK([.$B222]);&quot;&quot;;[.D222]*8)">
            <text:p/>
          </table:table-cell>
          <table:table-cell table:number-columns-repeated="2"/>
        </table:table-row>
        <table:table-row table:style-name="ro2">
          <table:table-cell table:formula="of:=IF(ISBLANK([.$B223]);&quot;&quot;;IF(ISNUMBER([.$A222]);[.$A222]+1;1))">
            <text:p/>
          </table:table-cell>
          <table:table-cell/>
          <table:table-cell table:style-name="ce2" table:formula="of:=IF(ISBLANK([.$B223]);&quot;&quot;;IF([.$A223]&lt;16;DEC2HEX(INT([.$A223]/16)+MOD([.$A223];16);INT([.$A223]/16)+1);IF(AND([.$A223]&gt;=256;[.$A223]&lt;16384);DEC2HEX(INT([.$A223]/16384)+MOD([.$A223];16384);INT([.$A223]/16384)+4);DEC2HEX(INT([.$A223]/256)+MOD([.$A223];16384);INT([.$A223]/256)+3))))">
            <text:p/>
          </table:table-cell>
          <table:table-cell/>
          <table:table-cell table:formula="of:=IF(ISBLANK([.$B223]);&quot;&quot;;[.D223]*8)">
            <text:p/>
          </table:table-cell>
          <table:table-cell table:number-columns-repeated="2"/>
        </table:table-row>
        <table:table-row table:style-name="ro2">
          <table:table-cell table:formula="of:=IF(ISBLANK([.$B224]);&quot;&quot;;IF(ISNUMBER([.$A223]);[.$A223]+1;1))">
            <text:p/>
          </table:table-cell>
          <table:table-cell/>
          <table:table-cell table:style-name="ce2" table:formula="of:=IF(ISBLANK([.$B224]);&quot;&quot;;IF([.$A224]&lt;16;DEC2HEX(INT([.$A224]/16)+MOD([.$A224];16);INT([.$A224]/16)+1);IF(AND([.$A224]&gt;=256;[.$A224]&lt;16384);DEC2HEX(INT([.$A224]/16384)+MOD([.$A224];16384);INT([.$A224]/16384)+4);DEC2HEX(INT([.$A224]/256)+MOD([.$A224];16384);INT([.$A224]/256)+3))))">
            <text:p/>
          </table:table-cell>
          <table:table-cell/>
          <table:table-cell table:formula="of:=IF(ISBLANK([.$B224]);&quot;&quot;;[.D224]*8)">
            <text:p/>
          </table:table-cell>
          <table:table-cell table:number-columns-repeated="2"/>
        </table:table-row>
        <table:table-row table:style-name="ro2">
          <table:table-cell table:formula="of:=IF(ISBLANK([.$B225]);&quot;&quot;;IF(ISNUMBER([.$A224]);[.$A224]+1;1))">
            <text:p/>
          </table:table-cell>
          <table:table-cell/>
          <table:table-cell table:style-name="ce2" table:formula="of:=IF(ISBLANK([.$B225]);&quot;&quot;;IF([.$A225]&lt;16;DEC2HEX(INT([.$A225]/16)+MOD([.$A225];16);INT([.$A225]/16)+1);IF(AND([.$A225]&gt;=256;[.$A225]&lt;16384);DEC2HEX(INT([.$A225]/16384)+MOD([.$A225];16384);INT([.$A225]/16384)+4);DEC2HEX(INT([.$A225]/256)+MOD([.$A225];16384);INT([.$A225]/256)+3))))">
            <text:p/>
          </table:table-cell>
          <table:table-cell/>
          <table:table-cell table:formula="of:=IF(ISBLANK([.$B225]);&quot;&quot;;[.D225]*8)">
            <text:p/>
          </table:table-cell>
          <table:table-cell table:number-columns-repeated="2"/>
        </table:table-row>
        <table:table-row table:style-name="ro2">
          <table:table-cell table:formula="of:=IF(ISBLANK([.$B226]);&quot;&quot;;IF(ISNUMBER([.$A225]);[.$A225]+1;1))">
            <text:p/>
          </table:table-cell>
          <table:table-cell/>
          <table:table-cell table:style-name="ce2" table:formula="of:=IF(ISBLANK([.$B226]);&quot;&quot;;IF([.$A226]&lt;16;DEC2HEX(INT([.$A226]/16)+MOD([.$A226];16);INT([.$A226]/16)+1);IF(AND([.$A226]&gt;=256;[.$A226]&lt;16384);DEC2HEX(INT([.$A226]/16384)+MOD([.$A226];16384);INT([.$A226]/16384)+4);DEC2HEX(INT([.$A226]/256)+MOD([.$A226];16384);INT([.$A226]/256)+3))))">
            <text:p/>
          </table:table-cell>
          <table:table-cell/>
          <table:table-cell table:formula="of:=IF(ISBLANK([.$B226]);&quot;&quot;;[.D226]*8)">
            <text:p/>
          </table:table-cell>
          <table:table-cell table:number-columns-repeated="2"/>
        </table:table-row>
        <table:table-row table:style-name="ro2">
          <table:table-cell table:formula="of:=IF(ISBLANK([.$B227]);&quot;&quot;;IF(ISNUMBER([.$A226]);[.$A226]+1;1))">
            <text:p/>
          </table:table-cell>
          <table:table-cell/>
          <table:table-cell table:style-name="ce2" table:formula="of:=IF(ISBLANK([.$B227]);&quot;&quot;;IF([.$A227]&lt;16;DEC2HEX(INT([.$A227]/16)+MOD([.$A227];16);INT([.$A227]/16)+1);IF(AND([.$A227]&gt;=256;[.$A227]&lt;16384);DEC2HEX(INT([.$A227]/16384)+MOD([.$A227];16384);INT([.$A227]/16384)+4);DEC2HEX(INT([.$A227]/256)+MOD([.$A227];16384);INT([.$A227]/256)+3))))">
            <text:p/>
          </table:table-cell>
          <table:table-cell/>
          <table:table-cell table:formula="of:=IF(ISBLANK([.$B227]);&quot;&quot;;[.D227]*8)">
            <text:p/>
          </table:table-cell>
          <table:table-cell table:number-columns-repeated="2"/>
        </table:table-row>
        <table:table-row table:style-name="ro2">
          <table:table-cell table:formula="of:=IF(ISBLANK([.$B228]);&quot;&quot;;IF(ISNUMBER([.$A227]);[.$A227]+1;1))">
            <text:p/>
          </table:table-cell>
          <table:table-cell/>
          <table:table-cell table:style-name="ce2" table:formula="of:=IF(ISBLANK([.$B228]);&quot;&quot;;IF([.$A228]&lt;16;DEC2HEX(INT([.$A228]/16)+MOD([.$A228];16);INT([.$A228]/16)+1);IF(AND([.$A228]&gt;=256;[.$A228]&lt;16384);DEC2HEX(INT([.$A228]/16384)+MOD([.$A228];16384);INT([.$A228]/16384)+4);DEC2HEX(INT([.$A228]/256)+MOD([.$A228];16384);INT([.$A228]/256)+3))))">
            <text:p/>
          </table:table-cell>
          <table:table-cell/>
          <table:table-cell table:formula="of:=IF(ISBLANK([.$B228]);&quot;&quot;;[.D228]*8)">
            <text:p/>
          </table:table-cell>
          <table:table-cell table:number-columns-repeated="2"/>
        </table:table-row>
        <table:table-row table:style-name="ro2">
          <table:table-cell table:formula="of:=IF(ISBLANK([.$B229]);&quot;&quot;;IF(ISNUMBER([.$A228]);[.$A228]+1;1))">
            <text:p/>
          </table:table-cell>
          <table:table-cell/>
          <table:table-cell table:style-name="ce2" table:formula="of:=IF(ISBLANK([.$B229]);&quot;&quot;;IF([.$A229]&lt;16;DEC2HEX(INT([.$A229]/16)+MOD([.$A229];16);INT([.$A229]/16)+1);IF(AND([.$A229]&gt;=256;[.$A229]&lt;16384);DEC2HEX(INT([.$A229]/16384)+MOD([.$A229];16384);INT([.$A229]/16384)+4);DEC2HEX(INT([.$A229]/256)+MOD([.$A229];16384);INT([.$A229]/256)+3))))">
            <text:p/>
          </table:table-cell>
          <table:table-cell/>
          <table:table-cell table:formula="of:=IF(ISBLANK([.$B229]);&quot;&quot;;[.D229]*8)">
            <text:p/>
          </table:table-cell>
          <table:table-cell table:number-columns-repeated="2"/>
        </table:table-row>
        <table:table-row table:style-name="ro2">
          <table:table-cell table:formula="of:=IF(ISBLANK([.$B230]);&quot;&quot;;IF(ISNUMBER([.$A229]);[.$A229]+1;1))">
            <text:p/>
          </table:table-cell>
          <table:table-cell/>
          <table:table-cell table:style-name="ce2" table:formula="of:=IF(ISBLANK([.$B230]);&quot;&quot;;IF([.$A230]&lt;16;DEC2HEX(INT([.$A230]/16)+MOD([.$A230];16);INT([.$A230]/16)+1);IF(AND([.$A230]&gt;=256;[.$A230]&lt;16384);DEC2HEX(INT([.$A230]/16384)+MOD([.$A230];16384);INT([.$A230]/16384)+4);DEC2HEX(INT([.$A230]/256)+MOD([.$A230];16384);INT([.$A230]/256)+3))))">
            <text:p/>
          </table:table-cell>
          <table:table-cell/>
          <table:table-cell table:formula="of:=IF(ISBLANK([.$B230]);&quot;&quot;;[.D230]*8)">
            <text:p/>
          </table:table-cell>
          <table:table-cell table:number-columns-repeated="2"/>
        </table:table-row>
        <table:table-row table:style-name="ro2">
          <table:table-cell table:formula="of:=IF(ISBLANK([.$B231]);&quot;&quot;;IF(ISNUMBER([.$A230]);[.$A230]+1;1))">
            <text:p/>
          </table:table-cell>
          <table:table-cell/>
          <table:table-cell table:style-name="ce2" table:formula="of:=IF(ISBLANK([.$B231]);&quot;&quot;;IF([.$A231]&lt;16;DEC2HEX(INT([.$A231]/16)+MOD([.$A231];16);INT([.$A231]/16)+1);IF(AND([.$A231]&gt;=256;[.$A231]&lt;16384);DEC2HEX(INT([.$A231]/16384)+MOD([.$A231];16384);INT([.$A231]/16384)+4);DEC2HEX(INT([.$A231]/256)+MOD([.$A231];16384);INT([.$A231]/256)+3))))">
            <text:p/>
          </table:table-cell>
          <table:table-cell/>
          <table:table-cell table:formula="of:=IF(ISBLANK([.$B231]);&quot;&quot;;[.D231]*8)">
            <text:p/>
          </table:table-cell>
          <table:table-cell table:number-columns-repeated="2"/>
        </table:table-row>
        <table:table-row table:style-name="ro2">
          <table:table-cell table:formula="of:=IF(ISBLANK([.$B232]);&quot;&quot;;IF(ISNUMBER([.$A231]);[.$A231]+1;1))">
            <text:p/>
          </table:table-cell>
          <table:table-cell/>
          <table:table-cell table:style-name="ce2" table:formula="of:=IF(ISBLANK([.$B232]);&quot;&quot;;IF([.$A232]&lt;16;DEC2HEX(INT([.$A232]/16)+MOD([.$A232];16);INT([.$A232]/16)+1);IF(AND([.$A232]&gt;=256;[.$A232]&lt;16384);DEC2HEX(INT([.$A232]/16384)+MOD([.$A232];16384);INT([.$A232]/16384)+4);DEC2HEX(INT([.$A232]/256)+MOD([.$A232];16384);INT([.$A232]/256)+3))))">
            <text:p/>
          </table:table-cell>
          <table:table-cell/>
          <table:table-cell table:formula="of:=IF(ISBLANK([.$B232]);&quot;&quot;;[.D232]*8)">
            <text:p/>
          </table:table-cell>
          <table:table-cell table:number-columns-repeated="2"/>
        </table:table-row>
        <table:table-row table:style-name="ro2">
          <table:table-cell table:formula="of:=IF(ISBLANK([.$B233]);&quot;&quot;;IF(ISNUMBER([.$A232]);[.$A232]+1;1))">
            <text:p/>
          </table:table-cell>
          <table:table-cell/>
          <table:table-cell table:style-name="ce2" table:formula="of:=IF(ISBLANK([.$B233]);&quot;&quot;;IF([.$A233]&lt;16;DEC2HEX(INT([.$A233]/16)+MOD([.$A233];16);INT([.$A233]/16)+1);IF(AND([.$A233]&gt;=256;[.$A233]&lt;16384);DEC2HEX(INT([.$A233]/16384)+MOD([.$A233];16384);INT([.$A233]/16384)+4);DEC2HEX(INT([.$A233]/256)+MOD([.$A233];16384);INT([.$A233]/256)+3))))">
            <text:p/>
          </table:table-cell>
          <table:table-cell/>
          <table:table-cell table:formula="of:=IF(ISBLANK([.$B233]);&quot;&quot;;[.D233]*8)">
            <text:p/>
          </table:table-cell>
          <table:table-cell table:number-columns-repeated="2"/>
        </table:table-row>
        <table:table-row table:style-name="ro2">
          <table:table-cell table:formula="of:=IF(ISBLANK([.$B234]);&quot;&quot;;IF(ISNUMBER([.$A233]);[.$A233]+1;1))">
            <text:p/>
          </table:table-cell>
          <table:table-cell/>
          <table:table-cell table:style-name="ce2" table:formula="of:=IF(ISBLANK([.$B234]);&quot;&quot;;IF([.$A234]&lt;16;DEC2HEX(INT([.$A234]/16)+MOD([.$A234];16);INT([.$A234]/16)+1);IF(AND([.$A234]&gt;=256;[.$A234]&lt;16384);DEC2HEX(INT([.$A234]/16384)+MOD([.$A234];16384);INT([.$A234]/16384)+4);DEC2HEX(INT([.$A234]/256)+MOD([.$A234];16384);INT([.$A234]/256)+3))))">
            <text:p/>
          </table:table-cell>
          <table:table-cell/>
          <table:table-cell table:formula="of:=IF(ISBLANK([.$B234]);&quot;&quot;;[.D234]*8)">
            <text:p/>
          </table:table-cell>
          <table:table-cell table:number-columns-repeated="2"/>
        </table:table-row>
        <table:table-row table:style-name="ro2">
          <table:table-cell table:formula="of:=IF(ISBLANK([.$B235]);&quot;&quot;;IF(ISNUMBER([.$A234]);[.$A234]+1;1))">
            <text:p/>
          </table:table-cell>
          <table:table-cell/>
          <table:table-cell table:style-name="ce2" table:formula="of:=IF(ISBLANK([.$B235]);&quot;&quot;;IF([.$A235]&lt;16;DEC2HEX(INT([.$A235]/16)+MOD([.$A235];16);INT([.$A235]/16)+1);IF(AND([.$A235]&gt;=256;[.$A235]&lt;16384);DEC2HEX(INT([.$A235]/16384)+MOD([.$A235];16384);INT([.$A235]/16384)+4);DEC2HEX(INT([.$A235]/256)+MOD([.$A235];16384);INT([.$A235]/256)+3))))">
            <text:p/>
          </table:table-cell>
          <table:table-cell/>
          <table:table-cell table:formula="of:=IF(ISBLANK([.$B235]);&quot;&quot;;[.D235]*8)">
            <text:p/>
          </table:table-cell>
          <table:table-cell table:number-columns-repeated="2"/>
        </table:table-row>
        <table:table-row table:style-name="ro2">
          <table:table-cell table:formula="of:=IF(ISBLANK([.$B236]);&quot;&quot;;IF(ISNUMBER([.$A235]);[.$A235]+1;1))">
            <text:p/>
          </table:table-cell>
          <table:table-cell/>
          <table:table-cell table:style-name="ce2" table:formula="of:=IF(ISBLANK([.$B236]);&quot;&quot;;IF([.$A236]&lt;16;DEC2HEX(INT([.$A236]/16)+MOD([.$A236];16);INT([.$A236]/16)+1);IF(AND([.$A236]&gt;=256;[.$A236]&lt;16384);DEC2HEX(INT([.$A236]/16384)+MOD([.$A236];16384);INT([.$A236]/16384)+4);DEC2HEX(INT([.$A236]/256)+MOD([.$A236];16384);INT([.$A236]/256)+3))))">
            <text:p/>
          </table:table-cell>
          <table:table-cell/>
          <table:table-cell table:formula="of:=IF(ISBLANK([.$B236]);&quot;&quot;;[.D236]*8)">
            <text:p/>
          </table:table-cell>
          <table:table-cell table:number-columns-repeated="2"/>
        </table:table-row>
        <table:table-row table:style-name="ro2">
          <table:table-cell table:formula="of:=IF(ISBLANK([.$B237]);&quot;&quot;;IF(ISNUMBER([.$A236]);[.$A236]+1;1))">
            <text:p/>
          </table:table-cell>
          <table:table-cell/>
          <table:table-cell table:style-name="ce2" table:formula="of:=IF(ISBLANK([.$B237]);&quot;&quot;;IF([.$A237]&lt;16;DEC2HEX(INT([.$A237]/16)+MOD([.$A237];16);INT([.$A237]/16)+1);IF(AND([.$A237]&gt;=256;[.$A237]&lt;16384);DEC2HEX(INT([.$A237]/16384)+MOD([.$A237];16384);INT([.$A237]/16384)+4);DEC2HEX(INT([.$A237]/256)+MOD([.$A237];16384);INT([.$A237]/256)+3))))">
            <text:p/>
          </table:table-cell>
          <table:table-cell/>
          <table:table-cell table:formula="of:=IF(ISBLANK([.$B237]);&quot;&quot;;[.D237]*8)">
            <text:p/>
          </table:table-cell>
          <table:table-cell table:number-columns-repeated="2"/>
        </table:table-row>
        <table:table-row table:style-name="ro2">
          <table:table-cell table:formula="of:=IF(ISBLANK([.$B238]);&quot;&quot;;IF(ISNUMBER([.$A237]);[.$A237]+1;1))">
            <text:p/>
          </table:table-cell>
          <table:table-cell/>
          <table:table-cell table:style-name="ce2" table:formula="of:=IF(ISBLANK([.$B238]);&quot;&quot;;IF([.$A238]&lt;16;DEC2HEX(INT([.$A238]/16)+MOD([.$A238];16);INT([.$A238]/16)+1);IF(AND([.$A238]&gt;=256;[.$A238]&lt;16384);DEC2HEX(INT([.$A238]/16384)+MOD([.$A238];16384);INT([.$A238]/16384)+4);DEC2HEX(INT([.$A238]/256)+MOD([.$A238];16384);INT([.$A238]/256)+3))))">
            <text:p/>
          </table:table-cell>
          <table:table-cell/>
          <table:table-cell table:formula="of:=IF(ISBLANK([.$B238]);&quot;&quot;;[.D238]*8)">
            <text:p/>
          </table:table-cell>
          <table:table-cell table:number-columns-repeated="2"/>
        </table:table-row>
        <table:table-row table:style-name="ro2">
          <table:table-cell table:formula="of:=IF(ISBLANK([.$B239]);&quot;&quot;;IF(ISNUMBER([.$A238]);[.$A238]+1;1))">
            <text:p/>
          </table:table-cell>
          <table:table-cell/>
          <table:table-cell table:style-name="ce2" table:formula="of:=IF(ISBLANK([.$B239]);&quot;&quot;;IF([.$A239]&lt;16;DEC2HEX(INT([.$A239]/16)+MOD([.$A239];16);INT([.$A239]/16)+1);IF(AND([.$A239]&gt;=256;[.$A239]&lt;16384);DEC2HEX(INT([.$A239]/16384)+MOD([.$A239];16384);INT([.$A239]/16384)+4);DEC2HEX(INT([.$A239]/256)+MOD([.$A239];16384);INT([.$A239]/256)+3))))">
            <text:p/>
          </table:table-cell>
          <table:table-cell/>
          <table:table-cell table:formula="of:=IF(ISBLANK([.$B239]);&quot;&quot;;[.D239]*8)">
            <text:p/>
          </table:table-cell>
          <table:table-cell table:number-columns-repeated="2"/>
        </table:table-row>
        <table:table-row table:style-name="ro2">
          <table:table-cell table:formula="of:=IF(ISBLANK([.$B240]);&quot;&quot;;IF(ISNUMBER([.$A239]);[.$A239]+1;1))">
            <text:p/>
          </table:table-cell>
          <table:table-cell/>
          <table:table-cell table:style-name="ce2" table:formula="of:=IF(ISBLANK([.$B240]);&quot;&quot;;IF([.$A240]&lt;16;DEC2HEX(INT([.$A240]/16)+MOD([.$A240];16);INT([.$A240]/16)+1);IF(AND([.$A240]&gt;=256;[.$A240]&lt;16384);DEC2HEX(INT([.$A240]/16384)+MOD([.$A240];16384);INT([.$A240]/16384)+4);DEC2HEX(INT([.$A240]/256)+MOD([.$A240];16384);INT([.$A240]/256)+3))))">
            <text:p/>
          </table:table-cell>
          <table:table-cell/>
          <table:table-cell table:formula="of:=IF(ISBLANK([.$B240]);&quot;&quot;;[.D240]*8)">
            <text:p/>
          </table:table-cell>
          <table:table-cell table:number-columns-repeated="2"/>
        </table:table-row>
        <table:table-row table:style-name="ro2">
          <table:table-cell table:formula="of:=IF(ISBLANK([.$B241]);&quot;&quot;;IF(ISNUMBER([.$A240]);[.$A240]+1;1))">
            <text:p/>
          </table:table-cell>
          <table:table-cell/>
          <table:table-cell table:style-name="ce2" table:formula="of:=IF(ISBLANK([.$B241]);&quot;&quot;;IF([.$A241]&lt;16;DEC2HEX(INT([.$A241]/16)+MOD([.$A241];16);INT([.$A241]/16)+1);IF(AND([.$A241]&gt;=256;[.$A241]&lt;16384);DEC2HEX(INT([.$A241]/16384)+MOD([.$A241];16384);INT([.$A241]/16384)+4);DEC2HEX(INT([.$A241]/256)+MOD([.$A241];16384);INT([.$A241]/256)+3))))">
            <text:p/>
          </table:table-cell>
          <table:table-cell/>
          <table:table-cell table:formula="of:=IF(ISBLANK([.$B241]);&quot;&quot;;[.D241]*8)">
            <text:p/>
          </table:table-cell>
          <table:table-cell table:number-columns-repeated="2"/>
        </table:table-row>
        <table:table-row table:style-name="ro2">
          <table:table-cell table:formula="of:=IF(ISBLANK([.$B242]);&quot;&quot;;IF(ISNUMBER([.$A241]);[.$A241]+1;1))">
            <text:p/>
          </table:table-cell>
          <table:table-cell/>
          <table:table-cell table:style-name="ce2" table:formula="of:=IF(ISBLANK([.$B242]);&quot;&quot;;IF([.$A242]&lt;16;DEC2HEX(INT([.$A242]/16)+MOD([.$A242];16);INT([.$A242]/16)+1);IF(AND([.$A242]&gt;=256;[.$A242]&lt;16384);DEC2HEX(INT([.$A242]/16384)+MOD([.$A242];16384);INT([.$A242]/16384)+4);DEC2HEX(INT([.$A242]/256)+MOD([.$A242];16384);INT([.$A242]/256)+3))))">
            <text:p/>
          </table:table-cell>
          <table:table-cell/>
          <table:table-cell table:formula="of:=IF(ISBLANK([.$B242]);&quot;&quot;;[.D242]*8)">
            <text:p/>
          </table:table-cell>
          <table:table-cell table:number-columns-repeated="2"/>
        </table:table-row>
        <table:table-row table:style-name="ro2">
          <table:table-cell table:formula="of:=IF(ISBLANK([.$B243]);&quot;&quot;;IF(ISNUMBER([.$A242]);[.$A242]+1;1))">
            <text:p/>
          </table:table-cell>
          <table:table-cell/>
          <table:table-cell table:style-name="ce2" table:formula="of:=IF(ISBLANK([.$B243]);&quot;&quot;;IF([.$A243]&lt;16;DEC2HEX(INT([.$A243]/16)+MOD([.$A243];16);INT([.$A243]/16)+1);IF(AND([.$A243]&gt;=256;[.$A243]&lt;16384);DEC2HEX(INT([.$A243]/16384)+MOD([.$A243];16384);INT([.$A243]/16384)+4);DEC2HEX(INT([.$A243]/256)+MOD([.$A243];16384);INT([.$A243]/256)+3))))">
            <text:p/>
          </table:table-cell>
          <table:table-cell/>
          <table:table-cell table:formula="of:=IF(ISBLANK([.$B243]);&quot;&quot;;[.D243]*8)">
            <text:p/>
          </table:table-cell>
          <table:table-cell table:number-columns-repeated="2"/>
        </table:table-row>
        <table:table-row table:style-name="ro2">
          <table:table-cell table:formula="of:=IF(ISBLANK([.$B244]);&quot;&quot;;IF(ISNUMBER([.$A243]);[.$A243]+1;1))">
            <text:p/>
          </table:table-cell>
          <table:table-cell/>
          <table:table-cell table:style-name="ce2" table:formula="of:=IF(ISBLANK([.$B244]);&quot;&quot;;IF([.$A244]&lt;16;DEC2HEX(INT([.$A244]/16)+MOD([.$A244];16);INT([.$A244]/16)+1);IF(AND([.$A244]&gt;=256;[.$A244]&lt;16384);DEC2HEX(INT([.$A244]/16384)+MOD([.$A244];16384);INT([.$A244]/16384)+4);DEC2HEX(INT([.$A244]/256)+MOD([.$A244];16384);INT([.$A244]/256)+3))))">
            <text:p/>
          </table:table-cell>
          <table:table-cell/>
          <table:table-cell table:formula="of:=IF(ISBLANK([.$B244]);&quot;&quot;;[.D244]*8)">
            <text:p/>
          </table:table-cell>
          <table:table-cell table:number-columns-repeated="2"/>
        </table:table-row>
        <table:table-row table:style-name="ro2">
          <table:table-cell table:formula="of:=IF(ISBLANK([.$B245]);&quot;&quot;;IF(ISNUMBER([.$A244]);[.$A244]+1;1))">
            <text:p/>
          </table:table-cell>
          <table:table-cell/>
          <table:table-cell table:style-name="ce2" table:formula="of:=IF(ISBLANK([.$B245]);&quot;&quot;;IF([.$A245]&lt;16;DEC2HEX(INT([.$A245]/16)+MOD([.$A245];16);INT([.$A245]/16)+1);IF(AND([.$A245]&gt;=256;[.$A245]&lt;16384);DEC2HEX(INT([.$A245]/16384)+MOD([.$A245];16384);INT([.$A245]/16384)+4);DEC2HEX(INT([.$A245]/256)+MOD([.$A245];16384);INT([.$A245]/256)+3))))">
            <text:p/>
          </table:table-cell>
          <table:table-cell/>
          <table:table-cell table:formula="of:=IF(ISBLANK([.$B245]);&quot;&quot;;[.D245]*8)">
            <text:p/>
          </table:table-cell>
          <table:table-cell table:number-columns-repeated="2"/>
        </table:table-row>
        <table:table-row table:style-name="ro2">
          <table:table-cell table:formula="of:=IF(ISBLANK([.$B246]);&quot;&quot;;IF(ISNUMBER([.$A245]);[.$A245]+1;1))">
            <text:p/>
          </table:table-cell>
          <table:table-cell/>
          <table:table-cell table:style-name="ce2" table:formula="of:=IF(ISBLANK([.$B246]);&quot;&quot;;IF([.$A246]&lt;16;DEC2HEX(INT([.$A246]/16)+MOD([.$A246];16);INT([.$A246]/16)+1);IF(AND([.$A246]&gt;=256;[.$A246]&lt;16384);DEC2HEX(INT([.$A246]/16384)+MOD([.$A246];16384);INT([.$A246]/16384)+4);DEC2HEX(INT([.$A246]/256)+MOD([.$A246];16384);INT([.$A246]/256)+3))))">
            <text:p/>
          </table:table-cell>
          <table:table-cell/>
          <table:table-cell table:formula="of:=IF(ISBLANK([.$B246]);&quot;&quot;;[.D246]*8)">
            <text:p/>
          </table:table-cell>
          <table:table-cell table:number-columns-repeated="2"/>
        </table:table-row>
        <table:table-row table:style-name="ro2">
          <table:table-cell table:formula="of:=IF(ISBLANK([.$B247]);&quot;&quot;;IF(ISNUMBER([.$A246]);[.$A246]+1;1))">
            <text:p/>
          </table:table-cell>
          <table:table-cell/>
          <table:table-cell table:style-name="ce2" table:formula="of:=IF(ISBLANK([.$B247]);&quot;&quot;;IF([.$A247]&lt;16;DEC2HEX(INT([.$A247]/16)+MOD([.$A247];16);INT([.$A247]/16)+1);IF(AND([.$A247]&gt;=256;[.$A247]&lt;16384);DEC2HEX(INT([.$A247]/16384)+MOD([.$A247];16384);INT([.$A247]/16384)+4);DEC2HEX(INT([.$A247]/256)+MOD([.$A247];16384);INT([.$A247]/256)+3))))">
            <text:p/>
          </table:table-cell>
          <table:table-cell/>
          <table:table-cell table:formula="of:=IF(ISBLANK([.$B247]);&quot;&quot;;[.D247]*8)">
            <text:p/>
          </table:table-cell>
          <table:table-cell table:number-columns-repeated="2"/>
        </table:table-row>
        <table:table-row table:style-name="ro2">
          <table:table-cell table:formula="of:=IF(ISBLANK([.$B248]);&quot;&quot;;IF(ISNUMBER([.$A247]);[.$A247]+1;1))">
            <text:p/>
          </table:table-cell>
          <table:table-cell/>
          <table:table-cell table:style-name="ce2" table:formula="of:=IF(ISBLANK([.$B248]);&quot;&quot;;IF([.$A248]&lt;16;DEC2HEX(INT([.$A248]/16)+MOD([.$A248];16);INT([.$A248]/16)+1);IF(AND([.$A248]&gt;=256;[.$A248]&lt;16384);DEC2HEX(INT([.$A248]/16384)+MOD([.$A248];16384);INT([.$A248]/16384)+4);DEC2HEX(INT([.$A248]/256)+MOD([.$A248];16384);INT([.$A248]/256)+3))))">
            <text:p/>
          </table:table-cell>
          <table:table-cell/>
          <table:table-cell table:formula="of:=IF(ISBLANK([.$B248]);&quot;&quot;;[.D248]*8)">
            <text:p/>
          </table:table-cell>
          <table:table-cell table:number-columns-repeated="2"/>
        </table:table-row>
        <table:table-row table:style-name="ro2">
          <table:table-cell table:formula="of:=IF(ISBLANK([.$B249]);&quot;&quot;;IF(ISNUMBER([.$A248]);[.$A248]+1;1))">
            <text:p/>
          </table:table-cell>
          <table:table-cell/>
          <table:table-cell table:style-name="ce2" table:formula="of:=IF(ISBLANK([.$B249]);&quot;&quot;;IF([.$A249]&lt;16;DEC2HEX(INT([.$A249]/16)+MOD([.$A249];16);INT([.$A249]/16)+1);IF(AND([.$A249]&gt;=256;[.$A249]&lt;16384);DEC2HEX(INT([.$A249]/16384)+MOD([.$A249];16384);INT([.$A249]/16384)+4);DEC2HEX(INT([.$A249]/256)+MOD([.$A249];16384);INT([.$A249]/256)+3))))">
            <text:p/>
          </table:table-cell>
          <table:table-cell/>
          <table:table-cell table:formula="of:=IF(ISBLANK([.$B249]);&quot;&quot;;[.D249]*8)">
            <text:p/>
          </table:table-cell>
          <table:table-cell table:number-columns-repeated="2"/>
        </table:table-row>
        <table:table-row table:style-name="ro2">
          <table:table-cell table:formula="of:=IF(ISBLANK([.$B250]);&quot;&quot;;IF(ISNUMBER([.$A249]);[.$A249]+1;1))">
            <text:p/>
          </table:table-cell>
          <table:table-cell/>
          <table:table-cell table:style-name="ce2" table:formula="of:=IF(ISBLANK([.$B250]);&quot;&quot;;IF([.$A250]&lt;16;DEC2HEX(INT([.$A250]/16)+MOD([.$A250];16);INT([.$A250]/16)+1);IF(AND([.$A250]&gt;=256;[.$A250]&lt;16384);DEC2HEX(INT([.$A250]/16384)+MOD([.$A250];16384);INT([.$A250]/16384)+4);DEC2HEX(INT([.$A250]/256)+MOD([.$A250];16384);INT([.$A250]/256)+3))))">
            <text:p/>
          </table:table-cell>
          <table:table-cell/>
          <table:table-cell table:formula="of:=IF(ISBLANK([.$B250]);&quot;&quot;;[.D250]*8)">
            <text:p/>
          </table:table-cell>
          <table:table-cell table:number-columns-repeated="2"/>
        </table:table-row>
        <table:table-row table:style-name="ro2">
          <table:table-cell table:formula="of:=IF(ISBLANK([.$B251]);&quot;&quot;;IF(ISNUMBER([.$A250]);[.$A250]+1;1))">
            <text:p/>
          </table:table-cell>
          <table:table-cell/>
          <table:table-cell table:style-name="ce2" table:formula="of:=IF(ISBLANK([.$B251]);&quot;&quot;;IF([.$A251]&lt;16;DEC2HEX(INT([.$A251]/16)+MOD([.$A251];16);INT([.$A251]/16)+1);IF(AND([.$A251]&gt;=256;[.$A251]&lt;16384);DEC2HEX(INT([.$A251]/16384)+MOD([.$A251];16384);INT([.$A251]/16384)+4);DEC2HEX(INT([.$A251]/256)+MOD([.$A251];16384);INT([.$A251]/256)+3))))">
            <text:p/>
          </table:table-cell>
          <table:table-cell/>
          <table:table-cell table:formula="of:=IF(ISBLANK([.$B251]);&quot;&quot;;[.D251]*8)">
            <text:p/>
          </table:table-cell>
          <table:table-cell table:number-columns-repeated="2"/>
        </table:table-row>
        <table:table-row table:style-name="ro2">
          <table:table-cell table:formula="of:=IF(ISBLANK([.$B252]);&quot;&quot;;IF(ISNUMBER([.$A251]);[.$A251]+1;1))">
            <text:p/>
          </table:table-cell>
          <table:table-cell/>
          <table:table-cell table:style-name="ce2" table:formula="of:=IF(ISBLANK([.$B252]);&quot;&quot;;IF([.$A252]&lt;16;DEC2HEX(INT([.$A252]/16)+MOD([.$A252];16);INT([.$A252]/16)+1);IF(AND([.$A252]&gt;=256;[.$A252]&lt;16384);DEC2HEX(INT([.$A252]/16384)+MOD([.$A252];16384);INT([.$A252]/16384)+4);DEC2HEX(INT([.$A252]/256)+MOD([.$A252];16384);INT([.$A252]/256)+3))))">
            <text:p/>
          </table:table-cell>
          <table:table-cell/>
          <table:table-cell table:formula="of:=IF(ISBLANK([.$B252]);&quot;&quot;;[.D252]*8)">
            <text:p/>
          </table:table-cell>
          <table:table-cell table:number-columns-repeated="2"/>
        </table:table-row>
        <table:table-row table:style-name="ro2">
          <table:table-cell table:formula="of:=IF(ISBLANK([.$B253]);&quot;&quot;;IF(ISNUMBER([.$A252]);[.$A252]+1;1))">
            <text:p/>
          </table:table-cell>
          <table:table-cell/>
          <table:table-cell table:style-name="ce2" table:formula="of:=IF(ISBLANK([.$B253]);&quot;&quot;;IF([.$A253]&lt;16;DEC2HEX(INT([.$A253]/16)+MOD([.$A253];16);INT([.$A253]/16)+1);IF(AND([.$A253]&gt;=256;[.$A253]&lt;16384);DEC2HEX(INT([.$A253]/16384)+MOD([.$A253];16384);INT([.$A253]/16384)+4);DEC2HEX(INT([.$A253]/256)+MOD([.$A253];16384);INT([.$A253]/256)+3))))">
            <text:p/>
          </table:table-cell>
          <table:table-cell/>
          <table:table-cell table:formula="of:=IF(ISBLANK([.$B253]);&quot;&quot;;[.D253]*8)">
            <text:p/>
          </table:table-cell>
          <table:table-cell table:number-columns-repeated="2"/>
        </table:table-row>
        <table:table-row table:style-name="ro2">
          <table:table-cell table:formula="of:=IF(ISBLANK([.$B254]);&quot;&quot;;IF(ISNUMBER([.$A253]);[.$A253]+1;1))">
            <text:p/>
          </table:table-cell>
          <table:table-cell/>
          <table:table-cell table:style-name="ce2" table:formula="of:=IF(ISBLANK([.$B254]);&quot;&quot;;IF([.$A254]&lt;16;DEC2HEX(INT([.$A254]/16)+MOD([.$A254];16);INT([.$A254]/16)+1);IF(AND([.$A254]&gt;=256;[.$A254]&lt;16384);DEC2HEX(INT([.$A254]/16384)+MOD([.$A254];16384);INT([.$A254]/16384)+4);DEC2HEX(INT([.$A254]/256)+MOD([.$A254];16384);INT([.$A254]/256)+3))))">
            <text:p/>
          </table:table-cell>
          <table:table-cell/>
          <table:table-cell table:formula="of:=IF(ISBLANK([.$B254]);&quot;&quot;;[.D254]*8)">
            <text:p/>
          </table:table-cell>
          <table:table-cell table:number-columns-repeated="2"/>
        </table:table-row>
        <table:table-row table:style-name="ro2">
          <table:table-cell table:formula="of:=IF(ISBLANK([.$B255]);&quot;&quot;;IF(ISNUMBER([.$A254]);[.$A254]+1;1))">
            <text:p/>
          </table:table-cell>
          <table:table-cell/>
          <table:table-cell table:style-name="ce2" table:formula="of:=IF(ISBLANK([.$B255]);&quot;&quot;;IF([.$A255]&lt;16;DEC2HEX(INT([.$A255]/16)+MOD([.$A255];16);INT([.$A255]/16)+1);IF(AND([.$A255]&gt;=256;[.$A255]&lt;16384);DEC2HEX(INT([.$A255]/16384)+MOD([.$A255];16384);INT([.$A255]/16384)+4);DEC2HEX(INT([.$A255]/256)+MOD([.$A255];16384);INT([.$A255]/256)+3))))">
            <text:p/>
          </table:table-cell>
          <table:table-cell/>
          <table:table-cell table:formula="of:=IF(ISBLANK([.$B255]);&quot;&quot;;[.D255]*8)">
            <text:p/>
          </table:table-cell>
          <table:table-cell table:number-columns-repeated="2"/>
        </table:table-row>
        <table:table-row table:style-name="ro2">
          <table:table-cell table:formula="of:=IF(ISBLANK([.$B256]);&quot;&quot;;IF(ISNUMBER([.$A255]);[.$A255]+1;1))">
            <text:p/>
          </table:table-cell>
          <table:table-cell/>
          <table:table-cell table:style-name="ce2" table:formula="of:=IF(ISBLANK([.$B256]);&quot;&quot;;IF([.$A256]&lt;16;DEC2HEX(INT([.$A256]/16)+MOD([.$A256];16);INT([.$A256]/16)+1);IF(AND([.$A256]&gt;=256;[.$A256]&lt;16384);DEC2HEX(INT([.$A256]/16384)+MOD([.$A256];16384);INT([.$A256]/16384)+4);DEC2HEX(INT([.$A256]/256)+MOD([.$A256];16384);INT([.$A256]/256)+3))))">
            <text:p/>
          </table:table-cell>
          <table:table-cell/>
          <table:table-cell table:formula="of:=IF(ISBLANK([.$B256]);&quot;&quot;;[.D256]*8)">
            <text:p/>
          </table:table-cell>
          <table:table-cell table:number-columns-repeated="2"/>
        </table:table-row>
        <table:table-row table:style-name="ro2">
          <table:table-cell table:formula="of:=IF(ISBLANK([.$B257]);&quot;&quot;;IF(ISNUMBER([.$A256]);[.$A256]+1;1))">
            <text:p/>
          </table:table-cell>
          <table:table-cell/>
          <table:table-cell table:style-name="ce2" table:formula="of:=IF(ISBLANK([.$B257]);&quot;&quot;;IF([.$A257]&lt;16;DEC2HEX(INT([.$A257]/16)+MOD([.$A257];16);INT([.$A257]/16)+1);IF(AND([.$A257]&gt;=256;[.$A257]&lt;16384);DEC2HEX(INT([.$A257]/16384)+MOD([.$A257];16384);INT([.$A257]/16384)+4);DEC2HEX(INT([.$A257]/256)+MOD([.$A257];16384);INT([.$A257]/256)+3))))">
            <text:p/>
          </table:table-cell>
          <table:table-cell/>
          <table:table-cell table:formula="of:=IF(ISBLANK([.$B257]);&quot;&quot;;[.D257]*8)">
            <text:p/>
          </table:table-cell>
          <table:table-cell table:number-columns-repeated="2"/>
        </table:table-row>
        <table:table-row table:style-name="ro2" table:number-rows-repeated="104831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efinitions" table:style-name="ta1">
        <table:table-column table:style-name="co7" table:number-columns-repeated="2" table:default-cell-style-name="Default"/>
        <table:table-row table:style-name="ro2">
          <table:table-cell office:value-type="string" calcext:value-type="string">
            <text:p>Hex1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Export_Sheet" table:style-name="ta1">
        <office:forms form:automatic-focus="false" form:apply-design-mode="false"/>
        <table:table-column table:style-name="co7" table:default-cell-style-name="ce1"/>
        <table:table-column table:style-name="co9" table:default-cell-style-name="Default"/>
        <table:table-column table:style-name="co7" table:default-cell-style-name="ce1"/>
        <table:table-column table:style-name="co7" table:number-columns-repeated="2" table:default-cell-style-name="Default"/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short</text:p>
          </table:table-cell>
          <table:table-cell table:style-name="Default" office:value-type="string" calcext:value-type="string">
            <text:p>Bytes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d5sum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a1sum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a256sum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a512sum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a224sum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ha384sum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2sum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3sum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2020" calcext:value-type="float">
            <text:p>202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ipemd0160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whirlpool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ha2sum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ha3-224sum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ha3-256sum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ha3-384sum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hake128sum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hake256sum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lake3sum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ha3sum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lakesum</text:p>
          </table:table-cell>
          <table:table-cell table:number-columns-repeated="2"/>
          <table:table-cell office:value-type="float" office:value="2008" calcext:value-type="float">
            <text:p>2008</text:p>
          </table:table-cell>
        </table:table-row>
        <table:table-row table:style-name="ro2" table:number-rows-repeated="104855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mport_Sheet" table:style-name="ta1">
        <table:table-column table:style-name="co7" table:number-columns-repeated="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Ubuntu Binary</text:p>
          </table:table-cell>
          <table:table-cell office:value-type="string" calcext:value-type="string">
            <text:p>Ubuntu Path</text:p>
          </table:table-cell>
          <table:table-cell office:value-type="string" calcext:value-type="string">
            <text:p>PREFIX:NATIVE_SU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2su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b2sum</text:p>
          </table:table-cell>
          <table:table-cell office:value-type="string" calcext:value-type="string">
            <text:p>/usr/local/bin</text:p>
          </table:table-cell>
          <table:table-cell office:value-type="string" calcext:value-type="string">
            <text:p>1:b5b31ebac81ecd159c610384bd276d0afccbe2be2c547ddc69643f4465e3675703b40c4e8e7915e26edca31c8a97dc48a8a2b05d592090e339e5af2deed0d6cb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d5sum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d5sum</text:p>
          </table:table-cell>
          <table:table-cell office:value-type="string" calcext:value-type="string">
            <text:p>/usr/bin</text:p>
          </table:table-cell>
          <table:table-cell office:value-type="string" calcext:value-type="string">
            <text:p>2:e65b0dce58cbecf21e7c9ff7318f3b5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a1sum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ha1sum</text:p>
          </table:table-cell>
          <table:table-cell office:value-type="string" calcext:value-type="string">
            <text:p>/usr/bin</text:p>
          </table:table-cell>
          <table:table-cell office:value-type="string" calcext:value-type="string">
            <text:p>3:8f210a0962f541e1bc5954f7f1279fa98fad0de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a256sum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ha256sum</text:p>
          </table:table-cell>
          <table:table-cell office:value-type="string" calcext:value-type="string">
            <text:p>/usr/bin</text:p>
          </table:table-cell>
          <table:table-cell office:value-type="string" calcext:value-type="string">
            <text:p>4:5e913e218e1f3fcac8487d7fbb954bd9669f72a7ef6e9d9f519d94b6a8cc88b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ha512sum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ha512sum</text:p>
          </table:table-cell>
          <table:table-cell office:value-type="string" calcext:value-type="string">
            <text:p>/usr/bin</text:p>
          </table:table-cell>
          <table:table-cell office:value-type="string" calcext:value-type="string">
            <text:p>5:0749dddfaecad1445f66f118738cdb8917dd6adc7f7589c9d30e1d243c541f3b22cf5a77c5bbf6a70a4d078170427439b6e236249815e1281da238eefb5ec1d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ipemd016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Whirlpool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ha2sum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ha224sum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ha224sum</text:p>
          </table:table-cell>
          <table:table-cell office:value-type="string" calcext:value-type="string">
            <text:p>/usr/bin</text:p>
          </table:table-cell>
          <table:table-cell office:value-type="string" calcext:value-type="string">
            <text:p>9:16684b11d567f00659ded83d3b7638e07ffed41ad2a96297faa8c98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ha384sum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sha384sum</text:p>
          </table:table-cell>
          <table:table-cell office:value-type="string" calcext:value-type="string">
            <text:p>/usr/bin</text:p>
          </table:table-cell>
          <table:table-cell office:value-type="string" calcext:value-type="string">
            <text:p>A:8627abc9dc21e1d8df260436e28e486976c876aa7c1d6a3e9dd68b8182a3093722667221179c4851ac39f677f94e4e7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ha3sum</text:p>
          </table:table-cell>
          <table:table-cell office:value-type="string" calcext:value-type="string">
            <text:p>B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ha3sum</text:p>
          </table:table-cell>
          <table:table-cell office:value-type="string" calcext:value-type="string">
            <text:p>/usr/bin</text:p>
          </table:table-cell>
          <table:table-cell office:value-type="string" calcext:value-type="string">
            <text:p>B:56549c50e0c84fe159f53bd081d4e960b4531beaeea841de45d5852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ha3-224sum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ha3-256sum</text:p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ha3-384sum</text:p>
          </table:table-cell>
          <table:table-cell office:value-type="string" calcext:value-type="string">
            <text:p>E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hake128sum</text:p>
          </table:table-cell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hake256sum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lake3sum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3sum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3sum</text:p>
          </table:table-cell>
          <table:table-cell office:value-type="string" calcext:value-type="string">
            <text:p>/home/rnovak/.cargo/bin</text:p>
          </table:table-cell>
          <table:table-cell office:value-type="string" calcext:value-type="string">
            <text:p>12:77c3d9eec71de3b65591050a39b917e8b27dc431fc4e80fd321e5c2de87a6326</text:p>
          </table:table-cell>
        </table:table-row>
      </table:table>
      <table:named-expressions>
        <table:named-range table:name="Hex1" table:base-cell-address="$Definitions.$A$1" table:cell-range-address="$Definitions.$B$1"/>
      </table:named-expressions>
      <table:database-ranges>
        <table:database-range table:name="__Anonymous_Sheet_DB__0" table:target-range-address="Source_Sheet_2.B1:Source_Sheet_2.H33"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11:12:47.2436424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8T10:33:54.510793491</meta:creation-date>
    <dc:date>2022-04-10T12:02:51.886032233</dc:date>
    <meta:editing-duration>PT5H40M3S</meta:editing-duration>
    <meta:editing-cycles>15</meta:editing-cycles>
    <meta:generator>LibreOffice/7.2.6.2$Linux_AARCH64 LibreOffice_project/20$Build-2</meta:generator>
    <meta:document-statistic meta:table-count="5" meta:cell-count="1677" meta:object-count="0"/>
  </office:meta>
</office:document-meta>
</file>